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random_walk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2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-1223.19" calcext:value-type="float">
            <text:p>-1223.19</text:p>
          </table:table-cell>
          <table:table-cell office:value-type="float" office:value="13286" calcext:value-type="float">
            <text:p>13286</text:p>
          </table:table-cell>
          <table:table-cell office:value-type="float" office:value="3176930000" calcext:value-type="float">
            <text:p>3.18E+09</text:p>
          </table:table-cell>
          <table:table-cell office:value-type="float" office:value="24260" calcext:value-type="float">
            <text:p>24260</text:p>
          </table:table-cell>
          <table:table-cell office:value-type="float" office:value="114.244" calcext:value-type="float">
            <text:p>114.244</text:p>
          </table:table-cell>
          <table:table-cell office:value-type="float" office:value="5.52567" calcext:value-type="float">
            <text:p>5.52567</text:p>
          </table:table-cell>
          <table:table-cell office:value-type="float" office:value="18.2586" calcext:value-type="float">
            <text:p>18.2586</text:p>
          </table:table-cell>
          <table:table-cell office:value-type="float" office:value="154.502" calcext:value-type="float">
            <text:p>154.502</text:p>
          </table:table-cell>
          <table:table-cell office:value-type="float" office:value="145.101" calcext:value-type="float">
            <text:p>145.101</text:p>
          </table:table-cell>
          <table:table-cell office:value-type="float" office:value="-1714.21" calcext:value-type="float">
            <text:p>-1714.21</text:p>
          </table:table-cell>
          <table:table-cell office:value-type="float" office:value="-1147.36" calcext:value-type="float">
            <text:p>-1147.36</text:p>
          </table:table-cell>
          <table:table-cell office:value-type="float" office:value="3.95561" calcext:value-type="float">
            <text:p>3.95561</text:p>
          </table:table-cell>
          <table:table-cell office:value-type="float" office:value="-1.64259" calcext:value-type="float">
            <text:p>-1.64259</text:p>
          </table:table-cell>
          <table:table-cell office:value-type="float" office:value="-3.31459" calcext:value-type="float">
            <text:p>-3.31459</text:p>
          </table:table-cell>
          <table:table-cell office:value-type="float" office:value="-19.1981" calcext:value-type="float">
            <text:p>-19.1981</text:p>
          </table:table-cell>
        </table:table-row>
        <table:table-row table:style-name="ro1">
          <table:table-cell/>
          <table:table-cell office:value-type="float" office:value="-1399.06" calcext:value-type="float">
            <text:p>-1399.06</text:p>
          </table:table-cell>
          <table:table-cell office:value-type="float" office:value="19906" calcext:value-type="float">
            <text:p>19906</text:p>
          </table:table-cell>
          <table:table-cell office:value-type="float" office:value="1956510000" calcext:value-type="float">
            <text:p>1.96E+09</text:p>
          </table:table-cell>
          <table:table-cell office:value-type="float" office:value="16700" calcext:value-type="float">
            <text:p>16700</text:p>
          </table:table-cell>
          <table:table-cell office:value-type="float" office:value="90.6946" calcext:value-type="float">
            <text:p>90.6946</text:p>
          </table:table-cell>
          <table:table-cell office:value-type="float" office:value="6.07905" calcext:value-type="float">
            <text:p>6.07905</text:p>
          </table:table-cell>
          <table:table-cell office:value-type="float" office:value="20.4112" calcext:value-type="float">
            <text:p>20.4112</text:p>
          </table:table-cell>
          <table:table-cell office:value-type="float" office:value="102.177" calcext:value-type="float">
            <text:p>102.177</text:p>
          </table:table-cell>
          <table:table-cell office:value-type="float" office:value="142.077" calcext:value-type="float">
            <text:p>142.077</text:p>
          </table:table-cell>
          <table:table-cell office:value-type="float" office:value="-1648.81" calcext:value-type="float">
            <text:p>-1648.81</text:p>
          </table:table-cell>
          <table:table-cell office:value-type="float" office:value="-1560.96" calcext:value-type="float">
            <text:p>-1560.96</text:p>
          </table:table-cell>
          <table:table-cell office:value-type="float" office:value="4.09041" calcext:value-type="float">
            <text:p>4.09041</text:p>
          </table:table-cell>
          <table:table-cell office:value-type="float" office:value="-1.39102" calcext:value-type="float">
            <text:p>-1.39102</text:p>
          </table:table-cell>
          <table:table-cell office:value-type="float" office:value="-4.9016" calcext:value-type="float">
            <text:p>-4.9016</text:p>
          </table:table-cell>
          <table:table-cell office:value-type="float" office:value="-19.1981" calcext:value-type="float">
            <text:p>-19.1981</text:p>
          </table:table-cell>
        </table:table-row>
        <table:table-row table:style-name="ro1">
          <table:table-cell/>
          <table:table-cell office:value-type="float" office:value="-1010.48" calcext:value-type="float">
            <text:p>-1010.48</text:p>
          </table:table-cell>
          <table:table-cell office:value-type="float" office:value="14917" calcext:value-type="float">
            <text:p>14917</text:p>
          </table:table-cell>
          <table:table-cell office:value-type="float" office:value="6760440000" calcext:value-type="float">
            <text:p>6.76E+09</text:p>
          </table:table-cell>
          <table:table-cell office:value-type="float" office:value="24520" calcext:value-type="float">
            <text:p>24520</text:p>
          </table:table-cell>
          <table:table-cell office:value-type="float" office:value="51.8071" calcext:value-type="float">
            <text:p>51.8071</text:p>
          </table:table-cell>
          <table:table-cell office:value-type="float" office:value="6.28399" calcext:value-type="float">
            <text:p>6.28399</text:p>
          </table:table-cell>
          <table:table-cell office:value-type="float" office:value="21.7189" calcext:value-type="float">
            <text:p>21.7189</text:p>
          </table:table-cell>
          <table:table-cell office:value-type="float" office:value="125.452" calcext:value-type="float">
            <text:p>125.452</text:p>
          </table:table-cell>
          <table:table-cell office:value-type="float" office:value="138.122" calcext:value-type="float">
            <text:p>138.122</text:p>
          </table:table-cell>
          <table:table-cell office:value-type="float" office:value="-1661.62" calcext:value-type="float">
            <text:p>-1661.62</text:p>
          </table:table-cell>
          <table:table-cell office:value-type="float" office:value="-1122.59" calcext:value-type="float">
            <text:p>-1122.59</text:p>
          </table:table-cell>
          <table:table-cell office:value-type="float" office:value="4.06708" calcext:value-type="float">
            <text:p>4.06708</text:p>
          </table:table-cell>
          <table:table-cell office:value-type="float" office:value="-1.34332" calcext:value-type="float">
            <text:p>-1.34332</text:p>
          </table:table-cell>
          <table:table-cell office:value-type="float" office:value="-5.57971" calcext:value-type="float">
            <text:p>-5.57971</text:p>
          </table:table-cell>
          <table:table-cell office:value-type="float" office:value="-19.1981" calcext:value-type="float">
            <text:p>-19.1981</text:p>
          </table:table-cell>
        </table:table-row>
        <table:table-row table:style-name="ro1">
          <table:table-cell/>
          <table:table-cell office:value-type="float" office:value="-1934.21" calcext:value-type="float">
            <text:p>-1934.21</text:p>
          </table:table-cell>
          <table:table-cell office:value-type="float" office:value="13942" calcext:value-type="float">
            <text:p>13942</text:p>
          </table:table-cell>
          <table:table-cell office:value-type="float" office:value="4956110000" calcext:value-type="float">
            <text:p>4.96E+09</text:p>
          </table:table-cell>
          <table:table-cell office:value-type="float" office:value="29540" calcext:value-type="float">
            <text:p>29540</text:p>
          </table:table-cell>
          <table:table-cell office:value-type="float" office:value="122.229" calcext:value-type="float">
            <text:p>122.229</text:p>
          </table:table-cell>
          <table:table-cell office:value-type="float" office:value="5.67277" calcext:value-type="float">
            <text:p>5.67277</text:p>
          </table:table-cell>
          <table:table-cell office:value-type="float" office:value="19.682" calcext:value-type="float">
            <text:p>19.682</text:p>
          </table:table-cell>
          <table:table-cell office:value-type="float" office:value="123.082" calcext:value-type="float">
            <text:p>123.082</text:p>
          </table:table-cell>
          <table:table-cell office:value-type="float" office:value="139.72" calcext:value-type="float">
            <text:p>139.72</text:p>
          </table:table-cell>
          <table:table-cell office:value-type="float" office:value="-2343.48" calcext:value-type="float">
            <text:p>-2343.48</text:p>
          </table:table-cell>
          <table:table-cell office:value-type="float" office:value="-1408.66" calcext:value-type="float">
            <text:p>-1408.66</text:p>
          </table:table-cell>
          <table:table-cell office:value-type="float" office:value="4.03919" calcext:value-type="float">
            <text:p>4.03919</text:p>
          </table:table-cell>
          <table:table-cell office:value-type="float" office:value="-1.86534" calcext:value-type="float">
            <text:p>-1.86534</text:p>
          </table:table-cell>
          <table:table-cell office:value-type="float" office:value="-4.43512" calcext:value-type="float">
            <text:p>-4.43512</text:p>
          </table:table-cell>
          <table:table-cell office:value-type="float" office:value="-19.1981" calcext:value-type="float">
            <text:p>-19.1981</text:p>
          </table:table-cell>
        </table:table-row>
        <table:table-row table:style-name="ro1">
          <table:table-cell/>
          <table:table-cell office:value-type="float" office:value="-794.372" calcext:value-type="float">
            <text:p>-794.372</text:p>
          </table:table-cell>
          <table:table-cell office:value-type="float" office:value="14642" calcext:value-type="float">
            <text:p>14642</text:p>
          </table:table-cell>
          <table:table-cell office:value-type="float" office:value="3773590000" calcext:value-type="float">
            <text:p>3.77E+09</text:p>
          </table:table-cell>
          <table:table-cell office:value-type="float" office:value="19260" calcext:value-type="float">
            <text:p>19260</text:p>
          </table:table-cell>
          <table:table-cell office:value-type="float" office:value="51.4992" calcext:value-type="float">
            <text:p>51.4992</text:p>
          </table:table-cell>
          <table:table-cell office:value-type="float" office:value="5.64587" calcext:value-type="float">
            <text:p>5.64587</text:p>
          </table:table-cell>
          <table:table-cell office:value-type="float" office:value="17.3606" calcext:value-type="float">
            <text:p>17.3606</text:p>
          </table:table-cell>
          <table:table-cell office:value-type="float" office:value="130.231" calcext:value-type="float">
            <text:p>130.231</text:p>
          </table:table-cell>
          <table:table-cell office:value-type="float" office:value="146.019" calcext:value-type="float">
            <text:p>146.019</text:p>
          </table:table-cell>
          <table:table-cell office:value-type="float" office:value="-1927.46" calcext:value-type="float">
            <text:p>-1927.46</text:p>
          </table:table-cell>
          <table:table-cell office:value-type="float" office:value="-1392.74" calcext:value-type="float">
            <text:p>-1392.74</text:p>
          </table:table-cell>
          <table:table-cell office:value-type="float" office:value="4.02665" calcext:value-type="float">
            <text:p>4.02665</text:p>
          </table:table-cell>
          <table:table-cell office:value-type="float" office:value="-0.919067" calcext:value-type="float">
            <text:p>-0.919067</text:p>
          </table:table-cell>
          <table:table-cell office:value-type="float" office:value="-2.9242" calcext:value-type="float">
            <text:p>-2.9242</text:p>
          </table:table-cell>
          <table:table-cell office:value-type="float" office:value="-19.1981" calcext:value-type="float">
            <text:p>-19.1981</text:p>
          </table:table-cell>
        </table:table-row>
        <table:table-row table:style-name="ro1">
          <table:table-cell/>
          <table:table-cell office:value-type="float" office:value="-1431.49" calcext:value-type="float">
            <text:p>-1431.49</text:p>
          </table:table-cell>
          <table:table-cell office:value-type="float" office:value="10213" calcext:value-type="float">
            <text:p>10213</text:p>
          </table:table-cell>
          <table:table-cell office:value-type="float" office:value="5508240000" calcext:value-type="float">
            <text:p>5.51E+09</text:p>
          </table:table-cell>
          <table:table-cell office:value-type="float" office:value="15600" calcext:value-type="float">
            <text:p>15600</text:p>
          </table:table-cell>
          <table:table-cell office:value-type="float" office:value="99.3078" calcext:value-type="float">
            <text:p>99.3078</text:p>
          </table:table-cell>
          <table:table-cell office:value-type="float" office:value="6.37517" calcext:value-type="float">
            <text:p>6.37517</text:p>
          </table:table-cell>
          <table:table-cell office:value-type="float" office:value="19.3915" calcext:value-type="float">
            <text:p>19.3915</text:p>
          </table:table-cell>
          <table:table-cell office:value-type="float" office:value="106.105" calcext:value-type="float">
            <text:p>106.105</text:p>
          </table:table-cell>
          <table:table-cell office:value-type="float" office:value="147.534" calcext:value-type="float">
            <text:p>147.534</text:p>
          </table:table-cell>
          <table:table-cell office:value-type="float" office:value="-1693.06" calcext:value-type="float">
            <text:p>-1693.06</text:p>
          </table:table-cell>
          <table:table-cell office:value-type="float" office:value="-1590.86" calcext:value-type="float">
            <text:p>-1590.86</text:p>
          </table:table-cell>
          <table:table-cell office:value-type="float" office:value="3.81288" calcext:value-type="float">
            <text:p>3.81288</text:p>
          </table:table-cell>
          <table:table-cell office:value-type="float" office:value="-1.94752" calcext:value-type="float">
            <text:p>-1.94752</text:p>
          </table:table-cell>
          <table:table-cell office:value-type="float" office:value="-4.41244" calcext:value-type="float">
            <text:p>-4.41244</text:p>
          </table:table-cell>
          <table:table-cell office:value-type="float" office:value="-19.1981" calcext:value-type="float">
            <text:p>-19.1981</text:p>
          </table:table-cell>
        </table:table-row>
        <table:table-row table:style-name="ro1">
          <table:table-cell/>
          <table:table-cell office:value-type="float" office:value="-1222.58" calcext:value-type="float">
            <text:p>-1222.58</text:p>
          </table:table-cell>
          <table:table-cell office:value-type="float" office:value="14061" calcext:value-type="float">
            <text:p>14061</text:p>
          </table:table-cell>
          <table:table-cell office:value-type="float" office:value="6235070000" calcext:value-type="float">
            <text:p>6.24E+09</text:p>
          </table:table-cell>
          <table:table-cell office:value-type="float" office:value="27600" calcext:value-type="float">
            <text:p>27600</text:p>
          </table:table-cell>
          <table:table-cell office:value-type="float" office:value="61.8407" calcext:value-type="float">
            <text:p>61.8407</text:p>
          </table:table-cell>
          <table:table-cell office:value-type="float" office:value="5.95916" calcext:value-type="float">
            <text:p>5.95916</text:p>
          </table:table-cell>
          <table:table-cell office:value-type="float" office:value="21.8219" calcext:value-type="float">
            <text:p>21.8219</text:p>
          </table:table-cell>
          <table:table-cell office:value-type="float" office:value="134.971" calcext:value-type="float">
            <text:p>134.971</text:p>
          </table:table-cell>
          <table:table-cell office:value-type="float" office:value="138.811" calcext:value-type="float">
            <text:p>138.811</text:p>
          </table:table-cell>
          <table:table-cell office:value-type="float" office:value="-1120.32" calcext:value-type="float">
            <text:p>-1120.32</text:p>
          </table:table-cell>
          <table:table-cell office:value-type="float" office:value="-1274.41" calcext:value-type="float">
            <text:p>-1274.41</text:p>
          </table:table-cell>
          <table:table-cell office:value-type="float" office:value="3.90444" calcext:value-type="float">
            <text:p>3.90444</text:p>
          </table:table-cell>
          <table:table-cell office:value-type="float" office:value="-0.949296" calcext:value-type="float">
            <text:p>-0.949296</text:p>
          </table:table-cell>
          <table:table-cell office:value-type="float" office:value="-5.21336" calcext:value-type="float">
            <text:p>-5.21336</text:p>
          </table:table-cell>
          <table:table-cell office:value-type="float" office:value="-19.1981" calcext:value-type="float">
            <text:p>-19.1981</text:p>
          </table:table-cell>
        </table:table-row>
        <table:table-row table:style-name="ro1">
          <table:table-cell/>
          <table:table-cell office:value-type="float" office:value="-1659.45" calcext:value-type="float">
            <text:p>-1659.45</text:p>
          </table:table-cell>
          <table:table-cell office:value-type="float" office:value="14265" calcext:value-type="float">
            <text:p>14265</text:p>
          </table:table-cell>
          <table:table-cell office:value-type="float" office:value="3862830000" calcext:value-type="float">
            <text:p>3.86E+09</text:p>
          </table:table-cell>
          <table:table-cell office:value-type="float" office:value="12040" calcext:value-type="float">
            <text:p>12040</text:p>
          </table:table-cell>
          <table:table-cell office:value-type="float" office:value="77.3118" calcext:value-type="float">
            <text:p>77.3118</text:p>
          </table:table-cell>
          <table:table-cell office:value-type="float" office:value="6.59486" calcext:value-type="float">
            <text:p>6.59486</text:p>
          </table:table-cell>
          <table:table-cell office:value-type="float" office:value="19.6264" calcext:value-type="float">
            <text:p>19.6264</text:p>
          </table:table-cell>
          <table:table-cell office:value-type="float" office:value="107.374" calcext:value-type="float">
            <text:p>107.374</text:p>
          </table:table-cell>
          <table:table-cell office:value-type="float" office:value="137.152" calcext:value-type="float">
            <text:p>137.152</text:p>
          </table:table-cell>
          <table:table-cell office:value-type="float" office:value="-2115.97" calcext:value-type="float">
            <text:p>-2115.97</text:p>
          </table:table-cell>
          <table:table-cell office:value-type="float" office:value="-1151.79" calcext:value-type="float">
            <text:p>-1151.79</text:p>
          </table:table-cell>
          <table:table-cell office:value-type="float" office:value="3.9272" calcext:value-type="float">
            <text:p>3.9272</text:p>
          </table:table-cell>
          <table:table-cell office:value-type="float" office:value="-2.01492" calcext:value-type="float">
            <text:p>-2.01492</text:p>
          </table:table-cell>
          <table:table-cell office:value-type="float" office:value="-4.14032" calcext:value-type="float">
            <text:p>-4.14032</text:p>
          </table:table-cell>
          <table:table-cell office:value-type="float" office:value="-10.3861" calcext:value-type="float">
            <text:p>-10.3861</text:p>
          </table:table-cell>
        </table:table-row>
        <table:table-row table:style-name="ro1">
          <table:table-cell/>
          <table:table-cell office:value-type="float" office:value="-1495.15" calcext:value-type="float">
            <text:p>-1495.15</text:p>
          </table:table-cell>
          <table:table-cell office:value-type="float" office:value="16757" calcext:value-type="float">
            <text:p>16757</text:p>
          </table:table-cell>
          <table:table-cell office:value-type="float" office:value="7426500000" calcext:value-type="float">
            <text:p>7.43E+09</text:p>
          </table:table-cell>
          <table:table-cell office:value-type="float" office:value="29540" calcext:value-type="float">
            <text:p>29540</text:p>
          </table:table-cell>
          <table:table-cell office:value-type="float" office:value="90.1975" calcext:value-type="float">
            <text:p>90.1975</text:p>
          </table:table-cell>
          <table:table-cell office:value-type="float" office:value="5.82742" calcext:value-type="float">
            <text:p>5.82742</text:p>
          </table:table-cell>
          <table:table-cell office:value-type="float" office:value="17.0893" calcext:value-type="float">
            <text:p>17.0893</text:p>
          </table:table-cell>
          <table:table-cell office:value-type="float" office:value="118.252" calcext:value-type="float">
            <text:p>118.252</text:p>
          </table:table-cell>
          <table:table-cell office:value-type="float" office:value="133.507" calcext:value-type="float">
            <text:p>133.507</text:p>
          </table:table-cell>
          <table:table-cell office:value-type="float" office:value="-1385.32" calcext:value-type="float">
            <text:p>-1385.32</text:p>
          </table:table-cell>
          <table:table-cell office:value-type="float" office:value="-1145.69" calcext:value-type="float">
            <text:p>-1145.69</text:p>
          </table:table-cell>
          <table:table-cell office:value-type="float" office:value="4.03879" calcext:value-type="float">
            <text:p>4.03879</text:p>
          </table:table-cell>
          <table:table-cell office:value-type="float" office:value="-1.59431" calcext:value-type="float">
            <text:p>-1.59431</text:p>
          </table:table-cell>
          <table:table-cell office:value-type="float" office:value="-4.89982" calcext:value-type="float">
            <text:p>-4.89982</text:p>
          </table:table-cell>
          <table:table-cell office:value-type="float" office:value="-19.1981" calcext:value-type="float">
            <text:p>-19.1981</text:p>
          </table:table-cell>
        </table:table-row>
        <table:table-row table:style-name="ro1">
          <table:table-cell/>
          <table:table-cell office:value-type="float" office:value="-869.356" calcext:value-type="float">
            <text:p>-869.356</text:p>
          </table:table-cell>
          <table:table-cell office:value-type="float" office:value="16426" calcext:value-type="float">
            <text:p>16426</text:p>
          </table:table-cell>
          <table:table-cell office:value-type="float" office:value="4316140000" calcext:value-type="float">
            <text:p>4.32E+09</text:p>
          </table:table-cell>
          <table:table-cell office:value-type="float" office:value="32060" calcext:value-type="float">
            <text:p>32060</text:p>
          </table:table-cell>
          <table:table-cell office:value-type="float" office:value="34.4248" calcext:value-type="float">
            <text:p>34.4248</text:p>
          </table:table-cell>
          <table:table-cell office:value-type="float" office:value="5.79818" calcext:value-type="float">
            <text:p>5.79818</text:p>
          </table:table-cell>
          <table:table-cell office:value-type="float" office:value="19.4186" calcext:value-type="float">
            <text:p>19.4186</text:p>
          </table:table-cell>
          <table:table-cell office:value-type="float" office:value="111.549" calcext:value-type="float">
            <text:p>111.549</text:p>
          </table:table-cell>
          <table:table-cell office:value-type="float" office:value="133.483" calcext:value-type="float">
            <text:p>133.483</text:p>
          </table:table-cell>
          <table:table-cell office:value-type="float" office:value="-1677.77" calcext:value-type="float">
            <text:p>-1677.77</text:p>
          </table:table-cell>
          <table:table-cell office:value-type="float" office:value="-859.394" calcext:value-type="float">
            <text:p>-859.394</text:p>
          </table:table-cell>
          <table:table-cell office:value-type="float" office:value="4.00669" calcext:value-type="float">
            <text:p>4.00669</text:p>
          </table:table-cell>
          <table:table-cell office:value-type="float" office:value="-0.948425" calcext:value-type="float">
            <text:p>-0.948425</text:p>
          </table:table-cell>
          <table:table-cell office:value-type="float" office:value="-5.22481" calcext:value-type="float">
            <text:p>-5.22481</text:p>
          </table:table-cell>
          <table:table-cell office:value-type="float" office:value="-13.4604" calcext:value-type="float">
            <text:p>-13.4604</text:p>
          </table:table-cell>
        </table:table-row>
        <table:table-row table:style-name="ro1">
          <table:table-cell/>
          <table:table-cell office:value-type="float" office:value="-1039.51" calcext:value-type="float">
            <text:p>-1039.51</text:p>
          </table:table-cell>
          <table:table-cell office:value-type="float" office:value="18099" calcext:value-type="float">
            <text:p>18099</text:p>
          </table:table-cell>
          <table:table-cell office:value-type="float" office:value="3321330000" calcext:value-type="float">
            <text:p>3.32E+09</text:p>
          </table:table-cell>
          <table:table-cell office:value-type="float" office:value="34560" calcext:value-type="float">
            <text:p>34560</text:p>
          </table:table-cell>
          <table:table-cell office:value-type="float" office:value="91.9329" calcext:value-type="float">
            <text:p>91.9329</text:p>
          </table:table-cell>
          <table:table-cell office:value-type="float" office:value="6.26357" calcext:value-type="float">
            <text:p>6.26357</text:p>
          </table:table-cell>
          <table:table-cell office:value-type="float" office:value="21.1327" calcext:value-type="float">
            <text:p>21.1327</text:p>
          </table:table-cell>
          <table:table-cell office:value-type="float" office:value="114.807" calcext:value-type="float">
            <text:p>114.807</text:p>
          </table:table-cell>
          <table:table-cell office:value-type="float" office:value="140.81" calcext:value-type="float">
            <text:p>140.81</text:p>
          </table:table-cell>
          <table:table-cell office:value-type="float" office:value="-1668.54" calcext:value-type="float">
            <text:p>-1668.54</text:p>
          </table:table-cell>
          <table:table-cell office:value-type="float" office:value="-1128.23" calcext:value-type="float">
            <text:p>-1128.23</text:p>
          </table:table-cell>
          <table:table-cell office:value-type="float" office:value="4.07449" calcext:value-type="float">
            <text:p>4.07449</text:p>
          </table:table-cell>
          <table:table-cell office:value-type="float" office:value="-1.05552" calcext:value-type="float">
            <text:p>-1.05552</text:p>
          </table:table-cell>
          <table:table-cell office:value-type="float" office:value="-3.01325" calcext:value-type="float">
            <text:p>-3.01325</text:p>
          </table:table-cell>
          <table:table-cell office:value-type="float" office:value="-19.1981" calcext:value-type="float">
            <text:p>-19.1981</text:p>
          </table:table-cell>
        </table:table-row>
        <table:table-row table:style-name="ro1">
          <table:table-cell/>
          <table:table-cell office:value-type="float" office:value="-919.612" calcext:value-type="float">
            <text:p>-919.612</text:p>
          </table:table-cell>
          <table:table-cell office:value-type="float" office:value="12176" calcext:value-type="float">
            <text:p>12176</text:p>
          </table:table-cell>
          <table:table-cell office:value-type="float" office:value="6941350000" calcext:value-type="float">
            <text:p>6.94E+09</text:p>
          </table:table-cell>
          <table:table-cell office:value-type="float" office:value="25180" calcext:value-type="float">
            <text:p>25180</text:p>
          </table:table-cell>
          <table:table-cell office:value-type="float" office:value="90.0024" calcext:value-type="float">
            <text:p>90.0024</text:p>
          </table:table-cell>
          <table:table-cell office:value-type="float" office:value="6.26924" calcext:value-type="float">
            <text:p>6.26924</text:p>
          </table:table-cell>
          <table:table-cell office:value-type="float" office:value="16.2619" calcext:value-type="float">
            <text:p>16.2619</text:p>
          </table:table-cell>
          <table:table-cell office:value-type="float" office:value="113.944" calcext:value-type="float">
            <text:p>113.944</text:p>
          </table:table-cell>
          <table:table-cell office:value-type="float" office:value="128.653" calcext:value-type="float">
            <text:p>128.653</text:p>
          </table:table-cell>
          <table:table-cell office:value-type="float" office:value="-2016.45" calcext:value-type="float">
            <text:p>-2016.45</text:p>
          </table:table-cell>
          <table:table-cell office:value-type="float" office:value="-873.684" calcext:value-type="float">
            <text:p>-873.684</text:p>
          </table:table-cell>
          <table:table-cell office:value-type="float" office:value="4.06288" calcext:value-type="float">
            <text:p>4.06288</text:p>
          </table:table-cell>
          <table:table-cell office:value-type="float" office:value="-1.4206" calcext:value-type="float">
            <text:p>-1.4206</text:p>
          </table:table-cell>
          <table:table-cell office:value-type="float" office:value="-4.45688" calcext:value-type="float">
            <text:p>-4.45688</text:p>
          </table:table-cell>
          <table:table-cell office:value-type="float" office:value="-19.1981" calcext:value-type="float">
            <text:p>-19.1981</text:p>
          </table:table-cell>
        </table:table-row>
        <table:table-row table:style-name="ro1">
          <table:table-cell/>
          <table:table-cell office:value-type="float" office:value="-1506.41" calcext:value-type="float">
            <text:p>-1506.41</text:p>
          </table:table-cell>
          <table:table-cell office:value-type="float" office:value="14320" calcext:value-type="float">
            <text:p>14320</text:p>
          </table:table-cell>
          <table:table-cell office:value-type="float" office:value="520504000" calcext:value-type="float">
            <text:p>5.21E+08</text:p>
          </table:table-cell>
          <table:table-cell office:value-type="float" office:value="31120" calcext:value-type="float">
            <text:p>31120</text:p>
          </table:table-cell>
          <table:table-cell office:value-type="float" office:value="108.815" calcext:value-type="float">
            <text:p>108.815</text:p>
          </table:table-cell>
          <table:table-cell office:value-type="float" office:value="6.47541" calcext:value-type="float">
            <text:p>6.47541</text:p>
          </table:table-cell>
          <table:table-cell office:value-type="float" office:value="18.8506" calcext:value-type="float">
            <text:p>18.8506</text:p>
          </table:table-cell>
          <table:table-cell office:value-type="float" office:value="92.2691" calcext:value-type="float">
            <text:p>92.2691</text:p>
          </table:table-cell>
          <table:table-cell office:value-type="float" office:value="142.909" calcext:value-type="float">
            <text:p>142.909</text:p>
          </table:table-cell>
          <table:table-cell office:value-type="float" office:value="-2022.87" calcext:value-type="float">
            <text:p>-2022.87</text:p>
          </table:table-cell>
          <table:table-cell office:value-type="float" office:value="-1605.81" calcext:value-type="float">
            <text:p>-1605.81</text:p>
          </table:table-cell>
          <table:table-cell office:value-type="float" office:value="4.00233" calcext:value-type="float">
            <text:p>4.00233</text:p>
          </table:table-cell>
          <table:table-cell office:value-type="float" office:value="-1.76635" calcext:value-type="float">
            <text:p>-1.76635</text:p>
          </table:table-cell>
          <table:table-cell office:value-type="float" office:value="-2.84643" calcext:value-type="float">
            <text:p>-2.84643</text:p>
          </table:table-cell>
          <table:table-cell office:value-type="float" office:value="-19.1981" calcext:value-type="float">
            <text:p>-19.1981</text:p>
          </table:table-cell>
        </table:table-row>
        <table:table-row table:style-name="ro1">
          <table:table-cell/>
          <table:table-cell office:value-type="float" office:value="-1418.55" calcext:value-type="float">
            <text:p>-1418.55</text:p>
          </table:table-cell>
          <table:table-cell office:value-type="float" office:value="20724" calcext:value-type="float">
            <text:p>20724</text:p>
          </table:table-cell>
          <table:table-cell office:value-type="float" office:value="2012810000" calcext:value-type="float">
            <text:p>2.01E+09</text:p>
          </table:table-cell>
          <table:table-cell office:value-type="float" office:value="26780" calcext:value-type="float">
            <text:p>26780</text:p>
          </table:table-cell>
          <table:table-cell office:value-type="float" office:value="82.2471" calcext:value-type="float">
            <text:p>82.2471</text:p>
          </table:table-cell>
          <table:table-cell office:value-type="float" office:value="6.03665" calcext:value-type="float">
            <text:p>6.03665</text:p>
          </table:table-cell>
          <table:table-cell office:value-type="float" office:value="19.3898" calcext:value-type="float">
            <text:p>19.3898</text:p>
          </table:table-cell>
          <table:table-cell office:value-type="float" office:value="106.227" calcext:value-type="float">
            <text:p>106.227</text:p>
          </table:table-cell>
          <table:table-cell office:value-type="float" office:value="133.068" calcext:value-type="float">
            <text:p>133.068</text:p>
          </table:table-cell>
          <table:table-cell office:value-type="float" office:value="-2409.09" calcext:value-type="float">
            <text:p>-2409.09</text:p>
          </table:table-cell>
          <table:table-cell office:value-type="float" office:value="-1688.21" calcext:value-type="float">
            <text:p>-1688.21</text:p>
          </table:table-cell>
          <table:table-cell office:value-type="float" office:value="4.16777" calcext:value-type="float">
            <text:p>4.16777</text:p>
          </table:table-cell>
          <table:table-cell office:value-type="float" office:value="-2.26334" calcext:value-type="float">
            <text:p>-2.26334</text:p>
          </table:table-cell>
          <table:table-cell office:value-type="float" office:value="-4.32598" calcext:value-type="float">
            <text:p>-4.32598</text:p>
          </table:table-cell>
          <table:table-cell office:value-type="float" office:value="-19.1981" calcext:value-type="float">
            <text:p>-19.1981</text:p>
          </table:table-cell>
        </table:table-row>
        <table:table-row table:style-name="ro1">
          <table:table-cell/>
          <table:table-cell office:value-type="float" office:value="-1011.89" calcext:value-type="float">
            <text:p>-1011.89</text:p>
          </table:table-cell>
          <table:table-cell office:value-type="float" office:value="18565" calcext:value-type="float">
            <text:p>18565</text:p>
          </table:table-cell>
          <table:table-cell office:value-type="float" office:value="7753750000" calcext:value-type="float">
            <text:p>7.75E+09</text:p>
          </table:table-cell>
          <table:table-cell office:value-type="float" office:value="23560" calcext:value-type="float">
            <text:p>23560</text:p>
          </table:table-cell>
          <table:table-cell office:value-type="float" office:value="95.8855" calcext:value-type="float">
            <text:p>95.8855</text:p>
          </table:table-cell>
          <table:table-cell office:value-type="float" office:value="6.32915" calcext:value-type="float">
            <text:p>6.32915</text:p>
          </table:table-cell>
          <table:table-cell office:value-type="float" office:value="17.2525" calcext:value-type="float">
            <text:p>17.2525</text:p>
          </table:table-cell>
          <table:table-cell office:value-type="float" office:value="114.955" calcext:value-type="float">
            <text:p>114.955</text:p>
          </table:table-cell>
          <table:table-cell office:value-type="float" office:value="133.399" calcext:value-type="float">
            <text:p>133.399</text:p>
          </table:table-cell>
          <table:table-cell office:value-type="float" office:value="-3479.56" calcext:value-type="float">
            <text:p>-3479.56</text:p>
          </table:table-cell>
          <table:table-cell office:value-type="float" office:value="-988.721" calcext:value-type="float">
            <text:p>-988.721</text:p>
          </table:table-cell>
          <table:table-cell office:value-type="float" office:value="4.03036" calcext:value-type="float">
            <text:p>4.03036</text:p>
          </table:table-cell>
          <table:table-cell office:value-type="float" office:value="-1.32162" calcext:value-type="float">
            <text:p>-1.32162</text:p>
          </table:table-cell>
          <table:table-cell office:value-type="float" office:value="-4.01327" calcext:value-type="float">
            <text:p>-4.01327</text:p>
          </table:table-cell>
          <table:table-cell office:value-type="float" office:value="-19.1981" calcext:value-type="float">
            <text:p>-19.1981</text:p>
          </table:table-cell>
        </table:table-row>
        <table:table-row table:style-name="ro1">
          <table:table-cell/>
          <table:table-cell office:value-type="float" office:value="-1408.31" calcext:value-type="float">
            <text:p>-1408.31</text:p>
          </table:table-cell>
          <table:table-cell office:value-type="float" office:value="15157" calcext:value-type="float">
            <text:p>15157</text:p>
          </table:table-cell>
          <table:table-cell office:value-type="float" office:value="5162630000" calcext:value-type="float">
            <text:p>5.16E+09</text:p>
          </table:table-cell>
          <table:table-cell office:value-type="float" office:value="23300" calcext:value-type="float">
            <text:p>23300</text:p>
          </table:table-cell>
          <table:table-cell office:value-type="float" office:value="85.4808" calcext:value-type="float">
            <text:p>85.4808</text:p>
          </table:table-cell>
          <table:table-cell office:value-type="float" office:value="5.70288" calcext:value-type="float">
            <text:p>5.70288</text:p>
          </table:table-cell>
          <table:table-cell office:value-type="float" office:value="18.6271" calcext:value-type="float">
            <text:p>18.6271</text:p>
          </table:table-cell>
          <table:table-cell office:value-type="float" office:value="150.783" calcext:value-type="float">
            <text:p>150.783</text:p>
          </table:table-cell>
          <table:table-cell office:value-type="float" office:value="138.84" calcext:value-type="float">
            <text:p>138.84</text:p>
          </table:table-cell>
          <table:table-cell office:value-type="float" office:value="-2023.31" calcext:value-type="float">
            <text:p>-2023.31</text:p>
          </table:table-cell>
          <table:table-cell office:value-type="float" office:value="-1078.79" calcext:value-type="float">
            <text:p>-1078.79</text:p>
          </table:table-cell>
          <table:table-cell office:value-type="float" office:value="4.00918" calcext:value-type="float">
            <text:p>4.00918</text:p>
          </table:table-cell>
          <table:table-cell office:value-type="float" office:value="-1.95085" calcext:value-type="float">
            <text:p>-1.95085</text:p>
          </table:table-cell>
          <table:table-cell office:value-type="float" office:value="-4.44009" calcext:value-type="float">
            <text:p>-4.44009</text:p>
          </table:table-cell>
          <table:table-cell office:value-type="float" office:value="-19.1981" calcext:value-type="float">
            <text:p>-19.1981</text:p>
          </table:table-cell>
        </table:table-row>
        <table:table-row table:style-name="ro1">
          <table:table-cell/>
          <table:table-cell office:value-type="float" office:value="-748.024" calcext:value-type="float">
            <text:p>-748.024</text:p>
          </table:table-cell>
          <table:table-cell office:value-type="float" office:value="23811" calcext:value-type="float">
            <text:p>23811</text:p>
          </table:table-cell>
          <table:table-cell office:value-type="float" office:value="2542020000" calcext:value-type="float">
            <text:p>2.54E+09</text:p>
          </table:table-cell>
          <table:table-cell office:value-type="float" office:value="18940" calcext:value-type="float">
            <text:p>18940</text:p>
          </table:table-cell>
          <table:table-cell office:value-type="float" office:value="147.794" calcext:value-type="float">
            <text:p>147.794</text:p>
          </table:table-cell>
          <table:table-cell office:value-type="float" office:value="5.43586" calcext:value-type="float">
            <text:p>5.43586</text:p>
          </table:table-cell>
          <table:table-cell office:value-type="float" office:value="20.034" calcext:value-type="float">
            <text:p>20.034</text:p>
          </table:table-cell>
          <table:table-cell office:value-type="float" office:value="137.888" calcext:value-type="float">
            <text:p>137.888</text:p>
          </table:table-cell>
          <table:table-cell office:value-type="float" office:value="138.61" calcext:value-type="float">
            <text:p>138.61</text:p>
          </table:table-cell>
          <table:table-cell office:value-type="float" office:value="-2389.56" calcext:value-type="float">
            <text:p>-2389.56</text:p>
          </table:table-cell>
          <table:table-cell office:value-type="float" office:value="-1342.49" calcext:value-type="float">
            <text:p>-1342.49</text:p>
          </table:table-cell>
          <table:table-cell office:value-type="float" office:value="3.70141" calcext:value-type="float">
            <text:p>3.70141</text:p>
          </table:table-cell>
          <table:table-cell office:value-type="float" office:value="-1.36667" calcext:value-type="float">
            <text:p>-1.36667</text:p>
          </table:table-cell>
          <table:table-cell office:value-type="float" office:value="-4.68997" calcext:value-type="float">
            <text:p>-4.68997</text:p>
          </table:table-cell>
          <table:table-cell office:value-type="float" office:value="-19.1981" calcext:value-type="float">
            <text:p>-19.1981</text:p>
          </table:table-cell>
        </table:table-row>
        <table:table-row table:style-name="ro1">
          <table:table-cell/>
          <table:table-cell office:value-type="float" office:value="-1638.56" calcext:value-type="float">
            <text:p>-1638.56</text:p>
          </table:table-cell>
          <table:table-cell office:value-type="float" office:value="18165" calcext:value-type="float">
            <text:p>18165</text:p>
          </table:table-cell>
          <table:table-cell office:value-type="float" office:value="513138000" calcext:value-type="float">
            <text:p>5.13E+08</text:p>
          </table:table-cell>
          <table:table-cell office:value-type="float" office:value="15660" calcext:value-type="float">
            <text:p>15660</text:p>
          </table:table-cell>
          <table:table-cell office:value-type="float" office:value="116.448" calcext:value-type="float">
            <text:p>116.448</text:p>
          </table:table-cell>
          <table:table-cell office:value-type="float" office:value="5.86329" calcext:value-type="float">
            <text:p>5.86329</text:p>
          </table:table-cell>
          <table:table-cell office:value-type="float" office:value="18.6616" calcext:value-type="float">
            <text:p>18.6616</text:p>
          </table:table-cell>
          <table:table-cell office:value-type="float" office:value="114.843" calcext:value-type="float">
            <text:p>114.843</text:p>
          </table:table-cell>
          <table:table-cell office:value-type="float" office:value="144.891" calcext:value-type="float">
            <text:p>144.891</text:p>
          </table:table-cell>
          <table:table-cell office:value-type="float" office:value="-2692.09" calcext:value-type="float">
            <text:p>-2692.09</text:p>
          </table:table-cell>
          <table:table-cell office:value-type="float" office:value="-1348.9" calcext:value-type="float">
            <text:p>-1348.9</text:p>
          </table:table-cell>
          <table:table-cell office:value-type="float" office:value="4.1051" calcext:value-type="float">
            <text:p>4.1051</text:p>
          </table:table-cell>
          <table:table-cell office:value-type="float" office:value="-2.70373" calcext:value-type="float">
            <text:p>-2.70373</text:p>
          </table:table-cell>
          <table:table-cell office:value-type="float" office:value="-4.78687" calcext:value-type="float">
            <text:p>-4.78687</text:p>
          </table:table-cell>
          <table:table-cell office:value-type="float" office:value="-19.1981" calcext:value-type="float">
            <text:p>-19.1981</text:p>
          </table:table-cell>
        </table:table-row>
        <table:table-row table:style-name="ro1">
          <table:table-cell/>
          <table:table-cell office:value-type="float" office:value="-840.918" calcext:value-type="float">
            <text:p>-840.918</text:p>
          </table:table-cell>
          <table:table-cell office:value-type="float" office:value="20571" calcext:value-type="float">
            <text:p>20571</text:p>
          </table:table-cell>
          <table:table-cell office:value-type="float" office:value="5901810000" calcext:value-type="float">
            <text:p>5.90E+09</text:p>
          </table:table-cell>
          <table:table-cell office:value-type="float" office:value="29040" calcext:value-type="float">
            <text:p>29040</text:p>
          </table:table-cell>
          <table:table-cell office:value-type="float" office:value="88.0594" calcext:value-type="float">
            <text:p>88.0594</text:p>
          </table:table-cell>
          <table:table-cell office:value-type="float" office:value="6.07913" calcext:value-type="float">
            <text:p>6.07913</text:p>
          </table:table-cell>
          <table:table-cell office:value-type="float" office:value="21.4554" calcext:value-type="float">
            <text:p>21.4554</text:p>
          </table:table-cell>
          <table:table-cell office:value-type="float" office:value="108.89" calcext:value-type="float">
            <text:p>108.89</text:p>
          </table:table-cell>
          <table:table-cell office:value-type="float" office:value="148.508" calcext:value-type="float">
            <text:p>148.508</text:p>
          </table:table-cell>
          <table:table-cell office:value-type="float" office:value="-1373.66" calcext:value-type="float">
            <text:p>-1373.66</text:p>
          </table:table-cell>
          <table:table-cell office:value-type="float" office:value="-709.318" calcext:value-type="float">
            <text:p>-709.318</text:p>
          </table:table-cell>
          <table:table-cell office:value-type="float" office:value="4.16242" calcext:value-type="float">
            <text:p>4.16242</text:p>
          </table:table-cell>
          <table:table-cell office:value-type="float" office:value="-1.27512" calcext:value-type="float">
            <text:p>-1.27512</text:p>
          </table:table-cell>
          <table:table-cell office:value-type="float" office:value="-3.5624" calcext:value-type="float">
            <text:p>-3.5624</text:p>
          </table:table-cell>
          <table:table-cell office:value-type="float" office:value="-19.1981" calcext:value-type="float">
            <text:p>-19.1981</text:p>
          </table:table-cell>
        </table:table-row>
        <table:table-row table:style-name="ro1">
          <table:table-cell/>
          <table:table-cell office:value-type="float" office:value="-918.388" calcext:value-type="float">
            <text:p>-918.388</text:p>
          </table:table-cell>
          <table:table-cell office:value-type="float" office:value="19467" calcext:value-type="float">
            <text:p>19467</text:p>
          </table:table-cell>
          <table:table-cell office:value-type="float" office:value="5665290000" calcext:value-type="float">
            <text:p>5.67E+09</text:p>
          </table:table-cell>
          <table:table-cell office:value-type="float" office:value="18540" calcext:value-type="float">
            <text:p>18540</text:p>
          </table:table-cell>
          <table:table-cell office:value-type="float" office:value="86.3758" calcext:value-type="float">
            <text:p>86.3758</text:p>
          </table:table-cell>
          <table:table-cell office:value-type="float" office:value="5.50249" calcext:value-type="float">
            <text:p>5.50249</text:p>
          </table:table-cell>
          <table:table-cell office:value-type="float" office:value="16.6631" calcext:value-type="float">
            <text:p>16.6631</text:p>
          </table:table-cell>
          <table:table-cell office:value-type="float" office:value="117.034" calcext:value-type="float">
            <text:p>117.034</text:p>
          </table:table-cell>
          <table:table-cell office:value-type="float" office:value="138.953" calcext:value-type="float">
            <text:p>138.953</text:p>
          </table:table-cell>
          <table:table-cell office:value-type="float" office:value="-1841.87" calcext:value-type="float">
            <text:p>-1841.87</text:p>
          </table:table-cell>
          <table:table-cell office:value-type="float" office:value="-1118.65" calcext:value-type="float">
            <text:p>-1118.65</text:p>
          </table:table-cell>
          <table:table-cell office:value-type="float" office:value="4.05446" calcext:value-type="float">
            <text:p>4.05446</text:p>
          </table:table-cell>
          <table:table-cell office:value-type="float" office:value="-1.43019" calcext:value-type="float">
            <text:p>-1.43019</text:p>
          </table:table-cell>
          <table:table-cell office:value-type="float" office:value="-4.92021" calcext:value-type="float">
            <text:p>-4.92021</text:p>
          </table:table-cell>
          <table:table-cell office:value-type="float" office:value="-19.1981" calcext:value-type="float">
            <text:p>-19.1981</text:p>
          </table:table-cell>
        </table:table-row>
        <table:table-row table:style-name="ro1">
          <table:table-cell/>
          <table:table-cell office:value-type="float" office:value="-1914.4" calcext:value-type="float">
            <text:p>-1914.4</text:p>
          </table:table-cell>
          <table:table-cell office:value-type="float" office:value="14579" calcext:value-type="float">
            <text:p>14579</text:p>
          </table:table-cell>
          <table:table-cell office:value-type="float" office:value="4514970000" calcext:value-type="float">
            <text:p>4.51E+09</text:p>
          </table:table-cell>
          <table:table-cell office:value-type="float" office:value="35380" calcext:value-type="float">
            <text:p>35380</text:p>
          </table:table-cell>
          <table:table-cell office:value-type="float" office:value="112.945" calcext:value-type="float">
            <text:p>112.945</text:p>
          </table:table-cell>
          <table:table-cell office:value-type="float" office:value="6.45106" calcext:value-type="float">
            <text:p>6.45106</text:p>
          </table:table-cell>
          <table:table-cell office:value-type="float" office:value="17.4196" calcext:value-type="float">
            <text:p>17.4196</text:p>
          </table:table-cell>
          <table:table-cell office:value-type="float" office:value="113.865" calcext:value-type="float">
            <text:p>113.865</text:p>
          </table:table-cell>
          <table:table-cell office:value-type="float" office:value="137.99" calcext:value-type="float">
            <text:p>137.99</text:p>
          </table:table-cell>
          <table:table-cell office:value-type="float" office:value="-1295.97" calcext:value-type="float">
            <text:p>-1295.97</text:p>
          </table:table-cell>
          <table:table-cell office:value-type="float" office:value="-1449.41" calcext:value-type="float">
            <text:p>-1449.41</text:p>
          </table:table-cell>
          <table:table-cell office:value-type="float" office:value="4.04415" calcext:value-type="float">
            <text:p>4.04415</text:p>
          </table:table-cell>
          <table:table-cell office:value-type="float" office:value="-1.21765" calcext:value-type="float">
            <text:p>-1.21765</text:p>
          </table:table-cell>
          <table:table-cell office:value-type="float" office:value="-3.82571" calcext:value-type="float">
            <text:p>-3.82571</text:p>
          </table:table-cell>
          <table:table-cell office:value-type="float" office:value="-19.1981" calcext:value-type="float">
            <text:p>-19.1981</text:p>
          </table:table-cell>
        </table:table-row>
        <table:table-row table:style-name="ro1">
          <table:table-cell/>
          <table:table-cell office:value-type="float" office:value="-1152.74" calcext:value-type="float">
            <text:p>-1152.74</text:p>
          </table:table-cell>
          <table:table-cell office:value-type="float" office:value="16613" calcext:value-type="float">
            <text:p>16613</text:p>
          </table:table-cell>
          <table:table-cell office:value-type="float" office:value="8292140000" calcext:value-type="float">
            <text:p>8.29E+09</text:p>
          </table:table-cell>
          <table:table-cell office:value-type="float" office:value="27140" calcext:value-type="float">
            <text:p>27140</text:p>
          </table:table-cell>
          <table:table-cell office:value-type="float" office:value="93.3062" calcext:value-type="float">
            <text:p>93.3062</text:p>
          </table:table-cell>
          <table:table-cell office:value-type="float" office:value="6.2383" calcext:value-type="float">
            <text:p>6.2383</text:p>
          </table:table-cell>
          <table:table-cell office:value-type="float" office:value="18.8128" calcext:value-type="float">
            <text:p>18.8128</text:p>
          </table:table-cell>
          <table:table-cell office:value-type="float" office:value="120.968" calcext:value-type="float">
            <text:p>120.968</text:p>
          </table:table-cell>
          <table:table-cell office:value-type="float" office:value="143.59" calcext:value-type="float">
            <text:p>143.59</text:p>
          </table:table-cell>
          <table:table-cell office:value-type="float" office:value="-1384.85" calcext:value-type="float">
            <text:p>-1384.85</text:p>
          </table:table-cell>
          <table:table-cell office:value-type="float" office:value="-1405.02" calcext:value-type="float">
            <text:p>-1405.02</text:p>
          </table:table-cell>
          <table:table-cell office:value-type="float" office:value="4.21014" calcext:value-type="float">
            <text:p>4.21014</text:p>
          </table:table-cell>
          <table:table-cell office:value-type="float" office:value="-0.963691" calcext:value-type="float">
            <text:p>-0.963691</text:p>
          </table:table-cell>
          <table:table-cell office:value-type="float" office:value="-5.42752" calcext:value-type="float">
            <text:p>-5.42752</text:p>
          </table:table-cell>
          <table:table-cell office:value-type="float" office:value="-13.344" calcext:value-type="float">
            <text:p>-13.344</text:p>
          </table:table-cell>
        </table:table-row>
        <table:table-row table:style-name="ro1">
          <table:table-cell/>
          <table:table-cell office:value-type="float" office:value="-1484.78" calcext:value-type="float">
            <text:p>-1484.78</text:p>
          </table:table-cell>
          <table:table-cell office:value-type="float" office:value="18381" calcext:value-type="float">
            <text:p>18381</text:p>
          </table:table-cell>
          <table:table-cell office:value-type="float" office:value="5349880000" calcext:value-type="float">
            <text:p>5.35E+09</text:p>
          </table:table-cell>
          <table:table-cell office:value-type="float" office:value="36160" calcext:value-type="float">
            <text:p>36160</text:p>
          </table:table-cell>
          <table:table-cell office:value-type="float" office:value="58.6201" calcext:value-type="float">
            <text:p>58.6201</text:p>
          </table:table-cell>
          <table:table-cell office:value-type="float" office:value="6.30713" calcext:value-type="float">
            <text:p>6.30713</text:p>
          </table:table-cell>
          <table:table-cell office:value-type="float" office:value="17.9042" calcext:value-type="float">
            <text:p>17.9042</text:p>
          </table:table-cell>
          <table:table-cell office:value-type="float" office:value="130.23" calcext:value-type="float">
            <text:p>130.23</text:p>
          </table:table-cell>
          <table:table-cell office:value-type="float" office:value="135.182" calcext:value-type="float">
            <text:p>135.182</text:p>
          </table:table-cell>
          <table:table-cell office:value-type="float" office:value="-1930.82" calcext:value-type="float">
            <text:p>-1930.82</text:p>
          </table:table-cell>
          <table:table-cell office:value-type="float" office:value="-1426.85" calcext:value-type="float">
            <text:p>-1426.85</text:p>
          </table:table-cell>
          <table:table-cell office:value-type="float" office:value="4.00492" calcext:value-type="float">
            <text:p>4.00492</text:p>
          </table:table-cell>
          <table:table-cell office:value-type="float" office:value="-1.37802" calcext:value-type="float">
            <text:p>-1.37802</text:p>
          </table:table-cell>
          <table:table-cell office:value-type="float" office:value="-4.93164" calcext:value-type="float">
            <text:p>-4.93164</text:p>
          </table:table-cell>
          <table:table-cell office:value-type="float" office:value="-19.1981" calcext:value-type="float">
            <text:p>-19.1981</text:p>
          </table:table-cell>
        </table:table-row>
        <table:table-row table:style-name="ro1">
          <table:table-cell/>
          <table:table-cell office:value-type="float" office:value="-1049.66" calcext:value-type="float">
            <text:p>-1049.66</text:p>
          </table:table-cell>
          <table:table-cell office:value-type="float" office:value="8486" calcext:value-type="float">
            <text:p>8486</text:p>
          </table:table-cell>
          <table:table-cell office:value-type="float" office:value="3923030000" calcext:value-type="float">
            <text:p>3.92E+09</text:p>
          </table:table-cell>
          <table:table-cell office:value-type="float" office:value="19580" calcext:value-type="float">
            <text:p>19580</text:p>
          </table:table-cell>
          <table:table-cell office:value-type="float" office:value="112.332" calcext:value-type="float">
            <text:p>112.332</text:p>
          </table:table-cell>
          <table:table-cell office:value-type="float" office:value="6.55806" calcext:value-type="float">
            <text:p>6.55806</text:p>
          </table:table-cell>
          <table:table-cell office:value-type="float" office:value="19.9514" calcext:value-type="float">
            <text:p>19.9514</text:p>
          </table:table-cell>
          <table:table-cell office:value-type="float" office:value="141.112" calcext:value-type="float">
            <text:p>141.112</text:p>
          </table:table-cell>
          <table:table-cell office:value-type="float" office:value="135.308" calcext:value-type="float">
            <text:p>135.308</text:p>
          </table:table-cell>
          <table:table-cell office:value-type="float" office:value="-1799.74" calcext:value-type="float">
            <text:p>-1799.74</text:p>
          </table:table-cell>
          <table:table-cell office:value-type="float" office:value="-884.562" calcext:value-type="float">
            <text:p>-884.562</text:p>
          </table:table-cell>
          <table:table-cell office:value-type="float" office:value="4.23598" calcext:value-type="float">
            <text:p>4.23598</text:p>
          </table:table-cell>
          <table:table-cell office:value-type="float" office:value="-2.511" calcext:value-type="float">
            <text:p>-2.511</text:p>
          </table:table-cell>
          <table:table-cell office:value-type="float" office:value="-3.99085" calcext:value-type="float">
            <text:p>-3.99085</text:p>
          </table:table-cell>
          <table:table-cell office:value-type="float" office:value="-13.4604" calcext:value-type="float">
            <text:p>-13.4604</text:p>
          </table:table-cell>
        </table:table-row>
        <table:table-row table:style-name="ro1">
          <table:table-cell/>
          <table:table-cell office:value-type="float" office:value="-1093.92" calcext:value-type="float">
            <text:p>-1093.92</text:p>
          </table:table-cell>
          <table:table-cell office:value-type="float" office:value="16661" calcext:value-type="float">
            <text:p>16661</text:p>
          </table:table-cell>
          <table:table-cell office:value-type="float" office:value="6435830000" calcext:value-type="float">
            <text:p>6.44E+09</text:p>
          </table:table-cell>
          <table:table-cell office:value-type="float" office:value="24500" calcext:value-type="float">
            <text:p>24500</text:p>
          </table:table-cell>
          <table:table-cell office:value-type="float" office:value="92.3324" calcext:value-type="float">
            <text:p>92.3324</text:p>
          </table:table-cell>
          <table:table-cell office:value-type="float" office:value="6.30898" calcext:value-type="float">
            <text:p>6.30898</text:p>
          </table:table-cell>
          <table:table-cell office:value-type="float" office:value="20.232" calcext:value-type="float">
            <text:p>20.232</text:p>
          </table:table-cell>
          <table:table-cell office:value-type="float" office:value="121.163" calcext:value-type="float">
            <text:p>121.163</text:p>
          </table:table-cell>
          <table:table-cell office:value-type="float" office:value="130.104" calcext:value-type="float">
            <text:p>130.104</text:p>
          </table:table-cell>
          <table:table-cell office:value-type="float" office:value="-1710.14" calcext:value-type="float">
            <text:p>-1710.14</text:p>
          </table:table-cell>
          <table:table-cell office:value-type="float" office:value="-967.321" calcext:value-type="float">
            <text:p>-967.321</text:p>
          </table:table-cell>
          <table:table-cell office:value-type="float" office:value="4.06013" calcext:value-type="float">
            <text:p>4.06013</text:p>
          </table:table-cell>
          <table:table-cell office:value-type="float" office:value="-2.29801" calcext:value-type="float">
            <text:p>-2.29801</text:p>
          </table:table-cell>
          <table:table-cell office:value-type="float" office:value="-6.0234" calcext:value-type="float">
            <text:p>-6.0234</text:p>
          </table:table-cell>
          <table:table-cell office:value-type="float" office:value="-19.1981" calcext:value-type="float">
            <text:p>-19.1981</text:p>
          </table:table-cell>
        </table:table-row>
        <table:table-row table:style-name="ro1">
          <table:table-cell/>
          <table:table-cell office:value-type="float" office:value="-1412.25" calcext:value-type="float">
            <text:p>-1412.25</text:p>
          </table:table-cell>
          <table:table-cell office:value-type="float" office:value="18188" calcext:value-type="float">
            <text:p>18188</text:p>
          </table:table-cell>
          <table:table-cell office:value-type="float" office:value="5812450000" calcext:value-type="float">
            <text:p>5.81E+09</text:p>
          </table:table-cell>
          <table:table-cell office:value-type="float" office:value="26880" calcext:value-type="float">
            <text:p>26880</text:p>
          </table:table-cell>
          <table:table-cell office:value-type="float" office:value="109.978" calcext:value-type="float">
            <text:p>109.978</text:p>
          </table:table-cell>
          <table:table-cell office:value-type="float" office:value="5.70144" calcext:value-type="float">
            <text:p>5.70144</text:p>
          </table:table-cell>
          <table:table-cell office:value-type="float" office:value="13.2134" calcext:value-type="float">
            <text:p>13.2134</text:p>
          </table:table-cell>
          <table:table-cell office:value-type="float" office:value="90.171" calcext:value-type="float">
            <text:p>90.171</text:p>
          </table:table-cell>
          <table:table-cell office:value-type="float" office:value="134.353" calcext:value-type="float">
            <text:p>134.353</text:p>
          </table:table-cell>
          <table:table-cell office:value-type="float" office:value="-1785.93" calcext:value-type="float">
            <text:p>-1785.93</text:p>
          </table:table-cell>
          <table:table-cell office:value-type="float" office:value="-819.994" calcext:value-type="float">
            <text:p>-819.994</text:p>
          </table:table-cell>
          <table:table-cell office:value-type="float" office:value="3.77693" calcext:value-type="float">
            <text:p>3.77693</text:p>
          </table:table-cell>
          <table:table-cell office:value-type="float" office:value="-1.0307" calcext:value-type="float">
            <text:p>-1.0307</text:p>
          </table:table-cell>
          <table:table-cell office:value-type="float" office:value="-5.92079" calcext:value-type="float">
            <text:p>-5.92079</text:p>
          </table:table-cell>
          <table:table-cell office:value-type="float" office:value="-19.1981" calcext:value-type="float">
            <text:p>-19.1981</text:p>
          </table:table-cell>
        </table:table-row>
        <table:table-row table:style-name="ro1">
          <table:table-cell/>
          <table:table-cell office:value-type="float" office:value="-1186.11" calcext:value-type="float">
            <text:p>-1186.11</text:p>
          </table:table-cell>
          <table:table-cell office:value-type="float" office:value="13189" calcext:value-type="float">
            <text:p>13189</text:p>
          </table:table-cell>
          <table:table-cell office:value-type="float" office:value="3773770000" calcext:value-type="float">
            <text:p>3.77E+09</text:p>
          </table:table-cell>
          <table:table-cell office:value-type="float" office:value="19320" calcext:value-type="float">
            <text:p>19320</text:p>
          </table:table-cell>
          <table:table-cell office:value-type="float" office:value="106.128" calcext:value-type="float">
            <text:p>106.128</text:p>
          </table:table-cell>
          <table:table-cell office:value-type="float" office:value="6.27975" calcext:value-type="float">
            <text:p>6.27975</text:p>
          </table:table-cell>
          <table:table-cell office:value-type="float" office:value="18.8899" calcext:value-type="float">
            <text:p>18.8899</text:p>
          </table:table-cell>
          <table:table-cell office:value-type="float" office:value="136.097" calcext:value-type="float">
            <text:p>136.097</text:p>
          </table:table-cell>
          <table:table-cell office:value-type="float" office:value="146.582" calcext:value-type="float">
            <text:p>146.582</text:p>
          </table:table-cell>
          <table:table-cell office:value-type="float" office:value="-1703.69" calcext:value-type="float">
            <text:p>-1703.69</text:p>
          </table:table-cell>
          <table:table-cell office:value-type="float" office:value="-1298.35" calcext:value-type="float">
            <text:p>-1298.35</text:p>
          </table:table-cell>
          <table:table-cell office:value-type="float" office:value="3.73847" calcext:value-type="float">
            <text:p>3.73847</text:p>
          </table:table-cell>
          <table:table-cell office:value-type="float" office:value="-0.944601" calcext:value-type="float">
            <text:p>-0.944601</text:p>
          </table:table-cell>
          <table:table-cell office:value-type="float" office:value="-3.52666" calcext:value-type="float">
            <text:p>-3.52666</text:p>
          </table:table-cell>
          <table:table-cell office:value-type="float" office:value="-19.1981" calcext:value-type="float">
            <text:p>-19.1981</text:p>
          </table:table-cell>
        </table:table-row>
        <table:table-row table:style-name="ro1">
          <table:table-cell/>
          <table:table-cell office:value-type="float" office:value="-1356.38" calcext:value-type="float">
            <text:p>-1356.38</text:p>
          </table:table-cell>
          <table:table-cell office:value-type="float" office:value="18343" calcext:value-type="float">
            <text:p>18343</text:p>
          </table:table-cell>
          <table:table-cell office:value-type="float" office:value="2373490000" calcext:value-type="float">
            <text:p>2.37E+09</text:p>
          </table:table-cell>
          <table:table-cell office:value-type="float" office:value="13500" calcext:value-type="float">
            <text:p>13500</text:p>
          </table:table-cell>
          <table:table-cell office:value-type="float" office:value="65.7106" calcext:value-type="float">
            <text:p>65.7106</text:p>
          </table:table-cell>
          <table:table-cell office:value-type="float" office:value="5.97634" calcext:value-type="float">
            <text:p>5.97634</text:p>
          </table:table-cell>
          <table:table-cell office:value-type="float" office:value="21.5128" calcext:value-type="float">
            <text:p>21.5128</text:p>
          </table:table-cell>
          <table:table-cell office:value-type="float" office:value="115.854" calcext:value-type="float">
            <text:p>115.854</text:p>
          </table:table-cell>
          <table:table-cell office:value-type="float" office:value="140.762" calcext:value-type="float">
            <text:p>140.762</text:p>
          </table:table-cell>
          <table:table-cell office:value-type="float" office:value="-2070.81" calcext:value-type="float">
            <text:p>-2070.81</text:p>
          </table:table-cell>
          <table:table-cell office:value-type="float" office:value="-1319.27" calcext:value-type="float">
            <text:p>-1319.27</text:p>
          </table:table-cell>
          <table:table-cell office:value-type="float" office:value="4.18465" calcext:value-type="float">
            <text:p>4.18465</text:p>
          </table:table-cell>
          <table:table-cell office:value-type="float" office:value="-1.24715" calcext:value-type="float">
            <text:p>-1.24715</text:p>
          </table:table-cell>
          <table:table-cell office:value-type="float" office:value="-5.7363" calcext:value-type="float">
            <text:p>-5.7363</text:p>
          </table:table-cell>
          <table:table-cell office:value-type="float" office:value="-19.1981" calcext:value-type="float">
            <text:p>-19.1981</text:p>
          </table:table-cell>
        </table:table-row>
        <table:table-row table:style-name="ro1">
          <table:table-cell/>
          <table:table-cell office:value-type="float" office:value="-1528.85" calcext:value-type="float">
            <text:p>-1528.85</text:p>
          </table:table-cell>
          <table:table-cell office:value-type="float" office:value="17689" calcext:value-type="float">
            <text:p>17689</text:p>
          </table:table-cell>
          <table:table-cell office:value-type="float" office:value="10266000000" calcext:value-type="float">
            <text:p>1.03E+10</text:p>
          </table:table-cell>
          <table:table-cell office:value-type="float" office:value="18840" calcext:value-type="float">
            <text:p>18840</text:p>
          </table:table-cell>
          <table:table-cell office:value-type="float" office:value="107.888" calcext:value-type="float">
            <text:p>107.888</text:p>
          </table:table-cell>
          <table:table-cell office:value-type="float" office:value="6.00707" calcext:value-type="float">
            <text:p>6.00707</text:p>
          </table:table-cell>
          <table:table-cell office:value-type="float" office:value="15.2945" calcext:value-type="float">
            <text:p>15.2945</text:p>
          </table:table-cell>
          <table:table-cell office:value-type="float" office:value="94.1472" calcext:value-type="float">
            <text:p>94.1472</text:p>
          </table:table-cell>
          <table:table-cell office:value-type="float" office:value="144.7" calcext:value-type="float">
            <text:p>144.7</text:p>
          </table:table-cell>
          <table:table-cell office:value-type="float" office:value="-3449.27" calcext:value-type="float">
            <text:p>-3449.27</text:p>
          </table:table-cell>
          <table:table-cell office:value-type="float" office:value="-1375.83" calcext:value-type="float">
            <text:p>-1375.83</text:p>
          </table:table-cell>
          <table:table-cell office:value-type="float" office:value="4.14164" calcext:value-type="float">
            <text:p>4.14164</text:p>
          </table:table-cell>
          <table:table-cell office:value-type="float" office:value="-1.64993" calcext:value-type="float">
            <text:p>-1.64993</text:p>
          </table:table-cell>
          <table:table-cell office:value-type="float" office:value="-3.02796" calcext:value-type="float">
            <text:p>-3.02796</text:p>
          </table:table-cell>
          <table:table-cell office:value-type="float" office:value="-19.1981" calcext:value-type="float">
            <text:p>-19.1981</text:p>
          </table:table-cell>
        </table:table-row>
        <table:table-row table:style-name="ro1">
          <table:table-cell/>
          <table:table-cell office:value-type="float" office:value="-1063.76" calcext:value-type="float">
            <text:p>-1063.76</text:p>
          </table:table-cell>
          <table:table-cell office:value-type="float" office:value="15783" calcext:value-type="float">
            <text:p>15783</text:p>
          </table:table-cell>
          <table:table-cell office:value-type="float" office:value="2616200000" calcext:value-type="float">
            <text:p>2.62E+09</text:p>
          </table:table-cell>
          <table:table-cell office:value-type="float" office:value="32600" calcext:value-type="float">
            <text:p>32600</text:p>
          </table:table-cell>
          <table:table-cell office:value-type="float" office:value="97.6585" calcext:value-type="float">
            <text:p>97.6585</text:p>
          </table:table-cell>
          <table:table-cell office:value-type="float" office:value="6.46626" calcext:value-type="float">
            <text:p>6.46626</text:p>
          </table:table-cell>
          <table:table-cell office:value-type="float" office:value="22.6138" calcext:value-type="float">
            <text:p>22.6138</text:p>
          </table:table-cell>
          <table:table-cell office:value-type="float" office:value="123.843" calcext:value-type="float">
            <text:p>123.843</text:p>
          </table:table-cell>
          <table:table-cell office:value-type="float" office:value="131.62" calcext:value-type="float">
            <text:p>131.62</text:p>
          </table:table-cell>
          <table:table-cell office:value-type="float" office:value="-1700.03" calcext:value-type="float">
            <text:p>-1700.03</text:p>
          </table:table-cell>
          <table:table-cell office:value-type="float" office:value="-1291.51" calcext:value-type="float">
            <text:p>-1291.51</text:p>
          </table:table-cell>
          <table:table-cell office:value-type="float" office:value="4.01155" calcext:value-type="float">
            <text:p>4.01155</text:p>
          </table:table-cell>
          <table:table-cell office:value-type="float" office:value="-1.00427" calcext:value-type="float">
            <text:p>-1.00427</text:p>
          </table:table-cell>
          <table:table-cell office:value-type="float" office:value="-4.24119" calcext:value-type="float">
            <text:p>-4.24119</text:p>
          </table:table-cell>
          <table:table-cell office:value-type="float" office:value="-19.1981" calcext:value-type="float">
            <text:p>-19.1981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4:.B33])" office:value-type="float" office:value="-1257.74533333333" calcext:value-type="float">
            <text:p>-1257.7453333333</text:p>
          </table:table-cell>
          <table:table-cell table:formula="of:=AVERAGE([.C4:.C33])" office:value-type="float" office:value="16246.0666666667" calcext:value-type="float">
            <text:p>16246.0666666667</text:p>
          </table:table-cell>
          <table:table-cell table:formula="of:=AVERAGE([.D4:.D33])" office:value-type="float" office:value="4722158400" calcext:value-type="float">
            <text:p>4.72E+09</text:p>
          </table:table-cell>
          <table:table-cell table:style-name="ce1" table:formula="of:=AVERAGE([.E4:.E33])" office:value-type="float" office:value="24390" calcext:value-type="float">
            <text:p>2.44E+04</text:p>
          </table:table-cell>
          <table:table-cell table:style-name="ce1" table:formula="of:=AVERAGE([.F4:.F33])" office:value-type="float" office:value="91.4498733333334" calcext:value-type="float">
            <text:p>9.14E+01</text:p>
          </table:table-cell>
          <table:table-cell table:style-name="ce1" table:formula="of:=AVERAGE([.G4:.G33])" office:value-type="float" office:value="6.06714" calcext:value-type="float">
            <text:p>6.07E+00</text:p>
          </table:table-cell>
          <table:table-cell table:style-name="ce1" table:formula="of:=AVERAGE([.H4:.H33])" office:value-type="float" office:value="18.96507" calcext:value-type="float">
            <text:p>1.90E+01</text:p>
          </table:table-cell>
          <table:table-cell table:style-name="ce1" table:formula="of:=AVERAGE([.I4:.I33])" office:value-type="float" office:value="119.092843333333" calcext:value-type="float">
            <text:p>1.19E+02</text:p>
          </table:table-cell>
          <table:table-cell table:style-name="ce1" table:formula="of:=AVERAGE([.J4:.J33])" office:value-type="float" office:value="139.011933333333" calcext:value-type="float">
            <text:p>1.39E+02</text:p>
          </table:table-cell>
          <table:table-cell table:style-name="ce1" table:formula="of:=AVERAGE([.K4:.K33])" office:value-type="float" office:value="-1934.54233333333" calcext:value-type="float">
            <text:p>-1.93E+03</text:p>
          </table:table-cell>
          <table:table-cell table:style-name="ce1" table:formula="of:=AVERAGE([.L4:.L33])" office:value-type="float" office:value="-1225.8458" calcext:value-type="float">
            <text:p>-1.23E+03</text:p>
          </table:table-cell>
          <table:table-cell table:style-name="ce1" table:formula="of:=AVERAGE([.M4:.M33])" office:value-type="float" office:value="4.02159666666667" calcext:value-type="float">
            <text:p>4.02E+00</text:p>
          </table:table-cell>
          <table:table-cell table:style-name="ce1" table:formula="of:=AVERAGE([.N4:.N33])" office:value-type="float" office:value="-1.51382733333333" calcext:value-type="float">
            <text:p>-1.51E+00</text:p>
          </table:table-cell>
          <table:table-cell table:style-name="ce1" table:formula="of:=AVERAGE([.O4:.O33])" office:value-type="float" office:value="-4.42511133333333" calcext:value-type="float">
            <text:p>-4.43E+00</text:p>
          </table:table-cell>
          <table:table-cell table:style-name="ce1" table:formula="of:=AVERAGE([.P4:.P33])" office:value-type="float" office:value="-18.3267166666667" calcext:value-type="float">
            <text:p>-1.83E+01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4:.B33])" office:value-type="float" office:value="-1222.885" calcext:value-type="float">
            <text:p>-1222.885</text:p>
          </table:table-cell>
          <table:table-cell table:formula="of:=MEDIAN([.C4:.C33])" office:value-type="float" office:value="16519.5" calcext:value-type="float">
            <text:p>16519.5</text:p>
          </table:table-cell>
          <table:table-cell table:style-name="Default" table:formula="of:=MEDIAN([.D4:.D33])" office:value-type="float" office:value="4735540000" calcext:value-type="float">
            <text:p>4735540000</text:p>
          </table:table-cell>
          <table:table-cell table:formula="of:=MEDIAN([.E4:.E33])" office:value-type="float" office:value="24510" calcext:value-type="float">
            <text:p>24510</text:p>
          </table:table-cell>
          <table:table-cell table:formula="of:=MEDIAN([.F4:.F33])" office:value-type="float" office:value="92.13265" calcext:value-type="float">
            <text:p>92.13265</text:p>
          </table:table-cell>
          <table:table-cell table:formula="of:=MEDIAN([.G4:.G33])" office:value-type="float" office:value="6.07909" calcext:value-type="float">
            <text:p>6.07909</text:p>
          </table:table-cell>
          <table:table-cell table:formula="of:=MEDIAN([.H4:.H33])" office:value-type="float" office:value="19.13985" calcext:value-type="float">
            <text:p>19.13985</text:p>
          </table:table-cell>
          <table:table-cell table:formula="of:=MEDIAN([.I4:.I33])" office:value-type="float" office:value="116.444" calcext:value-type="float">
            <text:p>116.444</text:p>
          </table:table-cell>
          <table:table-cell table:formula="of:=MEDIAN([.J4:.J33])" office:value-type="float" office:value="138.8255" calcext:value-type="float">
            <text:p>138.8255</text:p>
          </table:table-cell>
          <table:table-cell table:formula="of:=MEDIAN([.K4:.K33])" office:value-type="float" office:value="-1792.835" calcext:value-type="float">
            <text:p>-1792.835</text:p>
          </table:table-cell>
          <table:table-cell table:formula="of:=MEDIAN([.L4:.L33])" office:value-type="float" office:value="-1282.96" calcext:value-type="float">
            <text:p>-1282.96</text:p>
          </table:table-cell>
          <table:table-cell table:formula="of:=MEDIAN([.M4:.M33])" office:value-type="float" office:value="4.03899" calcext:value-type="float">
            <text:p>4.03899</text:p>
          </table:table-cell>
          <table:table-cell table:formula="of:=MEDIAN([.N4:.N33])" office:value-type="float" office:value="-1.38452" calcext:value-type="float">
            <text:p>-1.38452</text:p>
          </table:table-cell>
          <table:table-cell table:formula="of:=MEDIAN([.O4:.O33])" office:value-type="float" office:value="-4.437605" calcext:value-type="float">
            <text:p>-4.437605</text:p>
          </table:table-cell>
          <table:table-cell table:formula="of:=MEDIAN([.P4:.P33])" office:value-type="float" office:value="-19.1981" calcext:value-type="float">
            <text:p>-19.1981</text:p>
          </table:table-cell>
        </table:table-row>
        <table:table-row table:style-name="ro1">
          <table:table-cell office:value-type="string" calcext:value-type="string">
            <text:p>std deviation</text:p>
          </table:table-cell>
          <table:table-cell table:formula="of:=STDEV([.B4:.B33])" office:value-type="float" office:value="315.949437528062" calcext:value-type="float">
            <text:p>315.9494375281</text:p>
          </table:table-cell>
          <table:table-cell table:formula="of:=STDEV([.C4:.C33])" office:value-type="float" office:value="3243.99997803195" calcext:value-type="float">
            <text:p>3243.999978032</text:p>
          </table:table-cell>
          <table:table-cell table:style-name="Default" table:formula="of:=STDEV([.D4:.D33])" office:value-type="float" office:value="2288019739.0926" calcext:value-type="float">
            <text:p>2288019739.0926</text:p>
          </table:table-cell>
          <table:table-cell table:formula="of:=STDEV([.E4:.E33])" office:value-type="float" office:value="6682.1279905999" calcext:value-type="float">
            <text:p>6682.1279905999</text:p>
          </table:table-cell>
          <table:table-cell table:formula="of:=STDEV([.F4:.F33])" office:value-type="float" office:value="24.0815257900144" calcext:value-type="float">
            <text:p>24.08152579</text:p>
          </table:table-cell>
          <table:table-cell table:formula="of:=STDEV([.G4:.G33])" office:value-type="float" office:value="0.336281473112363" calcext:value-type="float">
            <text:p>0.3362814731</text:p>
          </table:table-cell>
          <table:table-cell table:formula="of:=STDEV([.H4:.H33])" office:value-type="float" office:value="2.08631595850776" calcext:value-type="float">
            <text:p>2.0863159585</text:p>
          </table:table-cell>
          <table:table-cell table:formula="of:=STDEV([.I4:.I33])" office:value-type="float" office:value="15.7480637114247" calcext:value-type="float">
            <text:p>15.7480637114</text:p>
          </table:table-cell>
          <table:table-cell table:formula="of:=STDEV([.J4:.J33])" office:value-type="float" office:value="5.41444323837726" calcext:value-type="float">
            <text:p>5.4144432384</text:p>
          </table:table-cell>
          <table:table-cell table:formula="of:=STDEV([.K4:.K33])" office:value-type="float" office:value="542.187835562823" calcext:value-type="float">
            <text:p>542.1878355628</text:p>
          </table:table-cell>
          <table:table-cell table:formula="of:=STDEV([.L4:.L33])" office:value-type="float" office:value="253.260552984934" calcext:value-type="float">
            <text:p>253.2605529849</text:p>
          </table:table-cell>
          <table:table-cell table:formula="of:=STDEV([.M4:.M33])" office:value-type="float" office:value="0.131304482113097" calcext:value-type="float">
            <text:p>0.1313044821</text:p>
          </table:table-cell>
          <table:table-cell table:formula="of:=STDEV([.N4:.N33])" office:value-type="float" office:value="0.495518124704131" calcext:value-type="float">
            <text:p>0.4955181247</text:p>
          </table:table-cell>
          <table:table-cell table:formula="of:=STDEV([.O4:.O33])" office:value-type="float" office:value="0.901789508048162" calcext:value-type="float">
            <text:p>0.901789508</text:p>
          </table:table-cell>
          <table:table-cell table:formula="of:=STDEV([.P4:.P33])" office:value-type="float" office:value="2.31177619413766" calcext:value-type="float">
            <text:p>2.3117761941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-1910.87" calcext:value-type="float">
            <text:p>-1910.87</text:p>
          </table:table-cell>
          <table:table-cell office:value-type="float" office:value="40054" calcext:value-type="float">
            <text:p>40054</text:p>
          </table:table-cell>
          <table:table-cell office:value-type="float" office:value="18685700000" calcext:value-type="float">
            <text:p>1.87E+10</text:p>
          </table:table-cell>
          <table:table-cell office:value-type="float" office:value="122800" calcext:value-type="float">
            <text:p>122800</text:p>
          </table:table-cell>
          <table:table-cell office:value-type="float" office:value="316.532" calcext:value-type="float">
            <text:p>316.532</text:p>
          </table:table-cell>
          <table:table-cell office:value-type="float" office:value="13.3092" calcext:value-type="float">
            <text:p>13.3092</text:p>
          </table:table-cell>
          <table:table-cell office:value-type="float" office:value="54.0294" calcext:value-type="float">
            <text:p>54.0294</text:p>
          </table:table-cell>
          <table:table-cell office:value-type="float" office:value="272.443" calcext:value-type="float">
            <text:p>272.443</text:p>
          </table:table-cell>
          <table:table-cell office:value-type="float" office:value="302.424" calcext:value-type="float">
            <text:p>302.424</text:p>
          </table:table-cell>
          <table:table-cell office:value-type="float" office:value="-4041.92" calcext:value-type="float">
            <text:p>-4041.92</text:p>
          </table:table-cell>
          <table:table-cell office:value-type="float" office:value="-1817.15" calcext:value-type="float">
            <text:p>-1817.15</text:p>
          </table:table-cell>
          <table:table-cell office:value-type="float" office:value="8.84883" calcext:value-type="float">
            <text:p>8.84883</text:p>
          </table:table-cell>
          <table:table-cell office:value-type="float" office:value="-2.46942" calcext:value-type="float">
            <text:p>-2.46942</text:p>
          </table:table-cell>
          <table:table-cell office:value-type="float" office:value="-5.56505" calcext:value-type="float">
            <text:p>-5.56505</text:p>
          </table:table-cell>
          <table:table-cell office:value-type="float" office:value="-12.4756" calcext:value-type="float">
            <text:p>-12.4756</text:p>
          </table:table-cell>
        </table:table-row>
        <table:table-row table:style-name="ro1">
          <table:table-cell/>
          <table:table-cell office:value-type="float" office:value="-1696.99" calcext:value-type="float">
            <text:p>-1696.99</text:p>
          </table:table-cell>
          <table:table-cell office:value-type="float" office:value="45772" calcext:value-type="float">
            <text:p>45772</text:p>
          </table:table-cell>
          <table:table-cell office:value-type="float" office:value="7633650000" calcext:value-type="float">
            <text:p>7.63E+09</text:p>
          </table:table-cell>
          <table:table-cell office:value-type="float" office:value="147520" calcext:value-type="float">
            <text:p>147520</text:p>
          </table:table-cell>
          <table:table-cell office:value-type="float" office:value="297.122" calcext:value-type="float">
            <text:p>297.122</text:p>
          </table:table-cell>
          <table:table-cell office:value-type="float" office:value="14.295" calcext:value-type="float">
            <text:p>14.295</text:p>
          </table:table-cell>
          <table:table-cell office:value-type="float" office:value="50.705" calcext:value-type="float">
            <text:p>50.705</text:p>
          </table:table-cell>
          <table:table-cell office:value-type="float" office:value="272.861" calcext:value-type="float">
            <text:p>272.861</text:p>
          </table:table-cell>
          <table:table-cell office:value-type="float" office:value="303.698" calcext:value-type="float">
            <text:p>303.698</text:p>
          </table:table-cell>
          <table:table-cell office:value-type="float" office:value="-4286.27" calcext:value-type="float">
            <text:p>-4286.27</text:p>
          </table:table-cell>
          <table:table-cell office:value-type="float" office:value="-2370.93" calcext:value-type="float">
            <text:p>-2370.93</text:p>
          </table:table-cell>
          <table:table-cell office:value-type="float" office:value="8.81079" calcext:value-type="float">
            <text:p>8.81079</text:p>
          </table:table-cell>
          <table:table-cell office:value-type="float" office:value="-1.86537" calcext:value-type="float">
            <text:p>-1.86537</text:p>
          </table:table-cell>
          <table:table-cell office:value-type="float" office:value="-5.17117" calcext:value-type="float">
            <text:p>-5.17117</text:p>
          </table:table-cell>
          <table:table-cell office:value-type="float" office:value="-14.6404" calcext:value-type="float">
            <text:p>-14.6404</text:p>
          </table:table-cell>
        </table:table-row>
        <table:table-row table:style-name="ro1">
          <table:table-cell/>
          <table:table-cell office:value-type="float" office:value="-3381.59" calcext:value-type="float">
            <text:p>-3381.59</text:p>
          </table:table-cell>
          <table:table-cell office:value-type="float" office:value="40944" calcext:value-type="float">
            <text:p>40944</text:p>
          </table:table-cell>
          <table:table-cell office:value-type="float" office:value="10730400000" calcext:value-type="float">
            <text:p>1.07E+10</text:p>
          </table:table-cell>
          <table:table-cell office:value-type="float" office:value="111960" calcext:value-type="float">
            <text:p>111960</text:p>
          </table:table-cell>
          <table:table-cell office:value-type="float" office:value="261.007" calcext:value-type="float">
            <text:p>261.007</text:p>
          </table:table-cell>
          <table:table-cell office:value-type="float" office:value="14.2375" calcext:value-type="float">
            <text:p>14.2375</text:p>
          </table:table-cell>
          <table:table-cell office:value-type="float" office:value="48.5996" calcext:value-type="float">
            <text:p>48.5996</text:p>
          </table:table-cell>
          <table:table-cell office:value-type="float" office:value="293.562" calcext:value-type="float">
            <text:p>293.562</text:p>
          </table:table-cell>
          <table:table-cell office:value-type="float" office:value="312.574" calcext:value-type="float">
            <text:p>312.574</text:p>
          </table:table-cell>
          <table:table-cell office:value-type="float" office:value="-2033.17" calcext:value-type="float">
            <text:p>-2033.17</text:p>
          </table:table-cell>
          <table:table-cell office:value-type="float" office:value="-1370.09" calcext:value-type="float">
            <text:p>-1370.09</text:p>
          </table:table-cell>
          <table:table-cell office:value-type="float" office:value="7.86544" calcext:value-type="float">
            <text:p>7.86544</text:p>
          </table:table-cell>
          <table:table-cell office:value-type="float" office:value="-1.92465" calcext:value-type="float">
            <text:p>-1.92465</text:p>
          </table:table-cell>
          <table:table-cell office:value-type="float" office:value="-5.47614" calcext:value-type="float">
            <text:p>-5.47614</text:p>
          </table:table-cell>
          <table:table-cell office:value-type="float" office:value="-14.6404" calcext:value-type="float">
            <text:p>-14.6404</text:p>
          </table:table-cell>
        </table:table-row>
        <table:table-row table:style-name="ro1">
          <table:table-cell/>
          <table:table-cell office:value-type="float" office:value="-2309.24" calcext:value-type="float">
            <text:p>-2309.24</text:p>
          </table:table-cell>
          <table:table-cell office:value-type="float" office:value="43289" calcext:value-type="float">
            <text:p>43289</text:p>
          </table:table-cell>
          <table:table-cell office:value-type="float" office:value="20305200000" calcext:value-type="float">
            <text:p>2.03E+10</text:p>
          </table:table-cell>
          <table:table-cell office:value-type="float" office:value="114080" calcext:value-type="float">
            <text:p>114080</text:p>
          </table:table-cell>
          <table:table-cell office:value-type="float" office:value="249.051" calcext:value-type="float">
            <text:p>249.051</text:p>
          </table:table-cell>
          <table:table-cell office:value-type="float" office:value="13.181" calcext:value-type="float">
            <text:p>13.181</text:p>
          </table:table-cell>
          <table:table-cell office:value-type="float" office:value="46.7492" calcext:value-type="float">
            <text:p>46.7492</text:p>
          </table:table-cell>
          <table:table-cell office:value-type="float" office:value="254.37" calcext:value-type="float">
            <text:p>254.37</text:p>
          </table:table-cell>
          <table:table-cell office:value-type="float" office:value="312.802" calcext:value-type="float">
            <text:p>312.802</text:p>
          </table:table-cell>
          <table:table-cell office:value-type="float" office:value="-2243.62" calcext:value-type="float">
            <text:p>-2243.62</text:p>
          </table:table-cell>
          <table:table-cell office:value-type="float" office:value="-1637.31" calcext:value-type="float">
            <text:p>-1637.31</text:p>
          </table:table-cell>
          <table:table-cell office:value-type="float" office:value="8.75968" calcext:value-type="float">
            <text:p>8.75968</text:p>
          </table:table-cell>
          <table:table-cell office:value-type="float" office:value="-3.27363" calcext:value-type="float">
            <text:p>-3.27363</text:p>
          </table:table-cell>
          <table:table-cell office:value-type="float" office:value="-7.05667" calcext:value-type="float">
            <text:p>-7.05667</text:p>
          </table:table-cell>
          <table:table-cell office:value-type="float" office:value="-14.6404" calcext:value-type="float">
            <text:p>-14.6404</text:p>
          </table:table-cell>
        </table:table-row>
        <table:table-row table:style-name="ro1">
          <table:table-cell/>
          <table:table-cell office:value-type="float" office:value="-3308.55" calcext:value-type="float">
            <text:p>-3308.55</text:p>
          </table:table-cell>
          <table:table-cell office:value-type="float" office:value="45667" calcext:value-type="float">
            <text:p>45667</text:p>
          </table:table-cell>
          <table:table-cell office:value-type="float" office:value="17661100000" calcext:value-type="float">
            <text:p>1.77E+10</text:p>
          </table:table-cell>
          <table:table-cell office:value-type="float" office:value="98840" calcext:value-type="float">
            <text:p>98840</text:p>
          </table:table-cell>
          <table:table-cell office:value-type="float" office:value="258.288" calcext:value-type="float">
            <text:p>258.288</text:p>
          </table:table-cell>
          <table:table-cell office:value-type="float" office:value="13.4705" calcext:value-type="float">
            <text:p>13.4705</text:p>
          </table:table-cell>
          <table:table-cell office:value-type="float" office:value="48.7221" calcext:value-type="float">
            <text:p>48.7221</text:p>
          </table:table-cell>
          <table:table-cell office:value-type="float" office:value="303.815" calcext:value-type="float">
            <text:p>303.815</text:p>
          </table:table-cell>
          <table:table-cell office:value-type="float" office:value="317.885" calcext:value-type="float">
            <text:p>317.885</text:p>
          </table:table-cell>
          <table:table-cell office:value-type="float" office:value="-2736.5" calcext:value-type="float">
            <text:p>-2736.5</text:p>
          </table:table-cell>
          <table:table-cell office:value-type="float" office:value="-1716.73" calcext:value-type="float">
            <text:p>-1716.73</text:p>
          </table:table-cell>
          <table:table-cell office:value-type="float" office:value="8.69769" calcext:value-type="float">
            <text:p>8.69769</text:p>
          </table:table-cell>
          <table:table-cell office:value-type="float" office:value="-2.13134" calcext:value-type="float">
            <text:p>-2.13134</text:p>
          </table:table-cell>
          <table:table-cell office:value-type="float" office:value="-8.56678" calcext:value-type="float">
            <text:p>-8.56678</text:p>
          </table:table-cell>
          <table:table-cell office:value-type="float" office:value="-14.6404" calcext:value-type="float">
            <text:p>-14.6404</text:p>
          </table:table-cell>
        </table:table-row>
        <table:table-row table:style-name="ro1">
          <table:table-cell/>
          <table:table-cell office:value-type="float" office:value="-1776.1" calcext:value-type="float">
            <text:p>-1776.1</text:p>
          </table:table-cell>
          <table:table-cell office:value-type="float" office:value="35152" calcext:value-type="float">
            <text:p>35152</text:p>
          </table:table-cell>
          <table:table-cell office:value-type="float" office:value="19717100000" calcext:value-type="float">
            <text:p>1.97E+10</text:p>
          </table:table-cell>
          <table:table-cell office:value-type="float" office:value="128360" calcext:value-type="float">
            <text:p>128360</text:p>
          </table:table-cell>
          <table:table-cell office:value-type="float" office:value="282.098" calcext:value-type="float">
            <text:p>282.098</text:p>
          </table:table-cell>
          <table:table-cell office:value-type="float" office:value="14.0992" calcext:value-type="float">
            <text:p>14.0992</text:p>
          </table:table-cell>
          <table:table-cell office:value-type="float" office:value="49.7351" calcext:value-type="float">
            <text:p>49.7351</text:p>
          </table:table-cell>
          <table:table-cell office:value-type="float" office:value="295.107" calcext:value-type="float">
            <text:p>295.107</text:p>
          </table:table-cell>
          <table:table-cell office:value-type="float" office:value="293.715" calcext:value-type="float">
            <text:p>293.715</text:p>
          </table:table-cell>
          <table:table-cell office:value-type="float" office:value="-3083.96" calcext:value-type="float">
            <text:p>-3083.96</text:p>
          </table:table-cell>
          <table:table-cell office:value-type="float" office:value="-1337.39" calcext:value-type="float">
            <text:p>-1337.39</text:p>
          </table:table-cell>
          <table:table-cell office:value-type="float" office:value="8.904" calcext:value-type="float">
            <text:p>8.904</text:p>
          </table:table-cell>
          <table:table-cell office:value-type="float" office:value="-2.72989" calcext:value-type="float">
            <text:p>-2.72989</text:p>
          </table:table-cell>
          <table:table-cell office:value-type="float" office:value="-4.97279" calcext:value-type="float">
            <text:p>-4.97279</text:p>
          </table:table-cell>
          <table:table-cell office:value-type="float" office:value="-14.6404" calcext:value-type="float">
            <text:p>-14.6404</text:p>
          </table:table-cell>
        </table:table-row>
        <table:table-row table:style-name="ro1">
          <table:table-cell/>
          <table:table-cell office:value-type="float" office:value="-2495.52" calcext:value-type="float">
            <text:p>-2495.52</text:p>
          </table:table-cell>
          <table:table-cell office:value-type="float" office:value="42321" calcext:value-type="float">
            <text:p>42321</text:p>
          </table:table-cell>
          <table:table-cell office:value-type="float" office:value="15483000000" calcext:value-type="float">
            <text:p>1.55E+10</text:p>
          </table:table-cell>
          <table:table-cell office:value-type="float" office:value="149040" calcext:value-type="float">
            <text:p>149040</text:p>
          </table:table-cell>
          <table:table-cell office:value-type="float" office:value="314.038" calcext:value-type="float">
            <text:p>314.038</text:p>
          </table:table-cell>
          <table:table-cell office:value-type="float" office:value="12.2785" calcext:value-type="float">
            <text:p>12.2785</text:p>
          </table:table-cell>
          <table:table-cell office:value-type="float" office:value="48.4086" calcext:value-type="float">
            <text:p>48.4086</text:p>
          </table:table-cell>
          <table:table-cell office:value-type="float" office:value="311.61" calcext:value-type="float">
            <text:p>311.61</text:p>
          </table:table-cell>
          <table:table-cell office:value-type="float" office:value="312.538" calcext:value-type="float">
            <text:p>312.538</text:p>
          </table:table-cell>
          <table:table-cell office:value-type="float" office:value="-2241.98" calcext:value-type="float">
            <text:p>-2241.98</text:p>
          </table:table-cell>
          <table:table-cell office:value-type="float" office:value="-1953.24" calcext:value-type="float">
            <text:p>-1953.24</text:p>
          </table:table-cell>
          <table:table-cell office:value-type="float" office:value="8.84628" calcext:value-type="float">
            <text:p>8.84628</text:p>
          </table:table-cell>
          <table:table-cell office:value-type="float" office:value="-2.22338" calcext:value-type="float">
            <text:p>-2.22338</text:p>
          </table:table-cell>
          <table:table-cell office:value-type="float" office:value="-5.40834" calcext:value-type="float">
            <text:p>-5.40834</text:p>
          </table:table-cell>
          <table:table-cell office:value-type="float" office:value="-14.6404" calcext:value-type="float">
            <text:p>-14.6404</text:p>
          </table:table-cell>
        </table:table-row>
        <table:table-row table:style-name="ro1">
          <table:table-cell/>
          <table:table-cell office:value-type="float" office:value="-1753.65" calcext:value-type="float">
            <text:p>-1753.65</text:p>
          </table:table-cell>
          <table:table-cell office:value-type="float" office:value="54835" calcext:value-type="float">
            <text:p>54835</text:p>
          </table:table-cell>
          <table:table-cell office:value-type="float" office:value="23406500000" calcext:value-type="float">
            <text:p>2.34E+10</text:p>
          </table:table-cell>
          <table:table-cell office:value-type="float" office:value="144560" calcext:value-type="float">
            <text:p>144560</text:p>
          </table:table-cell>
          <table:table-cell office:value-type="float" office:value="253.313" calcext:value-type="float">
            <text:p>253.313</text:p>
          </table:table-cell>
          <table:table-cell office:value-type="float" office:value="14.0274" calcext:value-type="float">
            <text:p>14.0274</text:p>
          </table:table-cell>
          <table:table-cell office:value-type="float" office:value="52.4705" calcext:value-type="float">
            <text:p>52.4705</text:p>
          </table:table-cell>
          <table:table-cell office:value-type="float" office:value="265.832" calcext:value-type="float">
            <text:p>265.832</text:p>
          </table:table-cell>
          <table:table-cell office:value-type="float" office:value="306.999" calcext:value-type="float">
            <text:p>306.999</text:p>
          </table:table-cell>
          <table:table-cell office:value-type="float" office:value="-2809.58" calcext:value-type="float">
            <text:p>-2809.58</text:p>
          </table:table-cell>
          <table:table-cell office:value-type="float" office:value="-1617.48" calcext:value-type="float">
            <text:p>-1617.48</text:p>
          </table:table-cell>
          <table:table-cell office:value-type="float" office:value="9.03187" calcext:value-type="float">
            <text:p>9.03187</text:p>
          </table:table-cell>
          <table:table-cell office:value-type="float" office:value="-2.36168" calcext:value-type="float">
            <text:p>-2.36168</text:p>
          </table:table-cell>
          <table:table-cell office:value-type="float" office:value="-7.64268" calcext:value-type="float">
            <text:p>-7.64268</text:p>
          </table:table-cell>
          <table:table-cell office:value-type="float" office:value="-14.6404" calcext:value-type="float">
            <text:p>-14.6404</text:p>
          </table:table-cell>
        </table:table-row>
        <table:table-row table:style-name="ro1">
          <table:table-cell/>
          <table:table-cell office:value-type="float" office:value="-1574.77" calcext:value-type="float">
            <text:p>-1574.77</text:p>
          </table:table-cell>
          <table:table-cell office:value-type="float" office:value="42698" calcext:value-type="float">
            <text:p>42698</text:p>
          </table:table-cell>
          <table:table-cell office:value-type="float" office:value="16591900000" calcext:value-type="float">
            <text:p>1.66E+10</text:p>
          </table:table-cell>
          <table:table-cell office:value-type="float" office:value="105920" calcext:value-type="float">
            <text:p>105920</text:p>
          </table:table-cell>
          <table:table-cell office:value-type="float" office:value="253.962" calcext:value-type="float">
            <text:p>253.962</text:p>
          </table:table-cell>
          <table:table-cell office:value-type="float" office:value="13.7941" calcext:value-type="float">
            <text:p>13.7941</text:p>
          </table:table-cell>
          <table:table-cell office:value-type="float" office:value="47.9362" calcext:value-type="float">
            <text:p>47.9362</text:p>
          </table:table-cell>
          <table:table-cell office:value-type="float" office:value="205.073" calcext:value-type="float">
            <text:p>205.073</text:p>
          </table:table-cell>
          <table:table-cell office:value-type="float" office:value="314.335" calcext:value-type="float">
            <text:p>314.335</text:p>
          </table:table-cell>
          <table:table-cell office:value-type="float" office:value="-3135.48" calcext:value-type="float">
            <text:p>-3135.48</text:p>
          </table:table-cell>
          <table:table-cell office:value-type="float" office:value="-1120.02" calcext:value-type="float">
            <text:p>-1120.02</text:p>
          </table:table-cell>
          <table:table-cell office:value-type="float" office:value="8.97631" calcext:value-type="float">
            <text:p>8.97631</text:p>
          </table:table-cell>
          <table:table-cell office:value-type="float" office:value="-1.76927" calcext:value-type="float">
            <text:p>-1.76927</text:p>
          </table:table-cell>
          <table:table-cell office:value-type="float" office:value="-7.50096" calcext:value-type="float">
            <text:p>-7.50096</text:p>
          </table:table-cell>
          <table:table-cell office:value-type="float" office:value="-12.4756" calcext:value-type="float">
            <text:p>-12.4756</text:p>
          </table:table-cell>
        </table:table-row>
        <table:table-row table:style-name="ro1">
          <table:table-cell/>
          <table:table-cell office:value-type="float" office:value="-2206.58" calcext:value-type="float">
            <text:p>-2206.58</text:p>
          </table:table-cell>
          <table:table-cell office:value-type="float" office:value="47544" calcext:value-type="float">
            <text:p>47544</text:p>
          </table:table-cell>
          <table:table-cell office:value-type="float" office:value="13794500000" calcext:value-type="float">
            <text:p>1.38E+10</text:p>
          </table:table-cell>
          <table:table-cell office:value-type="float" office:value="92400" calcext:value-type="float">
            <text:p>92400</text:p>
          </table:table-cell>
          <table:table-cell office:value-type="float" office:value="267.474" calcext:value-type="float">
            <text:p>267.474</text:p>
          </table:table-cell>
          <table:table-cell office:value-type="float" office:value="12.5201" calcext:value-type="float">
            <text:p>12.5201</text:p>
          </table:table-cell>
          <table:table-cell office:value-type="float" office:value="50.5015" calcext:value-type="float">
            <text:p>50.5015</text:p>
          </table:table-cell>
          <table:table-cell office:value-type="float" office:value="300.654" calcext:value-type="float">
            <text:p>300.654</text:p>
          </table:table-cell>
          <table:table-cell office:value-type="float" office:value="299.266" calcext:value-type="float">
            <text:p>299.266</text:p>
          </table:table-cell>
          <table:table-cell office:value-type="float" office:value="-2352.88" calcext:value-type="float">
            <text:p>-2352.88</text:p>
          </table:table-cell>
          <table:table-cell office:value-type="float" office:value="-1563.85" calcext:value-type="float">
            <text:p>-1563.85</text:p>
          </table:table-cell>
          <table:table-cell office:value-type="float" office:value="8.57557" calcext:value-type="float">
            <text:p>8.57557</text:p>
          </table:table-cell>
          <table:table-cell office:value-type="float" office:value="-1.90659" calcext:value-type="float">
            <text:p>-1.90659</text:p>
          </table:table-cell>
          <table:table-cell office:value-type="float" office:value="-4.65802" calcext:value-type="float">
            <text:p>-4.65802</text:p>
          </table:table-cell>
          <table:table-cell office:value-type="float" office:value="-14.6404" calcext:value-type="float">
            <text:p>-14.6404</text:p>
          </table:table-cell>
        </table:table-row>
        <table:table-row table:style-name="ro1">
          <table:table-cell/>
          <table:table-cell office:value-type="float" office:value="-2159.17" calcext:value-type="float">
            <text:p>-2159.17</text:p>
          </table:table-cell>
          <table:table-cell office:value-type="float" office:value="27230" calcext:value-type="float">
            <text:p>27230</text:p>
          </table:table-cell>
          <table:table-cell office:value-type="float" office:value="12918700000" calcext:value-type="float">
            <text:p>1.29E+10</text:p>
          </table:table-cell>
          <table:table-cell office:value-type="float" office:value="135280" calcext:value-type="float">
            <text:p>135280</text:p>
          </table:table-cell>
          <table:table-cell office:value-type="float" office:value="252.351" calcext:value-type="float">
            <text:p>252.351</text:p>
          </table:table-cell>
          <table:table-cell office:value-type="float" office:value="13.261" calcext:value-type="float">
            <text:p>13.261</text:p>
          </table:table-cell>
          <table:table-cell office:value-type="float" office:value="45.9535" calcext:value-type="float">
            <text:p>45.9535</text:p>
          </table:table-cell>
          <table:table-cell office:value-type="float" office:value="202.094" calcext:value-type="float">
            <text:p>202.094</text:p>
          </table:table-cell>
          <table:table-cell office:value-type="float" office:value="304.092" calcext:value-type="float">
            <text:p>304.092</text:p>
          </table:table-cell>
          <table:table-cell office:value-type="float" office:value="-3073.25" calcext:value-type="float">
            <text:p>-3073.25</text:p>
          </table:table-cell>
          <table:table-cell office:value-type="float" office:value="-2085.45" calcext:value-type="float">
            <text:p>-2085.45</text:p>
          </table:table-cell>
          <table:table-cell office:value-type="float" office:value="8.53621" calcext:value-type="float">
            <text:p>8.53621</text:p>
          </table:table-cell>
          <table:table-cell office:value-type="float" office:value="-1.87303" calcext:value-type="float">
            <text:p>-1.87303</text:p>
          </table:table-cell>
          <table:table-cell office:value-type="float" office:value="-8.01815" calcext:value-type="float">
            <text:p>-8.01815</text:p>
          </table:table-cell>
          <table:table-cell office:value-type="float" office:value="-14.6404" calcext:value-type="float">
            <text:p>-14.6404</text:p>
          </table:table-cell>
        </table:table-row>
        <table:table-row table:style-name="ro1">
          <table:table-cell/>
          <table:table-cell office:value-type="float" office:value="-2138.87" calcext:value-type="float">
            <text:p>-2138.87</text:p>
          </table:table-cell>
          <table:table-cell office:value-type="float" office:value="42123" calcext:value-type="float">
            <text:p>42123</text:p>
          </table:table-cell>
          <table:table-cell office:value-type="float" office:value="16283900000" calcext:value-type="float">
            <text:p>1.63E+10</text:p>
          </table:table-cell>
          <table:table-cell office:value-type="float" office:value="172680" calcext:value-type="float">
            <text:p>172680</text:p>
          </table:table-cell>
          <table:table-cell office:value-type="float" office:value="271.911" calcext:value-type="float">
            <text:p>271.911</text:p>
          </table:table-cell>
          <table:table-cell office:value-type="float" office:value="13.2188" calcext:value-type="float">
            <text:p>13.2188</text:p>
          </table:table-cell>
          <table:table-cell office:value-type="float" office:value="44.2571" calcext:value-type="float">
            <text:p>44.2571</text:p>
          </table:table-cell>
          <table:table-cell office:value-type="float" office:value="238.99" calcext:value-type="float">
            <text:p>238.99</text:p>
          </table:table-cell>
          <table:table-cell office:value-type="float" office:value="310.573" calcext:value-type="float">
            <text:p>310.573</text:p>
          </table:table-cell>
          <table:table-cell office:value-type="float" office:value="-2373.5" calcext:value-type="float">
            <text:p>-2373.5</text:p>
          </table:table-cell>
          <table:table-cell office:value-type="float" office:value="-1490.61" calcext:value-type="float">
            <text:p>-1490.61</text:p>
          </table:table-cell>
          <table:table-cell office:value-type="float" office:value="8.82391" calcext:value-type="float">
            <text:p>8.82391</text:p>
          </table:table-cell>
          <table:table-cell office:value-type="float" office:value="-1.49354" calcext:value-type="float">
            <text:p>-1.49354</text:p>
          </table:table-cell>
          <table:table-cell office:value-type="float" office:value="-5.60778" calcext:value-type="float">
            <text:p>-5.60778</text:p>
          </table:table-cell>
          <table:table-cell office:value-type="float" office:value="-14.6404" calcext:value-type="float">
            <text:p>-14.6404</text:p>
          </table:table-cell>
        </table:table-row>
        <table:table-row table:style-name="ro1">
          <table:table-cell/>
          <table:table-cell office:value-type="float" office:value="-1491.32" calcext:value-type="float">
            <text:p>-1491.32</text:p>
          </table:table-cell>
          <table:table-cell office:value-type="float" office:value="41559" calcext:value-type="float">
            <text:p>41559</text:p>
          </table:table-cell>
          <table:table-cell office:value-type="float" office:value="15679900000" calcext:value-type="float">
            <text:p>1.57E+10</text:p>
          </table:table-cell>
          <table:table-cell office:value-type="float" office:value="120560" calcext:value-type="float">
            <text:p>120560</text:p>
          </table:table-cell>
          <table:table-cell office:value-type="float" office:value="264.467" calcext:value-type="float">
            <text:p>264.467</text:p>
          </table:table-cell>
          <table:table-cell office:value-type="float" office:value="14.7017" calcext:value-type="float">
            <text:p>14.7017</text:p>
          </table:table-cell>
          <table:table-cell office:value-type="float" office:value="49.9226" calcext:value-type="float">
            <text:p>49.9226</text:p>
          </table:table-cell>
          <table:table-cell office:value-type="float" office:value="270.661" calcext:value-type="float">
            <text:p>270.661</text:p>
          </table:table-cell>
          <table:table-cell office:value-type="float" office:value="314.715" calcext:value-type="float">
            <text:p>314.715</text:p>
          </table:table-cell>
          <table:table-cell office:value-type="float" office:value="-4606.54" calcext:value-type="float">
            <text:p>-4606.54</text:p>
          </table:table-cell>
          <table:table-cell office:value-type="float" office:value="-1594.99" calcext:value-type="float">
            <text:p>-1594.99</text:p>
          </table:table-cell>
          <table:table-cell office:value-type="float" office:value="8.57499" calcext:value-type="float">
            <text:p>8.57499</text:p>
          </table:table-cell>
          <table:table-cell office:value-type="float" office:value="-2.34868" calcext:value-type="float">
            <text:p>-2.34868</text:p>
          </table:table-cell>
          <table:table-cell office:value-type="float" office:value="-6.03643" calcext:value-type="float">
            <text:p>-6.03643</text:p>
          </table:table-cell>
          <table:table-cell office:value-type="float" office:value="-12.4756" calcext:value-type="float">
            <text:p>-12.4756</text:p>
          </table:table-cell>
        </table:table-row>
        <table:table-row table:style-name="ro1">
          <table:table-cell/>
          <table:table-cell office:value-type="float" office:value="-1716.67" calcext:value-type="float">
            <text:p>-1716.67</text:p>
          </table:table-cell>
          <table:table-cell office:value-type="float" office:value="43371" calcext:value-type="float">
            <text:p>43371</text:p>
          </table:table-cell>
          <table:table-cell office:value-type="float" office:value="19628500000" calcext:value-type="float">
            <text:p>1.96E+10</text:p>
          </table:table-cell>
          <table:table-cell office:value-type="float" office:value="146160" calcext:value-type="float">
            <text:p>146160</text:p>
          </table:table-cell>
          <table:table-cell office:value-type="float" office:value="256.312" calcext:value-type="float">
            <text:p>256.312</text:p>
          </table:table-cell>
          <table:table-cell office:value-type="float" office:value="13.2972" calcext:value-type="float">
            <text:p>13.2972</text:p>
          </table:table-cell>
          <table:table-cell office:value-type="float" office:value="47.8418" calcext:value-type="float">
            <text:p>47.8418</text:p>
          </table:table-cell>
          <table:table-cell office:value-type="float" office:value="296.121" calcext:value-type="float">
            <text:p>296.121</text:p>
          </table:table-cell>
          <table:table-cell office:value-type="float" office:value="299.162" calcext:value-type="float">
            <text:p>299.162</text:p>
          </table:table-cell>
          <table:table-cell office:value-type="float" office:value="-2949.32" calcext:value-type="float">
            <text:p>-2949.32</text:p>
          </table:table-cell>
          <table:table-cell office:value-type="float" office:value="-1714.88" calcext:value-type="float">
            <text:p>-1714.88</text:p>
          </table:table-cell>
          <table:table-cell office:value-type="float" office:value="8.94451" calcext:value-type="float">
            <text:p>8.94451</text:p>
          </table:table-cell>
          <table:table-cell office:value-type="float" office:value="-1.42826" calcext:value-type="float">
            <text:p>-1.42826</text:p>
          </table:table-cell>
          <table:table-cell office:value-type="float" office:value="-7.75141" calcext:value-type="float">
            <text:p>-7.75141</text:p>
          </table:table-cell>
          <table:table-cell office:value-type="float" office:value="-14.6404" calcext:value-type="float">
            <text:p>-14.6404</text:p>
          </table:table-cell>
        </table:table-row>
        <table:table-row table:style-name="ro1">
          <table:table-cell/>
          <table:table-cell office:value-type="float" office:value="-1353.62" calcext:value-type="float">
            <text:p>-1353.62</text:p>
          </table:table-cell>
          <table:table-cell office:value-type="float" office:value="30573" calcext:value-type="float">
            <text:p>30573</text:p>
          </table:table-cell>
          <table:table-cell office:value-type="float" office:value="19967900000" calcext:value-type="float">
            <text:p>2.00E+10</text:p>
          </table:table-cell>
          <table:table-cell office:value-type="float" office:value="160960" calcext:value-type="float">
            <text:p>160960</text:p>
          </table:table-cell>
          <table:table-cell office:value-type="float" office:value="304.457" calcext:value-type="float">
            <text:p>304.457</text:p>
          </table:table-cell>
          <table:table-cell office:value-type="float" office:value="13.6341" calcext:value-type="float">
            <text:p>13.6341</text:p>
          </table:table-cell>
          <table:table-cell office:value-type="float" office:value="44.8636" calcext:value-type="float">
            <text:p>44.8636</text:p>
          </table:table-cell>
          <table:table-cell office:value-type="float" office:value="281.098" calcext:value-type="float">
            <text:p>281.098</text:p>
          </table:table-cell>
          <table:table-cell office:value-type="float" office:value="302.466" calcext:value-type="float">
            <text:p>302.466</text:p>
          </table:table-cell>
          <table:table-cell office:value-type="float" office:value="-2253.05" calcext:value-type="float">
            <text:p>-2253.05</text:p>
          </table:table-cell>
          <table:table-cell office:value-type="float" office:value="-1586.38" calcext:value-type="float">
            <text:p>-1586.38</text:p>
          </table:table-cell>
          <table:table-cell office:value-type="float" office:value="8.79012" calcext:value-type="float">
            <text:p>8.79012</text:p>
          </table:table-cell>
          <table:table-cell office:value-type="float" office:value="-3.8665" calcext:value-type="float">
            <text:p>-3.8665</text:p>
          </table:table-cell>
          <table:table-cell office:value-type="float" office:value="-4.02897" calcext:value-type="float">
            <text:p>-4.02897</text:p>
          </table:table-cell>
          <table:table-cell office:value-type="float" office:value="-14.6404" calcext:value-type="float">
            <text:p>-14.6404</text:p>
          </table:table-cell>
        </table:table-row>
        <table:table-row table:style-name="ro1">
          <table:table-cell/>
          <table:table-cell office:value-type="float" office:value="-1876.11" calcext:value-type="float">
            <text:p>-1876.11</text:p>
          </table:table-cell>
          <table:table-cell office:value-type="float" office:value="37188" calcext:value-type="float">
            <text:p>37188</text:p>
          </table:table-cell>
          <table:table-cell office:value-type="float" office:value="10371100000" calcext:value-type="float">
            <text:p>1.04E+10</text:p>
          </table:table-cell>
          <table:table-cell office:value-type="float" office:value="89680" calcext:value-type="float">
            <text:p>89680</text:p>
          </table:table-cell>
          <table:table-cell office:value-type="float" office:value="268.29" calcext:value-type="float">
            <text:p>268.29</text:p>
          </table:table-cell>
          <table:table-cell office:value-type="float" office:value="12.9539" calcext:value-type="float">
            <text:p>12.9539</text:p>
          </table:table-cell>
          <table:table-cell office:value-type="float" office:value="43.9137" calcext:value-type="float">
            <text:p>43.9137</text:p>
          </table:table-cell>
          <table:table-cell office:value-type="float" office:value="251.274" calcext:value-type="float">
            <text:p>251.274</text:p>
          </table:table-cell>
          <table:table-cell office:value-type="float" office:value="294.581" calcext:value-type="float">
            <text:p>294.581</text:p>
          </table:table-cell>
          <table:table-cell office:value-type="float" office:value="-3173.41" calcext:value-type="float">
            <text:p>-3173.41</text:p>
          </table:table-cell>
          <table:table-cell office:value-type="float" office:value="-1092.65" calcext:value-type="float">
            <text:p>-1092.65</text:p>
          </table:table-cell>
          <table:table-cell office:value-type="float" office:value="8.51772" calcext:value-type="float">
            <text:p>8.51772</text:p>
          </table:table-cell>
          <table:table-cell office:value-type="float" office:value="-2.85364" calcext:value-type="float">
            <text:p>-2.85364</text:p>
          </table:table-cell>
          <table:table-cell office:value-type="float" office:value="-4.28" calcext:value-type="float">
            <text:p>-4.28</text:p>
          </table:table-cell>
          <table:table-cell office:value-type="float" office:value="-14.6404" calcext:value-type="float">
            <text:p>-14.6404</text:p>
          </table:table-cell>
        </table:table-row>
        <table:table-row table:style-name="ro1">
          <table:table-cell/>
          <table:table-cell office:value-type="float" office:value="-1933.32" calcext:value-type="float">
            <text:p>-1933.32</text:p>
          </table:table-cell>
          <table:table-cell office:value-type="float" office:value="34504" calcext:value-type="float">
            <text:p>34504</text:p>
          </table:table-cell>
          <table:table-cell office:value-type="float" office:value="23205100000" calcext:value-type="float">
            <text:p>2.32E+10</text:p>
          </table:table-cell>
          <table:table-cell office:value-type="float" office:value="145600" calcext:value-type="float">
            <text:p>145600</text:p>
          </table:table-cell>
          <table:table-cell office:value-type="float" office:value="255.038" calcext:value-type="float">
            <text:p>255.038</text:p>
          </table:table-cell>
          <table:table-cell office:value-type="float" office:value="14.1056" calcext:value-type="float">
            <text:p>14.1056</text:p>
          </table:table-cell>
          <table:table-cell office:value-type="float" office:value="52.7792" calcext:value-type="float">
            <text:p>52.7792</text:p>
          </table:table-cell>
          <table:table-cell office:value-type="float" office:value="271.035" calcext:value-type="float">
            <text:p>271.035</text:p>
          </table:table-cell>
          <table:table-cell office:value-type="float" office:value="300.68" calcext:value-type="float">
            <text:p>300.68</text:p>
          </table:table-cell>
          <table:table-cell office:value-type="float" office:value="-3193.08" calcext:value-type="float">
            <text:p>-3193.08</text:p>
          </table:table-cell>
          <table:table-cell office:value-type="float" office:value="-1565.67" calcext:value-type="float">
            <text:p>-1565.67</text:p>
          </table:table-cell>
          <table:table-cell office:value-type="float" office:value="8.89243" calcext:value-type="float">
            <text:p>8.89243</text:p>
          </table:table-cell>
          <table:table-cell office:value-type="float" office:value="-1.22167" calcext:value-type="float">
            <text:p>-1.22167</text:p>
          </table:table-cell>
          <table:table-cell office:value-type="float" office:value="-6.49108" calcext:value-type="float">
            <text:p>-6.49108</text:p>
          </table:table-cell>
          <table:table-cell office:value-type="float" office:value="-14.6404" calcext:value-type="float">
            <text:p>-14.6404</text:p>
          </table:table-cell>
        </table:table-row>
        <table:table-row table:style-name="ro1">
          <table:table-cell/>
          <table:table-cell office:value-type="float" office:value="-1778.81" calcext:value-type="float">
            <text:p>-1778.81</text:p>
          </table:table-cell>
          <table:table-cell office:value-type="float" office:value="32208" calcext:value-type="float">
            <text:p>32208</text:p>
          </table:table-cell>
          <table:table-cell office:value-type="float" office:value="12083200000" calcext:value-type="float">
            <text:p>1.21E+10</text:p>
          </table:table-cell>
          <table:table-cell office:value-type="float" office:value="164080" calcext:value-type="float">
            <text:p>164080</text:p>
          </table:table-cell>
          <table:table-cell office:value-type="float" office:value="250.116" calcext:value-type="float">
            <text:p>250.116</text:p>
          </table:table-cell>
          <table:table-cell office:value-type="float" office:value="13.5012" calcext:value-type="float">
            <text:p>13.5012</text:p>
          </table:table-cell>
          <table:table-cell office:value-type="float" office:value="48.5518" calcext:value-type="float">
            <text:p>48.5518</text:p>
          </table:table-cell>
          <table:table-cell office:value-type="float" office:value="321.977" calcext:value-type="float">
            <text:p>321.977</text:p>
          </table:table-cell>
          <table:table-cell office:value-type="float" office:value="304.95" calcext:value-type="float">
            <text:p>304.95</text:p>
          </table:table-cell>
          <table:table-cell office:value-type="float" office:value="-2310.76" calcext:value-type="float">
            <text:p>-2310.76</text:p>
          </table:table-cell>
          <table:table-cell office:value-type="float" office:value="-1192.91" calcext:value-type="float">
            <text:p>-1192.91</text:p>
          </table:table-cell>
          <table:table-cell office:value-type="float" office:value="8.99516" calcext:value-type="float">
            <text:p>8.99516</text:p>
          </table:table-cell>
          <table:table-cell office:value-type="float" office:value="-2.24735" calcext:value-type="float">
            <text:p>-2.24735</text:p>
          </table:table-cell>
          <table:table-cell office:value-type="float" office:value="-3.84925" calcext:value-type="float">
            <text:p>-3.84925</text:p>
          </table:table-cell>
          <table:table-cell office:value-type="float" office:value="-14.6404" calcext:value-type="float">
            <text:p>-14.6404</text:p>
          </table:table-cell>
        </table:table-row>
        <table:table-row table:style-name="ro1">
          <table:table-cell/>
          <table:table-cell office:value-type="float" office:value="-1429.94" calcext:value-type="float">
            <text:p>-1429.94</text:p>
          </table:table-cell>
          <table:table-cell office:value-type="float" office:value="42230" calcext:value-type="float">
            <text:p>42230</text:p>
          </table:table-cell>
          <table:table-cell office:value-type="float" office:value="19289800000" calcext:value-type="float">
            <text:p>1.93E+10</text:p>
          </table:table-cell>
          <table:table-cell office:value-type="float" office:value="139160" calcext:value-type="float">
            <text:p>139160</text:p>
          </table:table-cell>
          <table:table-cell office:value-type="float" office:value="279.049" calcext:value-type="float">
            <text:p>279.049</text:p>
          </table:table-cell>
          <table:table-cell office:value-type="float" office:value="14.2125" calcext:value-type="float">
            <text:p>14.2125</text:p>
          </table:table-cell>
          <table:table-cell office:value-type="float" office:value="47.4455" calcext:value-type="float">
            <text:p>47.4455</text:p>
          </table:table-cell>
          <table:table-cell office:value-type="float" office:value="275.462" calcext:value-type="float">
            <text:p>275.462</text:p>
          </table:table-cell>
          <table:table-cell office:value-type="float" office:value="308.209" calcext:value-type="float">
            <text:p>308.209</text:p>
          </table:table-cell>
          <table:table-cell office:value-type="float" office:value="-2107.31" calcext:value-type="float">
            <text:p>-2107.31</text:p>
          </table:table-cell>
          <table:table-cell office:value-type="float" office:value="-2552.48" calcext:value-type="float">
            <text:p>-2552.48</text:p>
          </table:table-cell>
          <table:table-cell office:value-type="float" office:value="8.58813" calcext:value-type="float">
            <text:p>8.58813</text:p>
          </table:table-cell>
          <table:table-cell office:value-type="float" office:value="-1.87343" calcext:value-type="float">
            <text:p>-1.87343</text:p>
          </table:table-cell>
          <table:table-cell office:value-type="float" office:value="-8.05159" calcext:value-type="float">
            <text:p>-8.05159</text:p>
          </table:table-cell>
          <table:table-cell office:value-type="float" office:value="-14.6404" calcext:value-type="float">
            <text:p>-14.6404</text:p>
          </table:table-cell>
        </table:table-row>
        <table:table-row table:style-name="ro1">
          <table:table-cell/>
          <table:table-cell office:value-type="float" office:value="-1987.26" calcext:value-type="float">
            <text:p>-1987.26</text:p>
          </table:table-cell>
          <table:table-cell office:value-type="float" office:value="40385" calcext:value-type="float">
            <text:p>40385</text:p>
          </table:table-cell>
          <table:table-cell office:value-type="float" office:value="20423900000" calcext:value-type="float">
            <text:p>2.04E+10</text:p>
          </table:table-cell>
          <table:table-cell office:value-type="float" office:value="151400" calcext:value-type="float">
            <text:p>151400</text:p>
          </table:table-cell>
          <table:table-cell office:value-type="float" office:value="276.766" calcext:value-type="float">
            <text:p>276.766</text:p>
          </table:table-cell>
          <table:table-cell office:value-type="float" office:value="12.8164" calcext:value-type="float">
            <text:p>12.8164</text:p>
          </table:table-cell>
          <table:table-cell office:value-type="float" office:value="53.0487" calcext:value-type="float">
            <text:p>53.0487</text:p>
          </table:table-cell>
          <table:table-cell office:value-type="float" office:value="282.964" calcext:value-type="float">
            <text:p>282.964</text:p>
          </table:table-cell>
          <table:table-cell office:value-type="float" office:value="315.214" calcext:value-type="float">
            <text:p>315.214</text:p>
          </table:table-cell>
          <table:table-cell office:value-type="float" office:value="-2678.56" calcext:value-type="float">
            <text:p>-2678.56</text:p>
          </table:table-cell>
          <table:table-cell office:value-type="float" office:value="-2387" calcext:value-type="float">
            <text:p>-2387</text:p>
          </table:table-cell>
          <table:table-cell office:value-type="float" office:value="8.6457" calcext:value-type="float">
            <text:p>8.6457</text:p>
          </table:table-cell>
          <table:table-cell office:value-type="float" office:value="-3.03476" calcext:value-type="float">
            <text:p>-3.03476</text:p>
          </table:table-cell>
          <table:table-cell office:value-type="float" office:value="-6.09081" calcext:value-type="float">
            <text:p>-6.09081</text:p>
          </table:table-cell>
          <table:table-cell office:value-type="float" office:value="-14.6404" calcext:value-type="float">
            <text:p>-14.6404</text:p>
          </table:table-cell>
        </table:table-row>
        <table:table-row table:style-name="ro1">
          <table:table-cell/>
          <table:table-cell office:value-type="float" office:value="-1213.51" calcext:value-type="float">
            <text:p>-1213.51</text:p>
          </table:table-cell>
          <table:table-cell office:value-type="float" office:value="37332" calcext:value-type="float">
            <text:p>37332</text:p>
          </table:table-cell>
          <table:table-cell office:value-type="float" office:value="15131500000" calcext:value-type="float">
            <text:p>1.51E+10</text:p>
          </table:table-cell>
          <table:table-cell office:value-type="float" office:value="158560" calcext:value-type="float">
            <text:p>158560</text:p>
          </table:table-cell>
          <table:table-cell office:value-type="float" office:value="261.681" calcext:value-type="float">
            <text:p>261.681</text:p>
          </table:table-cell>
          <table:table-cell office:value-type="float" office:value="13.675" calcext:value-type="float">
            <text:p>13.675</text:p>
          </table:table-cell>
          <table:table-cell office:value-type="float" office:value="47.6498" calcext:value-type="float">
            <text:p>47.6498</text:p>
          </table:table-cell>
          <table:table-cell office:value-type="float" office:value="259.175" calcext:value-type="float">
            <text:p>259.175</text:p>
          </table:table-cell>
          <table:table-cell office:value-type="float" office:value="303.699" calcext:value-type="float">
            <text:p>303.699</text:p>
          </table:table-cell>
          <table:table-cell office:value-type="float" office:value="-2531.58" calcext:value-type="float">
            <text:p>-2531.58</text:p>
          </table:table-cell>
          <table:table-cell office:value-type="float" office:value="-1766.16" calcext:value-type="float">
            <text:p>-1766.16</text:p>
          </table:table-cell>
          <table:table-cell office:value-type="float" office:value="8.84001" calcext:value-type="float">
            <text:p>8.84001</text:p>
          </table:table-cell>
          <table:table-cell office:value-type="float" office:value="-2.59238" calcext:value-type="float">
            <text:p>-2.59238</text:p>
          </table:table-cell>
          <table:table-cell office:value-type="float" office:value="-3.25015" calcext:value-type="float">
            <text:p>-3.25015</text:p>
          </table:table-cell>
          <table:table-cell office:value-type="float" office:value="-12.4756" calcext:value-type="float">
            <text:p>-12.4756</text:p>
          </table:table-cell>
        </table:table-row>
        <table:table-row table:style-name="ro1">
          <table:table-cell/>
          <table:table-cell office:value-type="float" office:value="-1695.59" calcext:value-type="float">
            <text:p>-1695.59</text:p>
          </table:table-cell>
          <table:table-cell office:value-type="float" office:value="32437" calcext:value-type="float">
            <text:p>32437</text:p>
          </table:table-cell>
          <table:table-cell office:value-type="float" office:value="19006500000" calcext:value-type="float">
            <text:p>1.90E+10</text:p>
          </table:table-cell>
          <table:table-cell office:value-type="float" office:value="128640" calcext:value-type="float">
            <text:p>128640</text:p>
          </table:table-cell>
          <table:table-cell office:value-type="float" office:value="275.131" calcext:value-type="float">
            <text:p>275.131</text:p>
          </table:table-cell>
          <table:table-cell office:value-type="float" office:value="13.0249" calcext:value-type="float">
            <text:p>13.0249</text:p>
          </table:table-cell>
          <table:table-cell office:value-type="float" office:value="46.3462" calcext:value-type="float">
            <text:p>46.3462</text:p>
          </table:table-cell>
          <table:table-cell office:value-type="float" office:value="248.083" calcext:value-type="float">
            <text:p>248.083</text:p>
          </table:table-cell>
          <table:table-cell office:value-type="float" office:value="306.287" calcext:value-type="float">
            <text:p>306.287</text:p>
          </table:table-cell>
          <table:table-cell office:value-type="float" office:value="-2644.79" calcext:value-type="float">
            <text:p>-2644.79</text:p>
          </table:table-cell>
          <table:table-cell office:value-type="float" office:value="-1901.53" calcext:value-type="float">
            <text:p>-1901.53</text:p>
          </table:table-cell>
          <table:table-cell office:value-type="float" office:value="8.95061" calcext:value-type="float">
            <text:p>8.95061</text:p>
          </table:table-cell>
          <table:table-cell office:value-type="float" office:value="-2.73942" calcext:value-type="float">
            <text:p>-2.73942</text:p>
          </table:table-cell>
          <table:table-cell office:value-type="float" office:value="-4.03195" calcext:value-type="float">
            <text:p>-4.03195</text:p>
          </table:table-cell>
          <table:table-cell office:value-type="float" office:value="-14.6404" calcext:value-type="float">
            <text:p>-14.6404</text:p>
          </table:table-cell>
        </table:table-row>
        <table:table-row table:style-name="ro1">
          <table:table-cell/>
          <table:table-cell office:value-type="float" office:value="-1844.9" calcext:value-type="float">
            <text:p>-1844.9</text:p>
          </table:table-cell>
          <table:table-cell office:value-type="float" office:value="40572" calcext:value-type="float">
            <text:p>40572</text:p>
          </table:table-cell>
          <table:table-cell office:value-type="float" office:value="20579800000" calcext:value-type="float">
            <text:p>2.06E+10</text:p>
          </table:table-cell>
          <table:table-cell office:value-type="float" office:value="166080" calcext:value-type="float">
            <text:p>166080</text:p>
          </table:table-cell>
          <table:table-cell office:value-type="float" office:value="249.066" calcext:value-type="float">
            <text:p>249.066</text:p>
          </table:table-cell>
          <table:table-cell office:value-type="float" office:value="14.0993" calcext:value-type="float">
            <text:p>14.0993</text:p>
          </table:table-cell>
          <table:table-cell office:value-type="float" office:value="44.662" calcext:value-type="float">
            <text:p>44.662</text:p>
          </table:table-cell>
          <table:table-cell office:value-type="float" office:value="267.558" calcext:value-type="float">
            <text:p>267.558</text:p>
          </table:table-cell>
          <table:table-cell office:value-type="float" office:value="302.1" calcext:value-type="float">
            <text:p>302.1</text:p>
          </table:table-cell>
          <table:table-cell office:value-type="float" office:value="-2844.67" calcext:value-type="float">
            <text:p>-2844.67</text:p>
          </table:table-cell>
          <table:table-cell office:value-type="float" office:value="-2131.51" calcext:value-type="float">
            <text:p>-2131.51</text:p>
          </table:table-cell>
          <table:table-cell office:value-type="float" office:value="9.07241" calcext:value-type="float">
            <text:p>9.07241</text:p>
          </table:table-cell>
          <table:table-cell office:value-type="float" office:value="-1.88671" calcext:value-type="float">
            <text:p>-1.88671</text:p>
          </table:table-cell>
          <table:table-cell office:value-type="float" office:value="-4.71827" calcext:value-type="float">
            <text:p>-4.71827</text:p>
          </table:table-cell>
          <table:table-cell office:value-type="float" office:value="-14.6404" calcext:value-type="float">
            <text:p>-14.6404</text:p>
          </table:table-cell>
        </table:table-row>
        <table:table-row table:style-name="ro1">
          <table:table-cell/>
          <table:table-cell office:value-type="float" office:value="-2039.62" calcext:value-type="float">
            <text:p>-2039.62</text:p>
          </table:table-cell>
          <table:table-cell office:value-type="float" office:value="48632" calcext:value-type="float">
            <text:p>48632</text:p>
          </table:table-cell>
          <table:table-cell office:value-type="float" office:value="18700500000" calcext:value-type="float">
            <text:p>1.87E+10</text:p>
          </table:table-cell>
          <table:table-cell office:value-type="float" office:value="138960" calcext:value-type="float">
            <text:p>138960</text:p>
          </table:table-cell>
          <table:table-cell office:value-type="float" office:value="245.71" calcext:value-type="float">
            <text:p>245.71</text:p>
          </table:table-cell>
          <table:table-cell office:value-type="float" office:value="13.6312" calcext:value-type="float">
            <text:p>13.6312</text:p>
          </table:table-cell>
          <table:table-cell office:value-type="float" office:value="38.0255" calcext:value-type="float">
            <text:p>38.0255</text:p>
          </table:table-cell>
          <table:table-cell office:value-type="float" office:value="275.48" calcext:value-type="float">
            <text:p>275.48</text:p>
          </table:table-cell>
          <table:table-cell office:value-type="float" office:value="312.316" calcext:value-type="float">
            <text:p>312.316</text:p>
          </table:table-cell>
          <table:table-cell office:value-type="float" office:value="-1829.93" calcext:value-type="float">
            <text:p>-1829.93</text:p>
          </table:table-cell>
          <table:table-cell office:value-type="float" office:value="-2004.13" calcext:value-type="float">
            <text:p>-2004.13</text:p>
          </table:table-cell>
          <table:table-cell office:value-type="float" office:value="8.91483" calcext:value-type="float">
            <text:p>8.91483</text:p>
          </table:table-cell>
          <table:table-cell office:value-type="float" office:value="-1.52482" calcext:value-type="float">
            <text:p>-1.52482</text:p>
          </table:table-cell>
          <table:table-cell office:value-type="float" office:value="-8.56454" calcext:value-type="float">
            <text:p>-8.56454</text:p>
          </table:table-cell>
          <table:table-cell office:value-type="float" office:value="-14.6404" calcext:value-type="float">
            <text:p>-14.6404</text:p>
          </table:table-cell>
        </table:table-row>
        <table:table-row table:style-name="ro1">
          <table:table-cell/>
          <table:table-cell office:value-type="float" office:value="-1689.48" calcext:value-type="float">
            <text:p>-1689.48</text:p>
          </table:table-cell>
          <table:table-cell office:value-type="float" office:value="44937" calcext:value-type="float">
            <text:p>44937</text:p>
          </table:table-cell>
          <table:table-cell office:value-type="float" office:value="16068200000" calcext:value-type="float">
            <text:p>1.61E+10</text:p>
          </table:table-cell>
          <table:table-cell office:value-type="float" office:value="124600" calcext:value-type="float">
            <text:p>124600</text:p>
          </table:table-cell>
          <table:table-cell office:value-type="float" office:value="282.54" calcext:value-type="float">
            <text:p>282.54</text:p>
          </table:table-cell>
          <table:table-cell office:value-type="float" office:value="13.3536" calcext:value-type="float">
            <text:p>13.3536</text:p>
          </table:table-cell>
          <table:table-cell office:value-type="float" office:value="45.8805" calcext:value-type="float">
            <text:p>45.8805</text:p>
          </table:table-cell>
          <table:table-cell office:value-type="float" office:value="290.598" calcext:value-type="float">
            <text:p>290.598</text:p>
          </table:table-cell>
          <table:table-cell office:value-type="float" office:value="305.559" calcext:value-type="float">
            <text:p>305.559</text:p>
          </table:table-cell>
          <table:table-cell office:value-type="float" office:value="-2133.36" calcext:value-type="float">
            <text:p>-2133.36</text:p>
          </table:table-cell>
          <table:table-cell office:value-type="float" office:value="-1566.78" calcext:value-type="float">
            <text:p>-1566.78</text:p>
          </table:table-cell>
          <table:table-cell office:value-type="float" office:value="8.72377" calcext:value-type="float">
            <text:p>8.72377</text:p>
          </table:table-cell>
          <table:table-cell office:value-type="float" office:value="-3.27145" calcext:value-type="float">
            <text:p>-3.27145</text:p>
          </table:table-cell>
          <table:table-cell office:value-type="float" office:value="-6.96928" calcext:value-type="float">
            <text:p>-6.96928</text:p>
          </table:table-cell>
          <table:table-cell office:value-type="float" office:value="-14.6404" calcext:value-type="float">
            <text:p>-14.6404</text:p>
          </table:table-cell>
        </table:table-row>
        <table:table-row table:style-name="ro1">
          <table:table-cell/>
          <table:table-cell office:value-type="float" office:value="-1633.96" calcext:value-type="float">
            <text:p>-1633.96</text:p>
          </table:table-cell>
          <table:table-cell office:value-type="float" office:value="51091" calcext:value-type="float">
            <text:p>51091</text:p>
          </table:table-cell>
          <table:table-cell office:value-type="float" office:value="16254100000" calcext:value-type="float">
            <text:p>1.63E+10</text:p>
          </table:table-cell>
          <table:table-cell office:value-type="float" office:value="117000" calcext:value-type="float">
            <text:p>117000</text:p>
          </table:table-cell>
          <table:table-cell office:value-type="float" office:value="229.145" calcext:value-type="float">
            <text:p>229.145</text:p>
          </table:table-cell>
          <table:table-cell office:value-type="float" office:value="13.471" calcext:value-type="float">
            <text:p>13.471</text:p>
          </table:table-cell>
          <table:table-cell office:value-type="float" office:value="45.3704" calcext:value-type="float">
            <text:p>45.3704</text:p>
          </table:table-cell>
          <table:table-cell office:value-type="float" office:value="307.327" calcext:value-type="float">
            <text:p>307.327</text:p>
          </table:table-cell>
          <table:table-cell office:value-type="float" office:value="311.438" calcext:value-type="float">
            <text:p>311.438</text:p>
          </table:table-cell>
          <table:table-cell office:value-type="float" office:value="-1961.85" calcext:value-type="float">
            <text:p>-1961.85</text:p>
          </table:table-cell>
          <table:table-cell office:value-type="float" office:value="-2460.35" calcext:value-type="float">
            <text:p>-2460.35</text:p>
          </table:table-cell>
          <table:table-cell office:value-type="float" office:value="8.80427" calcext:value-type="float">
            <text:p>8.80427</text:p>
          </table:table-cell>
          <table:table-cell office:value-type="float" office:value="-2.06181" calcext:value-type="float">
            <text:p>-2.06181</text:p>
          </table:table-cell>
          <table:table-cell office:value-type="float" office:value="-7.33068" calcext:value-type="float">
            <text:p>-7.33068</text:p>
          </table:table-cell>
          <table:table-cell office:value-type="float" office:value="-14.6404" calcext:value-type="float">
            <text:p>-14.6404</text:p>
          </table:table-cell>
        </table:table-row>
        <table:table-row table:style-name="ro1">
          <table:table-cell/>
          <table:table-cell office:value-type="float" office:value="-2439.89" calcext:value-type="float">
            <text:p>-2439.89</text:p>
          </table:table-cell>
          <table:table-cell office:value-type="float" office:value="45380" calcext:value-type="float">
            <text:p>45380</text:p>
          </table:table-cell>
          <table:table-cell office:value-type="float" office:value="7909290000" calcext:value-type="float">
            <text:p>7.91E+09</text:p>
          </table:table-cell>
          <table:table-cell office:value-type="float" office:value="140880" calcext:value-type="float">
            <text:p>140880</text:p>
          </table:table-cell>
          <table:table-cell office:value-type="float" office:value="310.028" calcext:value-type="float">
            <text:p>310.028</text:p>
          </table:table-cell>
          <table:table-cell office:value-type="float" office:value="13.7849" calcext:value-type="float">
            <text:p>13.7849</text:p>
          </table:table-cell>
          <table:table-cell office:value-type="float" office:value="39.4548" calcext:value-type="float">
            <text:p>39.4548</text:p>
          </table:table-cell>
          <table:table-cell office:value-type="float" office:value="280.565" calcext:value-type="float">
            <text:p>280.565</text:p>
          </table:table-cell>
          <table:table-cell office:value-type="float" office:value="301.484" calcext:value-type="float">
            <text:p>301.484</text:p>
          </table:table-cell>
          <table:table-cell office:value-type="float" office:value="-3402.53" calcext:value-type="float">
            <text:p>-3402.53</text:p>
          </table:table-cell>
          <table:table-cell office:value-type="float" office:value="-2003.01" calcext:value-type="float">
            <text:p>-2003.01</text:p>
          </table:table-cell>
          <table:table-cell office:value-type="float" office:value="8.76709" calcext:value-type="float">
            <text:p>8.76709</text:p>
          </table:table-cell>
          <table:table-cell office:value-type="float" office:value="-2.71809" calcext:value-type="float">
            <text:p>-2.71809</text:p>
          </table:table-cell>
          <table:table-cell office:value-type="float" office:value="-5.60029" calcext:value-type="float">
            <text:p>-5.60029</text:p>
          </table:table-cell>
          <table:table-cell office:value-type="float" office:value="-14.6404" calcext:value-type="float">
            <text:p>-14.6404</text:p>
          </table:table-cell>
        </table:table-row>
        <table:table-row table:style-name="ro1">
          <table:table-cell/>
          <table:table-cell office:value-type="float" office:value="-2364.89" calcext:value-type="float">
            <text:p>-2364.89</text:p>
          </table:table-cell>
          <table:table-cell office:value-type="float" office:value="38298" calcext:value-type="float">
            <text:p>38298</text:p>
          </table:table-cell>
          <table:table-cell office:value-type="float" office:value="12325400000" calcext:value-type="float">
            <text:p>1.23E+10</text:p>
          </table:table-cell>
          <table:table-cell office:value-type="float" office:value="145760" calcext:value-type="float">
            <text:p>145760</text:p>
          </table:table-cell>
          <table:table-cell office:value-type="float" office:value="238.505" calcext:value-type="float">
            <text:p>238.505</text:p>
          </table:table-cell>
          <table:table-cell office:value-type="float" office:value="14.0388" calcext:value-type="float">
            <text:p>14.0388</text:p>
          </table:table-cell>
          <table:table-cell office:value-type="float" office:value="46.8051" calcext:value-type="float">
            <text:p>46.8051</text:p>
          </table:table-cell>
          <table:table-cell office:value-type="float" office:value="290.425" calcext:value-type="float">
            <text:p>290.425</text:p>
          </table:table-cell>
          <table:table-cell office:value-type="float" office:value="309.168" calcext:value-type="float">
            <text:p>309.168</text:p>
          </table:table-cell>
          <table:table-cell office:value-type="float" office:value="-2827.15" calcext:value-type="float">
            <text:p>-2827.15</text:p>
          </table:table-cell>
          <table:table-cell office:value-type="float" office:value="-1049.02" calcext:value-type="float">
            <text:p>-1049.02</text:p>
          </table:table-cell>
          <table:table-cell office:value-type="float" office:value="8.70034" calcext:value-type="float">
            <text:p>8.70034</text:p>
          </table:table-cell>
          <table:table-cell office:value-type="float" office:value="-2.46217" calcext:value-type="float">
            <text:p>-2.46217</text:p>
          </table:table-cell>
          <table:table-cell office:value-type="float" office:value="-7.9223" calcext:value-type="float">
            <text:p>-7.9223</text:p>
          </table:table-cell>
          <table:table-cell office:value-type="float" office:value="-14.6404" calcext:value-type="float">
            <text:p>-14.6404</text:p>
          </table:table-cell>
        </table:table-row>
        <table:table-row table:style-name="ro1">
          <table:table-cell/>
          <table:table-cell office:value-type="float" office:value="-1855.61" calcext:value-type="float">
            <text:p>-1855.61</text:p>
          </table:table-cell>
          <table:table-cell office:value-type="float" office:value="47187" calcext:value-type="float">
            <text:p>47187</text:p>
          </table:table-cell>
          <table:table-cell office:value-type="float" office:value="10620800000" calcext:value-type="float">
            <text:p>1.06E+10</text:p>
          </table:table-cell>
          <table:table-cell office:value-type="float" office:value="137680" calcext:value-type="float">
            <text:p>137680</text:p>
          </table:table-cell>
          <table:table-cell office:value-type="float" office:value="248.9" calcext:value-type="float">
            <text:p>248.9</text:p>
          </table:table-cell>
          <table:table-cell office:value-type="float" office:value="13.9612" calcext:value-type="float">
            <text:p>13.9612</text:p>
          </table:table-cell>
          <table:table-cell office:value-type="float" office:value="48.5063" calcext:value-type="float">
            <text:p>48.5063</text:p>
          </table:table-cell>
          <table:table-cell office:value-type="float" office:value="302.025" calcext:value-type="float">
            <text:p>302.025</text:p>
          </table:table-cell>
          <table:table-cell office:value-type="float" office:value="305.866" calcext:value-type="float">
            <text:p>305.866</text:p>
          </table:table-cell>
          <table:table-cell office:value-type="float" office:value="-2152.73" calcext:value-type="float">
            <text:p>-2152.73</text:p>
          </table:table-cell>
          <table:table-cell office:value-type="float" office:value="-1918.95" calcext:value-type="float">
            <text:p>-1918.95</text:p>
          </table:table-cell>
          <table:table-cell office:value-type="float" office:value="8.4452" calcext:value-type="float">
            <text:p>8.4452</text:p>
          </table:table-cell>
          <table:table-cell office:value-type="float" office:value="-2.47409" calcext:value-type="float">
            <text:p>-2.47409</text:p>
          </table:table-cell>
          <table:table-cell office:value-type="float" office:value="-6.79521" calcext:value-type="float">
            <text:p>-6.79521</text:p>
          </table:table-cell>
          <table:table-cell office:value-type="float" office:value="-12.4756" calcext:value-type="float">
            <text:p>-12.4756</text:p>
          </table:table-cell>
        </table:table-row>
        <table:table-row table:style-name="ro1">
          <table:table-cell/>
          <table:table-cell office:value-type="float" office:value="-1260.76" calcext:value-type="float">
            <text:p>-1260.76</text:p>
          </table:table-cell>
          <table:table-cell office:value-type="float" office:value="46347" calcext:value-type="float">
            <text:p>46347</text:p>
          </table:table-cell>
          <table:table-cell office:value-type="float" office:value="11642700000" calcext:value-type="float">
            <text:p>1.16E+10</text:p>
          </table:table-cell>
          <table:table-cell office:value-type="float" office:value="130600" calcext:value-type="float">
            <text:p>130600</text:p>
          </table:table-cell>
          <table:table-cell office:value-type="float" office:value="281.027" calcext:value-type="float">
            <text:p>281.027</text:p>
          </table:table-cell>
          <table:table-cell office:value-type="float" office:value="13.9532" calcext:value-type="float">
            <text:p>13.9532</text:p>
          </table:table-cell>
          <table:table-cell office:value-type="float" office:value="49.979" calcext:value-type="float">
            <text:p>49.979</text:p>
          </table:table-cell>
          <table:table-cell office:value-type="float" office:value="252.528" calcext:value-type="float">
            <text:p>252.528</text:p>
          </table:table-cell>
          <table:table-cell office:value-type="float" office:value="301.864" calcext:value-type="float">
            <text:p>301.864</text:p>
          </table:table-cell>
          <table:table-cell office:value-type="float" office:value="-1840.58" calcext:value-type="float">
            <text:p>-1840.58</text:p>
          </table:table-cell>
          <table:table-cell office:value-type="float" office:value="-1860.37" calcext:value-type="float">
            <text:p>-1860.37</text:p>
          </table:table-cell>
          <table:table-cell office:value-type="float" office:value="8.04923" calcext:value-type="float">
            <text:p>8.04923</text:p>
          </table:table-cell>
          <table:table-cell office:value-type="float" office:value="-2.63026" calcext:value-type="float">
            <text:p>-2.63026</text:p>
          </table:table-cell>
          <table:table-cell office:value-type="float" office:value="-7.00734" calcext:value-type="float">
            <text:p>-7.00734</text:p>
          </table:table-cell>
          <table:table-cell office:value-type="float" office:value="-14.6404" calcext:value-type="float">
            <text:p>-14.640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40:.B69])" office:value-type="float" office:value="-1943.90533333333" calcext:value-type="float">
            <text:p>-1943.9053333333</text:p>
          </table:table-cell>
          <table:table-cell table:formula="of:=AVERAGE([.C40:.C69])" office:value-type="float" office:value="41395.3333333333" calcext:value-type="float">
            <text:p>41395.3333333333</text:p>
          </table:table-cell>
          <table:table-cell table:formula="of:=AVERAGE([.D40:.D69])" office:value-type="float" office:value="16069994666.6667" calcext:value-type="float">
            <text:p>1.61E+10</text:p>
          </table:table-cell>
          <table:table-cell table:style-name="ce1" table:formula="of:=AVERAGE([.E40:.E69])" office:value-type="float" office:value="134326.666666667" calcext:value-type="float">
            <text:p>1.34E+05</text:p>
          </table:table-cell>
          <table:table-cell table:style-name="ce1" table:formula="of:=AVERAGE([.F40:.F69])" office:value-type="float" office:value="268.445833333333" calcext:value-type="float">
            <text:p>2.68E+02</text:p>
          </table:table-cell>
          <table:table-cell table:style-name="ce1" table:formula="of:=AVERAGE([.G40:.G69])" office:value-type="float" office:value="13.5969333333333" calcext:value-type="float">
            <text:p>1.36E+01</text:p>
          </table:table-cell>
          <table:table-cell table:style-name="ce1" table:formula="of:=AVERAGE([.H40:.H69])" office:value-type="float" office:value="47.6371433333333" calcext:value-type="float">
            <text:p>4.76E+01</text:p>
          </table:table-cell>
          <table:table-cell table:style-name="ce1" table:formula="of:=AVERAGE([.I40:.I69])" office:value-type="float" office:value="274.692233333333" calcext:value-type="float">
            <text:p>2.75E+02</text:p>
          </table:table-cell>
          <table:table-cell table:style-name="ce1" table:formula="of:=AVERAGE([.J40:.J69])" office:value-type="float" office:value="306.3553" calcext:value-type="float">
            <text:p>3.06E+02</text:p>
          </table:table-cell>
          <table:table-cell table:style-name="ce1" table:formula="of:=AVERAGE([.K40:.K69])" office:value-type="float" office:value="-2728.44366666667" calcext:value-type="float">
            <text:p>-2.73E+03</text:p>
          </table:table-cell>
          <table:table-cell table:style-name="ce1" table:formula="of:=AVERAGE([.L40:.L69])" office:value-type="float" office:value="-1747.634" calcext:value-type="float">
            <text:p>-1.75E+03</text:p>
          </table:table-cell>
          <table:table-cell table:style-name="ce1" table:formula="of:=AVERAGE([.M40:.M69])" office:value-type="float" office:value="8.72977" calcext:value-type="float">
            <text:p>8.73E+00</text:p>
          </table:table-cell>
          <table:table-cell table:style-name="ce1" table:formula="of:=AVERAGE([.N40:.N69])" office:value-type="float" office:value="-2.308576" calcext:value-type="float">
            <text:p>-2.31E+00</text:p>
          </table:table-cell>
          <table:table-cell table:style-name="ce1" table:formula="of:=AVERAGE([.O40:.O69])" office:value-type="float" office:value="-6.147136" calcext:value-type="float">
            <text:p>-6.15E+00</text:p>
          </table:table-cell>
          <table:table-cell table:style-name="ce1" table:formula="of:=AVERAGE([.P40:.P69])" office:value-type="float" office:value="-14.2796" calcext:value-type="float">
            <text:p>-1.43E+01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40:.B69])" office:value-type="float" office:value="-1850.255" calcext:value-type="float">
            <text:p>-1850.255</text:p>
          </table:table-cell>
          <table:table-cell table:formula="of:=MEDIAN([.C40:.C69])" office:value-type="float" office:value="42176.5" calcext:value-type="float">
            <text:p>42176.5</text:p>
          </table:table-cell>
          <table:table-cell table:style-name="Default" table:formula="of:=MEDIAN([.D40:.D69])" office:value-type="float" office:value="16269000000" calcext:value-type="float">
            <text:p>16269000000</text:p>
          </table:table-cell>
          <table:table-cell table:formula="of:=MEDIAN([.E40:.E69])" office:value-type="float" office:value="138320" calcext:value-type="float">
            <text:p>138320</text:p>
          </table:table-cell>
          <table:table-cell table:formula="of:=MEDIAN([.F40:.F69])" office:value-type="float" office:value="263.074" calcext:value-type="float">
            <text:p>263.074</text:p>
          </table:table-cell>
          <table:table-cell table:formula="of:=MEDIAN([.G40:.G69])" office:value-type="float" office:value="13.63265" calcext:value-type="float">
            <text:p>13.63265</text:p>
          </table:table-cell>
          <table:table-cell table:formula="of:=MEDIAN([.H40:.H69])" office:value-type="float" office:value="47.889" calcext:value-type="float">
            <text:p>47.889</text:p>
          </table:table-cell>
          <table:table-cell table:formula="of:=MEDIAN([.I40:.I69])" office:value-type="float" office:value="275.471" calcext:value-type="float">
            <text:p>275.471</text:p>
          </table:table-cell>
          <table:table-cell table:formula="of:=MEDIAN([.J40:.J69])" office:value-type="float" office:value="305.7125" calcext:value-type="float">
            <text:p>305.7125</text:p>
          </table:table-cell>
          <table:table-cell table:formula="of:=MEDIAN([.K40:.K69])" office:value-type="float" office:value="-2661.675" calcext:value-type="float">
            <text:p>-2661.675</text:p>
          </table:table-cell>
          <table:table-cell table:formula="of:=MEDIAN([.L40:.L69])" office:value-type="float" office:value="-1715.805" calcext:value-type="float">
            <text:p>-1715.805</text:p>
          </table:table-cell>
          <table:table-cell table:formula="of:=MEDIAN([.M40:.M69])" office:value-type="float" office:value="8.797195" calcext:value-type="float">
            <text:p>8.797195</text:p>
          </table:table-cell>
          <table:table-cell table:formula="of:=MEDIAN([.N40:.N69])" office:value-type="float" office:value="-2.298015" calcext:value-type="float">
            <text:p>-2.298015</text:p>
          </table:table-cell>
          <table:table-cell table:formula="of:=MEDIAN([.O40:.O69])" office:value-type="float" office:value="-6.06362" calcext:value-type="float">
            <text:p>-6.06362</text:p>
          </table:table-cell>
          <table:table-cell table:formula="of:=MEDIAN([.P40:.P69])" office:value-type="float" office:value="-14.6404" calcext:value-type="float">
            <text:p>-14.6404</text:p>
          </table:table-cell>
        </table:table-row>
        <table:table-row table:style-name="ro1">
          <table:table-cell office:value-type="string" calcext:value-type="string">
            <text:p>std deviation</text:p>
          </table:table-cell>
          <table:table-cell table:formula="of:=STDEV([.B40:.B69])" office:value-type="float" office:value="503.727025157498" calcext:value-type="float">
            <text:p>503.7270251575</text:p>
          </table:table-cell>
          <table:table-cell table:formula="of:=STDEV([.C40:.C69])" office:value-type="float" office:value="6204.56774083213" calcext:value-type="float">
            <text:p>6204.5677408321</text:p>
          </table:table-cell>
          <table:table-cell table:style-name="Default" table:formula="of:=STDEV([.D40:.D69])" office:value-type="float" office:value="4287970694.60419" calcext:value-type="float">
            <text:p>4287970694.60419</text:p>
          </table:table-cell>
          <table:table-cell table:formula="of:=STDEV([.E40:.E69])" office:value-type="float" office:value="21553.682353336" calcext:value-type="float">
            <text:p>21553.682353336</text:p>
          </table:table-cell>
          <table:table-cell table:formula="of:=STDEV([.F40:.F69])" office:value-type="float" office:value="22.5100649673281" calcext:value-type="float">
            <text:p>22.5100649673</text:p>
          </table:table-cell>
          <table:table-cell table:formula="of:=STDEV([.G40:.G69])" office:value-type="float" office:value="0.555006390353601" calcext:value-type="float">
            <text:p>0.5550063904</text:p>
          </table:table-cell>
          <table:table-cell table:formula="of:=STDEV([.H40:.H69])" office:value-type="float" office:value="3.5839928834677" calcext:value-type="float">
            <text:p>3.5839928835</text:p>
          </table:table-cell>
          <table:table-cell table:formula="of:=STDEV([.I40:.I69])" office:value-type="float" office:value="28.0219424425578" calcext:value-type="float">
            <text:p>28.0219424426</text:p>
          </table:table-cell>
          <table:table-cell table:formula="of:=STDEV([.J40:.J69])" office:value-type="float" office:value="6.16343173637589" calcext:value-type="float">
            <text:p>6.1634317364</text:p>
          </table:table-cell>
          <table:table-cell table:formula="of:=STDEV([.K40:.K69])" office:value-type="float" office:value="693.882705741735" calcext:value-type="float">
            <text:p>693.8827057417</text:p>
          </table:table-cell>
          <table:table-cell table:formula="of:=STDEV([.L40:.L69])" office:value-type="float" office:value="399.755534197313" calcext:value-type="float">
            <text:p>399.7555341973</text:p>
          </table:table-cell>
          <table:table-cell table:formula="of:=STDEV([.M40:.M69])" office:value-type="float" office:value="0.265423656703639" calcext:value-type="float">
            <text:p>0.2654236567</text:p>
          </table:table-cell>
          <table:table-cell table:formula="of:=STDEV([.N40:.N69])" office:value-type="float" office:value="0.604513305507143" calcext:value-type="float">
            <text:p>0.6045133055</text:p>
          </table:table-cell>
          <table:table-cell table:formula="of:=STDEV([.O40:.O69])" office:value-type="float" office:value="1.52511580543362" calcext:value-type="float">
            <text:p>1.5251158054</text:p>
          </table:table-cell>
          <table:table-cell table:formula="of:=STDEV([.P40:.P69])" office:value-type="float" office:value="0.820565322369805" calcext:value-type="float">
            <text:p>0.8205653224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-2360.73" calcext:value-type="float">
            <text:p>-2360.73</text:p>
          </table:table-cell>
          <table:table-cell office:value-type="float" office:value="76232" calcext:value-type="float">
            <text:p>76232</text:p>
          </table:table-cell>
          <table:table-cell office:value-type="float" office:value="35593600000" calcext:value-type="float">
            <text:p>3.56E+10</text:p>
          </table:table-cell>
          <table:table-cell office:value-type="float" office:value="354540" calcext:value-type="float">
            <text:p>354540</text:p>
          </table:table-cell>
          <table:table-cell office:value-type="float" office:value="429.015" calcext:value-type="float">
            <text:p>429.015</text:p>
          </table:table-cell>
          <table:table-cell office:value-type="float" office:value="21.1792" calcext:value-type="float">
            <text:p>21.1792</text:p>
          </table:table-cell>
          <table:table-cell office:value-type="float" office:value="78.9986" calcext:value-type="float">
            <text:p>78.9986</text:p>
          </table:table-cell>
          <table:table-cell office:value-type="float" office:value="444.386" calcext:value-type="float">
            <text:p>444.386</text:p>
          </table:table-cell>
          <table:table-cell office:value-type="float" office:value="468.28" calcext:value-type="float">
            <text:p>468.28</text:p>
          </table:table-cell>
          <table:table-cell office:value-type="float" office:value="-3685.03" calcext:value-type="float">
            <text:p>-3685.03</text:p>
          </table:table-cell>
          <table:table-cell office:value-type="float" office:value="-2174.65" calcext:value-type="float">
            <text:p>-2174.65</text:p>
          </table:table-cell>
          <table:table-cell office:value-type="float" office:value="13.6966" calcext:value-type="float">
            <text:p>13.6966</text:p>
          </table:table-cell>
          <table:table-cell office:value-type="float" office:value="-3.39811" calcext:value-type="float">
            <text:p>-3.39811</text:p>
          </table:table-cell>
          <table:table-cell office:value-type="float" office:value="-7.7131" calcext:value-type="float">
            <text:p>-7.7131</text:p>
          </table:table-cell>
          <table:table-cell office:value-type="float" office:value="-18.886" calcext:value-type="float">
            <text:p>-18.886</text:p>
          </table:table-cell>
        </table:table-row>
        <table:table-row table:style-name="ro1">
          <table:table-cell/>
          <table:table-cell office:value-type="float" office:value="-2223.96" calcext:value-type="float">
            <text:p>-2223.96</text:p>
          </table:table-cell>
          <table:table-cell office:value-type="float" office:value="77130" calcext:value-type="float">
            <text:p>77130</text:p>
          </table:table-cell>
          <table:table-cell office:value-type="float" office:value="23284400000" calcext:value-type="float">
            <text:p>2.33E+10</text:p>
          </table:table-cell>
          <table:table-cell office:value-type="float" office:value="427440" calcext:value-type="float">
            <text:p>427440</text:p>
          </table:table-cell>
          <table:table-cell office:value-type="float" office:value="482.271" calcext:value-type="float">
            <text:p>482.271</text:p>
          </table:table-cell>
          <table:table-cell office:value-type="float" office:value="21.4306" calcext:value-type="float">
            <text:p>21.4306</text:p>
          </table:table-cell>
          <table:table-cell office:value-type="float" office:value="78.5455" calcext:value-type="float">
            <text:p>78.5455</text:p>
          </table:table-cell>
          <table:table-cell office:value-type="float" office:value="477.565" calcext:value-type="float">
            <text:p>477.565</text:p>
          </table:table-cell>
          <table:table-cell office:value-type="float" office:value="481.841" calcext:value-type="float">
            <text:p>481.841</text:p>
          </table:table-cell>
          <table:table-cell office:value-type="float" office:value="-3105.05" calcext:value-type="float">
            <text:p>-3105.05</text:p>
          </table:table-cell>
          <table:table-cell office:value-type="float" office:value="-1719.81" calcext:value-type="float">
            <text:p>-1719.81</text:p>
          </table:table-cell>
          <table:table-cell office:value-type="float" office:value="13.3772" calcext:value-type="float">
            <text:p>13.3772</text:p>
          </table:table-cell>
          <table:table-cell office:value-type="float" office:value="-2.28782" calcext:value-type="float">
            <text:p>-2.28782</text:p>
          </table:table-cell>
          <table:table-cell office:value-type="float" office:value="-5.96241" calcext:value-type="float">
            <text:p>-5.96241</text:p>
          </table:table-cell>
          <table:table-cell office:value-type="float" office:value="-18.886" calcext:value-type="float">
            <text:p>-18.886</text:p>
          </table:table-cell>
        </table:table-row>
        <table:table-row table:style-name="ro1">
          <table:table-cell/>
          <table:table-cell office:value-type="float" office:value="-2310.43" calcext:value-type="float">
            <text:p>-2310.43</text:p>
          </table:table-cell>
          <table:table-cell office:value-type="float" office:value="79924" calcext:value-type="float">
            <text:p>79924</text:p>
          </table:table-cell>
          <table:table-cell office:value-type="float" office:value="25273000000" calcext:value-type="float">
            <text:p>2.53E+10</text:p>
          </table:table-cell>
          <table:table-cell office:value-type="float" office:value="381060" calcext:value-type="float">
            <text:p>381060</text:p>
          </table:table-cell>
          <table:table-cell office:value-type="float" office:value="438.418" calcext:value-type="float">
            <text:p>438.418</text:p>
          </table:table-cell>
          <table:table-cell office:value-type="float" office:value="22.4267" calcext:value-type="float">
            <text:p>22.4267</text:p>
          </table:table-cell>
          <table:table-cell office:value-type="float" office:value="85.9081" calcext:value-type="float">
            <text:p>85.9081</text:p>
          </table:table-cell>
          <table:table-cell office:value-type="float" office:value="431.309" calcext:value-type="float">
            <text:p>431.309</text:p>
          </table:table-cell>
          <table:table-cell office:value-type="float" office:value="476.297" calcext:value-type="float">
            <text:p>476.297</text:p>
          </table:table-cell>
          <table:table-cell office:value-type="float" office:value="-2717.31" calcext:value-type="float">
            <text:p>-2717.31</text:p>
          </table:table-cell>
          <table:table-cell office:value-type="float" office:value="-3512.41" calcext:value-type="float">
            <text:p>-3512.41</text:p>
          </table:table-cell>
          <table:table-cell office:value-type="float" office:value="13.4609" calcext:value-type="float">
            <text:p>13.4609</text:p>
          </table:table-cell>
          <table:table-cell office:value-type="float" office:value="-2.95267" calcext:value-type="float">
            <text:p>-2.95267</text:p>
          </table:table-cell>
          <table:table-cell office:value-type="float" office:value="-9.47434" calcext:value-type="float">
            <text:p>-9.47434</text:p>
          </table:table-cell>
          <table:table-cell office:value-type="float" office:value="-18.886" calcext:value-type="float">
            <text:p>-18.886</text:p>
          </table:table-cell>
        </table:table-row>
        <table:table-row table:style-name="ro1">
          <table:table-cell/>
          <table:table-cell office:value-type="float" office:value="-1233.77" calcext:value-type="float">
            <text:p>-1233.77</text:p>
          </table:table-cell>
          <table:table-cell office:value-type="float" office:value="74245" calcext:value-type="float">
            <text:p>74245</text:p>
          </table:table-cell>
          <table:table-cell office:value-type="float" office:value="31090000000" calcext:value-type="float">
            <text:p>3.11E+10</text:p>
          </table:table-cell>
          <table:table-cell office:value-type="float" office:value="405060" calcext:value-type="float">
            <text:p>405060</text:p>
          </table:table-cell>
          <table:table-cell office:value-type="float" office:value="500.971" calcext:value-type="float">
            <text:p>500.971</text:p>
          </table:table-cell>
          <table:table-cell office:value-type="float" office:value="20.6669" calcext:value-type="float">
            <text:p>20.6669</text:p>
          </table:table-cell>
          <table:table-cell office:value-type="float" office:value="77.8205" calcext:value-type="float">
            <text:p>77.8205</text:p>
          </table:table-cell>
          <table:table-cell office:value-type="float" office:value="460.647" calcext:value-type="float">
            <text:p>460.647</text:p>
          </table:table-cell>
          <table:table-cell office:value-type="float" office:value="478.937" calcext:value-type="float">
            <text:p>478.937</text:p>
          </table:table-cell>
          <table:table-cell office:value-type="float" office:value="-3095.92" calcext:value-type="float">
            <text:p>-3095.92</text:p>
          </table:table-cell>
          <table:table-cell office:value-type="float" office:value="-2547.58" calcext:value-type="float">
            <text:p>-2547.58</text:p>
          </table:table-cell>
          <table:table-cell office:value-type="float" office:value="13.8835" calcext:value-type="float">
            <text:p>13.8835</text:p>
          </table:table-cell>
          <table:table-cell office:value-type="float" office:value="-3.62638" calcext:value-type="float">
            <text:p>-3.62638</text:p>
          </table:table-cell>
          <table:table-cell office:value-type="float" office:value="-9.1978" calcext:value-type="float">
            <text:p>-9.1978</text:p>
          </table:table-cell>
          <table:table-cell office:value-type="float" office:value="-18.886" calcext:value-type="float">
            <text:p>-18.886</text:p>
          </table:table-cell>
        </table:table-row>
        <table:table-row table:style-name="ro1">
          <table:table-cell/>
          <table:table-cell office:value-type="float" office:value="-1528.18" calcext:value-type="float">
            <text:p>-1528.18</text:p>
          </table:table-cell>
          <table:table-cell office:value-type="float" office:value="72335" calcext:value-type="float">
            <text:p>72335</text:p>
          </table:table-cell>
          <table:table-cell office:value-type="float" office:value="34566100000" calcext:value-type="float">
            <text:p>3.46E+10</text:p>
          </table:table-cell>
          <table:table-cell office:value-type="float" office:value="407400" calcext:value-type="float">
            <text:p>407400</text:p>
          </table:table-cell>
          <table:table-cell office:value-type="float" office:value="480.637" calcext:value-type="float">
            <text:p>480.637</text:p>
          </table:table-cell>
          <table:table-cell office:value-type="float" office:value="21.006" calcext:value-type="float">
            <text:p>21.006</text:p>
          </table:table-cell>
          <table:table-cell office:value-type="float" office:value="85.0255" calcext:value-type="float">
            <text:p>85.0255</text:p>
          </table:table-cell>
          <table:table-cell office:value-type="float" office:value="492.562" calcext:value-type="float">
            <text:p>492.562</text:p>
          </table:table-cell>
          <table:table-cell office:value-type="float" office:value="464.278" calcext:value-type="float">
            <text:p>464.278</text:p>
          </table:table-cell>
          <table:table-cell office:value-type="float" office:value="-5541.45" calcext:value-type="float">
            <text:p>-5541.45</text:p>
          </table:table-cell>
          <table:table-cell office:value-type="float" office:value="-2344.66" calcext:value-type="float">
            <text:p>-2344.66</text:p>
          </table:table-cell>
          <table:table-cell office:value-type="float" office:value="13.9109" calcext:value-type="float">
            <text:p>13.9109</text:p>
          </table:table-cell>
          <table:table-cell office:value-type="float" office:value="-2.60874" calcext:value-type="float">
            <text:p>-2.60874</text:p>
          </table:table-cell>
          <table:table-cell office:value-type="float" office:value="-9.66453" calcext:value-type="float">
            <text:p>-9.66453</text:p>
          </table:table-cell>
          <table:table-cell office:value-type="float" office:value="-13.3197" calcext:value-type="float">
            <text:p>-13.3197</text:p>
          </table:table-cell>
        </table:table-row>
        <table:table-row table:style-name="ro1">
          <table:table-cell/>
          <table:table-cell office:value-type="float" office:value="-1924.52" calcext:value-type="float">
            <text:p>-1924.52</text:p>
          </table:table-cell>
          <table:table-cell office:value-type="float" office:value="62337" calcext:value-type="float">
            <text:p>62337</text:p>
          </table:table-cell>
          <table:table-cell office:value-type="float" office:value="29551300000" calcext:value-type="float">
            <text:p>2.96E+10</text:p>
          </table:table-cell>
          <table:table-cell office:value-type="float" office:value="350940" calcext:value-type="float">
            <text:p>350940</text:p>
          </table:table-cell>
          <table:table-cell office:value-type="float" office:value="400.405" calcext:value-type="float">
            <text:p>400.405</text:p>
          </table:table-cell>
          <table:table-cell office:value-type="float" office:value="21.2461" calcext:value-type="float">
            <text:p>21.2461</text:p>
          </table:table-cell>
          <table:table-cell office:value-type="float" office:value="72.6017" calcext:value-type="float">
            <text:p>72.6017</text:p>
          </table:table-cell>
          <table:table-cell office:value-type="float" office:value="482.764" calcext:value-type="float">
            <text:p>482.764</text:p>
          </table:table-cell>
          <table:table-cell office:value-type="float" office:value="483.487" calcext:value-type="float">
            <text:p>483.487</text:p>
          </table:table-cell>
          <table:table-cell office:value-type="float" office:value="-3317.2" calcext:value-type="float">
            <text:p>-3317.2</text:p>
          </table:table-cell>
          <table:table-cell office:value-type="float" office:value="-2334.39" calcext:value-type="float">
            <text:p>-2334.39</text:p>
          </table:table-cell>
          <table:table-cell office:value-type="float" office:value="13.194" calcext:value-type="float">
            <text:p>13.194</text:p>
          </table:table-cell>
          <table:table-cell office:value-type="float" office:value="-2.35764" calcext:value-type="float">
            <text:p>-2.35764</text:p>
          </table:table-cell>
          <table:table-cell office:value-type="float" office:value="-10.1073" calcext:value-type="float">
            <text:p>-10.1073</text:p>
          </table:table-cell>
          <table:table-cell office:value-type="float" office:value="-18.886" calcext:value-type="float">
            <text:p>-18.886</text:p>
          </table:table-cell>
        </table:table-row>
        <table:table-row table:style-name="ro1">
          <table:table-cell/>
          <table:table-cell office:value-type="float" office:value="-2423.33" calcext:value-type="float">
            <text:p>-2423.33</text:p>
          </table:table-cell>
          <table:table-cell office:value-type="float" office:value="65161" calcext:value-type="float">
            <text:p>65161</text:p>
          </table:table-cell>
          <table:table-cell office:value-type="float" office:value="24102900000" calcext:value-type="float">
            <text:p>2.41E+10</text:p>
          </table:table-cell>
          <table:table-cell office:value-type="float" office:value="257700" calcext:value-type="float">
            <text:p>257700</text:p>
          </table:table-cell>
          <table:table-cell office:value-type="float" office:value="455.803" calcext:value-type="float">
            <text:p>455.803</text:p>
          </table:table-cell>
          <table:table-cell office:value-type="float" office:value="21.3956" calcext:value-type="float">
            <text:p>21.3956</text:p>
          </table:table-cell>
          <table:table-cell office:value-type="float" office:value="79.6323" calcext:value-type="float">
            <text:p>79.6323</text:p>
          </table:table-cell>
          <table:table-cell office:value-type="float" office:value="453.521" calcext:value-type="float">
            <text:p>453.521</text:p>
          </table:table-cell>
          <table:table-cell office:value-type="float" office:value="483.905" calcext:value-type="float">
            <text:p>483.905</text:p>
          </table:table-cell>
          <table:table-cell office:value-type="float" office:value="-2929.27" calcext:value-type="float">
            <text:p>-2929.27</text:p>
          </table:table-cell>
          <table:table-cell office:value-type="float" office:value="-3939.27" calcext:value-type="float">
            <text:p>-3939.27</text:p>
          </table:table-cell>
          <table:table-cell office:value-type="float" office:value="13.9277" calcext:value-type="float">
            <text:p>13.9277</text:p>
          </table:table-cell>
          <table:table-cell office:value-type="float" office:value="-2.81222" calcext:value-type="float">
            <text:p>-2.81222</text:p>
          </table:table-cell>
          <table:table-cell office:value-type="float" office:value="-11.1674" calcext:value-type="float">
            <text:p>-11.1674</text:p>
          </table:table-cell>
          <table:table-cell office:value-type="float" office:value="-18.886" calcext:value-type="float">
            <text:p>-18.886</text:p>
          </table:table-cell>
        </table:table-row>
        <table:table-row table:style-name="ro1">
          <table:table-cell/>
          <table:table-cell office:value-type="float" office:value="-3297.71" calcext:value-type="float">
            <text:p>-3297.71</text:p>
          </table:table-cell>
          <table:table-cell office:value-type="float" office:value="56282" calcext:value-type="float">
            <text:p>56282</text:p>
          </table:table-cell>
          <table:table-cell office:value-type="float" office:value="22185000000" calcext:value-type="float">
            <text:p>2.22E+10</text:p>
          </table:table-cell>
          <table:table-cell office:value-type="float" office:value="333720" calcext:value-type="float">
            <text:p>333720</text:p>
          </table:table-cell>
          <table:table-cell office:value-type="float" office:value="423.001" calcext:value-type="float">
            <text:p>423.001</text:p>
          </table:table-cell>
          <table:table-cell office:value-type="float" office:value="21.1405" calcext:value-type="float">
            <text:p>21.1405</text:p>
          </table:table-cell>
          <table:table-cell office:value-type="float" office:value="72.1825" calcext:value-type="float">
            <text:p>72.1825</text:p>
          </table:table-cell>
          <table:table-cell office:value-type="float" office:value="455.991" calcext:value-type="float">
            <text:p>455.991</text:p>
          </table:table-cell>
          <table:table-cell office:value-type="float" office:value="472.822" calcext:value-type="float">
            <text:p>472.822</text:p>
          </table:table-cell>
          <table:table-cell office:value-type="float" office:value="-3685.92" calcext:value-type="float">
            <text:p>-3685.92</text:p>
          </table:table-cell>
          <table:table-cell office:value-type="float" office:value="-2244.92" calcext:value-type="float">
            <text:p>-2244.92</text:p>
          </table:table-cell>
          <table:table-cell office:value-type="float" office:value="13.5072" calcext:value-type="float">
            <text:p>13.5072</text:p>
          </table:table-cell>
          <table:table-cell office:value-type="float" office:value="-3.4393" calcext:value-type="float">
            <text:p>-3.4393</text:p>
          </table:table-cell>
          <table:table-cell office:value-type="float" office:value="-8.00828" calcext:value-type="float">
            <text:p>-8.00828</text:p>
          </table:table-cell>
          <table:table-cell office:value-type="float" office:value="-13.3197" calcext:value-type="float">
            <text:p>-13.3197</text:p>
          </table:table-cell>
        </table:table-row>
        <table:table-row table:style-name="ro1">
          <table:table-cell/>
          <table:table-cell office:value-type="float" office:value="-2605.99" calcext:value-type="float">
            <text:p>-2605.99</text:p>
          </table:table-cell>
          <table:table-cell office:value-type="float" office:value="55514" calcext:value-type="float">
            <text:p>55514</text:p>
          </table:table-cell>
          <table:table-cell office:value-type="float" office:value="29923400000" calcext:value-type="float">
            <text:p>2.99E+10</text:p>
          </table:table-cell>
          <table:table-cell office:value-type="float" office:value="258960" calcext:value-type="float">
            <text:p>258960</text:p>
          </table:table-cell>
          <table:table-cell office:value-type="float" office:value="432.783" calcext:value-type="float">
            <text:p>432.783</text:p>
          </table:table-cell>
          <table:table-cell office:value-type="float" office:value="20.5493" calcext:value-type="float">
            <text:p>20.5493</text:p>
          </table:table-cell>
          <table:table-cell office:value-type="float" office:value="77.5907" calcext:value-type="float">
            <text:p>77.5907</text:p>
          </table:table-cell>
          <table:table-cell office:value-type="float" office:value="487.188" calcext:value-type="float">
            <text:p>487.188</text:p>
          </table:table-cell>
          <table:table-cell office:value-type="float" office:value="468.534" calcext:value-type="float">
            <text:p>468.534</text:p>
          </table:table-cell>
          <table:table-cell office:value-type="float" office:value="-2270.3" calcext:value-type="float">
            <text:p>-2270.3</text:p>
          </table:table-cell>
          <table:table-cell office:value-type="float" office:value="-1770.48" calcext:value-type="float">
            <text:p>-1770.48</text:p>
          </table:table-cell>
          <table:table-cell office:value-type="float" office:value="13.8159" calcext:value-type="float">
            <text:p>13.8159</text:p>
          </table:table-cell>
          <table:table-cell office:value-type="float" office:value="-2.20179" calcext:value-type="float">
            <text:p>-2.20179</text:p>
          </table:table-cell>
          <table:table-cell office:value-type="float" office:value="-7.3187" calcext:value-type="float">
            <text:p>-7.3187</text:p>
          </table:table-cell>
          <table:table-cell office:value-type="float" office:value="-18.886" calcext:value-type="float">
            <text:p>-18.886</text:p>
          </table:table-cell>
        </table:table-row>
        <table:table-row table:style-name="ro1">
          <table:table-cell/>
          <table:table-cell office:value-type="float" office:value="-2324.67" calcext:value-type="float">
            <text:p>-2324.67</text:p>
          </table:table-cell>
          <table:table-cell office:value-type="float" office:value="56507" calcext:value-type="float">
            <text:p>56507</text:p>
          </table:table-cell>
          <table:table-cell office:value-type="float" office:value="35660800000" calcext:value-type="float">
            <text:p>3.57E+10</text:p>
          </table:table-cell>
          <table:table-cell office:value-type="float" office:value="321720" calcext:value-type="float">
            <text:p>321720</text:p>
          </table:table-cell>
          <table:table-cell office:value-type="float" office:value="497.616" calcext:value-type="float">
            <text:p>497.616</text:p>
          </table:table-cell>
          <table:table-cell office:value-type="float" office:value="21.1693" calcext:value-type="float">
            <text:p>21.1693</text:p>
          </table:table-cell>
          <table:table-cell office:value-type="float" office:value="81.6804" calcext:value-type="float">
            <text:p>81.6804</text:p>
          </table:table-cell>
          <table:table-cell office:value-type="float" office:value="548.596" calcext:value-type="float">
            <text:p>548.596</text:p>
          </table:table-cell>
          <table:table-cell office:value-type="float" office:value="472.64" calcext:value-type="float">
            <text:p>472.64</text:p>
          </table:table-cell>
          <table:table-cell office:value-type="float" office:value="-4354.96" calcext:value-type="float">
            <text:p>-4354.96</text:p>
          </table:table-cell>
          <table:table-cell office:value-type="float" office:value="-2232.69" calcext:value-type="float">
            <text:p>-2232.69</text:p>
          </table:table-cell>
          <table:table-cell office:value-type="float" office:value="13.4288" calcext:value-type="float">
            <text:p>13.4288</text:p>
          </table:table-cell>
          <table:table-cell office:value-type="float" office:value="-3.11785" calcext:value-type="float">
            <text:p>-3.11785</text:p>
          </table:table-cell>
          <table:table-cell office:value-type="float" office:value="-9.96651" calcext:value-type="float">
            <text:p>-9.96651</text:p>
          </table:table-cell>
          <table:table-cell office:value-type="float" office:value="-18.886" calcext:value-type="float">
            <text:p>-18.886</text:p>
          </table:table-cell>
        </table:table-row>
        <table:table-row table:style-name="ro1">
          <table:table-cell/>
          <table:table-cell office:value-type="float" office:value="-3097.93" calcext:value-type="float">
            <text:p>-3097.93</text:p>
          </table:table-cell>
          <table:table-cell office:value-type="float" office:value="68919" calcext:value-type="float">
            <text:p>68919</text:p>
          </table:table-cell>
          <table:table-cell office:value-type="float" office:value="35440900000" calcext:value-type="float">
            <text:p>3.54E+10</text:p>
          </table:table-cell>
          <table:table-cell office:value-type="float" office:value="281160" calcext:value-type="float">
            <text:p>281160</text:p>
          </table:table-cell>
          <table:table-cell office:value-type="float" office:value="311.272" calcext:value-type="float">
            <text:p>311.272</text:p>
          </table:table-cell>
          <table:table-cell office:value-type="float" office:value="21.3644" calcext:value-type="float">
            <text:p>21.3644</text:p>
          </table:table-cell>
          <table:table-cell office:value-type="float" office:value="76.7997" calcext:value-type="float">
            <text:p>76.7997</text:p>
          </table:table-cell>
          <table:table-cell office:value-type="float" office:value="473.195" calcext:value-type="float">
            <text:p>473.195</text:p>
          </table:table-cell>
          <table:table-cell office:value-type="float" office:value="482.708" calcext:value-type="float">
            <text:p>482.708</text:p>
          </table:table-cell>
          <table:table-cell office:value-type="float" office:value="-3184.8" calcext:value-type="float">
            <text:p>-3184.8</text:p>
          </table:table-cell>
          <table:table-cell office:value-type="float" office:value="-1491.68" calcext:value-type="float">
            <text:p>-1491.68</text:p>
          </table:table-cell>
          <table:table-cell office:value-type="float" office:value="13.6581" calcext:value-type="float">
            <text:p>13.6581</text:p>
          </table:table-cell>
          <table:table-cell office:value-type="float" office:value="-4.08066" calcext:value-type="float">
            <text:p>-4.08066</text:p>
          </table:table-cell>
          <table:table-cell office:value-type="float" office:value="-11.396" calcext:value-type="float">
            <text:p>-11.396</text:p>
          </table:table-cell>
          <table:table-cell office:value-type="float" office:value="-18.886" calcext:value-type="float">
            <text:p>-18.886</text:p>
          </table:table-cell>
        </table:table-row>
        <table:table-row table:style-name="ro1">
          <table:table-cell/>
          <table:table-cell office:value-type="float" office:value="-1810.75" calcext:value-type="float">
            <text:p>-1810.75</text:p>
          </table:table-cell>
          <table:table-cell office:value-type="float" office:value="74399" calcext:value-type="float">
            <text:p>74399</text:p>
          </table:table-cell>
          <table:table-cell office:value-type="float" office:value="23257800000" calcext:value-type="float">
            <text:p>2.33E+10</text:p>
          </table:table-cell>
          <table:table-cell office:value-type="float" office:value="325980" calcext:value-type="float">
            <text:p>325980</text:p>
          </table:table-cell>
          <table:table-cell office:value-type="float" office:value="488.695" calcext:value-type="float">
            <text:p>488.695</text:p>
          </table:table-cell>
          <table:table-cell office:value-type="float" office:value="20.1705" calcext:value-type="float">
            <text:p>20.1705</text:p>
          </table:table-cell>
          <table:table-cell office:value-type="float" office:value="79.5259" calcext:value-type="float">
            <text:p>79.5259</text:p>
          </table:table-cell>
          <table:table-cell office:value-type="float" office:value="425.339" calcext:value-type="float">
            <text:p>425.339</text:p>
          </table:table-cell>
          <table:table-cell office:value-type="float" office:value="467.469" calcext:value-type="float">
            <text:p>467.469</text:p>
          </table:table-cell>
          <table:table-cell office:value-type="float" office:value="-3514.4" calcext:value-type="float">
            <text:p>-3514.4</text:p>
          </table:table-cell>
          <table:table-cell office:value-type="float" office:value="-2784.74" calcext:value-type="float">
            <text:p>-2784.74</text:p>
          </table:table-cell>
          <table:table-cell office:value-type="float" office:value="13.3882" calcext:value-type="float">
            <text:p>13.3882</text:p>
          </table:table-cell>
          <table:table-cell office:value-type="float" office:value="-2.20352" calcext:value-type="float">
            <text:p>-2.20352</text:p>
          </table:table-cell>
          <table:table-cell office:value-type="float" office:value="-5.85588" calcext:value-type="float">
            <text:p>-5.85588</text:p>
          </table:table-cell>
          <table:table-cell office:value-type="float" office:value="-13.3197" calcext:value-type="float">
            <text:p>-13.3197</text:p>
          </table:table-cell>
        </table:table-row>
        <table:table-row table:style-name="ro1">
          <table:table-cell/>
          <table:table-cell office:value-type="float" office:value="-2695.32" calcext:value-type="float">
            <text:p>-2695.32</text:p>
          </table:table-cell>
          <table:table-cell office:value-type="float" office:value="74130" calcext:value-type="float">
            <text:p>74130</text:p>
          </table:table-cell>
          <table:table-cell office:value-type="float" office:value="28587100000" calcext:value-type="float">
            <text:p>2.86E+10</text:p>
          </table:table-cell>
          <table:table-cell office:value-type="float" office:value="286740" calcext:value-type="float">
            <text:p>286740</text:p>
          </table:table-cell>
          <table:table-cell office:value-type="float" office:value="445.725" calcext:value-type="float">
            <text:p>445.725</text:p>
          </table:table-cell>
          <table:table-cell office:value-type="float" office:value="21.7638" calcext:value-type="float">
            <text:p>21.7638</text:p>
          </table:table-cell>
          <table:table-cell office:value-type="float" office:value="78.5654" calcext:value-type="float">
            <text:p>78.5654</text:p>
          </table:table-cell>
          <table:table-cell office:value-type="float" office:value="443.915" calcext:value-type="float">
            <text:p>443.915</text:p>
          </table:table-cell>
          <table:table-cell office:value-type="float" office:value="465.322" calcext:value-type="float">
            <text:p>465.322</text:p>
          </table:table-cell>
          <table:table-cell office:value-type="float" office:value="-3661.35" calcext:value-type="float">
            <text:p>-3661.35</text:p>
          </table:table-cell>
          <table:table-cell office:value-type="float" office:value="-2224.44" calcext:value-type="float">
            <text:p>-2224.44</text:p>
          </table:table-cell>
          <table:table-cell office:value-type="float" office:value="13.7479" calcext:value-type="float">
            <text:p>13.7479</text:p>
          </table:table-cell>
          <table:table-cell office:value-type="float" office:value="-2.58372" calcext:value-type="float">
            <text:p>-2.58372</text:p>
          </table:table-cell>
          <table:table-cell office:value-type="float" office:value="-8.03162" calcext:value-type="float">
            <text:p>-8.03162</text:p>
          </table:table-cell>
          <table:table-cell office:value-type="float" office:value="-18.886" calcext:value-type="float">
            <text:p>-18.886</text:p>
          </table:table-cell>
        </table:table-row>
        <table:table-row table:style-name="ro1">
          <table:table-cell/>
          <table:table-cell office:value-type="float" office:value="-1394.7" calcext:value-type="float">
            <text:p>-1394.7</text:p>
          </table:table-cell>
          <table:table-cell office:value-type="float" office:value="45078" calcext:value-type="float">
            <text:p>45078</text:p>
          </table:table-cell>
          <table:table-cell office:value-type="float" office:value="44317200000" calcext:value-type="float">
            <text:p>4.43E+10</text:p>
          </table:table-cell>
          <table:table-cell office:value-type="float" office:value="366540" calcext:value-type="float">
            <text:p>366540</text:p>
          </table:table-cell>
          <table:table-cell office:value-type="float" office:value="392.949" calcext:value-type="float">
            <text:p>392.949</text:p>
          </table:table-cell>
          <table:table-cell office:value-type="float" office:value="19.8834" calcext:value-type="float">
            <text:p>19.8834</text:p>
          </table:table-cell>
          <table:table-cell office:value-type="float" office:value="78.3782" calcext:value-type="float">
            <text:p>78.3782</text:p>
          </table:table-cell>
          <table:table-cell office:value-type="float" office:value="443.771" calcext:value-type="float">
            <text:p>443.771</text:p>
          </table:table-cell>
          <table:table-cell office:value-type="float" office:value="474.73" calcext:value-type="float">
            <text:p>474.73</text:p>
          </table:table-cell>
          <table:table-cell office:value-type="float" office:value="-2292.49" calcext:value-type="float">
            <text:p>-2292.49</text:p>
          </table:table-cell>
          <table:table-cell office:value-type="float" office:value="-2073.16" calcext:value-type="float">
            <text:p>-2073.16</text:p>
          </table:table-cell>
          <table:table-cell office:value-type="float" office:value="13.8387" calcext:value-type="float">
            <text:p>13.8387</text:p>
          </table:table-cell>
          <table:table-cell office:value-type="float" office:value="-1.60751" calcext:value-type="float">
            <text:p>-1.60751</text:p>
          </table:table-cell>
          <table:table-cell office:value-type="float" office:value="-8.19351" calcext:value-type="float">
            <text:p>-8.19351</text:p>
          </table:table-cell>
          <table:table-cell office:value-type="float" office:value="-18.886" calcext:value-type="float">
            <text:p>-18.886</text:p>
          </table:table-cell>
        </table:table-row>
        <table:table-row table:style-name="ro1">
          <table:table-cell/>
          <table:table-cell office:value-type="float" office:value="-2988.33" calcext:value-type="float">
            <text:p>-2988.33</text:p>
          </table:table-cell>
          <table:table-cell office:value-type="float" office:value="76470" calcext:value-type="float">
            <text:p>76470</text:p>
          </table:table-cell>
          <table:table-cell office:value-type="float" office:value="33006500000" calcext:value-type="float">
            <text:p>3.30E+10</text:p>
          </table:table-cell>
          <table:table-cell office:value-type="float" office:value="356040" calcext:value-type="float">
            <text:p>356040</text:p>
          </table:table-cell>
          <table:table-cell office:value-type="float" office:value="403.55" calcext:value-type="float">
            <text:p>403.55</text:p>
          </table:table-cell>
          <table:table-cell office:value-type="float" office:value="22.1061" calcext:value-type="float">
            <text:p>22.1061</text:p>
          </table:table-cell>
          <table:table-cell office:value-type="float" office:value="66.4539" calcext:value-type="float">
            <text:p>66.4539</text:p>
          </table:table-cell>
          <table:table-cell office:value-type="float" office:value="479.545" calcext:value-type="float">
            <text:p>479.545</text:p>
          </table:table-cell>
          <table:table-cell office:value-type="float" office:value="474.343" calcext:value-type="float">
            <text:p>474.343</text:p>
          </table:table-cell>
          <table:table-cell office:value-type="float" office:value="-5213" calcext:value-type="float">
            <text:p>-5213</text:p>
          </table:table-cell>
          <table:table-cell office:value-type="float" office:value="-2393.19" calcext:value-type="float">
            <text:p>-2393.19</text:p>
          </table:table-cell>
          <table:table-cell office:value-type="float" office:value="13.621" calcext:value-type="float">
            <text:p>13.621</text:p>
          </table:table-cell>
          <table:table-cell office:value-type="float" office:value="-1.97457" calcext:value-type="float">
            <text:p>-1.97457</text:p>
          </table:table-cell>
          <table:table-cell office:value-type="float" office:value="-7.41504" calcext:value-type="float">
            <text:p>-7.41504</text:p>
          </table:table-cell>
          <table:table-cell office:value-type="float" office:value="-18.886" calcext:value-type="float">
            <text:p>-18.886</text:p>
          </table:table-cell>
        </table:table-row>
        <table:table-row table:style-name="ro1">
          <table:table-cell/>
          <table:table-cell office:value-type="float" office:value="-2107.9" calcext:value-type="float">
            <text:p>-2107.9</text:p>
          </table:table-cell>
          <table:table-cell office:value-type="float" office:value="64868" calcext:value-type="float">
            <text:p>64868</text:p>
          </table:table-cell>
          <table:table-cell office:value-type="float" office:value="25542700000" calcext:value-type="float">
            <text:p>2.55E+10</text:p>
          </table:table-cell>
          <table:table-cell office:value-type="float" office:value="335760" calcext:value-type="float">
            <text:p>335760</text:p>
          </table:table-cell>
          <table:table-cell office:value-type="float" office:value="315.955" calcext:value-type="float">
            <text:p>315.955</text:p>
          </table:table-cell>
          <table:table-cell office:value-type="float" office:value="21.3366" calcext:value-type="float">
            <text:p>21.3366</text:p>
          </table:table-cell>
          <table:table-cell office:value-type="float" office:value="76.1817" calcext:value-type="float">
            <text:p>76.1817</text:p>
          </table:table-cell>
          <table:table-cell office:value-type="float" office:value="456.456" calcext:value-type="float">
            <text:p>456.456</text:p>
          </table:table-cell>
          <table:table-cell office:value-type="float" office:value="475.502" calcext:value-type="float">
            <text:p>475.502</text:p>
          </table:table-cell>
          <table:table-cell office:value-type="float" office:value="-3594.52" calcext:value-type="float">
            <text:p>-3594.52</text:p>
          </table:table-cell>
          <table:table-cell office:value-type="float" office:value="-1990.68" calcext:value-type="float">
            <text:p>-1990.68</text:p>
          </table:table-cell>
          <table:table-cell office:value-type="float" office:value="13.2762" calcext:value-type="float">
            <text:p>13.2762</text:p>
          </table:table-cell>
          <table:table-cell office:value-type="float" office:value="-1.95789" calcext:value-type="float">
            <text:p>-1.95789</text:p>
          </table:table-cell>
          <table:table-cell office:value-type="float" office:value="-9.20082" calcext:value-type="float">
            <text:p>-9.20082</text:p>
          </table:table-cell>
          <table:table-cell office:value-type="float" office:value="-18.886" calcext:value-type="float">
            <text:p>-18.886</text:p>
          </table:table-cell>
        </table:table-row>
        <table:table-row table:style-name="ro1">
          <table:table-cell/>
          <table:table-cell office:value-type="float" office:value="-2979.51" calcext:value-type="float">
            <text:p>-2979.51</text:p>
          </table:table-cell>
          <table:table-cell office:value-type="float" office:value="66791" calcext:value-type="float">
            <text:p>66791</text:p>
          </table:table-cell>
          <table:table-cell office:value-type="float" office:value="37690700000" calcext:value-type="float">
            <text:p>3.77E+10</text:p>
          </table:table-cell>
          <table:table-cell office:value-type="float" office:value="300600" calcext:value-type="float">
            <text:p>300600</text:p>
          </table:table-cell>
          <table:table-cell office:value-type="float" office:value="476.424" calcext:value-type="float">
            <text:p>476.424</text:p>
          </table:table-cell>
          <table:table-cell office:value-type="float" office:value="22.0409" calcext:value-type="float">
            <text:p>22.0409</text:p>
          </table:table-cell>
          <table:table-cell office:value-type="float" office:value="79.8235" calcext:value-type="float">
            <text:p>79.8235</text:p>
          </table:table-cell>
          <table:table-cell office:value-type="float" office:value="481.37" calcext:value-type="float">
            <text:p>481.37</text:p>
          </table:table-cell>
          <table:table-cell office:value-type="float" office:value="480.499" calcext:value-type="float">
            <text:p>480.499</text:p>
          </table:table-cell>
          <table:table-cell office:value-type="float" office:value="-3226.79" calcext:value-type="float">
            <text:p>-3226.79</text:p>
          </table:table-cell>
          <table:table-cell office:value-type="float" office:value="-2044.33" calcext:value-type="float">
            <text:p>-2044.33</text:p>
          </table:table-cell>
          <table:table-cell office:value-type="float" office:value="13.4292" calcext:value-type="float">
            <text:p>13.4292</text:p>
          </table:table-cell>
          <table:table-cell office:value-type="float" office:value="-3.30836" calcext:value-type="float">
            <text:p>-3.30836</text:p>
          </table:table-cell>
          <table:table-cell office:value-type="float" office:value="-8.31641" calcext:value-type="float">
            <text:p>-8.31641</text:p>
          </table:table-cell>
          <table:table-cell office:value-type="float" office:value="-18.886" calcext:value-type="float">
            <text:p>-18.886</text:p>
          </table:table-cell>
        </table:table-row>
        <table:table-row table:style-name="ro1">
          <table:table-cell/>
          <table:table-cell office:value-type="float" office:value="-2513.73" calcext:value-type="float">
            <text:p>-2513.73</text:p>
          </table:table-cell>
          <table:table-cell office:value-type="float" office:value="63196" calcext:value-type="float">
            <text:p>63196</text:p>
          </table:table-cell>
          <table:table-cell office:value-type="float" office:value="25586700000" calcext:value-type="float">
            <text:p>2.56E+10</text:p>
          </table:table-cell>
          <table:table-cell office:value-type="float" office:value="378900" calcext:value-type="float">
            <text:p>378900</text:p>
          </table:table-cell>
          <table:table-cell office:value-type="float" office:value="308.324" calcext:value-type="float">
            <text:p>308.324</text:p>
          </table:table-cell>
          <table:table-cell office:value-type="float" office:value="22.2978" calcext:value-type="float">
            <text:p>22.2978</text:p>
          </table:table-cell>
          <table:table-cell office:value-type="float" office:value="73.8612" calcext:value-type="float">
            <text:p>73.8612</text:p>
          </table:table-cell>
          <table:table-cell office:value-type="float" office:value="430.727" calcext:value-type="float">
            <text:p>430.727</text:p>
          </table:table-cell>
          <table:table-cell office:value-type="float" office:value="475.581" calcext:value-type="float">
            <text:p>475.581</text:p>
          </table:table-cell>
          <table:table-cell office:value-type="float" office:value="-3321.28" calcext:value-type="float">
            <text:p>-3321.28</text:p>
          </table:table-cell>
          <table:table-cell office:value-type="float" office:value="-2602.19" calcext:value-type="float">
            <text:p>-2602.19</text:p>
          </table:table-cell>
          <table:table-cell office:value-type="float" office:value="13.2479" calcext:value-type="float">
            <text:p>13.2479</text:p>
          </table:table-cell>
          <table:table-cell office:value-type="float" office:value="-3.04897" calcext:value-type="float">
            <text:p>-3.04897</text:p>
          </table:table-cell>
          <table:table-cell office:value-type="float" office:value="-7.98816" calcext:value-type="float">
            <text:p>-7.98816</text:p>
          </table:table-cell>
          <table:table-cell office:value-type="float" office:value="-18.886" calcext:value-type="float">
            <text:p>-18.886</text:p>
          </table:table-cell>
        </table:table-row>
        <table:table-row table:style-name="ro1">
          <table:table-cell/>
          <table:table-cell office:value-type="float" office:value="-1622.69" calcext:value-type="float">
            <text:p>-1622.69</text:p>
          </table:table-cell>
          <table:table-cell office:value-type="float" office:value="62073" calcext:value-type="float">
            <text:p>62073</text:p>
          </table:table-cell>
          <table:table-cell office:value-type="float" office:value="26796700000" calcext:value-type="float">
            <text:p>2.68E+10</text:p>
          </table:table-cell>
          <table:table-cell office:value-type="float" office:value="370080" calcext:value-type="float">
            <text:p>370080</text:p>
          </table:table-cell>
          <table:table-cell office:value-type="float" office:value="453.052" calcext:value-type="float">
            <text:p>453.052</text:p>
          </table:table-cell>
          <table:table-cell office:value-type="float" office:value="21.0996" calcext:value-type="float">
            <text:p>21.0996</text:p>
          </table:table-cell>
          <table:table-cell office:value-type="float" office:value="80.359" calcext:value-type="float">
            <text:p>80.359</text:p>
          </table:table-cell>
          <table:table-cell office:value-type="float" office:value="480.134" calcext:value-type="float">
            <text:p>480.134</text:p>
          </table:table-cell>
          <table:table-cell office:value-type="float" office:value="477.041" calcext:value-type="float">
            <text:p>477.041</text:p>
          </table:table-cell>
          <table:table-cell office:value-type="float" office:value="-3560.86" calcext:value-type="float">
            <text:p>-3560.86</text:p>
          </table:table-cell>
          <table:table-cell office:value-type="float" office:value="-2227.66" calcext:value-type="float">
            <text:p>-2227.66</text:p>
          </table:table-cell>
          <table:table-cell office:value-type="float" office:value="13.4122" calcext:value-type="float">
            <text:p>13.4122</text:p>
          </table:table-cell>
          <table:table-cell office:value-type="float" office:value="-2.65343" calcext:value-type="float">
            <text:p>-2.65343</text:p>
          </table:table-cell>
          <table:table-cell office:value-type="float" office:value="-9.57417" calcext:value-type="float">
            <text:p>-9.57417</text:p>
          </table:table-cell>
          <table:table-cell office:value-type="float" office:value="-13.3197" calcext:value-type="float">
            <text:p>-13.3197</text:p>
          </table:table-cell>
        </table:table-row>
        <table:table-row table:style-name="ro1">
          <table:table-cell/>
          <table:table-cell office:value-type="float" office:value="-898.919" calcext:value-type="float">
            <text:p>-898.919</text:p>
          </table:table-cell>
          <table:table-cell office:value-type="float" office:value="71119" calcext:value-type="float">
            <text:p>71119</text:p>
          </table:table-cell>
          <table:table-cell office:value-type="float" office:value="33586200000" calcext:value-type="float">
            <text:p>3.36E+10</text:p>
          </table:table-cell>
          <table:table-cell office:value-type="float" office:value="275400" calcext:value-type="float">
            <text:p>275400</text:p>
          </table:table-cell>
          <table:table-cell office:value-type="float" office:value="394.268" calcext:value-type="float">
            <text:p>394.268</text:p>
          </table:table-cell>
          <table:table-cell office:value-type="float" office:value="21.1665" calcext:value-type="float">
            <text:p>21.1665</text:p>
          </table:table-cell>
          <table:table-cell office:value-type="float" office:value="76.3499" calcext:value-type="float">
            <text:p>76.3499</text:p>
          </table:table-cell>
          <table:table-cell office:value-type="float" office:value="475.151" calcext:value-type="float">
            <text:p>475.151</text:p>
          </table:table-cell>
          <table:table-cell office:value-type="float" office:value="482.187" calcext:value-type="float">
            <text:p>482.187</text:p>
          </table:table-cell>
          <table:table-cell office:value-type="float" office:value="-3499.9" calcext:value-type="float">
            <text:p>-3499.9</text:p>
          </table:table-cell>
          <table:table-cell office:value-type="float" office:value="-2010.88" calcext:value-type="float">
            <text:p>-2010.88</text:p>
          </table:table-cell>
          <table:table-cell office:value-type="float" office:value="13.8071" calcext:value-type="float">
            <text:p>13.8071</text:p>
          </table:table-cell>
          <table:table-cell office:value-type="float" office:value="-1.77653" calcext:value-type="float">
            <text:p>-1.77653</text:p>
          </table:table-cell>
          <table:table-cell office:value-type="float" office:value="-6.50943" calcext:value-type="float">
            <text:p>-6.50943</text:p>
          </table:table-cell>
          <table:table-cell office:value-type="float" office:value="-18.886" calcext:value-type="float">
            <text:p>-18.886</text:p>
          </table:table-cell>
        </table:table-row>
        <table:table-row table:style-name="ro1">
          <table:table-cell/>
          <table:table-cell office:value-type="float" office:value="-2228.64" calcext:value-type="float">
            <text:p>-2228.64</text:p>
          </table:table-cell>
          <table:table-cell office:value-type="float" office:value="59344" calcext:value-type="float">
            <text:p>59344</text:p>
          </table:table-cell>
          <table:table-cell office:value-type="float" office:value="26606400000" calcext:value-type="float">
            <text:p>2.66E+10</text:p>
          </table:table-cell>
          <table:table-cell office:value-type="float" office:value="365520" calcext:value-type="float">
            <text:p>365520</text:p>
          </table:table-cell>
          <table:table-cell office:value-type="float" office:value="446.585" calcext:value-type="float">
            <text:p>446.585</text:p>
          </table:table-cell>
          <table:table-cell office:value-type="float" office:value="21.9857" calcext:value-type="float">
            <text:p>21.9857</text:p>
          </table:table-cell>
          <table:table-cell office:value-type="float" office:value="81.2511" calcext:value-type="float">
            <text:p>81.2511</text:p>
          </table:table-cell>
          <table:table-cell office:value-type="float" office:value="473.327" calcext:value-type="float">
            <text:p>473.327</text:p>
          </table:table-cell>
          <table:table-cell office:value-type="float" office:value="469.027" calcext:value-type="float">
            <text:p>469.027</text:p>
          </table:table-cell>
          <table:table-cell office:value-type="float" office:value="-4350.96" calcext:value-type="float">
            <text:p>-4350.96</text:p>
          </table:table-cell>
          <table:table-cell office:value-type="float" office:value="-2530.21" calcext:value-type="float">
            <text:p>-2530.21</text:p>
          </table:table-cell>
          <table:table-cell office:value-type="float" office:value="13.1101" calcext:value-type="float">
            <text:p>13.1101</text:p>
          </table:table-cell>
          <table:table-cell office:value-type="float" office:value="-2.27438" calcext:value-type="float">
            <text:p>-2.27438</text:p>
          </table:table-cell>
          <table:table-cell office:value-type="float" office:value="-6.5663" calcext:value-type="float">
            <text:p>-6.5663</text:p>
          </table:table-cell>
          <table:table-cell office:value-type="float" office:value="-18.886" calcext:value-type="float">
            <text:p>-18.886</text:p>
          </table:table-cell>
        </table:table-row>
        <table:table-row table:style-name="ro1">
          <table:table-cell/>
          <table:table-cell office:value-type="float" office:value="-2524.28" calcext:value-type="float">
            <text:p>-2524.28</text:p>
          </table:table-cell>
          <table:table-cell office:value-type="float" office:value="70564" calcext:value-type="float">
            <text:p>70564</text:p>
          </table:table-cell>
          <table:table-cell office:value-type="float" office:value="29297000000" calcext:value-type="float">
            <text:p>2.93E+10</text:p>
          </table:table-cell>
          <table:table-cell office:value-type="float" office:value="375960" calcext:value-type="float">
            <text:p>375960</text:p>
          </table:table-cell>
          <table:table-cell office:value-type="float" office:value="467.46" calcext:value-type="float">
            <text:p>467.46</text:p>
          </table:table-cell>
          <table:table-cell office:value-type="float" office:value="20.6626" calcext:value-type="float">
            <text:p>20.6626</text:p>
          </table:table-cell>
          <table:table-cell office:value-type="float" office:value="76.0828" calcext:value-type="float">
            <text:p>76.0828</text:p>
          </table:table-cell>
          <table:table-cell office:value-type="float" office:value="458.589" calcext:value-type="float">
            <text:p>458.589</text:p>
          </table:table-cell>
          <table:table-cell office:value-type="float" office:value="473.993" calcext:value-type="float">
            <text:p>473.993</text:p>
          </table:table-cell>
          <table:table-cell office:value-type="float" office:value="-3010.55" calcext:value-type="float">
            <text:p>-3010.55</text:p>
          </table:table-cell>
          <table:table-cell office:value-type="float" office:value="-2107.52" calcext:value-type="float">
            <text:p>-2107.52</text:p>
          </table:table-cell>
          <table:table-cell office:value-type="float" office:value="13.5724" calcext:value-type="float">
            <text:p>13.5724</text:p>
          </table:table-cell>
          <table:table-cell office:value-type="float" office:value="-2.93552" calcext:value-type="float">
            <text:p>-2.93552</text:p>
          </table:table-cell>
          <table:table-cell office:value-type="float" office:value="-3.36125" calcext:value-type="float">
            <text:p>-3.36125</text:p>
          </table:table-cell>
          <table:table-cell office:value-type="float" office:value="-13.3197" calcext:value-type="float">
            <text:p>-13.3197</text:p>
          </table:table-cell>
        </table:table-row>
        <table:table-row table:style-name="ro1">
          <table:table-cell/>
          <table:table-cell office:value-type="float" office:value="-2141.75" calcext:value-type="float">
            <text:p>-2141.75</text:p>
          </table:table-cell>
          <table:table-cell office:value-type="float" office:value="69544" calcext:value-type="float">
            <text:p>69544</text:p>
          </table:table-cell>
          <table:table-cell office:value-type="float" office:value="33802500000" calcext:value-type="float">
            <text:p>3.38E+10</text:p>
          </table:table-cell>
          <table:table-cell office:value-type="float" office:value="275040" calcext:value-type="float">
            <text:p>275040</text:p>
          </table:table-cell>
          <table:table-cell office:value-type="float" office:value="410.104" calcext:value-type="float">
            <text:p>410.104</text:p>
          </table:table-cell>
          <table:table-cell office:value-type="float" office:value="20.1186" calcext:value-type="float">
            <text:p>20.1186</text:p>
          </table:table-cell>
          <table:table-cell office:value-type="float" office:value="72.5838" calcext:value-type="float">
            <text:p>72.5838</text:p>
          </table:table-cell>
          <table:table-cell office:value-type="float" office:value="471.886" calcext:value-type="float">
            <text:p>471.886</text:p>
          </table:table-cell>
          <table:table-cell office:value-type="float" office:value="472.222" calcext:value-type="float">
            <text:p>472.222</text:p>
          </table:table-cell>
          <table:table-cell office:value-type="float" office:value="-2617.06" calcext:value-type="float">
            <text:p>-2617.06</text:p>
          </table:table-cell>
          <table:table-cell office:value-type="float" office:value="-2105.35" calcext:value-type="float">
            <text:p>-2105.35</text:p>
          </table:table-cell>
          <table:table-cell office:value-type="float" office:value="13.348" calcext:value-type="float">
            <text:p>13.348</text:p>
          </table:table-cell>
          <table:table-cell office:value-type="float" office:value="-2.82033" calcext:value-type="float">
            <text:p>-2.82033</text:p>
          </table:table-cell>
          <table:table-cell office:value-type="float" office:value="-5.74818" calcext:value-type="float">
            <text:p>-5.74818</text:p>
          </table:table-cell>
          <table:table-cell office:value-type="float" office:value="-18.886" calcext:value-type="float">
            <text:p>-18.886</text:p>
          </table:table-cell>
        </table:table-row>
        <table:table-row table:style-name="ro1">
          <table:table-cell/>
          <table:table-cell office:value-type="float" office:value="-2203.34" calcext:value-type="float">
            <text:p>-2203.34</text:p>
          </table:table-cell>
          <table:table-cell office:value-type="float" office:value="72793" calcext:value-type="float">
            <text:p>72793</text:p>
          </table:table-cell>
          <table:table-cell office:value-type="float" office:value="36170800000" calcext:value-type="float">
            <text:p>3.62E+10</text:p>
          </table:table-cell>
          <table:table-cell office:value-type="float" office:value="380220" calcext:value-type="float">
            <text:p>380220</text:p>
          </table:table-cell>
          <table:table-cell office:value-type="float" office:value="406.591" calcext:value-type="float">
            <text:p>406.591</text:p>
          </table:table-cell>
          <table:table-cell office:value-type="float" office:value="22.0699" calcext:value-type="float">
            <text:p>22.0699</text:p>
          </table:table-cell>
          <table:table-cell office:value-type="float" office:value="71.4693" calcext:value-type="float">
            <text:p>71.4693</text:p>
          </table:table-cell>
          <table:table-cell office:value-type="float" office:value="407.417" calcext:value-type="float">
            <text:p>407.417</text:p>
          </table:table-cell>
          <table:table-cell office:value-type="float" office:value="484.37" calcext:value-type="float">
            <text:p>484.37</text:p>
          </table:table-cell>
          <table:table-cell office:value-type="float" office:value="-2650.34" calcext:value-type="float">
            <text:p>-2650.34</text:p>
          </table:table-cell>
          <table:table-cell office:value-type="float" office:value="-2240.99" calcext:value-type="float">
            <text:p>-2240.99</text:p>
          </table:table-cell>
          <table:table-cell office:value-type="float" office:value="13.9337" calcext:value-type="float">
            <text:p>13.9337</text:p>
          </table:table-cell>
          <table:table-cell office:value-type="float" office:value="-1.66277" calcext:value-type="float">
            <text:p>-1.66277</text:p>
          </table:table-cell>
          <table:table-cell office:value-type="float" office:value="-8.93489" calcext:value-type="float">
            <text:p>-8.93489</text:p>
          </table:table-cell>
          <table:table-cell office:value-type="float" office:value="-18.886" calcext:value-type="float">
            <text:p>-18.886</text:p>
          </table:table-cell>
        </table:table-row>
        <table:table-row table:style-name="ro1">
          <table:table-cell/>
          <table:table-cell office:value-type="float" office:value="-1836.75" calcext:value-type="float">
            <text:p>-1836.75</text:p>
          </table:table-cell>
          <table:table-cell office:value-type="float" office:value="73045" calcext:value-type="float">
            <text:p>73045</text:p>
          </table:table-cell>
          <table:table-cell office:value-type="float" office:value="39768400000" calcext:value-type="float">
            <text:p>3.98E+10</text:p>
          </table:table-cell>
          <table:table-cell office:value-type="float" office:value="379800" calcext:value-type="float">
            <text:p>379800</text:p>
          </table:table-cell>
          <table:table-cell office:value-type="float" office:value="514.007" calcext:value-type="float">
            <text:p>514.007</text:p>
          </table:table-cell>
          <table:table-cell office:value-type="float" office:value="22.242" calcext:value-type="float">
            <text:p>22.242</text:p>
          </table:table-cell>
          <table:table-cell office:value-type="float" office:value="79.9503" calcext:value-type="float">
            <text:p>79.9503</text:p>
          </table:table-cell>
          <table:table-cell office:value-type="float" office:value="478.007" calcext:value-type="float">
            <text:p>478.007</text:p>
          </table:table-cell>
          <table:table-cell office:value-type="float" office:value="471.384" calcext:value-type="float">
            <text:p>471.384</text:p>
          </table:table-cell>
          <table:table-cell office:value-type="float" office:value="-4044.69" calcext:value-type="float">
            <text:p>-4044.69</text:p>
          </table:table-cell>
          <table:table-cell office:value-type="float" office:value="-2652.98" calcext:value-type="float">
            <text:p>-2652.98</text:p>
          </table:table-cell>
          <table:table-cell office:value-type="float" office:value="13.6287" calcext:value-type="float">
            <text:p>13.6287</text:p>
          </table:table-cell>
          <table:table-cell office:value-type="float" office:value="-2.44844" calcext:value-type="float">
            <text:p>-2.44844</text:p>
          </table:table-cell>
          <table:table-cell office:value-type="float" office:value="-7.85381" calcext:value-type="float">
            <text:p>-7.85381</text:p>
          </table:table-cell>
          <table:table-cell office:value-type="float" office:value="-18.886" calcext:value-type="float">
            <text:p>-18.886</text:p>
          </table:table-cell>
        </table:table-row>
        <table:table-row table:style-name="ro1">
          <table:table-cell/>
          <table:table-cell office:value-type="float" office:value="-1787.41" calcext:value-type="float">
            <text:p>-1787.41</text:p>
          </table:table-cell>
          <table:table-cell office:value-type="float" office:value="50713" calcext:value-type="float">
            <text:p>50713</text:p>
          </table:table-cell>
          <table:table-cell office:value-type="float" office:value="38489200000" calcext:value-type="float">
            <text:p>3.85E+10</text:p>
          </table:table-cell>
          <table:table-cell office:value-type="float" office:value="296100" calcext:value-type="float">
            <text:p>296100</text:p>
          </table:table-cell>
          <table:table-cell office:value-type="float" office:value="445.226" calcext:value-type="float">
            <text:p>445.226</text:p>
          </table:table-cell>
          <table:table-cell office:value-type="float" office:value="20.0734" calcext:value-type="float">
            <text:p>20.0734</text:p>
          </table:table-cell>
          <table:table-cell office:value-type="float" office:value="76.9451" calcext:value-type="float">
            <text:p>76.9451</text:p>
          </table:table-cell>
          <table:table-cell office:value-type="float" office:value="459.307" calcext:value-type="float">
            <text:p>459.307</text:p>
          </table:table-cell>
          <table:table-cell office:value-type="float" office:value="448.98" calcext:value-type="float">
            <text:p>448.98</text:p>
          </table:table-cell>
          <table:table-cell office:value-type="float" office:value="-3725.34" calcext:value-type="float">
            <text:p>-3725.34</text:p>
          </table:table-cell>
          <table:table-cell office:value-type="float" office:value="-1302.85" calcext:value-type="float">
            <text:p>-1302.85</text:p>
          </table:table-cell>
          <table:table-cell office:value-type="float" office:value="13.9199" calcext:value-type="float">
            <text:p>13.9199</text:p>
          </table:table-cell>
          <table:table-cell office:value-type="float" office:value="-2.28859" calcext:value-type="float">
            <text:p>-2.28859</text:p>
          </table:table-cell>
          <table:table-cell office:value-type="float" office:value="-7.12064" calcext:value-type="float">
            <text:p>-7.12064</text:p>
          </table:table-cell>
          <table:table-cell office:value-type="float" office:value="-18.886" calcext:value-type="float">
            <text:p>-18.886</text:p>
          </table:table-cell>
        </table:table-row>
        <table:table-row table:style-name="ro1">
          <table:table-cell/>
          <table:table-cell office:value-type="float" office:value="-3185.05" calcext:value-type="float">
            <text:p>-3185.05</text:p>
          </table:table-cell>
          <table:table-cell office:value-type="float" office:value="70905" calcext:value-type="float">
            <text:p>70905</text:p>
          </table:table-cell>
          <table:table-cell office:value-type="float" office:value="26900600000" calcext:value-type="float">
            <text:p>2.69E+10</text:p>
          </table:table-cell>
          <table:table-cell office:value-type="float" office:value="374640" calcext:value-type="float">
            <text:p>374640</text:p>
          </table:table-cell>
          <table:table-cell office:value-type="float" office:value="424.633" calcext:value-type="float">
            <text:p>424.633</text:p>
          </table:table-cell>
          <table:table-cell office:value-type="float" office:value="22.0167" calcext:value-type="float">
            <text:p>22.0167</text:p>
          </table:table-cell>
          <table:table-cell office:value-type="float" office:value="74.4666" calcext:value-type="float">
            <text:p>74.4666</text:p>
          </table:table-cell>
          <table:table-cell office:value-type="float" office:value="459.963" calcext:value-type="float">
            <text:p>459.963</text:p>
          </table:table-cell>
          <table:table-cell office:value-type="float" office:value="469.897" calcext:value-type="float">
            <text:p>469.897</text:p>
          </table:table-cell>
          <table:table-cell office:value-type="float" office:value="-4000.25" calcext:value-type="float">
            <text:p>-4000.25</text:p>
          </table:table-cell>
          <table:table-cell office:value-type="float" office:value="-2647.59" calcext:value-type="float">
            <text:p>-2647.59</text:p>
          </table:table-cell>
          <table:table-cell office:value-type="float" office:value="13.8378" calcext:value-type="float">
            <text:p>13.8378</text:p>
          </table:table-cell>
          <table:table-cell office:value-type="float" office:value="-3.37299" calcext:value-type="float">
            <text:p>-3.37299</text:p>
          </table:table-cell>
          <table:table-cell office:value-type="float" office:value="-10.0858" calcext:value-type="float">
            <text:p>-10.0858</text:p>
          </table:table-cell>
          <table:table-cell office:value-type="float" office:value="-18.886" calcext:value-type="float">
            <text:p>-18.886</text:p>
          </table:table-cell>
        </table:table-row>
        <table:table-row table:style-name="ro1">
          <table:table-cell/>
          <table:table-cell office:value-type="float" office:value="-2551.98" calcext:value-type="float">
            <text:p>-2551.98</text:p>
          </table:table-cell>
          <table:table-cell office:value-type="float" office:value="57495" calcext:value-type="float">
            <text:p>57495</text:p>
          </table:table-cell>
          <table:table-cell office:value-type="float" office:value="32928000000" calcext:value-type="float">
            <text:p>3.29E+10</text:p>
          </table:table-cell>
          <table:table-cell office:value-type="float" office:value="370380" calcext:value-type="float">
            <text:p>370380</text:p>
          </table:table-cell>
          <table:table-cell office:value-type="float" office:value="352.025" calcext:value-type="float">
            <text:p>352.025</text:p>
          </table:table-cell>
          <table:table-cell office:value-type="float" office:value="21.2376" calcext:value-type="float">
            <text:p>21.2376</text:p>
          </table:table-cell>
          <table:table-cell office:value-type="float" office:value="81.8073" calcext:value-type="float">
            <text:p>81.8073</text:p>
          </table:table-cell>
          <table:table-cell office:value-type="float" office:value="458.902" calcext:value-type="float">
            <text:p>458.902</text:p>
          </table:table-cell>
          <table:table-cell office:value-type="float" office:value="480.163" calcext:value-type="float">
            <text:p>480.163</text:p>
          </table:table-cell>
          <table:table-cell office:value-type="float" office:value="-2257.61" calcext:value-type="float">
            <text:p>-2257.61</text:p>
          </table:table-cell>
          <table:table-cell office:value-type="float" office:value="-2125.84" calcext:value-type="float">
            <text:p>-2125.84</text:p>
          </table:table-cell>
          <table:table-cell office:value-type="float" office:value="13.3929" calcext:value-type="float">
            <text:p>13.3929</text:p>
          </table:table-cell>
          <table:table-cell office:value-type="float" office:value="-1.83939" calcext:value-type="float">
            <text:p>-1.83939</text:p>
          </table:table-cell>
          <table:table-cell office:value-type="float" office:value="-6.25541" calcext:value-type="float">
            <text:p>-6.25541</text:p>
          </table:table-cell>
          <table:table-cell office:value-type="float" office:value="-18.886" calcext:value-type="float">
            <text:p>-18.886</text:p>
          </table:table-cell>
        </table:table-row>
        <table:table-row table:style-name="ro1">
          <table:table-cell/>
          <table:table-cell office:value-type="float" office:value="-2406.77" calcext:value-type="float">
            <text:p>-2406.77</text:p>
          </table:table-cell>
          <table:table-cell office:value-type="float" office:value="78787" calcext:value-type="float">
            <text:p>78787</text:p>
          </table:table-cell>
          <table:table-cell office:value-type="float" office:value="28041500000" calcext:value-type="float">
            <text:p>2.80E+10</text:p>
          </table:table-cell>
          <table:table-cell office:value-type="float" office:value="403560" calcext:value-type="float">
            <text:p>403560</text:p>
          </table:table-cell>
          <table:table-cell office:value-type="float" office:value="472.017" calcext:value-type="float">
            <text:p>472.017</text:p>
          </table:table-cell>
          <table:table-cell office:value-type="float" office:value="20.9728" calcext:value-type="float">
            <text:p>20.9728</text:p>
          </table:table-cell>
          <table:table-cell office:value-type="float" office:value="79.011" calcext:value-type="float">
            <text:p>79.011</text:p>
          </table:table-cell>
          <table:table-cell office:value-type="float" office:value="416.437" calcext:value-type="float">
            <text:p>416.437</text:p>
          </table:table-cell>
          <table:table-cell office:value-type="float" office:value="481.494" calcext:value-type="float">
            <text:p>481.494</text:p>
          </table:table-cell>
          <table:table-cell office:value-type="float" office:value="-2723.46" calcext:value-type="float">
            <text:p>-2723.46</text:p>
          </table:table-cell>
          <table:table-cell office:value-type="float" office:value="-1653.13" calcext:value-type="float">
            <text:p>-1653.13</text:p>
          </table:table-cell>
          <table:table-cell office:value-type="float" office:value="13.5631" calcext:value-type="float">
            <text:p>13.5631</text:p>
          </table:table-cell>
          <table:table-cell office:value-type="float" office:value="-1.96041" calcext:value-type="float">
            <text:p>-1.96041</text:p>
          </table:table-cell>
          <table:table-cell office:value-type="float" office:value="-5.54987" calcext:value-type="float">
            <text:p>-5.54987</text:p>
          </table:table-cell>
          <table:table-cell office:value-type="float" office:value="-13.3197" calcext:value-type="float">
            <text:p>-13.3197</text:p>
          </table:table-cell>
        </table:table-row>
        <table:table-row table:style-name="ro1">
          <table:table-cell/>
          <table:table-cell office:value-type="float" office:value="-2783.41" calcext:value-type="float">
            <text:p>-2783.41</text:p>
          </table:table-cell>
          <table:table-cell office:value-type="float" office:value="66765" calcext:value-type="float">
            <text:p>66765</text:p>
          </table:table-cell>
          <table:table-cell office:value-type="float" office:value="26991100000" calcext:value-type="float">
            <text:p>2.70E+10</text:p>
          </table:table-cell>
          <table:table-cell office:value-type="float" office:value="322920" calcext:value-type="float">
            <text:p>322920</text:p>
          </table:table-cell>
          <table:table-cell office:value-type="float" office:value="330.427" calcext:value-type="float">
            <text:p>330.427</text:p>
          </table:table-cell>
          <table:table-cell office:value-type="float" office:value="21.3975" calcext:value-type="float">
            <text:p>21.3975</text:p>
          </table:table-cell>
          <table:table-cell office:value-type="float" office:value="80.8424" calcext:value-type="float">
            <text:p>80.8424</text:p>
          </table:table-cell>
          <table:table-cell office:value-type="float" office:value="466.09" calcext:value-type="float">
            <text:p>466.09</text:p>
          </table:table-cell>
          <table:table-cell office:value-type="float" office:value="467.905" calcext:value-type="float">
            <text:p>467.905</text:p>
          </table:table-cell>
          <table:table-cell office:value-type="float" office:value="-3393.49" calcext:value-type="float">
            <text:p>-3393.49</text:p>
          </table:table-cell>
          <table:table-cell office:value-type="float" office:value="-2011.66" calcext:value-type="float">
            <text:p>-2011.66</text:p>
          </table:table-cell>
          <table:table-cell office:value-type="float" office:value="13.5916" calcext:value-type="float">
            <text:p>13.5916</text:p>
          </table:table-cell>
          <table:table-cell office:value-type="float" office:value="-2.33285" calcext:value-type="float">
            <text:p>-2.33285</text:p>
          </table:table-cell>
          <table:table-cell office:value-type="float" office:value="-5.45623" calcext:value-type="float">
            <text:p>-5.45623</text:p>
          </table:table-cell>
          <table:table-cell office:value-type="float" office:value="-18.886" calcext:value-type="float">
            <text:p>-18.88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76:.B105])" office:value-type="float" office:value="-2266.41496666667" calcext:value-type="float">
            <text:p>-2266.4149666667</text:p>
          </table:table-cell>
          <table:table-cell table:formula="of:=AVERAGE([.C76:.C105])" office:value-type="float" office:value="67088.8333333333" calcext:value-type="float">
            <text:p>67088.8333333333</text:p>
          </table:table-cell>
          <table:table-cell table:formula="of:=AVERAGE([.D76:.D105])" office:value-type="float" office:value="30801283333.3333" calcext:value-type="float">
            <text:p>3.08E+10</text:p>
          </table:table-cell>
          <table:table-cell table:style-name="ce1" table:formula="of:=AVERAGE([.E76:.E105])" office:value-type="float" office:value="343996" calcext:value-type="float">
            <text:p>3.44E+05</text:p>
          </table:table-cell>
          <table:table-cell table:style-name="ce1" table:formula="of:=AVERAGE([.F76:.F105])" office:value-type="float" office:value="426.673633333333" calcext:value-type="float">
            <text:p>4.27E+02</text:p>
          </table:table-cell>
          <table:table-cell table:style-name="ce1" table:formula="of:=AVERAGE([.G76:.G105])" office:value-type="float" office:value="21.2738866666667" calcext:value-type="float">
            <text:p>2.13E+01</text:p>
          </table:table-cell>
          <table:table-cell table:style-name="ce1" table:formula="of:=AVERAGE([.H76:.H105])" office:value-type="float" office:value="77.6897966666666" calcext:value-type="float">
            <text:p>7.77E+01</text:p>
          </table:table-cell>
          <table:table-cell table:style-name="ce1" table:formula="of:=AVERAGE([.I76:.I105])" office:value-type="float" office:value="462.468566666667" calcext:value-type="float">
            <text:p>4.62E+02</text:p>
          </table:table-cell>
          <table:table-cell table:style-name="ce1" table:formula="of:=AVERAGE([.J76:.J105])" office:value-type="float" office:value="474.1946" calcext:value-type="float">
            <text:p>4.74E+02</text:p>
          </table:table-cell>
          <table:table-cell table:style-name="ce1" table:formula="of:=AVERAGE([.K76:.K105])" office:value-type="float" office:value="-3418.185" calcext:value-type="float">
            <text:p>-3.42E+03</text:p>
          </table:table-cell>
          <table:table-cell table:style-name="ce1" table:formula="of:=AVERAGE([.L76:.L105])" office:value-type="float" office:value="-2268.06433333333" calcext:value-type="float">
            <text:p>-2.27E+03</text:p>
          </table:table-cell>
          <table:table-cell table:style-name="ce1" table:formula="of:=AVERAGE([.M76:.M105])" office:value-type="float" office:value="13.5842466666667" calcext:value-type="float">
            <text:p>1.36E+01</text:p>
          </table:table-cell>
          <table:table-cell table:style-name="ce1" table:formula="of:=AVERAGE([.N76:.N105])" office:value-type="float" office:value="-2.59777833333333" calcext:value-type="float">
            <text:p>-2.60E+00</text:p>
          </table:table-cell>
          <table:table-cell table:style-name="ce1" table:formula="of:=AVERAGE([.O76:.O105])" office:value-type="float" office:value="-7.93312633333334" calcext:value-type="float">
            <text:p>-7.93E+00</text:p>
          </table:table-cell>
          <table:table-cell table:style-name="ce1" table:formula="of:=AVERAGE([.P76:.P105])" office:value-type="float" office:value="-17.77274" calcext:value-type="float">
            <text:p>-1.78E+01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76:.B105])" office:value-type="float" office:value="-2317.55" calcext:value-type="float">
            <text:p>-2317.55</text:p>
          </table:table-cell>
          <table:table-cell table:formula="of:=MEDIAN([.C76:.C105])" office:value-type="float" office:value="69231.5" calcext:value-type="float">
            <text:p>69231.5</text:p>
          </table:table-cell>
          <table:table-cell table:style-name="Default" table:formula="of:=MEDIAN([.D76:.D105])" office:value-type="float" office:value="29737350000" calcext:value-type="float">
            <text:p>29737350000</text:p>
          </table:table-cell>
          <table:table-cell table:formula="of:=MEDIAN([.E76:.E105])" office:value-type="float" office:value="355290" calcext:value-type="float">
            <text:p>355290</text:p>
          </table:table-cell>
          <table:table-cell table:formula="of:=MEDIAN([.F76:.F105])" office:value-type="float" office:value="435.6005" calcext:value-type="float">
            <text:p>435.6005</text:p>
          </table:table-cell>
          <table:table-cell table:formula="of:=MEDIAN([.G76:.G105])" office:value-type="float" office:value="21.24185" calcext:value-type="float">
            <text:p>21.24185</text:p>
          </table:table-cell>
          <table:table-cell table:formula="of:=MEDIAN([.H76:.H105])" office:value-type="float" office:value="78.46185" calcext:value-type="float">
            <text:p>78.46185</text:p>
          </table:table-cell>
          <table:table-cell table:formula="of:=MEDIAN([.I76:.I105])" office:value-type="float" office:value="460.305" calcext:value-type="float">
            <text:p>460.305</text:p>
          </table:table-cell>
          <table:table-cell table:formula="of:=MEDIAN([.J76:.J105])" office:value-type="float" office:value="474.5365" calcext:value-type="float">
            <text:p>474.5365</text:p>
          </table:table-cell>
          <table:table-cell table:formula="of:=MEDIAN([.K76:.K105])" office:value-type="float" office:value="-3357.385" calcext:value-type="float">
            <text:p>-3357.385</text:p>
          </table:table-cell>
          <table:table-cell table:formula="of:=MEDIAN([.L76:.L105])" office:value-type="float" office:value="-2226.05" calcext:value-type="float">
            <text:p>-2226.05</text:p>
          </table:table-cell>
          <table:table-cell table:formula="of:=MEDIAN([.M76:.M105])" office:value-type="float" office:value="13.582" calcext:value-type="float">
            <text:p>13.582</text:p>
          </table:table-cell>
          <table:table-cell table:formula="of:=MEDIAN([.N76:.N105])" office:value-type="float" office:value="-2.51608" calcext:value-type="float">
            <text:p>-2.51608</text:p>
          </table:table-cell>
          <table:table-cell table:formula="of:=MEDIAN([.O76:.O105])" office:value-type="float" office:value="-7.99822" calcext:value-type="float">
            <text:p>-7.99822</text:p>
          </table:table-cell>
          <table:table-cell table:formula="of:=MEDIAN([.P76:.P105])" office:value-type="float" office:value="-18.886" calcext:value-type="float">
            <text:p>-18.886</text:p>
          </table:table-cell>
        </table:table-row>
        <table:table-row table:style-name="ro1">
          <table:table-cell office:value-type="string" calcext:value-type="string">
            <text:p>std deviation</text:p>
          </table:table-cell>
          <table:table-cell table:formula="of:=STDEV([.B76:.B105])" office:value-type="float" office:value="584.423360957147" calcext:value-type="float">
            <text:p>584.4233609571</text:p>
          </table:table-cell>
          <table:table-cell table:formula="of:=STDEV([.C76:.C105])" office:value-type="float" office:value="8739.88712182822" calcext:value-type="float">
            <text:p>8739.8871218282</text:p>
          </table:table-cell>
          <table:table-cell table:style-name="Default" table:formula="of:=STDEV([.D76:.D105])" office:value-type="float" office:value="5587568894.7127" calcext:value-type="float">
            <text:p>5587568894.7127</text:p>
          </table:table-cell>
          <table:table-cell table:formula="of:=STDEV([.E76:.E105])" office:value-type="float" office:value="47357.674511872" calcext:value-type="float">
            <text:p>47357.674511872</text:p>
          </table:table-cell>
          <table:table-cell table:formula="of:=STDEV([.F76:.F105])" office:value-type="float" office:value="57.4094444179541" calcext:value-type="float">
            <text:p>57.409444418</text:p>
          </table:table-cell>
          <table:table-cell table:formula="of:=STDEV([.G76:.G105])" office:value-type="float" office:value="0.695611863501247" calcext:value-type="float">
            <text:p>0.6956118635</text:p>
          </table:table-cell>
          <table:table-cell table:formula="of:=STDEV([.H76:.H105])" office:value-type="float" office:value="4.09591875908483" calcext:value-type="float">
            <text:p>4.0959187591</text:p>
          </table:table-cell>
          <table:table-cell table:formula="of:=STDEV([.I76:.I105])" office:value-type="float" office:value="26.9132515272916" calcext:value-type="float">
            <text:p>26.9132515273</text:p>
          </table:table-cell>
          <table:table-cell table:formula="of:=STDEV([.J76:.J105])" office:value-type="float" office:value="7.594384116592" calcext:value-type="float">
            <text:p>7.5943841166</text:p>
          </table:table-cell>
          <table:table-cell table:formula="of:=STDEV([.K76:.K105])" office:value-type="float" office:value="775.2133686027" calcext:value-type="float">
            <text:p>775.2133686027</text:p>
          </table:table-cell>
          <table:table-cell table:formula="of:=STDEV([.L76:.L105])" office:value-type="float" office:value="526.201488920968" calcext:value-type="float">
            <text:p>526.201488921</text:p>
          </table:table-cell>
          <table:table-cell table:formula="of:=STDEV([.M76:.M105])" office:value-type="float" office:value="0.241260975785106" calcext:value-type="float">
            <text:p>0.2412609758</text:p>
          </table:table-cell>
          <table:table-cell table:formula="of:=STDEV([.N76:.N105])" office:value-type="float" office:value="0.632230351539272" calcext:value-type="float">
            <text:p>0.6322303515</text:p>
          </table:table-cell>
          <table:table-cell table:formula="of:=STDEV([.O76:.O105])" office:value-type="float" office:value="1.87742634177838" calcext:value-type="float">
            <text:p>1.8774263418</text:p>
          </table:table-cell>
          <table:table-cell table:formula="of:=STDEV([.P76:.P105])" office:value-type="float" office:value="2.26458292812271" calcext:value-type="float">
            <text:p>2.2645829281</text:p>
          </table:table-cell>
        </table:table-row>
      </table:table>
      <table:table table:name="iterative_local_search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-2353.48" calcext:value-type="float">
            <text:p>-2353.48</text:p>
          </table:table-cell>
          <table:table-cell office:value-type="float" office:value="0.03025" calcext:value-type="float">
            <text:p>0.03025</text:p>
          </table:table-cell>
          <table:table-cell office:value-type="float" office:value="18800100000" calcext:value-type="float">
            <text:p>1.88E+10</text:p>
          </table:table-cell>
          <table:table-cell office:value-type="float" office:value="24168.4" calcext:value-type="float">
            <text:p>24168.4</text:p>
          </table:table-cell>
          <table:table-cell office:value-type="float" office:value="59.988" calcext:value-type="float">
            <text:p>59.988</text:p>
          </table:table-cell>
          <table:table-cell office:value-type="float" office:value="6.39537" calcext:value-type="float">
            <text:p>6.39537</text:p>
          </table:table-cell>
          <table:table-cell office:value-type="float" office:value="9.35607" calcext:value-type="float">
            <text:p>9.35607</text:p>
          </table:table-cell>
          <table:table-cell office:value-type="float" office:value="117.932" calcext:value-type="float">
            <text:p>117.932</text:p>
          </table:table-cell>
          <table:table-cell office:value-type="float" office:value="155.879" calcext:value-type="float">
            <text:p>155.879</text:p>
          </table:table-cell>
          <table:table-cell office:value-type="float" office:value="-145.889" calcext:value-type="float">
            <text:p>-145.889</text:p>
          </table:table-cell>
          <table:table-cell office:value-type="float" office:value="-1646.86" calcext:value-type="float">
            <text:p>-1646.86</text:p>
          </table:table-cell>
          <table:table-cell office:value-type="float" office:value="4.03982" calcext:value-type="float">
            <text:p>4.03982</text:p>
          </table:table-cell>
          <table:table-cell office:value-type="float" office:value="-0.302471" calcext:value-type="float">
            <text:p>-0.302471</text:p>
          </table:table-cell>
          <table:table-cell office:value-type="float" office:value="-8.64558" calcext:value-type="float">
            <text:p>-8.64558</text:p>
          </table:table-cell>
          <table:table-cell office:value-type="float" office:value="-11.5852" calcext:value-type="float">
            <text:p>-11.5852</text:p>
          </table:table-cell>
        </table:table-row>
        <table:table-row table:style-name="ro1">
          <table:table-cell/>
          <table:table-cell office:value-type="float" office:value="-2294.56" calcext:value-type="float">
            <text:p>-2294.56</text:p>
          </table:table-cell>
          <table:table-cell office:value-type="float" office:value="0.0278096" calcext:value-type="float">
            <text:p>0.0278096</text:p>
          </table:table-cell>
          <table:table-cell office:value-type="float" office:value="20135800000" calcext:value-type="float">
            <text:p>2.01E+10</text:p>
          </table:table-cell>
          <table:table-cell office:value-type="float" office:value="23308.8" calcext:value-type="float">
            <text:p>23308.8</text:p>
          </table:table-cell>
          <table:table-cell office:value-type="float" office:value="54.3803" calcext:value-type="float">
            <text:p>54.3803</text:p>
          </table:table-cell>
          <table:table-cell office:value-type="float" office:value="7.99499" calcext:value-type="float">
            <text:p>7.99499</text:p>
          </table:table-cell>
          <table:table-cell office:value-type="float" office:value="9.10285" calcext:value-type="float">
            <text:p>9.10285</text:p>
          </table:table-cell>
          <table:table-cell office:value-type="float" office:value="166.587" calcext:value-type="float">
            <text:p>166.587</text:p>
          </table:table-cell>
          <table:table-cell office:value-type="float" office:value="155.557" calcext:value-type="float">
            <text:p>155.557</text:p>
          </table:table-cell>
          <table:table-cell office:value-type="float" office:value="-479.37" calcext:value-type="float">
            <text:p>-479.37</text:p>
          </table:table-cell>
          <table:table-cell office:value-type="float" office:value="-2949.33" calcext:value-type="float">
            <text:p>-2949.33</text:p>
          </table:table-cell>
          <table:table-cell office:value-type="float" office:value="4.21134" calcext:value-type="float">
            <text:p>4.21134</text:p>
          </table:table-cell>
          <table:table-cell office:value-type="float" office:value="-0.408084" calcext:value-type="float">
            <text:p>-0.408084</text:p>
          </table:table-cell>
          <table:table-cell office:value-type="float" office:value="-8.79464" calcext:value-type="float">
            <text:p>-8.79464</text:p>
          </table:table-cell>
          <table:table-cell office:value-type="float" office:value="-8.1772" calcext:value-type="float">
            <text:p>-8.1772</text:p>
          </table:table-cell>
        </table:table-row>
        <table:table-row table:style-name="ro1">
          <table:table-cell/>
          <table:table-cell office:value-type="float" office:value="-2847.49" calcext:value-type="float">
            <text:p>-2847.49</text:p>
          </table:table-cell>
          <table:table-cell office:value-type="float" office:value="0.0296792" calcext:value-type="float">
            <text:p>0.0296792</text:p>
          </table:table-cell>
          <table:table-cell office:value-type="float" office:value="17017400000" calcext:value-type="float">
            <text:p>1.70E+10</text:p>
          </table:table-cell>
          <table:table-cell office:value-type="float" office:value="32302.9" calcext:value-type="float">
            <text:p>32302.9</text:p>
          </table:table-cell>
          <table:table-cell office:value-type="float" office:value="46.5895" calcext:value-type="float">
            <text:p>46.5895</text:p>
          </table:table-cell>
          <table:table-cell office:value-type="float" office:value="7.22062" calcext:value-type="float">
            <text:p>7.22062</text:p>
          </table:table-cell>
          <table:table-cell office:value-type="float" office:value="9.07374" calcext:value-type="float">
            <text:p>9.07374</text:p>
          </table:table-cell>
          <table:table-cell office:value-type="float" office:value="161.811" calcext:value-type="float">
            <text:p>161.811</text:p>
          </table:table-cell>
          <table:table-cell office:value-type="float" office:value="148.705" calcext:value-type="float">
            <text:p>148.705</text:p>
          </table:table-cell>
          <table:table-cell office:value-type="float" office:value="-56.1015" calcext:value-type="float">
            <text:p>-56.1015</text:p>
          </table:table-cell>
          <table:table-cell office:value-type="float" office:value="-2988.2" calcext:value-type="float">
            <text:p>-2988.2</text:p>
          </table:table-cell>
          <table:table-cell office:value-type="float" office:value="3.99908" calcext:value-type="float">
            <text:p>3.99908</text:p>
          </table:table-cell>
          <table:table-cell office:value-type="float" office:value="-0.616554" calcext:value-type="float">
            <text:p>-0.616554</text:p>
          </table:table-cell>
          <table:table-cell office:value-type="float" office:value="-8.82742" calcext:value-type="float">
            <text:p>-8.82742</text:p>
          </table:table-cell>
          <table:table-cell office:value-type="float" office:value="-8.1772" calcext:value-type="float">
            <text:p>-8.1772</text:p>
          </table:table-cell>
        </table:table-row>
        <table:table-row table:style-name="ro1">
          <table:table-cell/>
          <table:table-cell office:value-type="float" office:value="-1682.61" calcext:value-type="float">
            <text:p>-1682.61</text:p>
          </table:table-cell>
          <table:table-cell office:value-type="float" office:value="0.0286486" calcext:value-type="float">
            <text:p>0.0286486</text:p>
          </table:table-cell>
          <table:table-cell office:value-type="float" office:value="19040000000" calcext:value-type="float">
            <text:p>1.90E+10</text:p>
          </table:table-cell>
          <table:table-cell office:value-type="float" office:value="26081.4" calcext:value-type="float">
            <text:p>26081.4</text:p>
          </table:table-cell>
          <table:table-cell office:value-type="float" office:value="61.7176" calcext:value-type="float">
            <text:p>61.7176</text:p>
          </table:table-cell>
          <table:table-cell office:value-type="float" office:value="6.47021" calcext:value-type="float">
            <text:p>6.47021</text:p>
          </table:table-cell>
          <table:table-cell office:value-type="float" office:value="10.7403" calcext:value-type="float">
            <text:p>10.7403</text:p>
          </table:table-cell>
          <table:table-cell office:value-type="float" office:value="138.539" calcext:value-type="float">
            <text:p>138.539</text:p>
          </table:table-cell>
          <table:table-cell office:value-type="float" office:value="151.489" calcext:value-type="float">
            <text:p>151.489</text:p>
          </table:table-cell>
          <table:table-cell office:value-type="float" office:value="-235.288" calcext:value-type="float">
            <text:p>-235.288</text:p>
          </table:table-cell>
          <table:table-cell office:value-type="float" office:value="-2321.48" calcext:value-type="float">
            <text:p>-2321.48</text:p>
          </table:table-cell>
          <table:table-cell office:value-type="float" office:value="4.49389" calcext:value-type="float">
            <text:p>4.49389</text:p>
          </table:table-cell>
          <table:table-cell office:value-type="float" office:value="-1.30566" calcext:value-type="float">
            <text:p>-1.30566</text:p>
          </table:table-cell>
          <table:table-cell office:value-type="float" office:value="-8.4728" calcext:value-type="float">
            <text:p>-8.4728</text:p>
          </table:table-cell>
          <table:table-cell office:value-type="float" office:value="-8.1772" calcext:value-type="float">
            <text:p>-8.1772</text:p>
          </table:table-cell>
        </table:table-row>
        <table:table-row table:style-name="ro1">
          <table:table-cell/>
          <table:table-cell office:value-type="float" office:value="-3163.22" calcext:value-type="float">
            <text:p>-3163.22</text:p>
          </table:table-cell>
          <table:table-cell office:value-type="float" office:value="0.03025" calcext:value-type="float">
            <text:p>0.03025</text:p>
          </table:table-cell>
          <table:table-cell office:value-type="float" office:value="14388200000" calcext:value-type="float">
            <text:p>1.44E+10</text:p>
          </table:table-cell>
          <table:table-cell office:value-type="float" office:value="15665.2" calcext:value-type="float">
            <text:p>15665.2</text:p>
          </table:table-cell>
          <table:table-cell office:value-type="float" office:value="46.493" calcext:value-type="float">
            <text:p>46.493</text:p>
          </table:table-cell>
          <table:table-cell office:value-type="float" office:value="7.87339" calcext:value-type="float">
            <text:p>7.87339</text:p>
          </table:table-cell>
          <table:table-cell office:value-type="float" office:value="11.6635" calcext:value-type="float">
            <text:p>11.6635</text:p>
          </table:table-cell>
          <table:table-cell office:value-type="float" office:value="143.48" calcext:value-type="float">
            <text:p>143.48</text:p>
          </table:table-cell>
          <table:table-cell office:value-type="float" office:value="152.545" calcext:value-type="float">
            <text:p>152.545</text:p>
          </table:table-cell>
          <table:table-cell office:value-type="float" office:value="-1197.31" calcext:value-type="float">
            <text:p>-1197.31</text:p>
          </table:table-cell>
          <table:table-cell office:value-type="float" office:value="-3124.24" calcext:value-type="float">
            <text:p>-3124.24</text:p>
          </table:table-cell>
          <table:table-cell office:value-type="float" office:value="4.06124" calcext:value-type="float">
            <text:p>4.06124</text:p>
          </table:table-cell>
          <table:table-cell office:value-type="float" office:value="-1.18534" calcext:value-type="float">
            <text:p>-1.18534</text:p>
          </table:table-cell>
          <table:table-cell office:value-type="float" office:value="-8.60302" calcext:value-type="float">
            <text:p>-8.60302</text:p>
          </table:table-cell>
          <table:table-cell office:value-type="float" office:value="-8.1772" calcext:value-type="float">
            <text:p>-8.1772</text:p>
          </table:table-cell>
        </table:table-row>
        <table:table-row table:style-name="ro1">
          <table:table-cell/>
          <table:table-cell office:value-type="float" office:value="-1564.28" calcext:value-type="float">
            <text:p>-1564.28</text:p>
          </table:table-cell>
          <table:table-cell office:value-type="float" office:value="0.0292164" calcext:value-type="float">
            <text:p>0.0292164</text:p>
          </table:table-cell>
          <table:table-cell office:value-type="float" office:value="32226800000" calcext:value-type="float">
            <text:p>3.22E+10</text:p>
          </table:table-cell>
          <table:table-cell office:value-type="float" office:value="9609.37" calcext:value-type="float">
            <text:p>9609.37</text:p>
          </table:table-cell>
          <table:table-cell office:value-type="float" office:value="63.0245" calcext:value-type="float">
            <text:p>63.0245</text:p>
          </table:table-cell>
          <table:table-cell office:value-type="float" office:value="6.84956" calcext:value-type="float">
            <text:p>6.84956</text:p>
          </table:table-cell>
          <table:table-cell office:value-type="float" office:value="9.12636" calcext:value-type="float">
            <text:p>9.12636</text:p>
          </table:table-cell>
          <table:table-cell office:value-type="float" office:value="77.5438" calcext:value-type="float">
            <text:p>77.5438</text:p>
          </table:table-cell>
          <table:table-cell office:value-type="float" office:value="158.222" calcext:value-type="float">
            <text:p>158.222</text:p>
          </table:table-cell>
          <table:table-cell office:value-type="float" office:value="-1306.25" calcext:value-type="float">
            <text:p>-1306.25</text:p>
          </table:table-cell>
          <table:table-cell office:value-type="float" office:value="-2504.62" calcext:value-type="float">
            <text:p>-2504.62</text:p>
          </table:table-cell>
          <table:table-cell office:value-type="float" office:value="4.49975" calcext:value-type="float">
            <text:p>4.49975</text:p>
          </table:table-cell>
          <table:table-cell office:value-type="float" office:value="-0.577118" calcext:value-type="float">
            <text:p>-0.577118</text:p>
          </table:table-cell>
          <table:table-cell office:value-type="float" office:value="-8.69359" calcext:value-type="float">
            <text:p>-8.69359</text:p>
          </table:table-cell>
          <table:table-cell office:value-type="float" office:value="-8.1772" calcext:value-type="float">
            <text:p>-8.1772</text:p>
          </table:table-cell>
        </table:table-row>
        <table:table-row table:style-name="ro1">
          <table:table-cell/>
          <table:table-cell office:value-type="float" office:value="-3005.3" calcext:value-type="float">
            <text:p>-3005.3</text:p>
          </table:table-cell>
          <table:table-cell office:value-type="float" office:value="0.03025" calcext:value-type="float">
            <text:p>0.03025</text:p>
          </table:table-cell>
          <table:table-cell office:value-type="float" office:value="26035300000" calcext:value-type="float">
            <text:p>2.60E+10</text:p>
          </table:table-cell>
          <table:table-cell office:value-type="float" office:value="29121.3" calcext:value-type="float">
            <text:p>29121.3</text:p>
          </table:table-cell>
          <table:table-cell office:value-type="float" office:value="42.5946" calcext:value-type="float">
            <text:p>42.5946</text:p>
          </table:table-cell>
          <table:table-cell office:value-type="float" office:value="7.03493" calcext:value-type="float">
            <text:p>7.03493</text:p>
          </table:table-cell>
          <table:table-cell office:value-type="float" office:value="11.0323" calcext:value-type="float">
            <text:p>11.0323</text:p>
          </table:table-cell>
          <table:table-cell office:value-type="float" office:value="121.662" calcext:value-type="float">
            <text:p>121.662</text:p>
          </table:table-cell>
          <table:table-cell office:value-type="float" office:value="156.691" calcext:value-type="float">
            <text:p>156.691</text:p>
          </table:table-cell>
          <table:table-cell office:value-type="float" office:value="-457.272" calcext:value-type="float">
            <text:p>-457.272</text:p>
          </table:table-cell>
          <table:table-cell office:value-type="float" office:value="-2495.34" calcext:value-type="float">
            <text:p>-2495.34</text:p>
          </table:table-cell>
          <table:table-cell office:value-type="float" office:value="4.48833" calcext:value-type="float">
            <text:p>4.48833</text:p>
          </table:table-cell>
          <table:table-cell office:value-type="float" office:value="-0.676501" calcext:value-type="float">
            <text:p>-0.676501</text:p>
          </table:table-cell>
          <table:table-cell office:value-type="float" office:value="-8.81122" calcext:value-type="float">
            <text:p>-8.81122</text:p>
          </table:table-cell>
          <table:table-cell office:value-type="float" office:value="-8.1772" calcext:value-type="float">
            <text:p>-8.1772</text:p>
          </table:table-cell>
        </table:table-row>
        <table:table-row table:style-name="ro1">
          <table:table-cell/>
          <table:table-cell office:value-type="float" office:value="-2196.03" calcext:value-type="float">
            <text:p>-2196.03</text:p>
          </table:table-cell>
          <table:table-cell office:value-type="float" office:value="0.03025" calcext:value-type="float">
            <text:p>0.03025</text:p>
          </table:table-cell>
          <table:table-cell office:value-type="float" office:value="9373650000" calcext:value-type="float">
            <text:p>9.37E+09</text:p>
          </table:table-cell>
          <table:table-cell office:value-type="float" office:value="24244.2" calcext:value-type="float">
            <text:p>24244.2</text:p>
          </table:table-cell>
          <table:table-cell office:value-type="float" office:value="67.6498" calcext:value-type="float">
            <text:p>67.6498</text:p>
          </table:table-cell>
          <table:table-cell office:value-type="float" office:value="6.47648" calcext:value-type="float">
            <text:p>6.47648</text:p>
          </table:table-cell>
          <table:table-cell office:value-type="float" office:value="9.77288" calcext:value-type="float">
            <text:p>9.77288</text:p>
          </table:table-cell>
          <table:table-cell office:value-type="float" office:value="118.753" calcext:value-type="float">
            <text:p>118.753</text:p>
          </table:table-cell>
          <table:table-cell office:value-type="float" office:value="156.684" calcext:value-type="float">
            <text:p>156.684</text:p>
          </table:table-cell>
          <table:table-cell office:value-type="float" office:value="-78.0806" calcext:value-type="float">
            <text:p>-78.0806</text:p>
          </table:table-cell>
          <table:table-cell office:value-type="float" office:value="-1123.95" calcext:value-type="float">
            <text:p>-1123.95</text:p>
          </table:table-cell>
          <table:table-cell office:value-type="float" office:value="4.65848" calcext:value-type="float">
            <text:p>4.65848</text:p>
          </table:table-cell>
          <table:table-cell office:value-type="float" office:value="-1.34652" calcext:value-type="float">
            <text:p>-1.34652</text:p>
          </table:table-cell>
          <table:table-cell office:value-type="float" office:value="-8.80146" calcext:value-type="float">
            <text:p>-8.80146</text:p>
          </table:table-cell>
          <table:table-cell office:value-type="float" office:value="-8.1772" calcext:value-type="float">
            <text:p>-8.1772</text:p>
          </table:table-cell>
        </table:table-row>
        <table:table-row table:style-name="ro1">
          <table:table-cell/>
          <table:table-cell office:value-type="float" office:value="-2451.6" calcext:value-type="float">
            <text:p>-2451.6</text:p>
          </table:table-cell>
          <table:table-cell office:value-type="float" office:value="0.0301868" calcext:value-type="float">
            <text:p>0.0301868</text:p>
          </table:table-cell>
          <table:table-cell office:value-type="float" office:value="18904300000" calcext:value-type="float">
            <text:p>1.89E+10</text:p>
          </table:table-cell>
          <table:table-cell office:value-type="float" office:value="31828.8" calcext:value-type="float">
            <text:p>31828.8</text:p>
          </table:table-cell>
          <table:table-cell office:value-type="float" office:value="54.9617" calcext:value-type="float">
            <text:p>54.9617</text:p>
          </table:table-cell>
          <table:table-cell office:value-type="float" office:value="7.78021" calcext:value-type="float">
            <text:p>7.78021</text:p>
          </table:table-cell>
          <table:table-cell office:value-type="float" office:value="9.1522" calcext:value-type="float">
            <text:p>9.1522</text:p>
          </table:table-cell>
          <table:table-cell office:value-type="float" office:value="198.115" calcext:value-type="float">
            <text:p>198.115</text:p>
          </table:table-cell>
          <table:table-cell office:value-type="float" office:value="153.576" calcext:value-type="float">
            <text:p>153.576</text:p>
          </table:table-cell>
          <table:table-cell office:value-type="float" office:value="-44.7555" calcext:value-type="float">
            <text:p>-44.7555</text:p>
          </table:table-cell>
          <table:table-cell office:value-type="float" office:value="-1719.94" calcext:value-type="float">
            <text:p>-1719.94</text:p>
          </table:table-cell>
          <table:table-cell office:value-type="float" office:value="4.49672" calcext:value-type="float">
            <text:p>4.49672</text:p>
          </table:table-cell>
          <table:table-cell office:value-type="float" office:value="0.0368576" calcext:value-type="float">
            <text:p>0.0368576</text:p>
          </table:table-cell>
          <table:table-cell office:value-type="float" office:value="-8.82573" calcext:value-type="float">
            <text:p>-8.82573</text:p>
          </table:table-cell>
          <table:table-cell office:value-type="float" office:value="-8.1772" calcext:value-type="float">
            <text:p>-8.1772</text:p>
          </table:table-cell>
        </table:table-row>
        <table:table-row table:style-name="ro1">
          <table:table-cell/>
          <table:table-cell office:value-type="float" office:value="-2649.5" calcext:value-type="float">
            <text:p>-2649.5</text:p>
          </table:table-cell>
          <table:table-cell office:value-type="float" office:value="0.03025" calcext:value-type="float">
            <text:p>0.03025</text:p>
          </table:table-cell>
          <table:table-cell office:value-type="float" office:value="23544700000" calcext:value-type="float">
            <text:p>2.35E+10</text:p>
          </table:table-cell>
          <table:table-cell office:value-type="float" office:value="24122.5" calcext:value-type="float">
            <text:p>24122.5</text:p>
          </table:table-cell>
          <table:table-cell office:value-type="float" office:value="78.0887" calcext:value-type="float">
            <text:p>78.0887</text:p>
          </table:table-cell>
          <table:table-cell office:value-type="float" office:value="7.02654" calcext:value-type="float">
            <text:p>7.02654</text:p>
          </table:table-cell>
          <table:table-cell office:value-type="float" office:value="9.08477" calcext:value-type="float">
            <text:p>9.08477</text:p>
          </table:table-cell>
          <table:table-cell office:value-type="float" office:value="145.058" calcext:value-type="float">
            <text:p>145.058</text:p>
          </table:table-cell>
          <table:table-cell office:value-type="float" office:value="146.57" calcext:value-type="float">
            <text:p>146.57</text:p>
          </table:table-cell>
          <table:table-cell office:value-type="float" office:value="-359.588" calcext:value-type="float">
            <text:p>-359.588</text:p>
          </table:table-cell>
          <table:table-cell office:value-type="float" office:value="-2690.69" calcext:value-type="float">
            <text:p>-2690.69</text:p>
          </table:table-cell>
          <table:table-cell office:value-type="float" office:value="4.44189" calcext:value-type="float">
            <text:p>4.44189</text:p>
          </table:table-cell>
          <table:table-cell office:value-type="float" office:value="-0.600237" calcext:value-type="float">
            <text:p>-0.600237</text:p>
          </table:table-cell>
          <table:table-cell office:value-type="float" office:value="-8.85059" calcext:value-type="float">
            <text:p>-8.85059</text:p>
          </table:table-cell>
          <table:table-cell office:value-type="float" office:value="-8.1772" calcext:value-type="float">
            <text:p>-8.1772</text:p>
          </table:table-cell>
        </table:table-row>
        <table:table-row table:style-name="ro1">
          <table:table-cell/>
          <table:table-cell office:value-type="float" office:value="-1978.6" calcext:value-type="float">
            <text:p>-1978.6</text:p>
          </table:table-cell>
          <table:table-cell office:value-type="float" office:value="0.0302292" calcext:value-type="float">
            <text:p>0.0302292</text:p>
          </table:table-cell>
          <table:table-cell office:value-type="float" office:value="19243000000" calcext:value-type="float">
            <text:p>1.92E+10</text:p>
          </table:table-cell>
          <table:table-cell office:value-type="float" office:value="26676.1" calcext:value-type="float">
            <text:p>26676.1</text:p>
          </table:table-cell>
          <table:table-cell office:value-type="float" office:value="67.6724" calcext:value-type="float">
            <text:p>67.6724</text:p>
          </table:table-cell>
          <table:table-cell office:value-type="float" office:value="6.72453" calcext:value-type="float">
            <text:p>6.72453</text:p>
          </table:table-cell>
          <table:table-cell office:value-type="float" office:value="9.32724" calcext:value-type="float">
            <text:p>9.32724</text:p>
          </table:table-cell>
          <table:table-cell office:value-type="float" office:value="184.502" calcext:value-type="float">
            <text:p>184.502</text:p>
          </table:table-cell>
          <table:table-cell office:value-type="float" office:value="154.944" calcext:value-type="float">
            <text:p>154.944</text:p>
          </table:table-cell>
          <table:table-cell office:value-type="float" office:value="-978.036" calcext:value-type="float">
            <text:p>-978.036</text:p>
          </table:table-cell>
          <table:table-cell office:value-type="float" office:value="-2567.04" calcext:value-type="float">
            <text:p>-2567.04</text:p>
          </table:table-cell>
          <table:table-cell office:value-type="float" office:value="4.49746" calcext:value-type="float">
            <text:p>4.49746</text:p>
          </table:table-cell>
          <table:table-cell office:value-type="float" office:value="0.352732" calcext:value-type="float">
            <text:p>0.352732</text:p>
          </table:table-cell>
          <table:table-cell office:value-type="float" office:value="-8.72541" calcext:value-type="float">
            <text:p>-8.72541</text:p>
          </table:table-cell>
          <table:table-cell office:value-type="float" office:value="-8.1772" calcext:value-type="float">
            <text:p>-8.1772</text:p>
          </table:table-cell>
        </table:table-row>
        <table:table-row table:style-name="ro1">
          <table:table-cell/>
          <table:table-cell office:value-type="float" office:value="-2590.35" calcext:value-type="float">
            <text:p>-2590.35</text:p>
          </table:table-cell>
          <table:table-cell office:value-type="float" office:value="0.03025" calcext:value-type="float">
            <text:p>0.03025</text:p>
          </table:table-cell>
          <table:table-cell office:value-type="float" office:value="18569000000" calcext:value-type="float">
            <text:p>1.86E+10</text:p>
          </table:table-cell>
          <table:table-cell office:value-type="float" office:value="22140.2" calcext:value-type="float">
            <text:p>22140.2</text:p>
          </table:table-cell>
          <table:table-cell office:value-type="float" office:value="67.8106" calcext:value-type="float">
            <text:p>67.8106</text:p>
          </table:table-cell>
          <table:table-cell office:value-type="float" office:value="7.22723" calcext:value-type="float">
            <text:p>7.22723</text:p>
          </table:table-cell>
          <table:table-cell office:value-type="float" office:value="9.27195" calcext:value-type="float">
            <text:p>9.27195</text:p>
          </table:table-cell>
          <table:table-cell office:value-type="float" office:value="184.804" calcext:value-type="float">
            <text:p>184.804</text:p>
          </table:table-cell>
          <table:table-cell office:value-type="float" office:value="149.624" calcext:value-type="float">
            <text:p>149.624</text:p>
          </table:table-cell>
          <table:table-cell office:value-type="float" office:value="228.958" calcext:value-type="float">
            <text:p>228.958</text:p>
          </table:table-cell>
          <table:table-cell office:value-type="float" office:value="-2156.38" calcext:value-type="float">
            <text:p>-2156.38</text:p>
          </table:table-cell>
          <table:table-cell office:value-type="float" office:value="4.63231" calcext:value-type="float">
            <text:p>4.63231</text:p>
          </table:table-cell>
          <table:table-cell office:value-type="float" office:value="0.000805103" calcext:value-type="float">
            <text:p>0.000805103</text:p>
          </table:table-cell>
          <table:table-cell office:value-type="float" office:value="-8.82982" calcext:value-type="float">
            <text:p>-8.82982</text:p>
          </table:table-cell>
          <table:table-cell office:value-type="float" office:value="-19.2635" calcext:value-type="float">
            <text:p>-19.2635</text:p>
          </table:table-cell>
        </table:table-row>
        <table:table-row table:style-name="ro1">
          <table:table-cell/>
          <table:table-cell office:value-type="float" office:value="-2492.14" calcext:value-type="float">
            <text:p>-2492.14</text:p>
          </table:table-cell>
          <table:table-cell office:value-type="float" office:value="0.0302253" calcext:value-type="float">
            <text:p>0.0302253</text:p>
          </table:table-cell>
          <table:table-cell office:value-type="float" office:value="14535000000" calcext:value-type="float">
            <text:p>1.45E+10</text:p>
          </table:table-cell>
          <table:table-cell office:value-type="float" office:value="23038.2" calcext:value-type="float">
            <text:p>23038.2</text:p>
          </table:table-cell>
          <table:table-cell office:value-type="float" office:value="54.4243" calcext:value-type="float">
            <text:p>54.4243</text:p>
          </table:table-cell>
          <table:table-cell office:value-type="float" office:value="6.35673" calcext:value-type="float">
            <text:p>6.35673</text:p>
          </table:table-cell>
          <table:table-cell office:value-type="float" office:value="9.37548" calcext:value-type="float">
            <text:p>9.37548</text:p>
          </table:table-cell>
          <table:table-cell office:value-type="float" office:value="64.1279" calcext:value-type="float">
            <text:p>64.1279</text:p>
          </table:table-cell>
          <table:table-cell office:value-type="float" office:value="158.208" calcext:value-type="float">
            <text:p>158.208</text:p>
          </table:table-cell>
          <table:table-cell office:value-type="float" office:value="-1552.16" calcext:value-type="float">
            <text:p>-1552.16</text:p>
          </table:table-cell>
          <table:table-cell office:value-type="float" office:value="-2516.99" calcext:value-type="float">
            <text:p>-2516.99</text:p>
          </table:table-cell>
          <table:table-cell office:value-type="float" office:value="4.1252" calcext:value-type="float">
            <text:p>4.1252</text:p>
          </table:table-cell>
          <table:table-cell office:value-type="float" office:value="-0.977698" calcext:value-type="float">
            <text:p>-0.977698</text:p>
          </table:table-cell>
          <table:table-cell office:value-type="float" office:value="-8.62522" calcext:value-type="float">
            <text:p>-8.62522</text:p>
          </table:table-cell>
          <table:table-cell office:value-type="float" office:value="-8.1772" calcext:value-type="float">
            <text:p>-8.1772</text:p>
          </table:table-cell>
        </table:table-row>
        <table:table-row table:style-name="ro1">
          <table:table-cell/>
          <table:table-cell office:value-type="float" office:value="-3024.64" calcext:value-type="float">
            <text:p>-3024.64</text:p>
          </table:table-cell>
          <table:table-cell office:value-type="float" office:value="0.0302113" calcext:value-type="float">
            <text:p>0.0302113</text:p>
          </table:table-cell>
          <table:table-cell office:value-type="float" office:value="23489400000" calcext:value-type="float">
            <text:p>2.35E+10</text:p>
          </table:table-cell>
          <table:table-cell office:value-type="float" office:value="21144" calcext:value-type="float">
            <text:p>21144</text:p>
          </table:table-cell>
          <table:table-cell office:value-type="float" office:value="68.705" calcext:value-type="float">
            <text:p>68.705</text:p>
          </table:table-cell>
          <table:table-cell office:value-type="float" office:value="7.64069" calcext:value-type="float">
            <text:p>7.64069</text:p>
          </table:table-cell>
          <table:table-cell office:value-type="float" office:value="15.3717" calcext:value-type="float">
            <text:p>15.3717</text:p>
          </table:table-cell>
          <table:table-cell office:value-type="float" office:value="175.471" calcext:value-type="float">
            <text:p>175.471</text:p>
          </table:table-cell>
          <table:table-cell office:value-type="float" office:value="156.45" calcext:value-type="float">
            <text:p>156.45</text:p>
          </table:table-cell>
          <table:table-cell office:value-type="float" office:value="-188.369" calcext:value-type="float">
            <text:p>-188.369</text:p>
          </table:table-cell>
          <table:table-cell office:value-type="float" office:value="-2261.48" calcext:value-type="float">
            <text:p>-2261.48</text:p>
          </table:table-cell>
          <table:table-cell office:value-type="float" office:value="4.50388" calcext:value-type="float">
            <text:p>4.50388</text:p>
          </table:table-cell>
          <table:table-cell office:value-type="float" office:value="-0.189495" calcext:value-type="float">
            <text:p>-0.189495</text:p>
          </table:table-cell>
          <table:table-cell office:value-type="float" office:value="-8.82071" calcext:value-type="float">
            <text:p>-8.82071</text:p>
          </table:table-cell>
          <table:table-cell office:value-type="float" office:value="-19.27" calcext:value-type="float">
            <text:p>-19.27</text:p>
          </table:table-cell>
        </table:table-row>
        <table:table-row table:style-name="ro1">
          <table:table-cell/>
          <table:table-cell office:value-type="float" office:value="-2787.77" calcext:value-type="float">
            <text:p>-2787.77</text:p>
          </table:table-cell>
          <table:table-cell office:value-type="float" office:value="0.0299542" calcext:value-type="float">
            <text:p>0.0299542</text:p>
          </table:table-cell>
          <table:table-cell office:value-type="float" office:value="35064700000" calcext:value-type="float">
            <text:p>3.51E+10</text:p>
          </table:table-cell>
          <table:table-cell office:value-type="float" office:value="30959.5" calcext:value-type="float">
            <text:p>30959.5</text:p>
          </table:table-cell>
          <table:table-cell office:value-type="float" office:value="87.3445" calcext:value-type="float">
            <text:p>87.3445</text:p>
          </table:table-cell>
          <table:table-cell office:value-type="float" office:value="7.258" calcext:value-type="float">
            <text:p>7.258</text:p>
          </table:table-cell>
          <table:table-cell office:value-type="float" office:value="9.17457" calcext:value-type="float">
            <text:p>9.17457</text:p>
          </table:table-cell>
          <table:table-cell office:value-type="float" office:value="174.921" calcext:value-type="float">
            <text:p>174.921</text:p>
          </table:table-cell>
          <table:table-cell office:value-type="float" office:value="154.939" calcext:value-type="float">
            <text:p>154.939</text:p>
          </table:table-cell>
          <table:table-cell office:value-type="float" office:value="-549.431" calcext:value-type="float">
            <text:p>-549.431</text:p>
          </table:table-cell>
          <table:table-cell office:value-type="float" office:value="-2337.16" calcext:value-type="float">
            <text:p>-2337.16</text:p>
          </table:table-cell>
          <table:table-cell office:value-type="float" office:value="4.51863" calcext:value-type="float">
            <text:p>4.51863</text:p>
          </table:table-cell>
          <table:table-cell office:value-type="float" office:value="-0.100004" calcext:value-type="float">
            <text:p>-0.100004</text:p>
          </table:table-cell>
          <table:table-cell office:value-type="float" office:value="-8.71327" calcext:value-type="float">
            <text:p>-8.71327</text:p>
          </table:table-cell>
          <table:table-cell office:value-type="float" office:value="-11.6076" calcext:value-type="float">
            <text:p>-11.6076</text:p>
          </table:table-cell>
        </table:table-row>
        <table:table-row table:style-name="ro1">
          <table:table-cell/>
          <table:table-cell office:value-type="float" office:value="-2412.16" calcext:value-type="float">
            <text:p>-2412.16</text:p>
          </table:table-cell>
          <table:table-cell office:value-type="float" office:value="0.03025" calcext:value-type="float">
            <text:p>0.03025</text:p>
          </table:table-cell>
          <table:table-cell office:value-type="float" office:value="24619600000" calcext:value-type="float">
            <text:p>2.46E+10</text:p>
          </table:table-cell>
          <table:table-cell office:value-type="float" office:value="10038.6" calcext:value-type="float">
            <text:p>10038.6</text:p>
          </table:table-cell>
          <table:table-cell office:value-type="float" office:value="49.23" calcext:value-type="float">
            <text:p>49.23</text:p>
          </table:table-cell>
          <table:table-cell office:value-type="float" office:value="7.00135" calcext:value-type="float">
            <text:p>7.00135</text:p>
          </table:table-cell>
          <table:table-cell office:value-type="float" office:value="9.18972" calcext:value-type="float">
            <text:p>9.18972</text:p>
          </table:table-cell>
          <table:table-cell office:value-type="float" office:value="203.733" calcext:value-type="float">
            <text:p>203.733</text:p>
          </table:table-cell>
          <table:table-cell office:value-type="float" office:value="153.641" calcext:value-type="float">
            <text:p>153.641</text:p>
          </table:table-cell>
          <table:table-cell office:value-type="float" office:value="-279.738" calcext:value-type="float">
            <text:p>-279.738</text:p>
          </table:table-cell>
          <table:table-cell office:value-type="float" office:value="-813.436" calcext:value-type="float">
            <text:p>-813.436</text:p>
          </table:table-cell>
          <table:table-cell office:value-type="float" office:value="4.13809" calcext:value-type="float">
            <text:p>4.13809</text:p>
          </table:table-cell>
          <table:table-cell office:value-type="float" office:value="0.0861884" calcext:value-type="float">
            <text:p>0.0861884</text:p>
          </table:table-cell>
          <table:table-cell office:value-type="float" office:value="-8.70443" calcext:value-type="float">
            <text:p>-8.70443</text:p>
          </table:table-cell>
          <table:table-cell office:value-type="float" office:value="-22.0364" calcext:value-type="float">
            <text:p>-22.0364</text:p>
          </table:table-cell>
        </table:table-row>
        <table:table-row table:style-name="ro1">
          <table:table-cell/>
          <table:table-cell office:value-type="float" office:value="-2156.47" calcext:value-type="float">
            <text:p>-2156.47</text:p>
          </table:table-cell>
          <table:table-cell office:value-type="float" office:value="0.03025" calcext:value-type="float">
            <text:p>0.03025</text:p>
          </table:table-cell>
          <table:table-cell office:value-type="float" office:value="3450120000" calcext:value-type="float">
            <text:p>3.45E+09</text:p>
          </table:table-cell>
          <table:table-cell office:value-type="float" office:value="7563.02" calcext:value-type="float">
            <text:p>7563.02</text:p>
          </table:table-cell>
          <table:table-cell office:value-type="float" office:value="90.5625" calcext:value-type="float">
            <text:p>90.5625</text:p>
          </table:table-cell>
          <table:table-cell office:value-type="float" office:value="6.32097" calcext:value-type="float">
            <text:p>6.32097</text:p>
          </table:table-cell>
          <table:table-cell office:value-type="float" office:value="9.77328" calcext:value-type="float">
            <text:p>9.77328</text:p>
          </table:table-cell>
          <table:table-cell office:value-type="float" office:value="161.579" calcext:value-type="float">
            <text:p>161.579</text:p>
          </table:table-cell>
          <table:table-cell office:value-type="float" office:value="153.295" calcext:value-type="float">
            <text:p>153.295</text:p>
          </table:table-cell>
          <table:table-cell office:value-type="float" office:value="-83.3801" calcext:value-type="float">
            <text:p>-83.3801</text:p>
          </table:table-cell>
          <table:table-cell office:value-type="float" office:value="-1182.55" calcext:value-type="float">
            <text:p>-1182.55</text:p>
          </table:table-cell>
          <table:table-cell office:value-type="float" office:value="4.45449" calcext:value-type="float">
            <text:p>4.45449</text:p>
          </table:table-cell>
          <table:table-cell office:value-type="float" office:value="-0.394575" calcext:value-type="float">
            <text:p>-0.394575</text:p>
          </table:table-cell>
          <table:table-cell office:value-type="float" office:value="-8.82684" calcext:value-type="float">
            <text:p>-8.82684</text:p>
          </table:table-cell>
          <table:table-cell office:value-type="float" office:value="-19.2635" calcext:value-type="float">
            <text:p>-19.2635</text:p>
          </table:table-cell>
        </table:table-row>
        <table:table-row table:style-name="ro1">
          <table:table-cell/>
          <table:table-cell office:value-type="float" office:value="-3044.69" calcext:value-type="float">
            <text:p>-3044.69</text:p>
          </table:table-cell>
          <table:table-cell office:value-type="float" office:value="0.03025" calcext:value-type="float">
            <text:p>0.03025</text:p>
          </table:table-cell>
          <table:table-cell office:value-type="float" office:value="13209700000" calcext:value-type="float">
            <text:p>1.32E+10</text:p>
          </table:table-cell>
          <table:table-cell office:value-type="float" office:value="18228.9" calcext:value-type="float">
            <text:p>18228.9</text:p>
          </table:table-cell>
          <table:table-cell office:value-type="float" office:value="53.0633" calcext:value-type="float">
            <text:p>53.0633</text:p>
          </table:table-cell>
          <table:table-cell office:value-type="float" office:value="6.98713" calcext:value-type="float">
            <text:p>6.98713</text:p>
          </table:table-cell>
          <table:table-cell office:value-type="float" office:value="9.22125" calcext:value-type="float">
            <text:p>9.22125</text:p>
          </table:table-cell>
          <table:table-cell office:value-type="float" office:value="139.567" calcext:value-type="float">
            <text:p>139.567</text:p>
          </table:table-cell>
          <table:table-cell office:value-type="float" office:value="151.861" calcext:value-type="float">
            <text:p>151.861</text:p>
          </table:table-cell>
          <table:table-cell office:value-type="float" office:value="-101.129" calcext:value-type="float">
            <text:p>-101.129</text:p>
          </table:table-cell>
          <table:table-cell office:value-type="float" office:value="-2341.09" calcext:value-type="float">
            <text:p>-2341.09</text:p>
          </table:table-cell>
          <table:table-cell office:value-type="float" office:value="4.27863" calcext:value-type="float">
            <text:p>4.27863</text:p>
          </table:table-cell>
          <table:table-cell office:value-type="float" office:value="-0.295665" calcext:value-type="float">
            <text:p>-0.295665</text:p>
          </table:table-cell>
          <table:table-cell office:value-type="float" office:value="-8.4791" calcext:value-type="float">
            <text:p>-8.4791</text:p>
          </table:table-cell>
          <table:table-cell office:value-type="float" office:value="-20.3627" calcext:value-type="float">
            <text:p>-20.3627</text:p>
          </table:table-cell>
        </table:table-row>
        <table:table-row table:style-name="ro1">
          <table:table-cell/>
          <table:table-cell office:value-type="float" office:value="-2294.74" calcext:value-type="float">
            <text:p>-2294.74</text:p>
          </table:table-cell>
          <table:table-cell office:value-type="float" office:value="0.0128203" calcext:value-type="float">
            <text:p>0.0128203</text:p>
          </table:table-cell>
          <table:table-cell office:value-type="float" office:value="6909100000" calcext:value-type="float">
            <text:p>6.91E+09</text:p>
          </table:table-cell>
          <table:table-cell office:value-type="float" office:value="13513" calcext:value-type="float">
            <text:p>13513</text:p>
          </table:table-cell>
          <table:table-cell office:value-type="float" office:value="64.0312" calcext:value-type="float">
            <text:p>64.0312</text:p>
          </table:table-cell>
          <table:table-cell office:value-type="float" office:value="8.51433" calcext:value-type="float">
            <text:p>8.51433</text:p>
          </table:table-cell>
          <table:table-cell office:value-type="float" office:value="9.30183" calcext:value-type="float">
            <text:p>9.30183</text:p>
          </table:table-cell>
          <table:table-cell office:value-type="float" office:value="142.512" calcext:value-type="float">
            <text:p>142.512</text:p>
          </table:table-cell>
          <table:table-cell office:value-type="float" office:value="156.996" calcext:value-type="float">
            <text:p>156.996</text:p>
          </table:table-cell>
          <table:table-cell office:value-type="float" office:value="-1863.03" calcext:value-type="float">
            <text:p>-1863.03</text:p>
          </table:table-cell>
          <table:table-cell office:value-type="float" office:value="-1398.12" calcext:value-type="float">
            <text:p>-1398.12</text:p>
          </table:table-cell>
          <table:table-cell office:value-type="float" office:value="4.49987" calcext:value-type="float">
            <text:p>4.49987</text:p>
          </table:table-cell>
          <table:table-cell office:value-type="float" office:value="-0.496323" calcext:value-type="float">
            <text:p>-0.496323</text:p>
          </table:table-cell>
          <table:table-cell office:value-type="float" office:value="-8.84694" calcext:value-type="float">
            <text:p>-8.84694</text:p>
          </table:table-cell>
          <table:table-cell office:value-type="float" office:value="-8.1772" calcext:value-type="float">
            <text:p>-8.1772</text:p>
          </table:table-cell>
        </table:table-row>
        <table:table-row table:style-name="ro1">
          <table:table-cell/>
          <table:table-cell office:value-type="float" office:value="-2946.18" calcext:value-type="float">
            <text:p>-2946.18</text:p>
          </table:table-cell>
          <table:table-cell office:value-type="float" office:value="0.0182463" calcext:value-type="float">
            <text:p>0.0182463</text:p>
          </table:table-cell>
          <table:table-cell office:value-type="float" office:value="4414930000" calcext:value-type="float">
            <text:p>4.41E+09</text:p>
          </table:table-cell>
          <table:table-cell office:value-type="float" office:value="10620.3" calcext:value-type="float">
            <text:p>10620.3</text:p>
          </table:table-cell>
          <table:table-cell office:value-type="float" office:value="76.5551" calcext:value-type="float">
            <text:p>76.5551</text:p>
          </table:table-cell>
          <table:table-cell office:value-type="float" office:value="7.01442" calcext:value-type="float">
            <text:p>7.01442</text:p>
          </table:table-cell>
          <table:table-cell office:value-type="float" office:value="9.13523" calcext:value-type="float">
            <text:p>9.13523</text:p>
          </table:table-cell>
          <table:table-cell office:value-type="float" office:value="175.317" calcext:value-type="float">
            <text:p>175.317</text:p>
          </table:table-cell>
          <table:table-cell office:value-type="float" office:value="152.924" calcext:value-type="float">
            <text:p>152.924</text:p>
          </table:table-cell>
          <table:table-cell office:value-type="float" office:value="63.6296" calcext:value-type="float">
            <text:p>63.6296</text:p>
          </table:table-cell>
          <table:table-cell office:value-type="float" office:value="-2397.78" calcext:value-type="float">
            <text:p>-2397.78</text:p>
          </table:table-cell>
          <table:table-cell office:value-type="float" office:value="4.50181" calcext:value-type="float">
            <text:p>4.50181</text:p>
          </table:table-cell>
          <table:table-cell office:value-type="float" office:value="0.0984758" calcext:value-type="float">
            <text:p>0.0984758</text:p>
          </table:table-cell>
          <table:table-cell office:value-type="float" office:value="-8.7853" calcext:value-type="float">
            <text:p>-8.7853</text:p>
          </table:table-cell>
          <table:table-cell office:value-type="float" office:value="-21.9278" calcext:value-type="float">
            <text:p>-21.9278</text:p>
          </table:table-cell>
        </table:table-row>
        <table:table-row table:style-name="ro1">
          <table:table-cell/>
          <table:table-cell office:value-type="float" office:value="-2412.71" calcext:value-type="float">
            <text:p>-2412.71</text:p>
          </table:table-cell>
          <table:table-cell office:value-type="float" office:value="0.03025" calcext:value-type="float">
            <text:p>0.03025</text:p>
          </table:table-cell>
          <table:table-cell office:value-type="float" office:value="6119080000" calcext:value-type="float">
            <text:p>6.12E+09</text:p>
          </table:table-cell>
          <table:table-cell office:value-type="float" office:value="21231.5" calcext:value-type="float">
            <text:p>21231.5</text:p>
          </table:table-cell>
          <table:table-cell office:value-type="float" office:value="47.6436" calcext:value-type="float">
            <text:p>47.6436</text:p>
          </table:table-cell>
          <table:table-cell office:value-type="float" office:value="6.37215" calcext:value-type="float">
            <text:p>6.37215</text:p>
          </table:table-cell>
          <table:table-cell office:value-type="float" office:value="9.12583" calcext:value-type="float">
            <text:p>9.12583</text:p>
          </table:table-cell>
          <table:table-cell office:value-type="float" office:value="152.503" calcext:value-type="float">
            <text:p>152.503</text:p>
          </table:table-cell>
          <table:table-cell office:value-type="float" office:value="151.491" calcext:value-type="float">
            <text:p>151.491</text:p>
          </table:table-cell>
          <table:table-cell office:value-type="float" office:value="662.344" calcext:value-type="float">
            <text:p>662.344</text:p>
          </table:table-cell>
          <table:table-cell office:value-type="float" office:value="-2139.36" calcext:value-type="float">
            <text:p>-2139.36</text:p>
          </table:table-cell>
          <table:table-cell office:value-type="float" office:value="4.50024" calcext:value-type="float">
            <text:p>4.50024</text:p>
          </table:table-cell>
          <table:table-cell office:value-type="float" office:value="-0.769488" calcext:value-type="float">
            <text:p>-0.769488</text:p>
          </table:table-cell>
          <table:table-cell office:value-type="float" office:value="-8.30502" calcext:value-type="float">
            <text:p>-8.30502</text:p>
          </table:table-cell>
          <table:table-cell office:value-type="float" office:value="-8.1772" calcext:value-type="float">
            <text:p>-8.1772</text:p>
          </table:table-cell>
        </table:table-row>
        <table:table-row table:style-name="ro1">
          <table:table-cell/>
          <table:table-cell office:value-type="float" office:value="-2669.73" calcext:value-type="float">
            <text:p>-2669.73</text:p>
          </table:table-cell>
          <table:table-cell office:value-type="float" office:value="0.03025" calcext:value-type="float">
            <text:p>0.03025</text:p>
          </table:table-cell>
          <table:table-cell office:value-type="float" office:value="22791800000" calcext:value-type="float">
            <text:p>2.28E+10</text:p>
          </table:table-cell>
          <table:table-cell office:value-type="float" office:value="18635" calcext:value-type="float">
            <text:p>18635</text:p>
          </table:table-cell>
          <table:table-cell office:value-type="float" office:value="46.5956" calcext:value-type="float">
            <text:p>46.5956</text:p>
          </table:table-cell>
          <table:table-cell office:value-type="float" office:value="6.62651" calcext:value-type="float">
            <text:p>6.62651</text:p>
          </table:table-cell>
          <table:table-cell office:value-type="float" office:value="9.1969" calcext:value-type="float">
            <text:p>9.1969</text:p>
          </table:table-cell>
          <table:table-cell office:value-type="float" office:value="179.575" calcext:value-type="float">
            <text:p>179.575</text:p>
          </table:table-cell>
          <table:table-cell office:value-type="float" office:value="155.756" calcext:value-type="float">
            <text:p>155.756</text:p>
          </table:table-cell>
          <table:table-cell office:value-type="float" office:value="-1622.23" calcext:value-type="float">
            <text:p>-1622.23</text:p>
          </table:table-cell>
          <table:table-cell office:value-type="float" office:value="-2579.85" calcext:value-type="float">
            <text:p>-2579.85</text:p>
          </table:table-cell>
          <table:table-cell office:value-type="float" office:value="4.49683" calcext:value-type="float">
            <text:p>4.49683</text:p>
          </table:table-cell>
          <table:table-cell office:value-type="float" office:value="-0.639761" calcext:value-type="float">
            <text:p>-0.639761</text:p>
          </table:table-cell>
          <table:table-cell office:value-type="float" office:value="-8.72133" calcext:value-type="float">
            <text:p>-8.72133</text:p>
          </table:table-cell>
          <table:table-cell office:value-type="float" office:value="-19.1981" calcext:value-type="float">
            <text:p>-19.1981</text:p>
          </table:table-cell>
        </table:table-row>
        <table:table-row table:style-name="ro1">
          <table:table-cell/>
          <table:table-cell office:value-type="float" office:value="-2235.49" calcext:value-type="float">
            <text:p>-2235.49</text:p>
          </table:table-cell>
          <table:table-cell office:value-type="float" office:value="0.03025" calcext:value-type="float">
            <text:p>0.03025</text:p>
          </table:table-cell>
          <table:table-cell office:value-type="float" office:value="13963800000" calcext:value-type="float">
            <text:p>1.40E+10</text:p>
          </table:table-cell>
          <table:table-cell office:value-type="float" office:value="28141.5" calcext:value-type="float">
            <text:p>28141.5</text:p>
          </table:table-cell>
          <table:table-cell office:value-type="float" office:value="72.5154" calcext:value-type="float">
            <text:p>72.5154</text:p>
          </table:table-cell>
          <table:table-cell office:value-type="float" office:value="6.69095" calcext:value-type="float">
            <text:p>6.69095</text:p>
          </table:table-cell>
          <table:table-cell office:value-type="float" office:value="9.79442" calcext:value-type="float">
            <text:p>9.79442</text:p>
          </table:table-cell>
          <table:table-cell office:value-type="float" office:value="127.291" calcext:value-type="float">
            <text:p>127.291</text:p>
          </table:table-cell>
          <table:table-cell office:value-type="float" office:value="145.443" calcext:value-type="float">
            <text:p>145.443</text:p>
          </table:table-cell>
          <table:table-cell office:value-type="float" office:value="-2020.13" calcext:value-type="float">
            <text:p>-2020.13</text:p>
          </table:table-cell>
          <table:table-cell office:value-type="float" office:value="-1634.23" calcext:value-type="float">
            <text:p>-1634.23</text:p>
          </table:table-cell>
          <table:table-cell office:value-type="float" office:value="4.42869" calcext:value-type="float">
            <text:p>4.42869</text:p>
          </table:table-cell>
          <table:table-cell office:value-type="float" office:value="-1.00679" calcext:value-type="float">
            <text:p>-1.00679</text:p>
          </table:table-cell>
          <table:table-cell office:value-type="float" office:value="-8.78072" calcext:value-type="float">
            <text:p>-8.78072</text:p>
          </table:table-cell>
          <table:table-cell office:value-type="float" office:value="-19.2635" calcext:value-type="float">
            <text:p>-19.2635</text:p>
          </table:table-cell>
        </table:table-row>
        <table:table-row table:style-name="ro1">
          <table:table-cell/>
          <table:table-cell office:value-type="float" office:value="-2985.69" calcext:value-type="float">
            <text:p>-2985.69</text:p>
          </table:table-cell>
          <table:table-cell office:value-type="float" office:value="0.0300519" calcext:value-type="float">
            <text:p>0.0300519</text:p>
          </table:table-cell>
          <table:table-cell office:value-type="float" office:value="9280900000" calcext:value-type="float">
            <text:p>9.28E+09</text:p>
          </table:table-cell>
          <table:table-cell office:value-type="float" office:value="37770.1" calcext:value-type="float">
            <text:p>37770.1</text:p>
          </table:table-cell>
          <table:table-cell office:value-type="float" office:value="96.61" calcext:value-type="float">
            <text:p>96.61</text:p>
          </table:table-cell>
          <table:table-cell office:value-type="float" office:value="7.83742" calcext:value-type="float">
            <text:p>7.83742</text:p>
          </table:table-cell>
          <table:table-cell office:value-type="float" office:value="14.026" calcext:value-type="float">
            <text:p>14.026</text:p>
          </table:table-cell>
          <table:table-cell office:value-type="float" office:value="184.708" calcext:value-type="float">
            <text:p>184.708</text:p>
          </table:table-cell>
          <table:table-cell office:value-type="float" office:value="146.4" calcext:value-type="float">
            <text:p>146.4</text:p>
          </table:table-cell>
          <table:table-cell office:value-type="float" office:value="-590.179" calcext:value-type="float">
            <text:p>-590.179</text:p>
          </table:table-cell>
          <table:table-cell office:value-type="float" office:value="-2498.13" calcext:value-type="float">
            <text:p>-2498.13</text:p>
          </table:table-cell>
          <table:table-cell office:value-type="float" office:value="4.26544" calcext:value-type="float">
            <text:p>4.26544</text:p>
          </table:table-cell>
          <table:table-cell office:value-type="float" office:value="-0.0294331" calcext:value-type="float">
            <text:p>-0.0294331</text:p>
          </table:table-cell>
          <table:table-cell office:value-type="float" office:value="-8.87411" calcext:value-type="float">
            <text:p>-8.87411</text:p>
          </table:table-cell>
          <table:table-cell office:value-type="float" office:value="-8.1772" calcext:value-type="float">
            <text:p>-8.1772</text:p>
          </table:table-cell>
        </table:table-row>
        <table:table-row table:style-name="ro1">
          <table:table-cell/>
          <table:table-cell office:value-type="float" office:value="-2353.88" calcext:value-type="float">
            <text:p>-2353.88</text:p>
          </table:table-cell>
          <table:table-cell office:value-type="float" office:value="0.03025" calcext:value-type="float">
            <text:p>0.03025</text:p>
          </table:table-cell>
          <table:table-cell office:value-type="float" office:value="11433800000" calcext:value-type="float">
            <text:p>1.14E+10</text:p>
          </table:table-cell>
          <table:table-cell office:value-type="float" office:value="38853.2" calcext:value-type="float">
            <text:p>38853.2</text:p>
          </table:table-cell>
          <table:table-cell office:value-type="float" office:value="55.7939" calcext:value-type="float">
            <text:p>55.7939</text:p>
          </table:table-cell>
          <table:table-cell office:value-type="float" office:value="7.34237" calcext:value-type="float">
            <text:p>7.34237</text:p>
          </table:table-cell>
          <table:table-cell office:value-type="float" office:value="9.23642" calcext:value-type="float">
            <text:p>9.23642</text:p>
          </table:table-cell>
          <table:table-cell office:value-type="float" office:value="155.955" calcext:value-type="float">
            <text:p>155.955</text:p>
          </table:table-cell>
          <table:table-cell office:value-type="float" office:value="156.938" calcext:value-type="float">
            <text:p>156.938</text:p>
          </table:table-cell>
          <table:table-cell office:value-type="float" office:value="-298.932" calcext:value-type="float">
            <text:p>-298.932</text:p>
          </table:table-cell>
          <table:table-cell office:value-type="float" office:value="-2034.12" calcext:value-type="float">
            <text:p>-2034.12</text:p>
          </table:table-cell>
          <table:table-cell office:value-type="float" office:value="4.68428" calcext:value-type="float">
            <text:p>4.68428</text:p>
          </table:table-cell>
          <table:table-cell office:value-type="float" office:value="0.020851" calcext:value-type="float">
            <text:p>0.020851</text:p>
          </table:table-cell>
          <table:table-cell office:value-type="float" office:value="-8.83159" calcext:value-type="float">
            <text:p>-8.83159</text:p>
          </table:table-cell>
          <table:table-cell office:value-type="float" office:value="-21.9278" calcext:value-type="float">
            <text:p>-21.9278</text:p>
          </table:table-cell>
        </table:table-row>
        <table:table-row table:style-name="ro1">
          <table:table-cell/>
          <table:table-cell office:value-type="float" office:value="-1899.75" calcext:value-type="float">
            <text:p>-1899.75</text:p>
          </table:table-cell>
          <table:table-cell office:value-type="float" office:value="0.03025" calcext:value-type="float">
            <text:p>0.03025</text:p>
          </table:table-cell>
          <table:table-cell office:value-type="float" office:value="30283800000" calcext:value-type="float">
            <text:p>3.03E+10</text:p>
          </table:table-cell>
          <table:table-cell office:value-type="float" office:value="19359.5" calcext:value-type="float">
            <text:p>19359.5</text:p>
          </table:table-cell>
          <table:table-cell office:value-type="float" office:value="64.5918" calcext:value-type="float">
            <text:p>64.5918</text:p>
          </table:table-cell>
          <table:table-cell office:value-type="float" office:value="7.09233" calcext:value-type="float">
            <text:p>7.09233</text:p>
          </table:table-cell>
          <table:table-cell office:value-type="float" office:value="10.284" calcext:value-type="float">
            <text:p>10.284</text:p>
          </table:table-cell>
          <table:table-cell office:value-type="float" office:value="99.3849" calcext:value-type="float">
            <text:p>99.3849</text:p>
          </table:table-cell>
          <table:table-cell office:value-type="float" office:value="153.521" calcext:value-type="float">
            <text:p>153.521</text:p>
          </table:table-cell>
          <table:table-cell office:value-type="float" office:value="-801.555" calcext:value-type="float">
            <text:p>-801.555</text:p>
          </table:table-cell>
          <table:table-cell office:value-type="float" office:value="-2416.07" calcext:value-type="float">
            <text:p>-2416.07</text:p>
          </table:table-cell>
          <table:table-cell office:value-type="float" office:value="4.08334" calcext:value-type="float">
            <text:p>4.08334</text:p>
          </table:table-cell>
          <table:table-cell office:value-type="float" office:value="-0.124733" calcext:value-type="float">
            <text:p>-0.124733</text:p>
          </table:table-cell>
          <table:table-cell office:value-type="float" office:value="-8.71859" calcext:value-type="float">
            <text:p>-8.71859</text:p>
          </table:table-cell>
          <table:table-cell office:value-type="float" office:value="-19.27" calcext:value-type="float">
            <text:p>-19.27</text:p>
          </table:table-cell>
        </table:table-row>
        <table:table-row table:style-name="ro1">
          <table:table-cell/>
          <table:table-cell office:value-type="float" office:value="-1623.43" calcext:value-type="float">
            <text:p>-1623.43</text:p>
          </table:table-cell>
          <table:table-cell office:value-type="float" office:value="0.03025" calcext:value-type="float">
            <text:p>0.03025</text:p>
          </table:table-cell>
          <table:table-cell office:value-type="float" office:value="11715700000" calcext:value-type="float">
            <text:p>1.17E+10</text:p>
          </table:table-cell>
          <table:table-cell office:value-type="float" office:value="18194" calcext:value-type="float">
            <text:p>18194</text:p>
          </table:table-cell>
          <table:table-cell office:value-type="float" office:value="72.4011" calcext:value-type="float">
            <text:p>72.4011</text:p>
          </table:table-cell>
          <table:table-cell office:value-type="float" office:value="6.26496" calcext:value-type="float">
            <text:p>6.26496</text:p>
          </table:table-cell>
          <table:table-cell office:value-type="float" office:value="9.88647" calcext:value-type="float">
            <text:p>9.88647</text:p>
          </table:table-cell>
          <table:table-cell office:value-type="float" office:value="133.847" calcext:value-type="float">
            <text:p>133.847</text:p>
          </table:table-cell>
          <table:table-cell office:value-type="float" office:value="156.223" calcext:value-type="float">
            <text:p>156.223</text:p>
          </table:table-cell>
          <table:table-cell office:value-type="float" office:value="-1354.62" calcext:value-type="float">
            <text:p>-1354.62</text:p>
          </table:table-cell>
          <table:table-cell office:value-type="float" office:value="-2445.64" calcext:value-type="float">
            <text:p>-2445.64</text:p>
          </table:table-cell>
          <table:table-cell office:value-type="float" office:value="4.09028" calcext:value-type="float">
            <text:p>4.09028</text:p>
          </table:table-cell>
          <table:table-cell office:value-type="float" office:value="-1.742" calcext:value-type="float">
            <text:p>-1.742</text:p>
          </table:table-cell>
          <table:table-cell office:value-type="float" office:value="-8.69851" calcext:value-type="float">
            <text:p>-8.69851</text:p>
          </table:table-cell>
          <table:table-cell office:value-type="float" office:value="-20.3627" calcext:value-type="float">
            <text:p>-20.3627</text:p>
          </table:table-cell>
        </table:table-row>
        <table:table-row table:style-name="ro1">
          <table:table-cell/>
          <table:table-cell office:value-type="float" office:value="-3222.55" calcext:value-type="float">
            <text:p>-3222.55</text:p>
          </table:table-cell>
          <table:table-cell office:value-type="float" office:value="0.03025" calcext:value-type="float">
            <text:p>0.03025</text:p>
          </table:table-cell>
          <table:table-cell office:value-type="float" office:value="18550500000" calcext:value-type="float">
            <text:p>1.86E+10</text:p>
          </table:table-cell>
          <table:table-cell office:value-type="float" office:value="33430.4" calcext:value-type="float">
            <text:p>33430.4</text:p>
          </table:table-cell>
          <table:table-cell office:value-type="float" office:value="75.1929" calcext:value-type="float">
            <text:p>75.1929</text:p>
          </table:table-cell>
          <table:table-cell office:value-type="float" office:value="6.67338" calcext:value-type="float">
            <text:p>6.67338</text:p>
          </table:table-cell>
          <table:table-cell office:value-type="float" office:value="9.50346" calcext:value-type="float">
            <text:p>9.50346</text:p>
          </table:table-cell>
          <table:table-cell office:value-type="float" office:value="219.224" calcext:value-type="float">
            <text:p>219.224</text:p>
          </table:table-cell>
          <table:table-cell office:value-type="float" office:value="156.195" calcext:value-type="float">
            <text:p>156.195</text:p>
          </table:table-cell>
          <table:table-cell office:value-type="float" office:value="-894.692" calcext:value-type="float">
            <text:p>-894.692</text:p>
          </table:table-cell>
          <table:table-cell office:value-type="float" office:value="-1572.32" calcext:value-type="float">
            <text:p>-1572.32</text:p>
          </table:table-cell>
          <table:table-cell office:value-type="float" office:value="4.40705" calcext:value-type="float">
            <text:p>4.40705</text:p>
          </table:table-cell>
          <table:table-cell office:value-type="float" office:value="-0.587073" calcext:value-type="float">
            <text:p>-0.587073</text:p>
          </table:table-cell>
          <table:table-cell office:value-type="float" office:value="-8.64298" calcext:value-type="float">
            <text:p>-8.64298</text:p>
          </table:table-cell>
          <table:table-cell office:value-type="float" office:value="-8.1772" calcext:value-type="float">
            <text:p>-8.1772</text:p>
          </table:table-cell>
        </table:table-row>
        <table:table-row table:style-name="ro1">
          <table:table-cell/>
          <table:table-cell office:value-type="float" office:value="-3498.88" calcext:value-type="float">
            <text:p>-3498.88</text:p>
          </table:table-cell>
          <table:table-cell office:value-type="float" office:value="0.0256026" calcext:value-type="float">
            <text:p>0.0256026</text:p>
          </table:table-cell>
          <table:table-cell office:value-type="float" office:value="15349500000" calcext:value-type="float">
            <text:p>1.53E+10</text:p>
          </table:table-cell>
          <table:table-cell office:value-type="float" office:value="23899.7" calcext:value-type="float">
            <text:p>23899.7</text:p>
          </table:table-cell>
          <table:table-cell office:value-type="float" office:value="72.4134" calcext:value-type="float">
            <text:p>72.4134</text:p>
          </table:table-cell>
          <table:table-cell office:value-type="float" office:value="6.26663" calcext:value-type="float">
            <text:p>6.26663</text:p>
          </table:table-cell>
          <table:table-cell office:value-type="float" office:value="9.14707" calcext:value-type="float">
            <text:p>9.14707</text:p>
          </table:table-cell>
          <table:table-cell office:value-type="float" office:value="169.249" calcext:value-type="float">
            <text:p>169.249</text:p>
          </table:table-cell>
          <table:table-cell office:value-type="float" office:value="154.033" calcext:value-type="float">
            <text:p>154.033</text:p>
          </table:table-cell>
          <table:table-cell office:value-type="float" office:value="-1419.25" calcext:value-type="float">
            <text:p>-1419.25</text:p>
          </table:table-cell>
          <table:table-cell office:value-type="float" office:value="-2628.3" calcext:value-type="float">
            <text:p>-2628.3</text:p>
          </table:table-cell>
          <table:table-cell office:value-type="float" office:value="4.49581" calcext:value-type="float">
            <text:p>4.49581</text:p>
          </table:table-cell>
          <table:table-cell office:value-type="float" office:value="-0.0643777" calcext:value-type="float">
            <text:p>-0.0643777</text:p>
          </table:table-cell>
          <table:table-cell office:value-type="float" office:value="-8.10856" calcext:value-type="float">
            <text:p>-8.10856</text:p>
          </table:table-cell>
          <table:table-cell office:value-type="float" office:value="-8.1772" calcext:value-type="float">
            <text:p>-8.1772</text:p>
          </table:table-cell>
        </table:table-row>
        <table:table-row table:style-name="ro1">
          <table:table-cell/>
          <table:table-cell office:value-type="float" office:value="-3044.4" calcext:value-type="float">
            <text:p>-3044.4</text:p>
          </table:table-cell>
          <table:table-cell office:value-type="float" office:value="0.0301924" calcext:value-type="float">
            <text:p>0.0301924</text:p>
          </table:table-cell>
          <table:table-cell office:value-type="float" office:value="34078900000" calcext:value-type="float">
            <text:p>3.41E+10</text:p>
          </table:table-cell>
          <table:table-cell office:value-type="float" office:value="11088.4" calcext:value-type="float">
            <text:p>11088.4</text:p>
          </table:table-cell>
          <table:table-cell office:value-type="float" office:value="51.1488" calcext:value-type="float">
            <text:p>51.1488</text:p>
          </table:table-cell>
          <table:table-cell office:value-type="float" office:value="6.8859" calcext:value-type="float">
            <text:p>6.8859</text:p>
          </table:table-cell>
          <table:table-cell office:value-type="float" office:value="9.41934" calcext:value-type="float">
            <text:p>9.41934</text:p>
          </table:table-cell>
          <table:table-cell office:value-type="float" office:value="103.838" calcext:value-type="float">
            <text:p>103.838</text:p>
          </table:table-cell>
          <table:table-cell office:value-type="float" office:value="155.568" calcext:value-type="float">
            <text:p>155.568</text:p>
          </table:table-cell>
          <table:table-cell office:value-type="float" office:value="-2127.94" calcext:value-type="float">
            <text:p>-2127.94</text:p>
          </table:table-cell>
          <table:table-cell office:value-type="float" office:value="-2428.83" calcext:value-type="float">
            <text:p>-2428.83</text:p>
          </table:table-cell>
          <table:table-cell office:value-type="float" office:value="4.49982" calcext:value-type="float">
            <text:p>4.49982</text:p>
          </table:table-cell>
          <table:table-cell office:value-type="float" office:value="-1.26039" calcext:value-type="float">
            <text:p>-1.26039</text:p>
          </table:table-cell>
          <table:table-cell office:value-type="float" office:value="-8.74994" calcext:value-type="float">
            <text:p>-8.74994</text:p>
          </table:table-cell>
          <table:table-cell office:value-type="float" office:value="-8.1772" calcext:value-type="float">
            <text:p>-8.177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32])" office:value-type="float" office:value="-2529.41066666667" calcext:value-type="float">
            <text:p>-2529.4106666667</text:p>
          </table:table-cell>
          <table:table-cell table:formula="of:=AVERAGE([.C3:.C32])" office:value-type="float" office:value="0.02890247" calcext:value-type="float">
            <text:p>0.02890247</text:p>
          </table:table-cell>
          <table:table-cell table:formula="of:=AVERAGE([.D3:.D32])" office:value-type="float" office:value="17884619333.3333" calcext:value-type="float">
            <text:p>1.79E+10</text:p>
          </table:table-cell>
          <table:table-cell table:style-name="ce1" table:formula="of:=AVERAGE([.E3:.E32])" office:value-type="float" office:value="22499.2663333333" calcext:value-type="float">
            <text:p>2.25E+04</text:p>
          </table:table-cell>
          <table:table-cell table:style-name="ce1" table:formula="of:=AVERAGE([.F3:.F32])" office:value-type="float" office:value="63.65977" calcext:value-type="float">
            <text:p>6.37E+01</text:p>
          </table:table-cell>
          <table:table-cell table:style-name="ce1" table:formula="of:=AVERAGE([.G3:.G32])" office:value-type="float" office:value="7.00734266666667" calcext:value-type="float">
            <text:p>7.01E+00</text:p>
          </table:table-cell>
          <table:table-cell table:style-name="ce1" table:formula="of:=AVERAGE([.H3:.H32])" office:value-type="float" office:value="9.895571" calcext:value-type="float">
            <text:p>9.90E+00</text:p>
          </table:table-cell>
          <table:table-cell table:style-name="ce1" table:formula="of:=AVERAGE([.I3:.I32])" office:value-type="float" office:value="150.719653333333" calcext:value-type="float">
            <text:p>1.51E+02</text:p>
          </table:table-cell>
          <table:table-cell table:style-name="ce1" table:formula="of:=AVERAGE([.J3:.J32])" office:value-type="float" office:value="153.678933333333" calcext:value-type="float">
            <text:p>1.54E+02</text:p>
          </table:table-cell>
          <table:table-cell table:style-name="ce1" table:formula="of:=AVERAGE([.K3:.K32])" office:value-type="float" office:value="-670.99247" calcext:value-type="float">
            <text:p>-6.71E+02</text:p>
          </table:table-cell>
          <table:table-cell table:style-name="ce1" table:formula="of:=AVERAGE([.L3:.L32])" office:value-type="float" office:value="-2197.11753333333" calcext:value-type="float">
            <text:p>-2.20E+03</text:p>
          </table:table-cell>
          <table:table-cell table:style-name="ce1" table:formula="of:=AVERAGE([.M3:.M32])" office:value-type="float" office:value="4.38308966666667" calcext:value-type="float">
            <text:p>4.38E+00</text:p>
          </table:table-cell>
          <table:table-cell table:style-name="ce1" table:formula="of:=AVERAGE([.N3:.N32])" office:value-type="float" office:value="-0.5033460299" calcext:value-type="float">
            <text:p>-5.03E-01</text:p>
          </table:table-cell>
          <table:table-cell table:style-name="ce1" table:formula="of:=AVERAGE([.O3:.O32])" office:value-type="float" office:value="-8.70381466666667" calcext:value-type="float">
            <text:p>-8.70E+00</text:p>
          </table:table-cell>
          <table:table-cell table:style-name="ce1" table:formula="of:=AVERAGE([.P3:.P32])" office:value-type="float" office:value="-12.8117066666667" calcext:value-type="float">
            <text:p>-1.28E+01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:.B32])" office:value-type="float" office:value="-2471.87" calcext:value-type="float">
            <text:p>-2471.87</text:p>
          </table:table-cell>
          <table:table-cell table:formula="of:=MEDIAN([.C3:.C32])" office:value-type="float" office:value="0.03025" calcext:value-type="float">
            <text:p>0.03025</text:p>
          </table:table-cell>
          <table:table-cell table:style-name="Default" table:formula="of:=MEDIAN([.D3:.D32])" office:value-type="float" office:value="18559750000" calcext:value-type="float">
            <text:p>18559750000</text:p>
          </table:table-cell>
          <table:table-cell table:formula="of:=MEDIAN([.E3:.E32])" office:value-type="float" office:value="23173.5" calcext:value-type="float">
            <text:p>23173.5</text:p>
          </table:table-cell>
          <table:table-cell table:formula="of:=MEDIAN([.F3:.F32])" office:value-type="float" office:value="63.52785" calcext:value-type="float">
            <text:p>63.52785</text:p>
          </table:table-cell>
          <table:table-cell table:formula="of:=MEDIAN([.G3:.G32])" office:value-type="float" office:value="6.99424" calcext:value-type="float">
            <text:p>6.99424</text:p>
          </table:table-cell>
          <table:table-cell table:formula="of:=MEDIAN([.H3:.H32])" office:value-type="float" office:value="9.314535" calcext:value-type="float">
            <text:p>9.314535</text:p>
          </table:table-cell>
          <table:table-cell table:formula="of:=MEDIAN([.I3:.I32])" office:value-type="float" office:value="154.229" calcext:value-type="float">
            <text:p>154.229</text:p>
          </table:table-cell>
          <table:table-cell table:formula="of:=MEDIAN([.J3:.J32])" office:value-type="float" office:value="154.486" calcext:value-type="float">
            <text:p>154.486</text:p>
          </table:table-cell>
          <table:table-cell table:formula="of:=MEDIAN([.K3:.K32])" office:value-type="float" office:value="-468.321" calcext:value-type="float">
            <text:p>-468.321</text:p>
          </table:table-cell>
          <table:table-cell table:formula="of:=MEDIAN([.L3:.L32])" office:value-type="float" office:value="-2369.435" calcext:value-type="float">
            <text:p>-2369.435</text:p>
          </table:table-cell>
          <table:table-cell table:formula="of:=MEDIAN([.M3:.M32])" office:value-type="float" office:value="4.49111" calcext:value-type="float">
            <text:p>4.49111</text:p>
          </table:table-cell>
          <table:table-cell table:formula="of:=MEDIAN([.N3:.N32])" office:value-type="float" office:value="-0.4522035" calcext:value-type="float">
            <text:p>-0.4522035</text:p>
          </table:table-cell>
          <table:table-cell table:formula="of:=MEDIAN([.O3:.O32])" office:value-type="float" office:value="-8.737675" calcext:value-type="float">
            <text:p>-8.737675</text:p>
          </table:table-cell>
          <table:table-cell table:formula="of:=MEDIAN([.P3:.P32])" office:value-type="float" office:value="-8.1772" calcext:value-type="float">
            <text:p>-8.1772</text:p>
          </table:table-cell>
        </table:table-row>
        <table:table-row table:style-name="ro1">
          <table:table-cell office:value-type="string" calcext:value-type="string">
            <text:p>std deviation</text:p>
          </table:table-cell>
          <table:table-cell table:formula="of:=STDEV([.B3:.B32])" office:value-type="float" office:value="495.661947632229" calcext:value-type="float">
            <text:p>495.6619476322</text:p>
          </table:table-cell>
          <table:table-cell table:formula="of:=STDEV([.C3:.C32])" office:value-type="float" office:value="0.00382846524981865" calcext:value-type="float">
            <text:p>0.0038284652</text:p>
          </table:table-cell>
          <table:table-cell table:style-name="Default" table:formula="of:=STDEV([.D3:.D32])" office:value-type="float" office:value="8448356883.66839" calcext:value-type="float">
            <text:p>8448356883.66839</text:p>
          </table:table-cell>
          <table:table-cell table:formula="of:=STDEV([.E3:.E32])" office:value-type="float" office:value="8305.83884656741" calcext:value-type="float">
            <text:p>8305.8388465674</text:p>
          </table:table-cell>
          <table:table-cell table:formula="of:=STDEV([.F3:.F32])" office:value-type="float" office:value="13.8542434661271" calcext:value-type="float">
            <text:p>13.8542434661</text:p>
          </table:table-cell>
          <table:table-cell table:formula="of:=STDEV([.G3:.G32])" office:value-type="float" office:value="0.58074056075238" calcext:value-type="float">
            <text:p>0.5807405608</text:p>
          </table:table-cell>
          <table:table-cell table:formula="of:=STDEV([.H3:.H32])" office:value-type="float" office:value="1.45755142065643" calcext:value-type="float">
            <text:p>1.4575514207</text:p>
          </table:table-cell>
          <table:table-cell table:formula="of:=STDEV([.I3:.I32])" office:value-type="float" office:value="36.4813660806751" calcext:value-type="float">
            <text:p>36.4813660807</text:p>
          </table:table-cell>
          <table:table-cell table:formula="of:=STDEV([.J3:.J32])" office:value-type="float" office:value="3.46601966818278" calcext:value-type="float">
            <text:p>3.4660196682</text:p>
          </table:table-cell>
          <table:table-cell table:formula="of:=STDEV([.K3:.K32])" office:value-type="float" office:value="719.774460455592" calcext:value-type="float">
            <text:p>719.7744604556</text:p>
          </table:table-cell>
          <table:table-cell table:formula="of:=STDEV([.L3:.L32])" office:value-type="float" office:value="569.553568488861" calcext:value-type="float">
            <text:p>569.5535684889</text:p>
          </table:table-cell>
          <table:table-cell table:formula="of:=STDEV([.M3:.M32])" office:value-type="float" office:value="0.198422333619972" calcext:value-type="float">
            <text:p>0.1984223336</text:p>
          </table:table-cell>
          <table:table-cell table:formula="of:=STDEV([.N3:.N32])" office:value-type="float" office:value="0.516931609681122" calcext:value-type="float">
            <text:p>0.5169316097</text:p>
          </table:table-cell>
          <table:table-cell table:formula="of:=STDEV([.O3:.O32])" office:value-type="float" office:value="0.171005919956678" calcext:value-type="float">
            <text:p>0.17100592</text:p>
          </table:table-cell>
          <table:table-cell table:formula="of:=STDEV([.P3:.P32])" office:value-type="float" office:value="5.82062206735573" calcext:value-type="float">
            <text:p>5.8206220674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-4549.4" calcext:value-type="float">
            <text:p>-4549.4</text:p>
          </table:table-cell>
          <table:table-cell office:value-type="float" office:value="0.0605" calcext:value-type="float">
            <text:p>0.0605</text:p>
          </table:table-cell>
          <table:table-cell office:value-type="float" office:value="25107900000" calcext:value-type="float">
            <text:p>2.51E+10</text:p>
          </table:table-cell>
          <table:table-cell office:value-type="float" office:value="83731.6" calcext:value-type="float">
            <text:p>83731.6</text:p>
          </table:table-cell>
          <table:table-cell office:value-type="float" office:value="0.651206" calcext:value-type="float">
            <text:p>0.651206</text:p>
          </table:table-cell>
          <table:table-cell office:value-type="float" office:value="14.7944" calcext:value-type="float">
            <text:p>14.7944</text:p>
          </table:table-cell>
          <table:table-cell office:value-type="float" office:value="21.9681" calcext:value-type="float">
            <text:p>21.9681</text:p>
          </table:table-cell>
          <table:table-cell office:value-type="float" office:value="279.695" calcext:value-type="float">
            <text:p>279.695</text:p>
          </table:table-cell>
          <table:table-cell office:value-type="float" office:value="321.001" calcext:value-type="float">
            <text:p>321.001</text:p>
          </table:table-cell>
          <table:table-cell office:value-type="float" office:value="-1566.84" calcext:value-type="float">
            <text:p>-1566.84</text:p>
          </table:table-cell>
          <table:table-cell office:value-type="float" office:value="-5338.46" calcext:value-type="float">
            <text:p>-5338.46</text:p>
          </table:table-cell>
          <table:table-cell office:value-type="float" office:value="9.21621" calcext:value-type="float">
            <text:p>9.21621</text:p>
          </table:table-cell>
          <table:table-cell office:value-type="float" office:value="-0.142619" calcext:value-type="float">
            <text:p>-0.142619</text:p>
          </table:table-cell>
          <table:table-cell office:value-type="float" office:value="-17.715" calcext:value-type="float">
            <text:p>-17.715</text:p>
          </table:table-cell>
          <table:table-cell office:value-type="float" office:value="-11.8869" calcext:value-type="float">
            <text:p>-11.8869</text:p>
          </table:table-cell>
        </table:table-row>
        <table:table-row table:style-name="ro1">
          <table:table-cell/>
          <table:table-cell office:value-type="float" office:value="-6050.16" calcext:value-type="float">
            <text:p>-6050.16</text:p>
          </table:table-cell>
          <table:table-cell office:value-type="float" office:value="0.0605" calcext:value-type="float">
            <text:p>0.0605</text:p>
          </table:table-cell>
          <table:table-cell office:value-type="float" office:value="45508300000" calcext:value-type="float">
            <text:p>4.55E+10</text:p>
          </table:table-cell>
          <table:table-cell office:value-type="float" office:value="80745.8" calcext:value-type="float">
            <text:p>80745.8</text:p>
          </table:table-cell>
          <table:table-cell office:value-type="float" office:value="0.268086" calcext:value-type="float">
            <text:p>0.268086</text:p>
          </table:table-cell>
          <table:table-cell office:value-type="float" office:value="16.284" calcext:value-type="float">
            <text:p>16.284</text:p>
          </table:table-cell>
          <table:table-cell office:value-type="float" office:value="19.3337" calcext:value-type="float">
            <text:p>19.3337</text:p>
          </table:table-cell>
          <table:table-cell office:value-type="float" office:value="343.725" calcext:value-type="float">
            <text:p>343.725</text:p>
          </table:table-cell>
          <table:table-cell office:value-type="float" office:value="313.969" calcext:value-type="float">
            <text:p>313.969</text:p>
          </table:table-cell>
          <table:table-cell office:value-type="float" office:value="-1993.75" calcext:value-type="float">
            <text:p>-1993.75</text:p>
          </table:table-cell>
          <table:table-cell office:value-type="float" office:value="-4148.75" calcext:value-type="float">
            <text:p>-4148.75</text:p>
          </table:table-cell>
          <table:table-cell office:value-type="float" office:value="9.46446" calcext:value-type="float">
            <text:p>9.46446</text:p>
          </table:table-cell>
          <table:table-cell office:value-type="float" office:value="-0.548652" calcext:value-type="float">
            <text:p>-0.548652</text:p>
          </table:table-cell>
          <table:table-cell office:value-type="float" office:value="-18.1772" calcext:value-type="float">
            <text:p>-18.1772</text:p>
          </table:table-cell>
          <table:table-cell office:value-type="float" office:value="-11.5925" calcext:value-type="float">
            <text:p>-11.5925</text:p>
          </table:table-cell>
        </table:table-row>
        <table:table-row table:style-name="ro1">
          <table:table-cell/>
          <table:table-cell office:value-type="float" office:value="-5398.23" calcext:value-type="float">
            <text:p>-5398.23</text:p>
          </table:table-cell>
          <table:table-cell office:value-type="float" office:value="0.0591995" calcext:value-type="float">
            <text:p>0.0591995</text:p>
          </table:table-cell>
          <table:table-cell office:value-type="float" office:value="50559600000" calcext:value-type="float">
            <text:p>5.06E+10</text:p>
          </table:table-cell>
          <table:table-cell office:value-type="float" office:value="82401.3" calcext:value-type="float">
            <text:p>82401.3</text:p>
          </table:table-cell>
          <table:table-cell office:value-type="float" office:value="0.032413" calcext:value-type="float">
            <text:p>0.032413</text:p>
          </table:table-cell>
          <table:table-cell office:value-type="float" office:value="15.3526" calcext:value-type="float">
            <text:p>15.3526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296.889" calcext:value-type="float">
            <text:p>296.889</text:p>
          </table:table-cell>
          <table:table-cell office:value-type="float" office:value="321.956" calcext:value-type="float">
            <text:p>321.956</text:p>
          </table:table-cell>
          <table:table-cell office:value-type="float" office:value="-4633.19" calcext:value-type="float">
            <text:p>-4633.19</text:p>
          </table:table-cell>
          <table:table-cell office:value-type="float" office:value="-4848.21" calcext:value-type="float">
            <text:p>-4848.21</text:p>
          </table:table-cell>
          <table:table-cell office:value-type="float" office:value="9.01646" calcext:value-type="float">
            <text:p>9.01646</text:p>
          </table:table-cell>
          <table:table-cell office:value-type="float" office:value="0.218791" calcext:value-type="float">
            <text:p>0.218791</text:p>
          </table:table-cell>
          <table:table-cell office:value-type="float" office:value="-18.4282" calcext:value-type="float">
            <text:p>-18.4282</text:p>
          </table:table-cell>
          <table:table-cell office:value-type="float" office:value="-11.5925" calcext:value-type="float">
            <text:p>-11.5925</text:p>
          </table:table-cell>
        </table:table-row>
        <table:table-row table:style-name="ro1">
          <table:table-cell/>
          <table:table-cell office:value-type="float" office:value="-5675.22" calcext:value-type="float">
            <text:p>-5675.22</text:p>
          </table:table-cell>
          <table:table-cell office:value-type="float" office:value="0.0605" calcext:value-type="float">
            <text:p>0.0605</text:p>
          </table:table-cell>
          <table:table-cell office:value-type="float" office:value="44215900000" calcext:value-type="float">
            <text:p>4.42E+10</text:p>
          </table:table-cell>
          <table:table-cell office:value-type="float" office:value="82591.3" calcext:value-type="float">
            <text:p>82591.3</text:p>
          </table:table-cell>
          <table:table-cell office:value-type="float" office:value="0.00544314" calcext:value-type="float">
            <text:p>0.00544314</text:p>
          </table:table-cell>
          <table:table-cell office:value-type="float" office:value="14.7622" calcext:value-type="float">
            <text:p>14.7622</text:p>
          </table:table-cell>
          <table:table-cell office:value-type="float" office:value="22.6234" calcext:value-type="float">
            <text:p>22.6234</text:p>
          </table:table-cell>
          <table:table-cell office:value-type="float" office:value="331.276" calcext:value-type="float">
            <text:p>331.276</text:p>
          </table:table-cell>
          <table:table-cell office:value-type="float" office:value="323.228" calcext:value-type="float">
            <text:p>323.228</text:p>
          </table:table-cell>
          <table:table-cell office:value-type="float" office:value="-4014.04" calcext:value-type="float">
            <text:p>-4014.04</text:p>
          </table:table-cell>
          <table:table-cell office:value-type="float" office:value="-5436.05" calcext:value-type="float">
            <text:p>-5436.05</text:p>
          </table:table-cell>
          <table:table-cell office:value-type="float" office:value="9.26537" calcext:value-type="float">
            <text:p>9.26537</text:p>
          </table:table-cell>
          <table:table-cell office:value-type="float" office:value="0.626347" calcext:value-type="float">
            <text:p>0.626347</text:p>
          </table:table-cell>
          <table:table-cell office:value-type="float" office:value="-18.2969" calcext:value-type="float">
            <text:p>-18.2969</text:p>
          </table:table-cell>
          <table:table-cell office:value-type="float" office:value="-12.1455" calcext:value-type="float">
            <text:p>-12.1455</text:p>
          </table:table-cell>
        </table:table-row>
        <table:table-row table:style-name="ro1">
          <table:table-cell/>
          <table:table-cell office:value-type="float" office:value="-3976.37" calcext:value-type="float">
            <text:p>-3976.37</text:p>
          </table:table-cell>
          <table:table-cell office:value-type="float" office:value="0.0588747" calcext:value-type="float">
            <text:p>0.0588747</text:p>
          </table:table-cell>
          <table:table-cell office:value-type="float" office:value="32501300000" calcext:value-type="float">
            <text:p>3.25E+10</text:p>
          </table:table-cell>
          <table:table-cell office:value-type="float" office:value="82036.8" calcext:value-type="float">
            <text:p>82036.8</text:p>
          </table:table-cell>
          <table:table-cell office:value-type="float" office:value="0.0128344" calcext:value-type="float">
            <text:p>0.0128344</text:p>
          </table:table-cell>
          <table:table-cell office:value-type="float" office:value="13.9223" calcext:value-type="float">
            <text:p>13.9223</text:p>
          </table:table-cell>
          <table:table-cell office:value-type="float" office:value="25.6647" calcext:value-type="float">
            <text:p>25.6647</text:p>
          </table:table-cell>
          <table:table-cell office:value-type="float" office:value="325.015" calcext:value-type="float">
            <text:p>325.015</text:p>
          </table:table-cell>
          <table:table-cell office:value-type="float" office:value="329.982" calcext:value-type="float">
            <text:p>329.982</text:p>
          </table:table-cell>
          <table:table-cell office:value-type="float" office:value="-1246.54" calcext:value-type="float">
            <text:p>-1246.54</text:p>
          </table:table-cell>
          <table:table-cell office:value-type="float" office:value="-4823.87" calcext:value-type="float">
            <text:p>-4823.87</text:p>
          </table:table-cell>
          <table:table-cell office:value-type="float" office:value="9.12409" calcext:value-type="float">
            <text:p>9.12409</text:p>
          </table:table-cell>
          <table:table-cell office:value-type="float" office:value="-1.33997" calcext:value-type="float">
            <text:p>-1.33997</text:p>
          </table:table-cell>
          <table:table-cell office:value-type="float" office:value="-17.3054" calcext:value-type="float">
            <text:p>-17.3054</text:p>
          </table:table-cell>
          <table:table-cell office:value-type="float" office:value="-11.5925" calcext:value-type="float">
            <text:p>-11.5925</text:p>
          </table:table-cell>
        </table:table-row>
        <table:table-row table:style-name="ro1">
          <table:table-cell/>
          <table:table-cell office:value-type="float" office:value="-5082.38" calcext:value-type="float">
            <text:p>-5082.38</text:p>
          </table:table-cell>
          <table:table-cell office:value-type="float" office:value="0.0605" calcext:value-type="float">
            <text:p>0.0605</text:p>
          </table:table-cell>
          <table:table-cell office:value-type="float" office:value="26134500000" calcext:value-type="float">
            <text:p>2.61E+10</text:p>
          </table:table-cell>
          <table:table-cell office:value-type="float" office:value="87382.5" calcext:value-type="float">
            <text:p>87382.5</text:p>
          </table:table-cell>
          <table:table-cell office:value-type="float" office:value="0.0201434" calcext:value-type="float">
            <text:p>0.0201434</text:p>
          </table:table-cell>
          <table:table-cell office:value-type="float" office:value="14.3422" calcext:value-type="float">
            <text:p>14.3422</text:p>
          </table:table-cell>
          <table:table-cell office:value-type="float" office:value="21.3897" calcext:value-type="float">
            <text:p>21.3897</text:p>
          </table:table-cell>
          <table:table-cell office:value-type="float" office:value="396.392" calcext:value-type="float">
            <text:p>396.392</text:p>
          </table:table-cell>
          <table:table-cell office:value-type="float" office:value="326.205" calcext:value-type="float">
            <text:p>326.205</text:p>
          </table:table-cell>
          <table:table-cell office:value-type="float" office:value="-392.775" calcext:value-type="float">
            <text:p>-392.775</text:p>
          </table:table-cell>
          <table:table-cell office:value-type="float" office:value="-6280.62" calcext:value-type="float">
            <text:p>-6280.62</text:p>
          </table:table-cell>
          <table:table-cell office:value-type="float" office:value="9.13477" calcext:value-type="float">
            <text:p>9.13477</text:p>
          </table:table-cell>
          <table:table-cell office:value-type="float" office:value="-2.26781" calcext:value-type="float">
            <text:p>-2.26781</text:p>
          </table:table-cell>
          <table:table-cell office:value-type="float" office:value="-18.1703" calcext:value-type="float">
            <text:p>-18.1703</text:p>
          </table:table-cell>
          <table:table-cell office:value-type="float" office:value="-11.5925" calcext:value-type="float">
            <text:p>-11.5925</text:p>
          </table:table-cell>
        </table:table-row>
        <table:table-row table:style-name="ro1">
          <table:table-cell/>
          <table:table-cell office:value-type="float" office:value="-5891.86" calcext:value-type="float">
            <text:p>-5891.86</text:p>
          </table:table-cell>
          <table:table-cell office:value-type="float" office:value="0.0605" calcext:value-type="float">
            <text:p>0.0605</text:p>
          </table:table-cell>
          <table:table-cell office:value-type="float" office:value="38479700000" calcext:value-type="float">
            <text:p>3.85E+10</text:p>
          </table:table-cell>
          <table:table-cell office:value-type="float" office:value="89279.1" calcext:value-type="float">
            <text:p>89279.1</text:p>
          </table:table-cell>
          <table:table-cell office:value-type="float" office:value="0.684922" calcext:value-type="float">
            <text:p>0.684922</text:p>
          </table:table-cell>
          <table:table-cell office:value-type="float" office:value="15.2594" calcext:value-type="float">
            <text:p>15.2594</text:p>
          </table:table-cell>
          <table:table-cell office:value-type="float" office:value="23.0754" calcext:value-type="float">
            <text:p>23.0754</text:p>
          </table:table-cell>
          <table:table-cell office:value-type="float" office:value="329.302" calcext:value-type="float">
            <text:p>329.302</text:p>
          </table:table-cell>
          <table:table-cell office:value-type="float" office:value="326.381" calcext:value-type="float">
            <text:p>326.381</text:p>
          </table:table-cell>
          <table:table-cell office:value-type="float" office:value="-337.14" calcext:value-type="float">
            <text:p>-337.14</text:p>
          </table:table-cell>
          <table:table-cell office:value-type="float" office:value="-3871.16" calcext:value-type="float">
            <text:p>-3871.16</text:p>
          </table:table-cell>
          <table:table-cell office:value-type="float" office:value="9.02972" calcext:value-type="float">
            <text:p>9.02972</text:p>
          </table:table-cell>
          <table:table-cell office:value-type="float" office:value="-0.0242582" calcext:value-type="float">
            <text:p>-0.0242582</text:p>
          </table:table-cell>
          <table:table-cell office:value-type="float" office:value="-18.4513" calcext:value-type="float">
            <text:p>-18.4513</text:p>
          </table:table-cell>
          <table:table-cell office:value-type="float" office:value="-11.5925" calcext:value-type="float">
            <text:p>-11.5925</text:p>
          </table:table-cell>
        </table:table-row>
        <table:table-row table:style-name="ro1">
          <table:table-cell/>
          <table:table-cell office:value-type="float" office:value="-5003.93" calcext:value-type="float">
            <text:p>-5003.93</text:p>
          </table:table-cell>
          <table:table-cell office:value-type="float" office:value="0.0605" calcext:value-type="float">
            <text:p>0.0605</text:p>
          </table:table-cell>
          <table:table-cell office:value-type="float" office:value="29991600000" calcext:value-type="float">
            <text:p>3.00E+10</text:p>
          </table:table-cell>
          <table:table-cell office:value-type="float" office:value="85879" calcext:value-type="float">
            <text:p>85879</text:p>
          </table:table-cell>
          <table:table-cell office:value-type="float" office:value="0.0151074" calcext:value-type="float">
            <text:p>0.0151074</text:p>
          </table:table-cell>
          <table:table-cell office:value-type="float" office:value="14.8268" calcext:value-type="float">
            <text:p>14.8268</text:p>
          </table:table-cell>
          <table:table-cell office:value-type="float" office:value="19.9157" calcext:value-type="float">
            <text:p>19.9157</text:p>
          </table:table-cell>
          <table:table-cell office:value-type="float" office:value="325.527" calcext:value-type="float">
            <text:p>325.527</text:p>
          </table:table-cell>
          <table:table-cell office:value-type="float" office:value="314.19" calcext:value-type="float">
            <text:p>314.19</text:p>
          </table:table-cell>
          <table:table-cell office:value-type="float" office:value="-1212.15" calcext:value-type="float">
            <text:p>-1212.15</text:p>
          </table:table-cell>
          <table:table-cell office:value-type="float" office:value="-4189.52" calcext:value-type="float">
            <text:p>-4189.52</text:p>
          </table:table-cell>
          <table:table-cell office:value-type="float" office:value="9.17302" calcext:value-type="float">
            <text:p>9.17302</text:p>
          </table:table-cell>
          <table:table-cell office:value-type="float" office:value="0.0681864" calcext:value-type="float">
            <text:p>0.0681864</text:p>
          </table:table-cell>
          <table:table-cell office:value-type="float" office:value="-18.2963" calcext:value-type="float">
            <text:p>-18.2963</text:p>
          </table:table-cell>
          <table:table-cell office:value-type="float" office:value="-11.5925" calcext:value-type="float">
            <text:p>-11.5925</text:p>
          </table:table-cell>
        </table:table-row>
        <table:table-row table:style-name="ro1">
          <table:table-cell/>
          <table:table-cell office:value-type="float" office:value="-5418.57" calcext:value-type="float">
            <text:p>-5418.57</text:p>
          </table:table-cell>
          <table:table-cell office:value-type="float" office:value="0.0605" calcext:value-type="float">
            <text:p>0.0605</text:p>
          </table:table-cell>
          <table:table-cell office:value-type="float" office:value="43014900000" calcext:value-type="float">
            <text:p>4.30E+10</text:p>
          </table:table-cell>
          <table:table-cell office:value-type="float" office:value="82890.7" calcext:value-type="float">
            <text:p>82890.7</text:p>
          </table:table-cell>
          <table:table-cell office:value-type="float" office:value="0.00544314" calcext:value-type="float">
            <text:p>0.00544314</text:p>
          </table:table-cell>
          <table:table-cell office:value-type="float" office:value="15.9129" calcext:value-type="float">
            <text:p>15.9129</text:p>
          </table:table-cell>
          <table:table-cell office:value-type="float" office:value="20.2634" calcext:value-type="float">
            <text:p>20.2634</text:p>
          </table:table-cell>
          <table:table-cell office:value-type="float" office:value="332.571" calcext:value-type="float">
            <text:p>332.571</text:p>
          </table:table-cell>
          <table:table-cell office:value-type="float" office:value="325.788" calcext:value-type="float">
            <text:p>325.788</text:p>
          </table:table-cell>
          <table:table-cell office:value-type="float" office:value="-1548.21" calcext:value-type="float">
            <text:p>-1548.21</text:p>
          </table:table-cell>
          <table:table-cell office:value-type="float" office:value="-5548.41" calcext:value-type="float">
            <text:p>-5548.41</text:p>
          </table:table-cell>
          <table:table-cell office:value-type="float" office:value="9.39065" calcext:value-type="float">
            <text:p>9.39065</text:p>
          </table:table-cell>
          <table:table-cell office:value-type="float" office:value="-0.906265" calcext:value-type="float">
            <text:p>-0.906265</text:p>
          </table:table-cell>
          <table:table-cell office:value-type="float" office:value="-18.5396" calcext:value-type="float">
            <text:p>-18.5396</text:p>
          </table:table-cell>
          <table:table-cell office:value-type="float" office:value="-11.5925" calcext:value-type="float">
            <text:p>-11.5925</text:p>
          </table:table-cell>
        </table:table-row>
        <table:table-row table:style-name="ro1">
          <table:table-cell/>
          <table:table-cell office:value-type="float" office:value="-5516.7" calcext:value-type="float">
            <text:p>-5516.7</text:p>
          </table:table-cell>
          <table:table-cell office:value-type="float" office:value="0.0599162" calcext:value-type="float">
            <text:p>0.0599162</text:p>
          </table:table-cell>
          <table:table-cell office:value-type="float" office:value="35121100000" calcext:value-type="float">
            <text:p>3.51E+10</text:p>
          </table:table-cell>
          <table:table-cell office:value-type="float" office:value="82665.9" calcext:value-type="float">
            <text:p>82665.9</text:p>
          </table:table-cell>
          <table:table-cell office:value-type="float" office:value="0.03008" calcext:value-type="float">
            <text:p>0.03008</text:p>
          </table:table-cell>
          <table:table-cell office:value-type="float" office:value="16.1692" calcext:value-type="float">
            <text:p>16.1692</text:p>
          </table:table-cell>
          <table:table-cell office:value-type="float" office:value="19.9074" calcext:value-type="float">
            <text:p>19.9074</text:p>
          </table:table-cell>
          <table:table-cell office:value-type="float" office:value="388.651" calcext:value-type="float">
            <text:p>388.651</text:p>
          </table:table-cell>
          <table:table-cell office:value-type="float" office:value="327.169" calcext:value-type="float">
            <text:p>327.169</text:p>
          </table:table-cell>
          <table:table-cell office:value-type="float" office:value="923.714" calcext:value-type="float">
            <text:p>923.714</text:p>
          </table:table-cell>
          <table:table-cell office:value-type="float" office:value="-563.104" calcext:value-type="float">
            <text:p>-563.104</text:p>
          </table:table-cell>
          <table:table-cell office:value-type="float" office:value="9.20288" calcext:value-type="float">
            <text:p>9.20288</text:p>
          </table:table-cell>
          <table:table-cell office:value-type="float" office:value="-1.59829" calcext:value-type="float">
            <text:p>-1.59829</text:p>
          </table:table-cell>
          <table:table-cell office:value-type="float" office:value="-18.1054" calcext:value-type="float">
            <text:p>-18.1054</text:p>
          </table:table-cell>
          <table:table-cell office:value-type="float" office:value="-11.5925" calcext:value-type="float">
            <text:p>-11.5925</text:p>
          </table:table-cell>
        </table:table-row>
        <table:table-row table:style-name="ro1">
          <table:table-cell/>
          <table:table-cell office:value-type="float" office:value="-3937.92" calcext:value-type="float">
            <text:p>-3937.92</text:p>
          </table:table-cell>
          <table:table-cell office:value-type="float" office:value="0.0547374" calcext:value-type="float">
            <text:p>0.0547374</text:p>
          </table:table-cell>
          <table:table-cell office:value-type="float" office:value="33484800000" calcext:value-type="float">
            <text:p>3.35E+10</text:p>
          </table:table-cell>
          <table:table-cell office:value-type="float" office:value="86354.3" calcext:value-type="float">
            <text:p>86354.3</text:p>
          </table:table-cell>
          <table:table-cell office:value-type="float" office:value="0.0153078" calcext:value-type="float">
            <text:p>0.0153078</text:p>
          </table:table-cell>
          <table:table-cell office:value-type="float" office:value="15.3926" calcext:value-type="float">
            <text:p>15.3926</text:p>
          </table:table-cell>
          <table:table-cell office:value-type="float" office:value="19.532" calcext:value-type="float">
            <text:p>19.532</text:p>
          </table:table-cell>
          <table:table-cell office:value-type="float" office:value="312.15" calcext:value-type="float">
            <text:p>312.15</text:p>
          </table:table-cell>
          <table:table-cell office:value-type="float" office:value="322.111" calcext:value-type="float">
            <text:p>322.111</text:p>
          </table:table-cell>
          <table:table-cell office:value-type="float" office:value="-1598.94" calcext:value-type="float">
            <text:p>-1598.94</text:p>
          </table:table-cell>
          <table:table-cell office:value-type="float" office:value="-4648.01" calcext:value-type="float">
            <text:p>-4648.01</text:p>
          </table:table-cell>
          <table:table-cell office:value-type="float" office:value="8.87789" calcext:value-type="float">
            <text:p>8.87789</text:p>
          </table:table-cell>
          <table:table-cell office:value-type="float" office:value="-1.49817" calcext:value-type="float">
            <text:p>-1.49817</text:p>
          </table:table-cell>
          <table:table-cell office:value-type="float" office:value="-17.8506" calcext:value-type="float">
            <text:p>-17.8506</text:p>
          </table:table-cell>
          <table:table-cell office:value-type="float" office:value="-11.5925" calcext:value-type="float">
            <text:p>-11.5925</text:p>
          </table:table-cell>
        </table:table-row>
        <table:table-row table:style-name="ro1">
          <table:table-cell/>
          <table:table-cell office:value-type="float" office:value="-4588.88" calcext:value-type="float">
            <text:p>-4588.88</text:p>
          </table:table-cell>
          <table:table-cell office:value-type="float" office:value="0.0605" calcext:value-type="float">
            <text:p>0.0605</text:p>
          </table:table-cell>
          <table:table-cell office:value-type="float" office:value="35139200000" calcext:value-type="float">
            <text:p>3.51E+10</text:p>
          </table:table-cell>
          <table:table-cell office:value-type="float" office:value="81101.4" calcext:value-type="float">
            <text:p>81101.4</text:p>
          </table:table-cell>
          <table:table-cell office:value-type="float" office:value="0.00542657" calcext:value-type="float">
            <text:p>0.00542657</text:p>
          </table:table-cell>
          <table:table-cell office:value-type="float" office:value="15.7841" calcext:value-type="float">
            <text:p>15.7841</text:p>
          </table:table-cell>
          <table:table-cell office:value-type="float" office:value="21.7808" calcext:value-type="float">
            <text:p>21.7808</text:p>
          </table:table-cell>
          <table:table-cell office:value-type="float" office:value="357.263" calcext:value-type="float">
            <text:p>357.263</text:p>
          </table:table-cell>
          <table:table-cell office:value-type="float" office:value="330.684" calcext:value-type="float">
            <text:p>330.684</text:p>
          </table:table-cell>
          <table:table-cell office:value-type="float" office:value="-1319.67" calcext:value-type="float">
            <text:p>-1319.67</text:p>
          </table:table-cell>
          <table:table-cell office:value-type="float" office:value="-4261.9" calcext:value-type="float">
            <text:p>-4261.9</text:p>
          </table:table-cell>
          <table:table-cell office:value-type="float" office:value="9.33048" calcext:value-type="float">
            <text:p>9.33048</text:p>
          </table:table-cell>
          <table:table-cell office:value-type="float" office:value="-1.93719" calcext:value-type="float">
            <text:p>-1.93719</text:p>
          </table:table-cell>
          <table:table-cell office:value-type="float" office:value="-18.2627" calcext:value-type="float">
            <text:p>-18.2627</text:p>
          </table:table-cell>
          <table:table-cell office:value-type="float" office:value="-12.1791" calcext:value-type="float">
            <text:p>-12.1791</text:p>
          </table:table-cell>
        </table:table-row>
        <table:table-row table:style-name="ro1">
          <table:table-cell/>
          <table:table-cell office:value-type="float" office:value="-5082.97" calcext:value-type="float">
            <text:p>-5082.97</text:p>
          </table:table-cell>
          <table:table-cell office:value-type="float" office:value="0.0559769" calcext:value-type="float">
            <text:p>0.0559769</text:p>
          </table:table-cell>
          <table:table-cell office:value-type="float" office:value="24209100000" calcext:value-type="float">
            <text:p>2.42E+10</text:p>
          </table:table-cell>
          <table:table-cell office:value-type="float" office:value="76218.4" calcext:value-type="float">
            <text:p>76218.4</text:p>
          </table:table-cell>
          <table:table-cell office:value-type="float" office:value="0.00544314" calcext:value-type="float">
            <text:p>0.00544314</text:p>
          </table:table-cell>
          <table:table-cell office:value-type="float" office:value="15.1429" calcext:value-type="float">
            <text:p>15.1429</text:p>
          </table:table-cell>
          <table:table-cell office:value-type="float" office:value="22.4065" calcext:value-type="float">
            <text:p>22.4065</text:p>
          </table:table-cell>
          <table:table-cell office:value-type="float" office:value="346.209" calcext:value-type="float">
            <text:p>346.209</text:p>
          </table:table-cell>
          <table:table-cell office:value-type="float" office:value="324.783" calcext:value-type="float">
            <text:p>324.783</text:p>
          </table:table-cell>
          <table:table-cell office:value-type="float" office:value="1500.62" calcext:value-type="float">
            <text:p>1500.62</text:p>
          </table:table-cell>
          <table:table-cell office:value-type="float" office:value="-6032.9" calcext:value-type="float">
            <text:p>-6032.9</text:p>
          </table:table-cell>
          <table:table-cell office:value-type="float" office:value="9.18852" calcext:value-type="float">
            <text:p>9.18852</text:p>
          </table:table-cell>
          <table:table-cell office:value-type="float" office:value="-1.88437" calcext:value-type="float">
            <text:p>-1.88437</text:p>
          </table:table-cell>
          <table:table-cell office:value-type="float" office:value="-18.2285" calcext:value-type="float">
            <text:p>-18.2285</text:p>
          </table:table-cell>
          <table:table-cell office:value-type="float" office:value="-11.5925" calcext:value-type="float">
            <text:p>-11.5925</text:p>
          </table:table-cell>
        </table:table-row>
        <table:table-row table:style-name="ro1">
          <table:table-cell/>
          <table:table-cell office:value-type="float" office:value="-6070.01" calcext:value-type="float">
            <text:p>-6070.01</text:p>
          </table:table-cell>
          <table:table-cell office:value-type="float" office:value="0.0594556" calcext:value-type="float">
            <text:p>0.0594556</text:p>
          </table:table-cell>
          <table:table-cell office:value-type="float" office:value="32121100000" calcext:value-type="float">
            <text:p>3.21E+10</text:p>
          </table:table-cell>
          <table:table-cell office:value-type="float" office:value="83486.2" calcext:value-type="float">
            <text:p>83486.2</text:p>
          </table:table-cell>
          <table:table-cell office:value-type="float" office:value="0.0201913" calcext:value-type="float">
            <text:p>0.0201913</text:p>
          </table:table-cell>
          <table:table-cell office:value-type="float" office:value="14.966" calcext:value-type="float">
            <text:p>14.966</text:p>
          </table:table-cell>
          <table:table-cell office:value-type="float" office:value="19.342" calcext:value-type="float">
            <text:p>19.342</text:p>
          </table:table-cell>
          <table:table-cell office:value-type="float" office:value="393.145" calcext:value-type="float">
            <text:p>393.145</text:p>
          </table:table-cell>
          <table:table-cell office:value-type="float" office:value="324.682" calcext:value-type="float">
            <text:p>324.682</text:p>
          </table:table-cell>
          <table:table-cell office:value-type="float" office:value="-404.273" calcext:value-type="float">
            <text:p>-404.273</text:p>
          </table:table-cell>
          <table:table-cell office:value-type="float" office:value="-5094.61" calcext:value-type="float">
            <text:p>-5094.61</text:p>
          </table:table-cell>
          <table:table-cell office:value-type="float" office:value="8.57302" calcext:value-type="float">
            <text:p>8.57302</text:p>
          </table:table-cell>
          <table:table-cell office:value-type="float" office:value="0.126058" calcext:value-type="float">
            <text:p>0.126058</text:p>
          </table:table-cell>
          <table:table-cell office:value-type="float" office:value="-16.446" calcext:value-type="float">
            <text:p>-16.446</text:p>
          </table:table-cell>
          <table:table-cell office:value-type="float" office:value="-11.5925" calcext:value-type="float">
            <text:p>-11.5925</text:p>
          </table:table-cell>
        </table:table-row>
        <table:table-row table:style-name="ro1">
          <table:table-cell/>
          <table:table-cell office:value-type="float" office:value="-5043.31" calcext:value-type="float">
            <text:p>-5043.31</text:p>
          </table:table-cell>
          <table:table-cell office:value-type="float" office:value="0.0605" calcext:value-type="float">
            <text:p>0.0605</text:p>
          </table:table-cell>
          <table:table-cell office:value-type="float" office:value="18481700000" calcext:value-type="float">
            <text:p>1.85E+10</text:p>
          </table:table-cell>
          <table:table-cell office:value-type="float" office:value="82935.5" calcext:value-type="float">
            <text:p>82935.5</text:p>
          </table:table-cell>
          <table:table-cell office:value-type="float" office:value="0.220955" calcext:value-type="float">
            <text:p>0.220955</text:p>
          </table:table-cell>
          <table:table-cell office:value-type="float" office:value="14.0295" calcext:value-type="float">
            <text:p>14.0295</text:p>
          </table:table-cell>
          <table:table-cell office:value-type="float" office:value="20.2134" calcext:value-type="float">
            <text:p>20.2134</text:p>
          </table:table-cell>
          <table:table-cell office:value-type="float" office:value="316.233" calcext:value-type="float">
            <text:p>316.233</text:p>
          </table:table-cell>
          <table:table-cell office:value-type="float" office:value="325.996" calcext:value-type="float">
            <text:p>325.996</text:p>
          </table:table-cell>
          <table:table-cell office:value-type="float" office:value="2079.2" calcext:value-type="float">
            <text:p>2079.2</text:p>
          </table:table-cell>
          <table:table-cell office:value-type="float" office:value="-4572.43" calcext:value-type="float">
            <text:p>-4572.43</text:p>
          </table:table-cell>
          <table:table-cell office:value-type="float" office:value="9.70061" calcext:value-type="float">
            <text:p>9.70061</text:p>
          </table:table-cell>
          <table:table-cell office:value-type="float" office:value="-1.33897" calcext:value-type="float">
            <text:p>-1.33897</text:p>
          </table:table-cell>
          <table:table-cell office:value-type="float" office:value="-18.2227" calcext:value-type="float">
            <text:p>-18.2227</text:p>
          </table:table-cell>
          <table:table-cell office:value-type="float" office:value="-11.5925" calcext:value-type="float">
            <text:p>-11.5925</text:p>
          </table:table-cell>
        </table:table-row>
        <table:table-row table:style-name="ro1">
          <table:table-cell/>
          <table:table-cell office:value-type="float" office:value="-5161.34" calcext:value-type="float">
            <text:p>-5161.34</text:p>
          </table:table-cell>
          <table:table-cell office:value-type="float" office:value="0.0605" calcext:value-type="float">
            <text:p>0.0605</text:p>
          </table:table-cell>
          <table:table-cell office:value-type="float" office:value="38701800000" calcext:value-type="float">
            <text:p>3.87E+10</text:p>
          </table:table-cell>
          <table:table-cell office:value-type="float" office:value="85337.7" calcext:value-type="float">
            <text:p>85337.7</text:p>
          </table:table-cell>
          <table:table-cell office:value-type="float" office:value="0.00541984" calcext:value-type="float">
            <text:p>0.00541984</text:p>
          </table:table-cell>
          <table:table-cell office:value-type="float" office:value="14.9478" calcext:value-type="float">
            <text:p>14.9478</text:p>
          </table:table-cell>
          <table:table-cell office:value-type="float" office:value="19.5923" calcext:value-type="float">
            <text:p>19.5923</text:p>
          </table:table-cell>
          <table:table-cell office:value-type="float" office:value="274.232" calcext:value-type="float">
            <text:p>274.232</text:p>
          </table:table-cell>
          <table:table-cell office:value-type="float" office:value="327.758" calcext:value-type="float">
            <text:p>327.758</text:p>
          </table:table-cell>
          <table:table-cell office:value-type="float" office:value="-1727.17" calcext:value-type="float">
            <text:p>-1727.17</text:p>
          </table:table-cell>
          <table:table-cell office:value-type="float" office:value="-4684.33" calcext:value-type="float">
            <text:p>-4684.33</text:p>
          </table:table-cell>
          <table:table-cell office:value-type="float" office:value="9.01989" calcext:value-type="float">
            <text:p>9.01989</text:p>
          </table:table-cell>
          <table:table-cell office:value-type="float" office:value="0.290542" calcext:value-type="float">
            <text:p>0.290542</text:p>
          </table:table-cell>
          <table:table-cell office:value-type="float" office:value="-18.4796" calcext:value-type="float">
            <text:p>-18.4796</text:p>
          </table:table-cell>
          <table:table-cell office:value-type="float" office:value="-12.1791" calcext:value-type="float">
            <text:p>-12.1791</text:p>
          </table:table-cell>
        </table:table-row>
        <table:table-row table:style-name="ro1">
          <table:table-cell/>
          <table:table-cell office:value-type="float" office:value="-4589.3" calcext:value-type="float">
            <text:p>-4589.3</text:p>
          </table:table-cell>
          <table:table-cell office:value-type="float" office:value="0.060484" calcext:value-type="float">
            <text:p>0.060484</text:p>
          </table:table-cell>
          <table:table-cell office:value-type="float" office:value="30849100000" calcext:value-type="float">
            <text:p>3.08E+10</text:p>
          </table:table-cell>
          <table:table-cell office:value-type="float" office:value="83765.5" calcext:value-type="float">
            <text:p>83765.5</text:p>
          </table:table-cell>
          <table:table-cell office:value-type="float" office:value="0.01776" calcext:value-type="float">
            <text:p>0.01776</text:p>
          </table:table-cell>
          <table:table-cell office:value-type="float" office:value="14.714" calcext:value-type="float">
            <text:p>14.714</text:p>
          </table:table-cell>
          <table:table-cell office:value-type="float" office:value="20.0449" calcext:value-type="float">
            <text:p>20.0449</text:p>
          </table:table-cell>
          <table:table-cell office:value-type="float" office:value="314.196" calcext:value-type="float">
            <text:p>314.196</text:p>
          </table:table-cell>
          <table:table-cell office:value-type="float" office:value="325.896" calcext:value-type="float">
            <text:p>325.896</text:p>
          </table:table-cell>
          <table:table-cell office:value-type="float" office:value="-1632.08" calcext:value-type="float">
            <text:p>-1632.08</text:p>
          </table:table-cell>
          <table:table-cell office:value-type="float" office:value="-5179.06" calcext:value-type="float">
            <text:p>-5179.06</text:p>
          </table:table-cell>
          <table:table-cell office:value-type="float" office:value="8.52944" calcext:value-type="float">
            <text:p>8.52944</text:p>
          </table:table-cell>
          <table:table-cell office:value-type="float" office:value="-0.524841" calcext:value-type="float">
            <text:p>-0.524841</text:p>
          </table:table-cell>
          <table:table-cell office:value-type="float" office:value="-18.3505" calcext:value-type="float">
            <text:p>-18.3505</text:p>
          </table:table-cell>
          <table:table-cell office:value-type="float" office:value="-18.4163" calcext:value-type="float">
            <text:p>-18.4163</text:p>
          </table:table-cell>
        </table:table-row>
        <table:table-row table:style-name="ro1">
          <table:table-cell/>
          <table:table-cell office:value-type="float" office:value="-4332.6" calcext:value-type="float">
            <text:p>-4332.6</text:p>
          </table:table-cell>
          <table:table-cell office:value-type="float" office:value="0.0600202" calcext:value-type="float">
            <text:p>0.0600202</text:p>
          </table:table-cell>
          <table:table-cell office:value-type="float" office:value="67675500000" calcext:value-type="float">
            <text:p>6.77E+10</text:p>
          </table:table-cell>
          <table:table-cell office:value-type="float" office:value="81498.7" calcext:value-type="float">
            <text:p>81498.7</text:p>
          </table:table-cell>
          <table:table-cell office:value-type="float" office:value="0.0153003" calcext:value-type="float">
            <text:p>0.0153003</text:p>
          </table:table-cell>
          <table:table-cell office:value-type="float" office:value="16.5447" calcext:value-type="float">
            <text:p>16.5447</text:p>
          </table:table-cell>
          <table:table-cell office:value-type="float" office:value="20.0096" calcext:value-type="float">
            <text:p>20.0096</text:p>
          </table:table-cell>
          <table:table-cell office:value-type="float" office:value="314.165" calcext:value-type="float">
            <text:p>314.165</text:p>
          </table:table-cell>
          <table:table-cell office:value-type="float" office:value="307.423" calcext:value-type="float">
            <text:p>307.423</text:p>
          </table:table-cell>
          <table:table-cell office:value-type="float" office:value="1567.7" calcext:value-type="float">
            <text:p>1567.7</text:p>
          </table:table-cell>
          <table:table-cell office:value-type="float" office:value="-4461.73" calcext:value-type="float">
            <text:p>-4461.73</text:p>
          </table:table-cell>
          <table:table-cell office:value-type="float" office:value="9.43874" calcext:value-type="float">
            <text:p>9.43874</text:p>
          </table:table-cell>
          <table:table-cell office:value-type="float" office:value="-1.20997" calcext:value-type="float">
            <text:p>-1.20997</text:p>
          </table:table-cell>
          <table:table-cell office:value-type="float" office:value="-18.3268" calcext:value-type="float">
            <text:p>-18.3268</text:p>
          </table:table-cell>
          <table:table-cell office:value-type="float" office:value="-11.5925" calcext:value-type="float">
            <text:p>-11.5925</text:p>
          </table:table-cell>
        </table:table-row>
        <table:table-row table:style-name="ro1">
          <table:table-cell/>
          <table:table-cell office:value-type="float" office:value="-6267.41" calcext:value-type="float">
            <text:p>-6267.41</text:p>
          </table:table-cell>
          <table:table-cell office:value-type="float" office:value="0.0605" calcext:value-type="float">
            <text:p>0.0605</text:p>
          </table:table-cell>
          <table:table-cell office:value-type="float" office:value="46549200000" calcext:value-type="float">
            <text:p>4.65E+10</text:p>
          </table:table-cell>
          <table:table-cell office:value-type="float" office:value="81603.3" calcext:value-type="float">
            <text:p>81603.3</text:p>
          </table:table-cell>
          <table:table-cell office:value-type="float" office:value="1.88596" calcext:value-type="float">
            <text:p>1.88596</text:p>
          </table:table-cell>
          <table:table-cell office:value-type="float" office:value="16.1234" calcext:value-type="float">
            <text:p>16.1234</text:p>
          </table:table-cell>
          <table:table-cell office:value-type="float" office:value="20.2482" calcext:value-type="float">
            <text:p>20.2482</text:p>
          </table:table-cell>
          <table:table-cell office:value-type="float" office:value="316.52" calcext:value-type="float">
            <text:p>316.52</text:p>
          </table:table-cell>
          <table:table-cell office:value-type="float" office:value="317.494" calcext:value-type="float">
            <text:p>317.494</text:p>
          </table:table-cell>
          <table:table-cell office:value-type="float" office:value="-5550.9" calcext:value-type="float">
            <text:p>-5550.9</text:p>
          </table:table-cell>
          <table:table-cell office:value-type="float" office:value="-3693.39" calcext:value-type="float">
            <text:p>-3693.39</text:p>
          </table:table-cell>
          <table:table-cell office:value-type="float" office:value="9.4962" calcext:value-type="float">
            <text:p>9.4962</text:p>
          </table:table-cell>
          <table:table-cell office:value-type="float" office:value="0.510028" calcext:value-type="float">
            <text:p>0.510028</text:p>
          </table:table-cell>
          <table:table-cell office:value-type="float" office:value="-18.1621" calcext:value-type="float">
            <text:p>-18.1621</text:p>
          </table:table-cell>
          <table:table-cell office:value-type="float" office:value="-11.5925" calcext:value-type="float">
            <text:p>-11.5925</text:p>
          </table:table-cell>
        </table:table-row>
        <table:table-row table:style-name="ro1">
          <table:table-cell/>
          <table:table-cell office:value-type="float" office:value="-4588.98" calcext:value-type="float">
            <text:p>-4588.98</text:p>
          </table:table-cell>
          <table:table-cell office:value-type="float" office:value="0.0605" calcext:value-type="float">
            <text:p>0.0605</text:p>
          </table:table-cell>
          <table:table-cell office:value-type="float" office:value="40558500000" calcext:value-type="float">
            <text:p>4.06E+10</text:p>
          </table:table-cell>
          <table:table-cell office:value-type="float" office:value="85076.2" calcext:value-type="float">
            <text:p>85076.2</text:p>
          </table:table-cell>
          <table:table-cell office:value-type="float" office:value="0.0225431" calcext:value-type="float">
            <text:p>0.0225431</text:p>
          </table:table-cell>
          <table:table-cell office:value-type="float" office:value="14.0527" calcext:value-type="float">
            <text:p>14.0527</text:p>
          </table:table-cell>
          <table:table-cell office:value-type="float" office:value="20.8396" calcext:value-type="float">
            <text:p>20.8396</text:p>
          </table:table-cell>
          <table:table-cell office:value-type="float" office:value="325.67" calcext:value-type="float">
            <text:p>325.67</text:p>
          </table:table-cell>
          <table:table-cell office:value-type="float" office:value="324.854" calcext:value-type="float">
            <text:p>324.854</text:p>
          </table:table-cell>
          <table:table-cell office:value-type="float" office:value="-2326.43" calcext:value-type="float">
            <text:p>-2326.43</text:p>
          </table:table-cell>
          <table:table-cell office:value-type="float" office:value="-5346.36" calcext:value-type="float">
            <text:p>-5346.36</text:p>
          </table:table-cell>
          <table:table-cell office:value-type="float" office:value="9.33666" calcext:value-type="float">
            <text:p>9.33666</text:p>
          </table:table-cell>
          <table:table-cell office:value-type="float" office:value="-1.32004" calcext:value-type="float">
            <text:p>-1.32004</text:p>
          </table:table-cell>
          <table:table-cell office:value-type="float" office:value="-18.555" calcext:value-type="float">
            <text:p>-18.555</text:p>
          </table:table-cell>
          <table:table-cell office:value-type="float" office:value="-11.5925" calcext:value-type="float">
            <text:p>-11.5925</text:p>
          </table:table-cell>
        </table:table-row>
        <table:table-row table:style-name="ro1">
          <table:table-cell/>
          <table:table-cell office:value-type="float" office:value="-5477.69" calcext:value-type="float">
            <text:p>-5477.69</text:p>
          </table:table-cell>
          <table:table-cell office:value-type="float" office:value="0.0604347" calcext:value-type="float">
            <text:p>0.0604347</text:p>
          </table:table-cell>
          <table:table-cell office:value-type="float" office:value="51292900000" calcext:value-type="float">
            <text:p>5.13E+10</text:p>
          </table:table-cell>
          <table:table-cell office:value-type="float" office:value="80799.5" calcext:value-type="float">
            <text:p>80799.5</text:p>
          </table:table-cell>
          <table:table-cell office:value-type="float" office:value="0.00535823" calcext:value-type="float">
            <text:p>0.00535823</text:p>
          </table:table-cell>
          <table:table-cell office:value-type="float" office:value="14.7108" calcext:value-type="float">
            <text:p>14.7108</text:p>
          </table:table-cell>
          <table:table-cell office:value-type="float" office:value="20.8015" calcext:value-type="float">
            <text:p>20.8015</text:p>
          </table:table-cell>
          <table:table-cell office:value-type="float" office:value="261.241" calcext:value-type="float">
            <text:p>261.241</text:p>
          </table:table-cell>
          <table:table-cell office:value-type="float" office:value="319.17" calcext:value-type="float">
            <text:p>319.17</text:p>
          </table:table-cell>
          <table:table-cell office:value-type="float" office:value="485.619" calcext:value-type="float">
            <text:p>485.619</text:p>
          </table:table-cell>
          <table:table-cell office:value-type="float" office:value="-4782.73" calcext:value-type="float">
            <text:p>-4782.73</text:p>
          </table:table-cell>
          <table:table-cell office:value-type="float" office:value="9.17792" calcext:value-type="float">
            <text:p>9.17792</text:p>
          </table:table-cell>
          <table:table-cell office:value-type="float" office:value="-1.22079" calcext:value-type="float">
            <text:p>-1.22079</text:p>
          </table:table-cell>
          <table:table-cell office:value-type="float" office:value="-17.7232" calcext:value-type="float">
            <text:p>-17.7232</text:p>
          </table:table-cell>
          <table:table-cell office:value-type="float" office:value="-18.1189" calcext:value-type="float">
            <text:p>-18.1189</text:p>
          </table:table-cell>
        </table:table-row>
        <table:table-row table:style-name="ro1">
          <table:table-cell/>
          <table:table-cell office:value-type="float" office:value="-6109.42" calcext:value-type="float">
            <text:p>-6109.42</text:p>
          </table:table-cell>
          <table:table-cell office:value-type="float" office:value="0.0472961" calcext:value-type="float">
            <text:p>0.0472961</text:p>
          </table:table-cell>
          <table:table-cell office:value-type="float" office:value="25382200000" calcext:value-type="float">
            <text:p>2.54E+10</text:p>
          </table:table-cell>
          <table:table-cell office:value-type="float" office:value="83373.9" calcext:value-type="float">
            <text:p>83373.9</text:p>
          </table:table-cell>
          <table:table-cell office:value-type="float" office:value="0.177322" calcext:value-type="float">
            <text:p>0.177322</text:p>
          </table:table-cell>
          <table:table-cell office:value-type="float" office:value="15.6127" calcext:value-type="float">
            <text:p>15.6127</text:p>
          </table:table-cell>
          <table:table-cell office:value-type="float" office:value="22.9987" calcext:value-type="float">
            <text:p>22.9987</text:p>
          </table:table-cell>
          <table:table-cell office:value-type="float" office:value="286.368" calcext:value-type="float">
            <text:p>286.368</text:p>
          </table:table-cell>
          <table:table-cell office:value-type="float" office:value="321.812" calcext:value-type="float">
            <text:p>321.812</text:p>
          </table:table-cell>
          <table:table-cell office:value-type="float" office:value="-2998.41" calcext:value-type="float">
            <text:p>-2998.41</text:p>
          </table:table-cell>
          <table:table-cell office:value-type="float" office:value="-4456.01" calcext:value-type="float">
            <text:p>-4456.01</text:p>
          </table:table-cell>
          <table:table-cell office:value-type="float" office:value="8.6997" calcext:value-type="float">
            <text:p>8.6997</text:p>
          </table:table-cell>
          <table:table-cell office:value-type="float" office:value="-2.29998" calcext:value-type="float">
            <text:p>-2.29998</text:p>
          </table:table-cell>
          <table:table-cell office:value-type="float" office:value="-18.4625" calcext:value-type="float">
            <text:p>-18.4625</text:p>
          </table:table-cell>
          <table:table-cell office:value-type="float" office:value="-11.5925" calcext:value-type="float">
            <text:p>-11.5925</text:p>
          </table:table-cell>
        </table:table-row>
        <table:table-row table:style-name="ro1">
          <table:table-cell/>
          <table:table-cell office:value-type="float" office:value="-4885.09" calcext:value-type="float">
            <text:p>-4885.09</text:p>
          </table:table-cell>
          <table:table-cell office:value-type="float" office:value="0.0570039" calcext:value-type="float">
            <text:p>0.0570039</text:p>
          </table:table-cell>
          <table:table-cell office:value-type="float" office:value="43882100000" calcext:value-type="float">
            <text:p>4.39E+10</text:p>
          </table:table-cell>
          <table:table-cell office:value-type="float" office:value="80163.4" calcext:value-type="float">
            <text:p>80163.4</text:p>
          </table:table-cell>
          <table:table-cell office:value-type="float" office:value="0.255374" calcext:value-type="float">
            <text:p>0.255374</text:p>
          </table:table-cell>
          <table:table-cell office:value-type="float" office:value="15.6927" calcext:value-type="float">
            <text:p>15.6927</text:p>
          </table:table-cell>
          <table:table-cell office:value-type="float" office:value="23.8355" calcext:value-type="float">
            <text:p>23.8355</text:p>
          </table:table-cell>
          <table:table-cell office:value-type="float" office:value="324.354" calcext:value-type="float">
            <text:p>324.354</text:p>
          </table:table-cell>
          <table:table-cell office:value-type="float" office:value="325.002" calcext:value-type="float">
            <text:p>325.002</text:p>
          </table:table-cell>
          <table:table-cell office:value-type="float" office:value="-1578.78" calcext:value-type="float">
            <text:p>-1578.78</text:p>
          </table:table-cell>
          <table:table-cell office:value-type="float" office:value="-4075.51" calcext:value-type="float">
            <text:p>-4075.51</text:p>
          </table:table-cell>
          <table:table-cell office:value-type="float" office:value="9.10547" calcext:value-type="float">
            <text:p>9.10547</text:p>
          </table:table-cell>
          <table:table-cell office:value-type="float" office:value="-0.131814" calcext:value-type="float">
            <text:p>-0.131814</text:p>
          </table:table-cell>
          <table:table-cell office:value-type="float" office:value="-17.7901" calcext:value-type="float">
            <text:p>-17.7901</text:p>
          </table:table-cell>
          <table:table-cell office:value-type="float" office:value="-11.5925" calcext:value-type="float">
            <text:p>-11.5925</text:p>
          </table:table-cell>
        </table:table-row>
        <table:table-row table:style-name="ro1">
          <table:table-cell/>
          <table:table-cell office:value-type="float" office:value="-4035.51" calcext:value-type="float">
            <text:p>-4035.51</text:p>
          </table:table-cell>
          <table:table-cell office:value-type="float" office:value="0.0600693" calcext:value-type="float">
            <text:p>0.0600693</text:p>
          </table:table-cell>
          <table:table-cell office:value-type="float" office:value="43189800000" calcext:value-type="float">
            <text:p>4.32E+10</text:p>
          </table:table-cell>
          <table:table-cell office:value-type="float" office:value="81415.3" calcext:value-type="float">
            <text:p>81415.3</text:p>
          </table:table-cell>
          <table:table-cell office:value-type="float" office:value="0.0152417" calcext:value-type="float">
            <text:p>0.0152417</text:p>
          </table:table-cell>
          <table:table-cell office:value-type="float" office:value="14.9575" calcext:value-type="float">
            <text:p>14.9575</text:p>
          </table:table-cell>
          <table:table-cell office:value-type="float" office:value="19.5572" calcext:value-type="float">
            <text:p>19.5572</text:p>
          </table:table-cell>
          <table:table-cell office:value-type="float" office:value="296.019" calcext:value-type="float">
            <text:p>296.019</text:p>
          </table:table-cell>
          <table:table-cell office:value-type="float" office:value="321.434" calcext:value-type="float">
            <text:p>321.434</text:p>
          </table:table-cell>
          <table:table-cell office:value-type="float" office:value="824.034" calcext:value-type="float">
            <text:p>824.034</text:p>
          </table:table-cell>
          <table:table-cell office:value-type="float" office:value="-4011.91" calcext:value-type="float">
            <text:p>-4011.91</text:p>
          </table:table-cell>
          <table:table-cell office:value-type="float" office:value="9.31902" calcext:value-type="float">
            <text:p>9.31902</text:p>
          </table:table-cell>
          <table:table-cell office:value-type="float" office:value="-1.51993" calcext:value-type="float">
            <text:p>-1.51993</text:p>
          </table:table-cell>
          <table:table-cell office:value-type="float" office:value="-17.8755" calcext:value-type="float">
            <text:p>-17.8755</text:p>
          </table:table-cell>
          <table:table-cell office:value-type="float" office:value="-11.5924" calcext:value-type="float">
            <text:p>-11.5924</text:p>
          </table:table-cell>
        </table:table-row>
        <table:table-row table:style-name="ro1">
          <table:table-cell/>
          <table:table-cell office:value-type="float" office:value="-3917.22" calcext:value-type="float">
            <text:p>-3917.22</text:p>
          </table:table-cell>
          <table:table-cell office:value-type="float" office:value="0.0586818" calcext:value-type="float">
            <text:p>0.0586818</text:p>
          </table:table-cell>
          <table:table-cell office:value-type="float" office:value="41552300000" calcext:value-type="float">
            <text:p>4.16E+10</text:p>
          </table:table-cell>
          <table:table-cell office:value-type="float" office:value="87878.4" calcext:value-type="float">
            <text:p>87878.4</text:p>
          </table:table-cell>
          <table:table-cell office:value-type="float" office:value="0.0128369" calcext:value-type="float">
            <text:p>0.0128369</text:p>
          </table:table-cell>
          <table:table-cell office:value-type="float" office:value="14.4221" calcext:value-type="float">
            <text:p>14.4221</text:p>
          </table:table-cell>
          <table:table-cell office:value-type="float" office:value="19.8007" calcext:value-type="float">
            <text:p>19.8007</text:p>
          </table:table-cell>
          <table:table-cell office:value-type="float" office:value="375.301" calcext:value-type="float">
            <text:p>375.301</text:p>
          </table:table-cell>
          <table:table-cell office:value-type="float" office:value="300.768" calcext:value-type="float">
            <text:p>300.768</text:p>
          </table:table-cell>
          <table:table-cell office:value-type="float" office:value="1043.95" calcext:value-type="float">
            <text:p>1043.95</text:p>
          </table:table-cell>
          <table:table-cell office:value-type="float" office:value="-5037.25" calcext:value-type="float">
            <text:p>-5037.25</text:p>
          </table:table-cell>
          <table:table-cell office:value-type="float" office:value="9.57629" calcext:value-type="float">
            <text:p>9.57629</text:p>
          </table:table-cell>
          <table:table-cell office:value-type="float" office:value="-1.73324" calcext:value-type="float">
            <text:p>-1.73324</text:p>
          </table:table-cell>
          <table:table-cell office:value-type="float" office:value="-18.2571" calcext:value-type="float">
            <text:p>-18.2571</text:p>
          </table:table-cell>
          <table:table-cell office:value-type="float" office:value="-11.5925" calcext:value-type="float">
            <text:p>-11.5925</text:p>
          </table:table-cell>
        </table:table-row>
        <table:table-row table:style-name="ro1">
          <table:table-cell/>
          <table:table-cell office:value-type="float" office:value="-5754.04" calcext:value-type="float">
            <text:p>-5754.04</text:p>
          </table:table-cell>
          <table:table-cell office:value-type="float" office:value="0.0575467" calcext:value-type="float">
            <text:p>0.0575467</text:p>
          </table:table-cell>
          <table:table-cell office:value-type="float" office:value="27565600000" calcext:value-type="float">
            <text:p>2.76E+10</text:p>
          </table:table-cell>
          <table:table-cell office:value-type="float" office:value="83622.3" calcext:value-type="float">
            <text:p>83622.3</text:p>
          </table:table-cell>
          <table:table-cell office:value-type="float" office:value="0.272711" calcext:value-type="float">
            <text:p>0.272711</text:p>
          </table:table-cell>
          <table:table-cell office:value-type="float" office:value="17.8043" calcext:value-type="float">
            <text:p>17.8043</text:p>
          </table:table-cell>
          <table:table-cell office:value-type="float" office:value="20.3977" calcext:value-type="float">
            <text:p>20.3977</text:p>
          </table:table-cell>
          <table:table-cell office:value-type="float" office:value="370.717" calcext:value-type="float">
            <text:p>370.717</text:p>
          </table:table-cell>
          <table:table-cell office:value-type="float" office:value="317.424" calcext:value-type="float">
            <text:p>317.424</text:p>
          </table:table-cell>
          <table:table-cell office:value-type="float" office:value="-1133.68" calcext:value-type="float">
            <text:p>-1133.68</text:p>
          </table:table-cell>
          <table:table-cell office:value-type="float" office:value="-4973.3" calcext:value-type="float">
            <text:p>-4973.3</text:p>
          </table:table-cell>
          <table:table-cell office:value-type="float" office:value="9.0252" calcext:value-type="float">
            <text:p>9.0252</text:p>
          </table:table-cell>
          <table:table-cell office:value-type="float" office:value="-1.10353" calcext:value-type="float">
            <text:p>-1.10353</text:p>
          </table:table-cell>
          <table:table-cell office:value-type="float" office:value="-18.3087" calcext:value-type="float">
            <text:p>-18.3087</text:p>
          </table:table-cell>
          <table:table-cell office:value-type="float" office:value="-11.5925" calcext:value-type="float">
            <text:p>-11.5925</text:p>
          </table:table-cell>
        </table:table-row>
        <table:table-row table:style-name="ro1">
          <table:table-cell/>
          <table:table-cell office:value-type="float" office:value="-4786.87" calcext:value-type="float">
            <text:p>-4786.87</text:p>
          </table:table-cell>
          <table:table-cell office:value-type="float" office:value="0.0605" calcext:value-type="float">
            <text:p>0.0605</text:p>
          </table:table-cell>
          <table:table-cell office:value-type="float" office:value="55448000000" calcext:value-type="float">
            <text:p>5.54E+10</text:p>
          </table:table-cell>
          <table:table-cell office:value-type="float" office:value="81190" calcext:value-type="float">
            <text:p>81190</text:p>
          </table:table-cell>
          <table:table-cell office:value-type="float" office:value="0.0324796" calcext:value-type="float">
            <text:p>0.0324796</text:p>
          </table:table-cell>
          <table:table-cell office:value-type="float" office:value="14.4401" calcext:value-type="float">
            <text:p>14.4401</text:p>
          </table:table-cell>
          <table:table-cell office:value-type="float" office:value="19.8204" calcext:value-type="float">
            <text:p>19.8204</text:p>
          </table:table-cell>
          <table:table-cell office:value-type="float" office:value="358.965" calcext:value-type="float">
            <text:p>358.965</text:p>
          </table:table-cell>
          <table:table-cell office:value-type="float" office:value="296.103" calcext:value-type="float">
            <text:p>296.103</text:p>
          </table:table-cell>
          <table:table-cell office:value-type="float" office:value="692.475" calcext:value-type="float">
            <text:p>692.475</text:p>
          </table:table-cell>
          <table:table-cell office:value-type="float" office:value="-4121.91" calcext:value-type="float">
            <text:p>-4121.91</text:p>
          </table:table-cell>
          <table:table-cell office:value-type="float" office:value="8.76355" calcext:value-type="float">
            <text:p>8.76355</text:p>
          </table:table-cell>
          <table:table-cell office:value-type="float" office:value="-0.860885" calcext:value-type="float">
            <text:p>-0.860885</text:p>
          </table:table-cell>
          <table:table-cell office:value-type="float" office:value="-18.484" calcext:value-type="float">
            <text:p>-18.484</text:p>
          </table:table-cell>
          <table:table-cell office:value-type="float" office:value="-18.4163" calcext:value-type="float">
            <text:p>-18.4163</text:p>
          </table:table-cell>
        </table:table-row>
        <table:table-row table:style-name="ro1">
          <table:table-cell/>
          <table:table-cell office:value-type="float" office:value="-4510.47" calcext:value-type="float">
            <text:p>-4510.47</text:p>
          </table:table-cell>
          <table:table-cell office:value-type="float" office:value="0.0597792" calcext:value-type="float">
            <text:p>0.0597792</text:p>
          </table:table-cell>
          <table:table-cell office:value-type="float" office:value="32354300000" calcext:value-type="float">
            <text:p>3.24E+10</text:p>
          </table:table-cell>
          <table:table-cell office:value-type="float" office:value="83530.5" calcext:value-type="float">
            <text:p>83530.5</text:p>
          </table:table-cell>
          <table:table-cell office:value-type="float" office:value="4.0042" calcext:value-type="float">
            <text:p>4.0042</text:p>
          </table:table-cell>
          <table:table-cell office:value-type="float" office:value="16.0272" calcext:value-type="float">
            <text:p>16.0272</text:p>
          </table:table-cell>
          <table:table-cell office:value-type="float" office:value="20.4454" calcext:value-type="float">
            <text:p>20.4454</text:p>
          </table:table-cell>
          <table:table-cell office:value-type="float" office:value="225.399" calcext:value-type="float">
            <text:p>225.399</text:p>
          </table:table-cell>
          <table:table-cell office:value-type="float" office:value="326.39" calcext:value-type="float">
            <text:p>326.39</text:p>
          </table:table-cell>
          <table:table-cell office:value-type="float" office:value="-478.625" calcext:value-type="float">
            <text:p>-478.625</text:p>
          </table:table-cell>
          <table:table-cell office:value-type="float" office:value="-5370.33" calcext:value-type="float">
            <text:p>-5370.33</text:p>
          </table:table-cell>
          <table:table-cell office:value-type="float" office:value="9.32801" calcext:value-type="float">
            <text:p>9.32801</text:p>
          </table:table-cell>
          <table:table-cell office:value-type="float" office:value="-1.13941" calcext:value-type="float">
            <text:p>-1.13941</text:p>
          </table:table-cell>
          <table:table-cell office:value-type="float" office:value="-18.4418" calcext:value-type="float">
            <text:p>-18.4418</text:p>
          </table:table-cell>
          <table:table-cell office:value-type="float" office:value="-11.5729" calcext:value-type="float">
            <text:p>-11.5729</text:p>
          </table:table-cell>
        </table:table-row>
        <table:table-row table:style-name="ro1">
          <table:table-cell/>
          <table:table-cell office:value-type="float" office:value="-5398.26" calcext:value-type="float">
            <text:p>-5398.26</text:p>
          </table:table-cell>
          <table:table-cell office:value-type="float" office:value="0.0605" calcext:value-type="float">
            <text:p>0.0605</text:p>
          </table:table-cell>
          <table:table-cell office:value-type="float" office:value="21160000000" calcext:value-type="float">
            <text:p>2.12E+10</text:p>
          </table:table-cell>
          <table:table-cell office:value-type="float" office:value="85510.6" calcext:value-type="float">
            <text:p>85510.6</text:p>
          </table:table-cell>
          <table:table-cell office:value-type="float" office:value="0.43707" calcext:value-type="float">
            <text:p>0.43707</text:p>
          </table:table-cell>
          <table:table-cell office:value-type="float" office:value="14.8375" calcext:value-type="float">
            <text:p>14.8375</text:p>
          </table:table-cell>
          <table:table-cell office:value-type="float" office:value="19.3774" calcext:value-type="float">
            <text:p>19.3774</text:p>
          </table:table-cell>
          <table:table-cell office:value-type="float" office:value="332.986" calcext:value-type="float">
            <text:p>332.986</text:p>
          </table:table-cell>
          <table:table-cell office:value-type="float" office:value="327.903" calcext:value-type="float">
            <text:p>327.903</text:p>
          </table:table-cell>
          <table:table-cell office:value-type="float" office:value="-985.672" calcext:value-type="float">
            <text:p>-985.672</text:p>
          </table:table-cell>
          <table:table-cell office:value-type="float" office:value="-316.499" calcext:value-type="float">
            <text:p>-316.499</text:p>
          </table:table-cell>
          <table:table-cell office:value-type="float" office:value="8.94067" calcext:value-type="float">
            <text:p>8.94067</text:p>
          </table:table-cell>
          <table:table-cell office:value-type="float" office:value="0.336942" calcext:value-type="float">
            <text:p>0.336942</text:p>
          </table:table-cell>
          <table:table-cell office:value-type="float" office:value="-17.9256" calcext:value-type="float">
            <text:p>-17.9256</text:p>
          </table:table-cell>
          <table:table-cell office:value-type="float" office:value="-11.5925" calcext:value-type="float">
            <text:p>-11.5925</text:p>
          </table:table-cell>
        </table:table-row>
        <table:table-row table:style-name="ro1">
          <table:table-cell/>
          <table:table-cell office:value-type="float" office:value="-4253.69" calcext:value-type="float">
            <text:p>-4253.69</text:p>
          </table:table-cell>
          <table:table-cell office:value-type="float" office:value="0.0600716" calcext:value-type="float">
            <text:p>0.0600716</text:p>
          </table:table-cell>
          <table:table-cell office:value-type="float" office:value="31089900000" calcext:value-type="float">
            <text:p>3.11E+10</text:p>
          </table:table-cell>
          <table:table-cell office:value-type="float" office:value="84551" calcext:value-type="float">
            <text:p>84551</text:p>
          </table:table-cell>
          <table:table-cell office:value-type="float" office:value="0.0128391" calcext:value-type="float">
            <text:p>0.0128391</text:p>
          </table:table-cell>
          <table:table-cell office:value-type="float" office:value="15.5474" calcext:value-type="float">
            <text:p>15.5474</text:p>
          </table:table-cell>
          <table:table-cell office:value-type="float" office:value="21.1043" calcext:value-type="float">
            <text:p>21.1043</text:p>
          </table:table-cell>
          <table:table-cell office:value-type="float" office:value="361.928" calcext:value-type="float">
            <text:p>361.928</text:p>
          </table:table-cell>
          <table:table-cell office:value-type="float" office:value="322.473" calcext:value-type="float">
            <text:p>322.473</text:p>
          </table:table-cell>
          <table:table-cell office:value-type="float" office:value="-2662.15" calcext:value-type="float">
            <text:p>-2662.15</text:p>
          </table:table-cell>
          <table:table-cell office:value-type="float" office:value="-5159.38" calcext:value-type="float">
            <text:p>-5159.38</text:p>
          </table:table-cell>
          <table:table-cell office:value-type="float" office:value="7.88002" calcext:value-type="float">
            <text:p>7.88002</text:p>
          </table:table-cell>
          <table:table-cell office:value-type="float" office:value="-0.784451" calcext:value-type="float">
            <text:p>-0.784451</text:p>
          </table:table-cell>
          <table:table-cell office:value-type="float" office:value="-18.5094" calcext:value-type="float">
            <text:p>-18.5094</text:p>
          </table:table-cell>
          <table:table-cell office:value-type="float" office:value="-11.5924" calcext:value-type="float">
            <text:p>-11.592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9:.B68])" office:value-type="float" office:value="-5045.12666666667" calcext:value-type="float">
            <text:p>-5045.1266666667</text:p>
          </table:table-cell>
          <table:table-cell table:formula="of:=AVERAGE([.C39:.C68])" office:value-type="float" office:value="0.05921826" calcext:value-type="float">
            <text:p>0.05921826</text:p>
          </table:table-cell>
          <table:table-cell table:formula="of:=AVERAGE([.D39:.D68])" office:value-type="float" office:value="37044063333.3333" calcext:value-type="float">
            <text:p>3.70E+10</text:p>
          </table:table-cell>
          <table:table-cell table:style-name="ce1" table:formula="of:=AVERAGE([.E39:.E68])" office:value-type="float" office:value="83300.5366666667" calcext:value-type="float">
            <text:p>8.33E+04</text:p>
          </table:table-cell>
          <table:table-cell table:style-name="ce1" table:formula="of:=AVERAGE([.F39:.F68])" office:value-type="float" office:value="0.305513935333333" calcext:value-type="float">
            <text:p>3.06E-01</text:p>
          </table:table-cell>
          <table:table-cell table:style-name="ce1" table:formula="of:=AVERAGE([.G39:.G68])" office:value-type="float" office:value="15.2458666666667" calcext:value-type="float">
            <text:p>1.52E+01</text:p>
          </table:table-cell>
          <table:table-cell table:style-name="ce1" table:formula="of:=AVERAGE([.H39:.H68])" office:value-type="float" office:value="21.00888" calcext:value-type="float">
            <text:p>2.10E+01</text:p>
          </table:table-cell>
          <table:table-cell table:style-name="ce1" table:formula="of:=AVERAGE([.I39:.I68])" office:value-type="float" office:value="327.070133333333" calcext:value-type="float">
            <text:p>3.27E+02</text:p>
          </table:table-cell>
          <table:table-cell table:style-name="ce1" table:formula="of:=AVERAGE([.J39:.J68])" office:value-type="float" office:value="321.3343" calcext:value-type="float">
            <text:p>3.21E+02</text:p>
          </table:table-cell>
          <table:table-cell table:style-name="ce1" table:formula="of:=AVERAGE([.K39:.K68])" office:value-type="float" office:value="-1074.13676666667" calcext:value-type="float">
            <text:p>-1.07E+03</text:p>
          </table:table-cell>
          <table:table-cell table:style-name="ce1" table:formula="of:=AVERAGE([.L39:.L68])" office:value-type="float" office:value="-4510.92343333333" calcext:value-type="float">
            <text:p>-4.51E+03</text:p>
          </table:table-cell>
          <table:table-cell table:style-name="ce1" table:formula="of:=AVERAGE([.M39:.M68])" office:value-type="float" office:value="9.110831" calcext:value-type="float">
            <text:p>9.11E+00</text:p>
          </table:table-cell>
          <table:table-cell table:style-name="ce1" table:formula="of:=AVERAGE([.N39:.N68])" office:value-type="float" office:value="-0.83861836" calcext:value-type="float">
            <text:p>-8.39E-01</text:p>
          </table:table-cell>
          <table:table-cell table:style-name="ce1" table:formula="of:=AVERAGE([.O39:.O68])" office:value-type="float" office:value="-18.1382666666667" calcext:value-type="float">
            <text:p>-1.81E+01</text:p>
          </table:table-cell>
          <table:table-cell table:style-name="ce1" table:formula="of:=AVERAGE([.P39:.P68])" office:value-type="float" office:value="-12.33166" calcext:value-type="float">
            <text:p>-1.23E+01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9:.B68])" office:value-type="float" office:value="-5062.845" calcext:value-type="float">
            <text:p>-5062.845</text:p>
          </table:table-cell>
          <table:table-cell table:formula="of:=MEDIAN([.C39:.C68])" office:value-type="float" office:value="0.06045935" calcext:value-type="float">
            <text:p>0.06045935</text:p>
          </table:table-cell>
          <table:table-cell table:style-name="Default" table:formula="of:=MEDIAN([.D39:.D68])" office:value-type="float" office:value="35130150000" calcext:value-type="float">
            <text:p>35130150000</text:p>
          </table:table-cell>
          <table:table-cell table:formula="of:=MEDIAN([.E39:.E68])" office:value-type="float" office:value="83154.7" calcext:value-type="float">
            <text:p>83154.7</text:p>
          </table:table-cell>
          <table:table-cell table:formula="of:=MEDIAN([.F39:.F68])" office:value-type="float" office:value="0.02016735" calcext:value-type="float">
            <text:p>0.02016735</text:p>
          </table:table-cell>
          <table:table-cell table:formula="of:=MEDIAN([.G39:.G68])" office:value-type="float" office:value="15.05445" calcext:value-type="float">
            <text:p>15.05445</text:p>
          </table:table-cell>
          <table:table-cell table:formula="of:=MEDIAN([.H39:.H68])" office:value-type="float" office:value="20.33055" calcext:value-type="float">
            <text:p>20.33055</text:p>
          </table:table-cell>
          <table:table-cell table:formula="of:=MEDIAN([.I39:.I68])" office:value-type="float" office:value="325.5985" calcext:value-type="float">
            <text:p>325.5985</text:p>
          </table:table-cell>
          <table:table-cell table:formula="of:=MEDIAN([.J39:.J68])" office:value-type="float" office:value="323.955" calcext:value-type="float">
            <text:p>323.955</text:p>
          </table:table-cell>
          <table:table-cell table:formula="of:=MEDIAN([.K39:.K68])" office:value-type="float" office:value="-1229.345" calcext:value-type="float">
            <text:p>-1229.345</text:p>
          </table:table-cell>
          <table:table-cell table:formula="of:=MEDIAN([.L39:.L68])" office:value-type="float" office:value="-4733.53" calcext:value-type="float">
            <text:p>-4733.53</text:p>
          </table:table-cell>
          <table:table-cell table:formula="of:=MEDIAN([.M39:.M68])" office:value-type="float" office:value="9.17547" calcext:value-type="float">
            <text:p>9.17547</text:p>
          </table:table-cell>
          <table:table-cell table:formula="of:=MEDIAN([.N39:.N68])" office:value-type="float" office:value="-1.0048975" calcext:value-type="float">
            <text:p>-1.0048975</text:p>
          </table:table-cell>
          <table:table-cell table:formula="of:=MEDIAN([.O39:.O68])" office:value-type="float" office:value="-18.2599" calcext:value-type="float">
            <text:p>-18.2599</text:p>
          </table:table-cell>
          <table:table-cell table:formula="of:=MEDIAN([.P39:.P68])" office:value-type="float" office:value="-11.5925" calcext:value-type="float">
            <text:p>-11.5925</text:p>
          </table:table-cell>
        </table:table-row>
        <table:table-row table:style-name="ro1">
          <table:table-cell office:value-type="string" calcext:value-type="string">
            <text:p>std deviation</text:p>
          </table:table-cell>
          <table:table-cell table:formula="of:=STDEV([.B39:.B68])" office:value-type="float" office:value="698.809425218859" calcext:value-type="float">
            <text:p>698.8094252189</text:p>
          </table:table-cell>
          <table:table-cell table:formula="of:=STDEV([.C39:.C68])" office:value-type="float" office:value="0.00269009419173638" calcext:value-type="float">
            <text:p>0.0026900942</text:p>
          </table:table-cell>
          <table:table-cell table:style-name="Default" table:formula="of:=STDEV([.D39:.D68])" office:value-type="float" office:value="10975111347.1528" calcext:value-type="float">
            <text:p>10975111347.1528</text:p>
          </table:table-cell>
          <table:table-cell table:formula="of:=STDEV([.E39:.E68])" office:value-type="float" office:value="2619.88724006934" calcext:value-type="float">
            <text:p>2619.8872400694</text:p>
          </table:table-cell>
          <table:table-cell table:formula="of:=STDEV([.F39:.F68])" office:value-type="float" office:value="0.791604351018737" calcext:value-type="float">
            <text:p>0.791604351</text:p>
          </table:table-cell>
          <table:table-cell table:formula="of:=STDEV([.G39:.G68])" office:value-type="float" office:value="0.853915392858637" calcext:value-type="float">
            <text:p>0.8539153929</text:p>
          </table:table-cell>
          <table:table-cell table:formula="of:=STDEV([.H39:.H68])" office:value-type="float" office:value="1.63174179528587" calcext:value-type="float">
            <text:p>1.6317417953</text:p>
          </table:table-cell>
          <table:table-cell table:formula="of:=STDEV([.I39:.I68])" office:value-type="float" office:value="39.43940763241" calcext:value-type="float">
            <text:p>39.4394076324</text:p>
          </table:table-cell>
          <table:table-cell table:formula="of:=STDEV([.J39:.J68])" office:value-type="float" office:value="8.02168057957245" calcext:value-type="float">
            <text:p>8.0216805796</text:p>
          </table:table-cell>
          <table:table-cell table:formula="of:=STDEV([.K39:.K68])" office:value-type="float" office:value="1808.43893632953" calcext:value-type="float">
            <text:p>1808.4389363295</text:p>
          </table:table-cell>
          <table:table-cell table:formula="of:=STDEV([.L39:.L68])" office:value-type="float" office:value="1268.80930573597" calcext:value-type="float">
            <text:p>1268.809305736</text:p>
          </table:table-cell>
          <table:table-cell table:formula="of:=STDEV([.M39:.M68])" office:value-type="float" office:value="0.36286034608515" calcext:value-type="float">
            <text:p>0.3628603461</text:p>
          </table:table-cell>
          <table:table-cell table:formula="of:=STDEV([.N39:.N68])" office:value-type="float" office:value="0.856294883833402" calcext:value-type="float">
            <text:p>0.8562948838</text:p>
          </table:table-cell>
          <table:table-cell table:formula="of:=STDEV([.O39:.O68])" office:value-type="float" office:value="0.436434636519632" calcext:value-type="float">
            <text:p>0.4364346365</text:p>
          </table:table-cell>
          <table:table-cell table:formula="of:=STDEV([.P39:.P68])" office:value-type="float" office:value="2.03768570832968" calcext:value-type="float">
            <text:p>2.0376857083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-9410.25" calcext:value-type="float">
            <text:p>-9410.25</text:p>
          </table:table-cell>
          <table:table-cell office:value-type="float" office:value="0.0833082" calcext:value-type="float">
            <text:p>0.0833082</text:p>
          </table:table-cell>
          <table:table-cell office:value-type="float" office:value="24741500000" calcext:value-type="float">
            <text:p>2.47E+10</text:p>
          </table:table-cell>
          <table:table-cell office:value-type="float" office:value="320497" calcext:value-type="float">
            <text:p>320497</text:p>
          </table:table-cell>
          <table:table-cell/>
          <table:table-cell office:value-type="float" office:value="21.2591" calcext:value-type="float">
            <text:p>21.2591</text:p>
          </table:table-cell>
          <table:table-cell office:value-type="float" office:value="29.99" calcext:value-type="float">
            <text:p>29.99</text:p>
          </table:table-cell>
          <table:table-cell office:value-type="float" office:value="368.495" calcext:value-type="float">
            <text:p>368.495</text:p>
          </table:table-cell>
          <table:table-cell office:value-type="float" office:value="473.165" calcext:value-type="float">
            <text:p>473.165</text:p>
          </table:table-cell>
          <table:table-cell office:value-type="float" office:value="-6278.62" calcext:value-type="float">
            <text:p>-6278.62</text:p>
          </table:table-cell>
          <table:table-cell office:value-type="float" office:value="-8324.6" calcext:value-type="float">
            <text:p>-8324.6</text:p>
          </table:table-cell>
          <table:table-cell office:value-type="float" office:value="13.026" calcext:value-type="float">
            <text:p>13.026</text:p>
          </table:table-cell>
          <table:table-cell/>
          <table:table-cell office:value-type="float" office:value="-28.105" calcext:value-type="float">
            <text:p>-28.105</text:p>
          </table:table-cell>
          <table:table-cell office:value-type="float" office:value="-19.687" calcext:value-type="float">
            <text:p>-19.687</text:p>
          </table:table-cell>
        </table:table-row>
        <table:table-row table:style-name="ro1">
          <table:table-cell/>
          <table:table-cell office:value-type="float" office:value="-8976.5" calcext:value-type="float">
            <text:p>-8976.5</text:p>
          </table:table-cell>
          <table:table-cell office:value-type="float" office:value="0.0769728" calcext:value-type="float">
            <text:p>0.0769728</text:p>
          </table:table-cell>
          <table:table-cell office:value-type="float" office:value="28912200000" calcext:value-type="float">
            <text:p>2.89E+10</text:p>
          </table:table-cell>
          <table:table-cell office:value-type="float" office:value="255960" calcext:value-type="float">
            <text:p>255960</text:p>
          </table:table-cell>
          <table:table-cell/>
          <table:table-cell office:value-type="float" office:value="21.382" calcext:value-type="float">
            <text:p>21.382</text:p>
          </table:table-cell>
          <table:table-cell office:value-type="float" office:value="29.5846" calcext:value-type="float">
            <text:p>29.5846</text:p>
          </table:table-cell>
          <table:table-cell office:value-type="float" office:value="390.77" calcext:value-type="float">
            <text:p>390.77</text:p>
          </table:table-cell>
          <table:table-cell office:value-type="float" office:value="473.46" calcext:value-type="float">
            <text:p>473.46</text:p>
          </table:table-cell>
          <table:table-cell office:value-type="float" office:value="-6837.82" calcext:value-type="float">
            <text:p>-6837.82</text:p>
          </table:table-cell>
          <table:table-cell office:value-type="float" office:value="-9171.82" calcext:value-type="float">
            <text:p>-9171.82</text:p>
          </table:table-cell>
          <table:table-cell office:value-type="float" office:value="13.5603" calcext:value-type="float">
            <text:p>13.5603</text:p>
          </table:table-cell>
          <table:table-cell/>
          <table:table-cell office:value-type="float" office:value="-28.2307" calcext:value-type="float">
            <text:p>-28.2307</text:p>
          </table:table-cell>
          <table:table-cell office:value-type="float" office:value="-19.8561" calcext:value-type="float">
            <text:p>-19.8561</text:p>
          </table:table-cell>
        </table:table-row>
        <table:table-row table:style-name="ro1">
          <table:table-cell/>
          <table:table-cell office:value-type="float" office:value="-9489.96" calcext:value-type="float">
            <text:p>-9489.96</text:p>
          </table:table-cell>
          <table:table-cell office:value-type="float" office:value="0.0869344" calcext:value-type="float">
            <text:p>0.0869344</text:p>
          </table:table-cell>
          <table:table-cell office:value-type="float" office:value="30687600000" calcext:value-type="float">
            <text:p>3.07E+10</text:p>
          </table:table-cell>
          <table:table-cell office:value-type="float" office:value="349495" calcext:value-type="float">
            <text:p>349495</text:p>
          </table:table-cell>
          <table:table-cell/>
          <table:table-cell office:value-type="float" office:value="20.4102" calcext:value-type="float">
            <text:p>20.4102</text:p>
          </table:table-cell>
          <table:table-cell office:value-type="float" office:value="29.7188" calcext:value-type="float">
            <text:p>29.7188</text:p>
          </table:table-cell>
          <table:table-cell office:value-type="float" office:value="389.025" calcext:value-type="float">
            <text:p>389.025</text:p>
          </table:table-cell>
          <table:table-cell office:value-type="float" office:value="476.709" calcext:value-type="float">
            <text:p>476.709</text:p>
          </table:table-cell>
          <table:table-cell office:value-type="float" office:value="-6935.81" calcext:value-type="float">
            <text:p>-6935.81</text:p>
          </table:table-cell>
          <table:table-cell office:value-type="float" office:value="-9139.13" calcext:value-type="float">
            <text:p>-9139.13</text:p>
          </table:table-cell>
          <table:table-cell office:value-type="float" office:value="13.5408" calcext:value-type="float">
            <text:p>13.5408</text:p>
          </table:table-cell>
          <table:table-cell/>
          <table:table-cell office:value-type="float" office:value="-28.2876" calcext:value-type="float">
            <text:p>-28.2876</text:p>
          </table:table-cell>
          <table:table-cell office:value-type="float" office:value="-19.687" calcext:value-type="float">
            <text:p>-19.687</text:p>
          </table:table-cell>
        </table:table-row>
        <table:table-row table:style-name="ro1">
          <table:table-cell/>
          <table:table-cell office:value-type="float" office:value="-9074.77" calcext:value-type="float">
            <text:p>-9074.77</text:p>
          </table:table-cell>
          <table:table-cell office:value-type="float" office:value="0.0754036" calcext:value-type="float">
            <text:p>0.0754036</text:p>
          </table:table-cell>
          <table:table-cell office:value-type="float" office:value="28309300000" calcext:value-type="float">
            <text:p>2.83E+10</text:p>
          </table:table-cell>
          <table:table-cell office:value-type="float" office:value="337920" calcext:value-type="float">
            <text:p>337920</text:p>
          </table:table-cell>
          <table:table-cell/>
          <table:table-cell office:value-type="float" office:value="21.3585" calcext:value-type="float">
            <text:p>21.3585</text:p>
          </table:table-cell>
          <table:table-cell office:value-type="float" office:value="29.459" calcext:value-type="float">
            <text:p>29.459</text:p>
          </table:table-cell>
          <table:table-cell office:value-type="float" office:value="330.204" calcext:value-type="float">
            <text:p>330.204</text:p>
          </table:table-cell>
          <table:table-cell office:value-type="float" office:value="459.783" calcext:value-type="float">
            <text:p>459.783</text:p>
          </table:table-cell>
          <table:table-cell office:value-type="float" office:value="-7391.32" calcext:value-type="float">
            <text:p>-7391.32</text:p>
          </table:table-cell>
          <table:table-cell office:value-type="float" office:value="-8408.34" calcext:value-type="float">
            <text:p>-8408.34</text:p>
          </table:table-cell>
          <table:table-cell office:value-type="float" office:value="12.9661" calcext:value-type="float">
            <text:p>12.9661</text:p>
          </table:table-cell>
          <table:table-cell/>
          <table:table-cell office:value-type="float" office:value="-28.411" calcext:value-type="float">
            <text:p>-28.411</text:p>
          </table:table-cell>
          <table:table-cell office:value-type="float" office:value="-19.687" calcext:value-type="float">
            <text:p>-19.687</text:p>
          </table:table-cell>
        </table:table-row>
        <table:table-row table:style-name="ro1">
          <table:table-cell/>
          <table:table-cell office:value-type="float" office:value="-9568.94" calcext:value-type="float">
            <text:p>-9568.94</text:p>
          </table:table-cell>
          <table:table-cell office:value-type="float" office:value="0.0569313" calcext:value-type="float">
            <text:p>0.0569313</text:p>
          </table:table-cell>
          <table:table-cell office:value-type="float" office:value="31030800000" calcext:value-type="float">
            <text:p>3.10E+10</text:p>
          </table:table-cell>
          <table:table-cell office:value-type="float" office:value="338600" calcext:value-type="float">
            <text:p>338600</text:p>
          </table:table-cell>
          <table:table-cell/>
          <table:table-cell office:value-type="float" office:value="21.4582" calcext:value-type="float">
            <text:p>21.4582</text:p>
          </table:table-cell>
          <table:table-cell office:value-type="float" office:value="29.6347" calcext:value-type="float">
            <text:p>29.6347</text:p>
          </table:table-cell>
          <table:table-cell office:value-type="float" office:value="379.984" calcext:value-type="float">
            <text:p>379.984</text:p>
          </table:table-cell>
          <table:table-cell office:value-type="float" office:value="477.567" calcext:value-type="float">
            <text:p>477.567</text:p>
          </table:table-cell>
          <table:table-cell office:value-type="float" office:value="-6970.99" calcext:value-type="float">
            <text:p>-6970.99</text:p>
          </table:table-cell>
          <table:table-cell office:value-type="float" office:value="-9684.67" calcext:value-type="float">
            <text:p>-9684.67</text:p>
          </table:table-cell>
          <table:table-cell office:value-type="float" office:value="13.1975" calcext:value-type="float">
            <text:p>13.1975</text:p>
          </table:table-cell>
          <table:table-cell/>
          <table:table-cell office:value-type="float" office:value="-28.3428" calcext:value-type="float">
            <text:p>-28.3428</text:p>
          </table:table-cell>
          <table:table-cell office:value-type="float" office:value="-19.8561" calcext:value-type="float">
            <text:p>-19.8561</text:p>
          </table:table-cell>
        </table:table-row>
        <table:table-row table:style-name="ro1">
          <table:table-cell/>
          <table:table-cell office:value-type="float" office:value="-9351.64" calcext:value-type="float">
            <text:p>-9351.64</text:p>
          </table:table-cell>
          <table:table-cell office:value-type="float" office:value="-0.0490078" calcext:value-type="float">
            <text:p>-0.0490078</text:p>
          </table:table-cell>
          <table:table-cell office:value-type="float" office:value="26786600000" calcext:value-type="float">
            <text:p>2.68E+10</text:p>
          </table:table-cell>
          <table:table-cell office:value-type="float" office:value="345600" calcext:value-type="float">
            <text:p>345600</text:p>
          </table:table-cell>
          <table:table-cell/>
          <table:table-cell office:value-type="float" office:value="20.7617" calcext:value-type="float">
            <text:p>20.7617</text:p>
          </table:table-cell>
          <table:table-cell office:value-type="float" office:value="29.9363" calcext:value-type="float">
            <text:p>29.9363</text:p>
          </table:table-cell>
          <table:table-cell office:value-type="float" office:value="7.87853" calcext:value-type="float">
            <text:p>7.87853</text:p>
          </table:table-cell>
          <table:table-cell office:value-type="float" office:value="475.43" calcext:value-type="float">
            <text:p>475.43</text:p>
          </table:table-cell>
          <table:table-cell office:value-type="float" office:value="-6241.29" calcext:value-type="float">
            <text:p>-6241.29</text:p>
          </table:table-cell>
          <table:table-cell office:value-type="float" office:value="-9773.48" calcext:value-type="float">
            <text:p>-9773.48</text:p>
          </table:table-cell>
          <table:table-cell office:value-type="float" office:value="13.359" calcext:value-type="float">
            <text:p>13.359</text:p>
          </table:table-cell>
          <table:table-cell/>
          <table:table-cell office:value-type="float" office:value="-28.1681" calcext:value-type="float">
            <text:p>-28.1681</text:p>
          </table:table-cell>
          <table:table-cell office:value-type="float" office:value="-19.8561" calcext:value-type="float">
            <text:p>-19.8561</text:p>
          </table:table-cell>
        </table:table-row>
        <table:table-row table:style-name="ro1">
          <table:table-cell/>
          <table:table-cell office:value-type="float" office:value="-124.883" calcext:value-type="float">
            <text:p>-124.883</text:p>
          </table:table-cell>
          <table:table-cell office:value-type="float" office:value="0.0683202" calcext:value-type="float">
            <text:p>0.0683202</text:p>
          </table:table-cell>
          <table:table-cell office:value-type="float" office:value="33134300000" calcext:value-type="float">
            <text:p>3.31E+10</text:p>
          </table:table-cell>
          <table:table-cell office:value-type="float" office:value="277860" calcext:value-type="float">
            <text:p>277860</text:p>
          </table:table-cell>
          <table:table-cell/>
          <table:table-cell office:value-type="float" office:value="20.4901" calcext:value-type="float">
            <text:p>20.4901</text:p>
          </table:table-cell>
          <table:table-cell office:value-type="float" office:value="29.4315" calcext:value-type="float">
            <text:p>29.4315</text:p>
          </table:table-cell>
          <table:table-cell office:value-type="float" office:value="374.832" calcext:value-type="float">
            <text:p>374.832</text:p>
          </table:table-cell>
          <table:table-cell office:value-type="float" office:value="472.378" calcext:value-type="float">
            <text:p>472.378</text:p>
          </table:table-cell>
          <table:table-cell office:value-type="float" office:value="-7256.36" calcext:value-type="float">
            <text:p>-7256.36</text:p>
          </table:table-cell>
          <table:table-cell office:value-type="float" office:value="-9653.19" calcext:value-type="float">
            <text:p>-9653.19</text:p>
          </table:table-cell>
          <table:table-cell office:value-type="float" office:value="13.1889" calcext:value-type="float">
            <text:p>13.1889</text:p>
          </table:table-cell>
          <table:table-cell/>
          <table:table-cell office:value-type="float" office:value="-28.1063" calcext:value-type="float">
            <text:p>-28.1063</text:p>
          </table:table-cell>
          <table:table-cell office:value-type="float" office:value="-19.687" calcext:value-type="float">
            <text:p>-19.687</text:p>
          </table:table-cell>
        </table:table-row>
        <table:table-row table:style-name="ro1">
          <table:table-cell/>
          <table:table-cell office:value-type="float" office:value="-9924.25" calcext:value-type="float">
            <text:p>-9924.25</text:p>
          </table:table-cell>
          <table:table-cell office:value-type="float" office:value="0.0791061" calcext:value-type="float">
            <text:p>0.0791061</text:p>
          </table:table-cell>
          <table:table-cell office:value-type="float" office:value="31871300000" calcext:value-type="float">
            <text:p>3.19E+10</text:p>
          </table:table-cell>
          <table:table-cell office:value-type="float" office:value="372780" calcext:value-type="float">
            <text:p>372780</text:p>
          </table:table-cell>
          <table:table-cell/>
          <table:table-cell office:value-type="float" office:value="20.9216" calcext:value-type="float">
            <text:p>20.9216</text:p>
          </table:table-cell>
          <table:table-cell office:value-type="float" office:value="29.7907" calcext:value-type="float">
            <text:p>29.7907</text:p>
          </table:table-cell>
          <table:table-cell office:value-type="float" office:value="373.748" calcext:value-type="float">
            <text:p>373.748</text:p>
          </table:table-cell>
          <table:table-cell office:value-type="float" office:value="455.648" calcext:value-type="float">
            <text:p>455.648</text:p>
          </table:table-cell>
          <table:table-cell office:value-type="float" office:value="-6665.63" calcext:value-type="float">
            <text:p>-6665.63</text:p>
          </table:table-cell>
          <table:table-cell office:value-type="float" office:value="283.59" calcext:value-type="float">
            <text:p>283.59</text:p>
          </table:table-cell>
          <table:table-cell office:value-type="float" office:value="12.8196" calcext:value-type="float">
            <text:p>12.8196</text:p>
          </table:table-cell>
          <table:table-cell/>
          <table:table-cell office:value-type="float" office:value="-28.1588" calcext:value-type="float">
            <text:p>-28.1588</text:p>
          </table:table-cell>
          <table:table-cell office:value-type="float" office:value="-19.8561" calcext:value-type="float">
            <text:p>-19.8561</text:p>
          </table:table-cell>
        </table:table-row>
        <table:table-row table:style-name="ro1">
          <table:table-cell/>
          <table:table-cell office:value-type="float" office:value="-9311.68" calcext:value-type="float">
            <text:p>-9311.68</text:p>
          </table:table-cell>
          <table:table-cell office:value-type="float" office:value="0.0746452" calcext:value-type="float">
            <text:p>0.0746452</text:p>
          </table:table-cell>
          <table:table-cell office:value-type="float" office:value="32373800000" calcext:value-type="float">
            <text:p>3.24E+10</text:p>
          </table:table-cell>
          <table:table-cell office:value-type="float" office:value="334380" calcext:value-type="float">
            <text:p>334380</text:p>
          </table:table-cell>
          <table:table-cell/>
          <table:table-cell office:value-type="float" office:value="21.3375" calcext:value-type="float">
            <text:p>21.3375</text:p>
          </table:table-cell>
          <table:table-cell office:value-type="float" office:value="29.6274" calcext:value-type="float">
            <text:p>29.6274</text:p>
          </table:table-cell>
          <table:table-cell office:value-type="float" office:value="372.786" calcext:value-type="float">
            <text:p>372.786</text:p>
          </table:table-cell>
          <table:table-cell office:value-type="float" office:value="472.562" calcext:value-type="float">
            <text:p>472.562</text:p>
          </table:table-cell>
          <table:table-cell office:value-type="float" office:value="-6572.91" calcext:value-type="float">
            <text:p>-6572.91</text:p>
          </table:table-cell>
          <table:table-cell office:value-type="float" office:value="-8859.86" calcext:value-type="float">
            <text:p>-8859.86</text:p>
          </table:table-cell>
          <table:table-cell office:value-type="float" office:value="13.3459" calcext:value-type="float">
            <text:p>13.3459</text:p>
          </table:table-cell>
          <table:table-cell/>
          <table:table-cell office:value-type="float" office:value="-28.316" calcext:value-type="float">
            <text:p>-28.316</text:p>
          </table:table-cell>
          <table:table-cell office:value-type="float" office:value="-19.8561" calcext:value-type="float">
            <text:p>-19.8561</text:p>
          </table:table-cell>
        </table:table-row>
        <table:table-row table:style-name="ro1">
          <table:table-cell/>
          <table:table-cell office:value-type="float" office:value="-9035.97" calcext:value-type="float">
            <text:p>-9035.97</text:p>
          </table:table-cell>
          <table:table-cell office:value-type="float" office:value="0.0662556" calcext:value-type="float">
            <text:p>0.0662556</text:p>
          </table:table-cell>
          <table:table-cell office:value-type="float" office:value="31766700000" calcext:value-type="float">
            <text:p>3.18E+10</text:p>
          </table:table-cell>
          <table:table-cell office:value-type="float" office:value="349440" calcext:value-type="float">
            <text:p>349440</text:p>
          </table:table-cell>
          <table:table-cell/>
          <table:table-cell office:value-type="float" office:value="20.4238" calcext:value-type="float">
            <text:p>20.4238</text:p>
          </table:table-cell>
          <table:table-cell office:value-type="float" office:value="30.1293" calcext:value-type="float">
            <text:p>30.1293</text:p>
          </table:table-cell>
          <table:table-cell office:value-type="float" office:value="352.798" calcext:value-type="float">
            <text:p>352.798</text:p>
          </table:table-cell>
          <table:table-cell office:value-type="float" office:value="478.836" calcext:value-type="float">
            <text:p>478.836</text:p>
          </table:table-cell>
          <table:table-cell office:value-type="float" office:value="-7007.39" calcext:value-type="float">
            <text:p>-7007.39</text:p>
          </table:table-cell>
          <table:table-cell office:value-type="float" office:value="-9049.74" calcext:value-type="float">
            <text:p>-9049.74</text:p>
          </table:table-cell>
          <table:table-cell office:value-type="float" office:value="13.4248" calcext:value-type="float">
            <text:p>13.4248</text:p>
          </table:table-cell>
          <table:table-cell/>
          <table:table-cell office:value-type="float" office:value="-28.2245" calcext:value-type="float">
            <text:p>-28.2245</text:p>
          </table:table-cell>
          <table:table-cell office:value-type="float" office:value="-19.8561" calcext:value-type="float">
            <text:p>-19.8561</text:p>
          </table:table-cell>
        </table:table-row>
        <table:table-row table:style-name="ro1">
          <table:table-cell/>
          <table:table-cell office:value-type="float" office:value="-9864.99" calcext:value-type="float">
            <text:p>-9864.99</text:p>
          </table:table-cell>
          <table:table-cell office:value-type="float" office:value="-0.0636759" calcext:value-type="float">
            <text:p>-0.0636759</text:p>
          </table:table-cell>
          <table:table-cell office:value-type="float" office:value="30289100000" calcext:value-type="float">
            <text:p>3.03E+10</text:p>
          </table:table-cell>
          <table:table-cell office:value-type="float" office:value="312060" calcext:value-type="float">
            <text:p>312060</text:p>
          </table:table-cell>
          <table:table-cell/>
          <table:table-cell office:value-type="float" office:value="21.0197" calcext:value-type="float">
            <text:p>21.0197</text:p>
          </table:table-cell>
          <table:table-cell office:value-type="float" office:value="29.4352" calcext:value-type="float">
            <text:p>29.4352</text:p>
          </table:table-cell>
          <table:table-cell office:value-type="float" office:value="376.266" calcext:value-type="float">
            <text:p>376.266</text:p>
          </table:table-cell>
          <table:table-cell office:value-type="float" office:value="466.391" calcext:value-type="float">
            <text:p>466.391</text:p>
          </table:table-cell>
          <table:table-cell office:value-type="float" office:value="-8396.7" calcext:value-type="float">
            <text:p>-8396.7</text:p>
          </table:table-cell>
          <table:table-cell office:value-type="float" office:value="-9143.81" calcext:value-type="float">
            <text:p>-9143.81</text:p>
          </table:table-cell>
          <table:table-cell office:value-type="float" office:value="13.5041" calcext:value-type="float">
            <text:p>13.5041</text:p>
          </table:table-cell>
          <table:table-cell/>
          <table:table-cell office:value-type="float" office:value="-28.2922" calcext:value-type="float">
            <text:p>-28.2922</text:p>
          </table:table-cell>
          <table:table-cell office:value-type="float" office:value="-19.8561" calcext:value-type="float">
            <text:p>-19.8561</text:p>
          </table:table-cell>
        </table:table-row>
        <table:table-row table:style-name="ro1">
          <table:table-cell/>
          <table:table-cell office:value-type="float" office:value="-8996.29" calcext:value-type="float">
            <text:p>-8996.29</text:p>
          </table:table-cell>
          <table:table-cell office:value-type="float" office:value="0.0789434" calcext:value-type="float">
            <text:p>0.0789434</text:p>
          </table:table-cell>
          <table:table-cell office:value-type="float" office:value="28698500000" calcext:value-type="float">
            <text:p>2.87E+10</text:p>
          </table:table-cell>
          <table:table-cell office:value-type="float" office:value="-1.66599" calcext:value-type="float">
            <text:p>-1.66599</text:p>
          </table:table-cell>
          <table:table-cell/>
          <table:table-cell office:value-type="float" office:value="20.6647" calcext:value-type="float">
            <text:p>20.6647</text:p>
          </table:table-cell>
          <table:table-cell office:value-type="float" office:value="29.6205" calcext:value-type="float">
            <text:p>29.6205</text:p>
          </table:table-cell>
          <table:table-cell office:value-type="float" office:value="358.251" calcext:value-type="float">
            <text:p>358.251</text:p>
          </table:table-cell>
          <table:table-cell office:value-type="float" office:value="479.544" calcext:value-type="float">
            <text:p>479.544</text:p>
          </table:table-cell>
          <table:table-cell office:value-type="float" office:value="-8751" calcext:value-type="float">
            <text:p>-8751</text:p>
          </table:table-cell>
          <table:table-cell office:value-type="float" office:value="-10268.6" calcext:value-type="float">
            <text:p>-10268.6</text:p>
          </table:table-cell>
          <table:table-cell office:value-type="float" office:value="13.2663" calcext:value-type="float">
            <text:p>13.2663</text:p>
          </table:table-cell>
          <table:table-cell/>
          <table:table-cell office:value-type="float" office:value="-28.1594" calcext:value-type="float">
            <text:p>-28.1594</text:p>
          </table:table-cell>
          <table:table-cell office:value-type="float" office:value="-19.8561" calcext:value-type="float">
            <text:p>-19.8561</text:p>
          </table:table-cell>
        </table:table-row>
        <table:table-row table:style-name="ro1">
          <table:table-cell/>
          <table:table-cell office:value-type="float" office:value="-9391.2" calcext:value-type="float">
            <text:p>-9391.2</text:p>
          </table:table-cell>
          <table:table-cell office:value-type="float" office:value="0.0749528" calcext:value-type="float">
            <text:p>0.0749528</text:p>
          </table:table-cell>
          <table:table-cell office:value-type="float" office:value="26795600000" calcext:value-type="float">
            <text:p>2.68E+10</text:p>
          </table:table-cell>
          <table:table-cell office:value-type="float" office:value="338160" calcext:value-type="float">
            <text:p>338160</text:p>
          </table:table-cell>
          <table:table-cell/>
          <table:table-cell office:value-type="float" office:value="20.4382" calcext:value-type="float">
            <text:p>20.4382</text:p>
          </table:table-cell>
          <table:table-cell office:value-type="float" office:value="29.777" calcext:value-type="float">
            <text:p>29.777</text:p>
          </table:table-cell>
          <table:table-cell office:value-type="float" office:value="345.008" calcext:value-type="float">
            <text:p>345.008</text:p>
          </table:table-cell>
          <table:table-cell office:value-type="float" office:value="458.006" calcext:value-type="float">
            <text:p>458.006</text:p>
          </table:table-cell>
          <table:table-cell office:value-type="float" office:value="-5866.24" calcext:value-type="float">
            <text:p>-5866.24</text:p>
          </table:table-cell>
          <table:table-cell office:value-type="float" office:value="-8878.84" calcext:value-type="float">
            <text:p>-8878.84</text:p>
          </table:table-cell>
          <table:table-cell office:value-type="float" office:value="13.203" calcext:value-type="float">
            <text:p>13.203</text:p>
          </table:table-cell>
          <table:table-cell/>
          <table:table-cell office:value-type="float" office:value="-28.3379" calcext:value-type="float">
            <text:p>-28.3379</text:p>
          </table:table-cell>
          <table:table-cell office:value-type="float" office:value="-19.8561" calcext:value-type="float">
            <text:p>-19.8561</text:p>
          </table:table-cell>
        </table:table-row>
        <table:table-row table:style-name="ro1">
          <table:table-cell/>
          <table:table-cell office:value-type="float" office:value="-9450.26" calcext:value-type="float">
            <text:p>-9450.26</text:p>
          </table:table-cell>
          <table:table-cell office:value-type="float" office:value="0.0845282" calcext:value-type="float">
            <text:p>0.0845282</text:p>
          </table:table-cell>
          <table:table-cell office:value-type="float" office:value="29438800000" calcext:value-type="float">
            <text:p>2.94E+10</text:p>
          </table:table-cell>
          <table:table-cell office:value-type="float" office:value="368202" calcext:value-type="float">
            <text:p>368202</text:p>
          </table:table-cell>
          <table:table-cell/>
          <table:table-cell office:value-type="float" office:value="20.5752" calcext:value-type="float">
            <text:p>20.5752</text:p>
          </table:table-cell>
          <table:table-cell office:value-type="float" office:value="29.6886" calcext:value-type="float">
            <text:p>29.6886</text:p>
          </table:table-cell>
          <table:table-cell office:value-type="float" office:value="368.195" calcext:value-type="float">
            <text:p>368.195</text:p>
          </table:table-cell>
          <table:table-cell office:value-type="float" office:value="474.65" calcext:value-type="float">
            <text:p>474.65</text:p>
          </table:table-cell>
          <table:table-cell office:value-type="float" office:value="-8633.36" calcext:value-type="float">
            <text:p>-8633.36</text:p>
          </table:table-cell>
          <table:table-cell office:value-type="float" office:value="464.389" calcext:value-type="float">
            <text:p>464.389</text:p>
          </table:table-cell>
          <table:table-cell office:value-type="float" office:value="13.6934" calcext:value-type="float">
            <text:p>13.6934</text:p>
          </table:table-cell>
          <table:table-cell/>
          <table:table-cell office:value-type="float" office:value="-3.43673" calcext:value-type="float">
            <text:p>-3.43673</text:p>
          </table:table-cell>
          <table:table-cell office:value-type="float" office:value="-19.8561" calcext:value-type="float">
            <text:p>-19.8561</text:p>
          </table:table-cell>
        </table:table-row>
        <table:table-row table:style-name="ro1">
          <table:table-cell/>
          <table:table-cell office:value-type="float" office:value="-9746.52" calcext:value-type="float">
            <text:p>-9746.52</text:p>
          </table:table-cell>
          <table:table-cell office:value-type="float" office:value="0.0751487" calcext:value-type="float">
            <text:p>0.0751487</text:p>
          </table:table-cell>
          <table:table-cell office:value-type="float" office:value="27522900000" calcext:value-type="float">
            <text:p>2.75E+10</text:p>
          </table:table-cell>
          <table:table-cell office:value-type="float" office:value="357000" calcext:value-type="float">
            <text:p>357000</text:p>
          </table:table-cell>
          <table:table-cell/>
          <table:table-cell office:value-type="float" office:value="21.1032" calcext:value-type="float">
            <text:p>21.1032</text:p>
          </table:table-cell>
          <table:table-cell office:value-type="float" office:value="29.7037" calcext:value-type="float">
            <text:p>29.7037</text:p>
          </table:table-cell>
          <table:table-cell office:value-type="float" office:value="351.542" calcext:value-type="float">
            <text:p>351.542</text:p>
          </table:table-cell>
          <table:table-cell office:value-type="float" office:value="467.12" calcext:value-type="float">
            <text:p>467.12</text:p>
          </table:table-cell>
          <table:table-cell office:value-type="float" office:value="-7698.6" calcext:value-type="float">
            <text:p>-7698.6</text:p>
          </table:table-cell>
          <table:table-cell office:value-type="float" office:value="-8541.65" calcext:value-type="float">
            <text:p>-8541.65</text:p>
          </table:table-cell>
          <table:table-cell office:value-type="float" office:value="13.0522" calcext:value-type="float">
            <text:p>13.0522</text:p>
          </table:table-cell>
          <table:table-cell/>
          <table:table-cell office:value-type="float" office:value="-28.3234" calcext:value-type="float">
            <text:p>-28.3234</text:p>
          </table:table-cell>
          <table:table-cell office:value-type="float" office:value="-19.8561" calcext:value-type="float">
            <text:p>-19.8561</text:p>
          </table:table-cell>
        </table:table-row>
        <table:table-row table:style-name="ro1">
          <table:table-cell/>
          <table:table-cell office:value-type="float" office:value="-9865.04" calcext:value-type="float">
            <text:p>-9865.04</text:p>
          </table:table-cell>
          <table:table-cell office:value-type="float" office:value="0.0805431" calcext:value-type="float">
            <text:p>0.0805431</text:p>
          </table:table-cell>
          <table:table-cell office:value-type="float" office:value="-10" calcext:value-type="float">
            <text:p>-1.00E+01</text:p>
          </table:table-cell>
          <table:table-cell office:value-type="float" office:value="330432" calcext:value-type="float">
            <text:p>330432</text:p>
          </table:table-cell>
          <table:table-cell/>
          <table:table-cell office:value-type="float" office:value="20.6857" calcext:value-type="float">
            <text:p>20.6857</text:p>
          </table:table-cell>
          <table:table-cell office:value-type="float" office:value="29.5885" calcext:value-type="float">
            <text:p>29.5885</text:p>
          </table:table-cell>
          <table:table-cell office:value-type="float" office:value="-7.69393" calcext:value-type="float">
            <text:p>-7.69393</text:p>
          </table:table-cell>
          <table:table-cell office:value-type="float" office:value="473.355" calcext:value-type="float">
            <text:p>473.355</text:p>
          </table:table-cell>
          <table:table-cell office:value-type="float" office:value="-6756.61" calcext:value-type="float">
            <text:p>-6756.61</text:p>
          </table:table-cell>
          <table:table-cell office:value-type="float" office:value="-9540.85" calcext:value-type="float">
            <text:p>-9540.85</text:p>
          </table:table-cell>
          <table:table-cell office:value-type="float" office:value="13.5152" calcext:value-type="float">
            <text:p>13.5152</text:p>
          </table:table-cell>
          <table:table-cell/>
          <table:table-cell office:value-type="float" office:value="-28.2612" calcext:value-type="float">
            <text:p>-28.2612</text:p>
          </table:table-cell>
          <table:table-cell office:value-type="float" office:value="-19.687" calcext:value-type="float">
            <text:p>-19.687</text:p>
          </table:table-cell>
        </table:table-row>
        <table:table-row table:style-name="ro1">
          <table:table-cell/>
          <table:table-cell office:value-type="float" office:value="-9272.8" calcext:value-type="float">
            <text:p>-9272.8</text:p>
          </table:table-cell>
          <table:table-cell office:value-type="float" office:value="0.0795918" calcext:value-type="float">
            <text:p>0.0795918</text:p>
          </table:table-cell>
          <table:table-cell office:value-type="float" office:value="38040000000" calcext:value-type="float">
            <text:p>3.80E+10</text:p>
          </table:table-cell>
          <table:table-cell office:value-type="float" office:value="286598" calcext:value-type="float">
            <text:p>286598</text:p>
          </table:table-cell>
          <table:table-cell/>
          <table:table-cell office:value-type="float" office:value="20.6426" calcext:value-type="float">
            <text:p>20.6426</text:p>
          </table:table-cell>
          <table:table-cell office:value-type="float" office:value="19.8658" calcext:value-type="float">
            <text:p>19.8658</text:p>
          </table:table-cell>
          <table:table-cell office:value-type="float" office:value="371.765" calcext:value-type="float">
            <text:p>371.765</text:p>
          </table:table-cell>
          <table:table-cell office:value-type="float" office:value="486.552" calcext:value-type="float">
            <text:p>486.552</text:p>
          </table:table-cell>
          <table:table-cell office:value-type="float" office:value="-6547.46" calcext:value-type="float">
            <text:p>-6547.46</text:p>
          </table:table-cell>
          <table:table-cell office:value-type="float" office:value="-9854.97" calcext:value-type="float">
            <text:p>-9854.97</text:p>
          </table:table-cell>
          <table:table-cell office:value-type="float" office:value="13.5049" calcext:value-type="float">
            <text:p>13.5049</text:p>
          </table:table-cell>
          <table:table-cell/>
          <table:table-cell office:value-type="float" office:value="-28.1688" calcext:value-type="float">
            <text:p>-28.1688</text:p>
          </table:table-cell>
          <table:table-cell office:value-type="float" office:value="-19.8561" calcext:value-type="float">
            <text:p>-19.8561</text:p>
          </table:table-cell>
        </table:table-row>
        <table:table-row table:style-name="ro1">
          <table:table-cell/>
          <table:table-cell office:value-type="float" office:value="-10062.5" calcext:value-type="float">
            <text:p>-10062.5</text:p>
          </table:table-cell>
          <table:table-cell office:value-type="float" office:value="0.0768222" calcext:value-type="float">
            <text:p>0.0768222</text:p>
          </table:table-cell>
          <table:table-cell office:value-type="float" office:value="37362500000" calcext:value-type="float">
            <text:p>3.74E+10</text:p>
          </table:table-cell>
          <table:table-cell office:value-type="float" office:value="350160" calcext:value-type="float">
            <text:p>350160</text:p>
          </table:table-cell>
          <table:table-cell/>
          <table:table-cell office:value-type="float" office:value="20.0135" calcext:value-type="float">
            <text:p>20.0135</text:p>
          </table:table-cell>
          <table:table-cell office:value-type="float" office:value="29.7339" calcext:value-type="float">
            <text:p>29.7339</text:p>
          </table:table-cell>
          <table:table-cell office:value-type="float" office:value="390.477" calcext:value-type="float">
            <text:p>390.477</text:p>
          </table:table-cell>
          <table:table-cell office:value-type="float" office:value="475.739" calcext:value-type="float">
            <text:p>475.739</text:p>
          </table:table-cell>
          <table:table-cell office:value-type="float" office:value="-6719.72" calcext:value-type="float">
            <text:p>-6719.72</text:p>
          </table:table-cell>
          <table:table-cell office:value-type="float" office:value="-9440.52" calcext:value-type="float">
            <text:p>-9440.52</text:p>
          </table:table-cell>
          <table:table-cell office:value-type="float" office:value="13.4156" calcext:value-type="float">
            <text:p>13.4156</text:p>
          </table:table-cell>
          <table:table-cell/>
          <table:table-cell office:value-type="float" office:value="-28.2127" calcext:value-type="float">
            <text:p>-28.2127</text:p>
          </table:table-cell>
          <table:table-cell office:value-type="float" office:value="-19.8561" calcext:value-type="float">
            <text:p>-19.8561</text:p>
          </table:table-cell>
        </table:table-row>
        <table:table-row table:style-name="ro1">
          <table:table-cell/>
          <table:table-cell office:value-type="float" office:value="-9134.53" calcext:value-type="float">
            <text:p>-9134.53</text:p>
          </table:table-cell>
          <table:table-cell office:value-type="float" office:value="0.0711327" calcext:value-type="float">
            <text:p>0.0711327</text:p>
          </table:table-cell>
          <table:table-cell office:value-type="float" office:value="30771400000" calcext:value-type="float">
            <text:p>3.08E+10</text:p>
          </table:table-cell>
          <table:table-cell office:value-type="float" office:value="360420" calcext:value-type="float">
            <text:p>360420</text:p>
          </table:table-cell>
          <table:table-cell/>
          <table:table-cell office:value-type="float" office:value="20.3865" calcext:value-type="float">
            <text:p>20.3865</text:p>
          </table:table-cell>
          <table:table-cell office:value-type="float" office:value="29.9421" calcext:value-type="float">
            <text:p>29.9421</text:p>
          </table:table-cell>
          <table:table-cell office:value-type="float" office:value="378.888" calcext:value-type="float">
            <text:p>378.888</text:p>
          </table:table-cell>
          <table:table-cell office:value-type="float" office:value="462.393" calcext:value-type="float">
            <text:p>462.393</text:p>
          </table:table-cell>
          <table:table-cell office:value-type="float" office:value="-8281.31" calcext:value-type="float">
            <text:p>-8281.31</text:p>
          </table:table-cell>
          <table:table-cell office:value-type="float" office:value="-9663.62" calcext:value-type="float">
            <text:p>-9663.62</text:p>
          </table:table-cell>
          <table:table-cell office:value-type="float" office:value="12.4277" calcext:value-type="float">
            <text:p>12.4277</text:p>
          </table:table-cell>
          <table:table-cell/>
          <table:table-cell office:value-type="float" office:value="-28.2074" calcext:value-type="float">
            <text:p>-28.2074</text:p>
          </table:table-cell>
          <table:table-cell office:value-type="float" office:value="-19.8561" calcext:value-type="float">
            <text:p>-19.8561</text:p>
          </table:table-cell>
        </table:table-row>
        <table:table-row table:style-name="ro1">
          <table:table-cell/>
          <table:table-cell office:value-type="float" office:value="-9390.69" calcext:value-type="float">
            <text:p>-9390.69</text:p>
          </table:table-cell>
          <table:table-cell office:value-type="float" office:value="-0.0309291" calcext:value-type="float">
            <text:p>-0.0309291</text:p>
          </table:table-cell>
          <table:table-cell office:value-type="float" office:value="39681600000" calcext:value-type="float">
            <text:p>3.97E+10</text:p>
          </table:table-cell>
          <table:table-cell office:value-type="float" office:value="295997" calcext:value-type="float">
            <text:p>295997</text:p>
          </table:table-cell>
          <table:table-cell/>
          <table:table-cell office:value-type="float" office:value="20.7647" calcext:value-type="float">
            <text:p>20.7647</text:p>
          </table:table-cell>
          <table:table-cell office:value-type="float" office:value="30.6015" calcext:value-type="float">
            <text:p>30.6015</text:p>
          </table:table-cell>
          <table:table-cell office:value-type="float" office:value="359.88" calcext:value-type="float">
            <text:p>359.88</text:p>
          </table:table-cell>
          <table:table-cell office:value-type="float" office:value="484.513" calcext:value-type="float">
            <text:p>484.513</text:p>
          </table:table-cell>
          <table:table-cell office:value-type="float" office:value="-5065.59" calcext:value-type="float">
            <text:p>-5065.59</text:p>
          </table:table-cell>
          <table:table-cell office:value-type="float" office:value="-9134.86" calcext:value-type="float">
            <text:p>-9134.86</text:p>
          </table:table-cell>
          <table:table-cell office:value-type="float" office:value="13.6274" calcext:value-type="float">
            <text:p>13.6274</text:p>
          </table:table-cell>
          <table:table-cell/>
          <table:table-cell office:value-type="float" office:value="-28.3904" calcext:value-type="float">
            <text:p>-28.3904</text:p>
          </table:table-cell>
          <table:table-cell office:value-type="float" office:value="-19.8561" calcext:value-type="float">
            <text:p>-19.8561</text:p>
          </table:table-cell>
        </table:table-row>
        <table:table-row table:style-name="ro1">
          <table:table-cell/>
          <table:table-cell office:value-type="float" office:value="-9134.47" calcext:value-type="float">
            <text:p>-9134.47</text:p>
          </table:table-cell>
          <table:table-cell office:value-type="float" office:value="0.0804281" calcext:value-type="float">
            <text:p>0.0804281</text:p>
          </table:table-cell>
          <table:table-cell office:value-type="float" office:value="46994400000" calcext:value-type="float">
            <text:p>4.70E+10</text:p>
          </table:table-cell>
          <table:table-cell office:value-type="float" office:value="334360" calcext:value-type="float">
            <text:p>334360</text:p>
          </table:table-cell>
          <table:table-cell/>
          <table:table-cell office:value-type="float" office:value="20.6145" calcext:value-type="float">
            <text:p>20.6145</text:p>
          </table:table-cell>
          <table:table-cell office:value-type="float" office:value="27.8698" calcext:value-type="float">
            <text:p>27.8698</text:p>
          </table:table-cell>
          <table:table-cell office:value-type="float" office:value="381.484" calcext:value-type="float">
            <text:p>381.484</text:p>
          </table:table-cell>
          <table:table-cell office:value-type="float" office:value="474.708" calcext:value-type="float">
            <text:p>474.708</text:p>
          </table:table-cell>
          <table:table-cell office:value-type="float" office:value="-4226.77" calcext:value-type="float">
            <text:p>-4226.77</text:p>
          </table:table-cell>
          <table:table-cell office:value-type="float" office:value="-8811.44" calcext:value-type="float">
            <text:p>-8811.44</text:p>
          </table:table-cell>
          <table:table-cell office:value-type="float" office:value="13.4809" calcext:value-type="float">
            <text:p>13.4809</text:p>
          </table:table-cell>
          <table:table-cell/>
          <table:table-cell office:value-type="float" office:value="-28.0928" calcext:value-type="float">
            <text:p>-28.0928</text:p>
          </table:table-cell>
          <table:table-cell office:value-type="float" office:value="-19.8561" calcext:value-type="float">
            <text:p>-19.8561</text:p>
          </table:table-cell>
        </table:table-row>
        <table:table-row table:style-name="ro1">
          <table:table-cell/>
          <table:table-cell office:value-type="float" office:value="-9568.88" calcext:value-type="float">
            <text:p>-9568.88</text:p>
          </table:table-cell>
          <table:table-cell office:value-type="float" office:value="0.0785976" calcext:value-type="float">
            <text:p>0.0785976</text:p>
          </table:table-cell>
          <table:table-cell office:value-type="float" office:value="30213900000" calcext:value-type="float">
            <text:p>3.02E+10</text:p>
          </table:table-cell>
          <table:table-cell office:value-type="float" office:value="296580" calcext:value-type="float">
            <text:p>296580</text:p>
          </table:table-cell>
          <table:table-cell/>
          <table:table-cell office:value-type="float" office:value="20.5503" calcext:value-type="float">
            <text:p>20.5503</text:p>
          </table:table-cell>
          <table:table-cell office:value-type="float" office:value="29.785" calcext:value-type="float">
            <text:p>29.785</text:p>
          </table:table-cell>
          <table:table-cell office:value-type="float" office:value="398.854" calcext:value-type="float">
            <text:p>398.854</text:p>
          </table:table-cell>
          <table:table-cell office:value-type="float" office:value="455.846" calcext:value-type="float">
            <text:p>455.846</text:p>
          </table:table-cell>
          <table:table-cell office:value-type="float" office:value="-7596.93" calcext:value-type="float">
            <text:p>-7596.93</text:p>
          </table:table-cell>
          <table:table-cell office:value-type="float" office:value="-8997.45" calcext:value-type="float">
            <text:p>-8997.45</text:p>
          </table:table-cell>
          <table:table-cell office:value-type="float" office:value="13.5753" calcext:value-type="float">
            <text:p>13.5753</text:p>
          </table:table-cell>
          <table:table-cell/>
          <table:table-cell office:value-type="float" office:value="-28.1787" calcext:value-type="float">
            <text:p>-28.1787</text:p>
          </table:table-cell>
          <table:table-cell office:value-type="float" office:value="-19.8561" calcext:value-type="float">
            <text:p>-19.8561</text:p>
          </table:table-cell>
        </table:table-row>
        <table:table-row table:style-name="ro1">
          <table:table-cell/>
          <table:table-cell office:value-type="float" office:value="-9272.85" calcext:value-type="float">
            <text:p>-9272.85</text:p>
          </table:table-cell>
          <table:table-cell office:value-type="float" office:value="0.0817261" calcext:value-type="float">
            <text:p>0.0817261</text:p>
          </table:table-cell>
          <table:table-cell office:value-type="float" office:value="25205300000" calcext:value-type="float">
            <text:p>2.52E+10</text:p>
          </table:table-cell>
          <table:table-cell office:value-type="float" office:value="306300" calcext:value-type="float">
            <text:p>306300</text:p>
          </table:table-cell>
          <table:table-cell/>
          <table:table-cell office:value-type="float" office:value="20.8571" calcext:value-type="float">
            <text:p>20.8571</text:p>
          </table:table-cell>
          <table:table-cell office:value-type="float" office:value="29.6731" calcext:value-type="float">
            <text:p>29.6731</text:p>
          </table:table-cell>
          <table:table-cell office:value-type="float" office:value="380.627" calcext:value-type="float">
            <text:p>380.627</text:p>
          </table:table-cell>
          <table:table-cell office:value-type="float" office:value="470.576" calcext:value-type="float">
            <text:p>470.576</text:p>
          </table:table-cell>
          <table:table-cell office:value-type="float" office:value="-6667.08" calcext:value-type="float">
            <text:p>-6667.08</text:p>
          </table:table-cell>
          <table:table-cell office:value-type="float" office:value="-9397.49" calcext:value-type="float">
            <text:p>-9397.49</text:p>
          </table:table-cell>
          <table:table-cell office:value-type="float" office:value="13.1267" calcext:value-type="float">
            <text:p>13.1267</text:p>
          </table:table-cell>
          <table:table-cell/>
          <table:table-cell office:value-type="float" office:value="-28.1215" calcext:value-type="float">
            <text:p>-28.1215</text:p>
          </table:table-cell>
          <table:table-cell office:value-type="float" office:value="-19.6839" calcext:value-type="float">
            <text:p>-19.6839</text:p>
          </table:table-cell>
        </table:table-row>
        <table:table-row table:style-name="ro1">
          <table:table-cell/>
          <table:table-cell office:value-type="float" office:value="-9212.05" calcext:value-type="float">
            <text:p>-9212.05</text:p>
          </table:table-cell>
          <table:table-cell office:value-type="float" office:value="0.0702678" calcext:value-type="float">
            <text:p>0.0702678</text:p>
          </table:table-cell>
          <table:table-cell office:value-type="float" office:value="25899700000" calcext:value-type="float">
            <text:p>2.59E+10</text:p>
          </table:table-cell>
          <table:table-cell office:value-type="float" office:value="335460" calcext:value-type="float">
            <text:p>335460</text:p>
          </table:table-cell>
          <table:table-cell/>
          <table:table-cell office:value-type="float" office:value="20.1083" calcext:value-type="float">
            <text:p>20.1083</text:p>
          </table:table-cell>
          <table:table-cell office:value-type="float" office:value="30.1306" calcext:value-type="float">
            <text:p>30.1306</text:p>
          </table:table-cell>
          <table:table-cell office:value-type="float" office:value="381.129" calcext:value-type="float">
            <text:p>381.129</text:p>
          </table:table-cell>
          <table:table-cell office:value-type="float" office:value="463.962" calcext:value-type="float">
            <text:p>463.962</text:p>
          </table:table-cell>
          <table:table-cell office:value-type="float" office:value="-8674.4" calcext:value-type="float">
            <text:p>-8674.4</text:p>
          </table:table-cell>
          <table:table-cell office:value-type="float" office:value="-9315.6" calcext:value-type="float">
            <text:p>-9315.6</text:p>
          </table:table-cell>
          <table:table-cell office:value-type="float" office:value="12.7335" calcext:value-type="float">
            <text:p>12.7335</text:p>
          </table:table-cell>
          <table:table-cell/>
          <table:table-cell office:value-type="float" office:value="-28.2767" calcext:value-type="float">
            <text:p>-28.2767</text:p>
          </table:table-cell>
          <table:table-cell office:value-type="float" office:value="-19.8561" calcext:value-type="float">
            <text:p>-19.8561</text:p>
          </table:table-cell>
        </table:table-row>
        <table:table-row table:style-name="ro1">
          <table:table-cell/>
          <table:table-cell office:value-type="float" office:value="-9726.64" calcext:value-type="float">
            <text:p>-9726.64</text:p>
          </table:table-cell>
          <table:table-cell office:value-type="float" office:value="0.0741334" calcext:value-type="float">
            <text:p>0.0741334</text:p>
          </table:table-cell>
          <table:table-cell office:value-type="float" office:value="37932400000" calcext:value-type="float">
            <text:p>3.79E+10</text:p>
          </table:table-cell>
          <table:table-cell office:value-type="float" office:value="363524" calcext:value-type="float">
            <text:p>363524</text:p>
          </table:table-cell>
          <table:table-cell/>
          <table:table-cell office:value-type="float" office:value="21.4061" calcext:value-type="float">
            <text:p>21.4061</text:p>
          </table:table-cell>
          <table:table-cell office:value-type="float" office:value="29.8537" calcext:value-type="float">
            <text:p>29.8537</text:p>
          </table:table-cell>
          <table:table-cell office:value-type="float" office:value="332.172" calcext:value-type="float">
            <text:p>332.172</text:p>
          </table:table-cell>
          <table:table-cell office:value-type="float" office:value="458.809" calcext:value-type="float">
            <text:p>458.809</text:p>
          </table:table-cell>
          <table:table-cell office:value-type="float" office:value="-6933.42" calcext:value-type="float">
            <text:p>-6933.42</text:p>
          </table:table-cell>
          <table:table-cell office:value-type="float" office:value="-9365.76" calcext:value-type="float">
            <text:p>-9365.76</text:p>
          </table:table-cell>
          <table:table-cell office:value-type="float" office:value="13.402" calcext:value-type="float">
            <text:p>13.402</text:p>
          </table:table-cell>
          <table:table-cell/>
          <table:table-cell office:value-type="float" office:value="-28.2994" calcext:value-type="float">
            <text:p>-28.2994</text:p>
          </table:table-cell>
          <table:table-cell office:value-type="float" office:value="-19.8561" calcext:value-type="float">
            <text:p>-19.8561</text:p>
          </table:table-cell>
        </table:table-row>
        <table:table-row table:style-name="ro1">
          <table:table-cell/>
          <table:table-cell office:value-type="float" office:value="-10457.2" calcext:value-type="float">
            <text:p>-10457.2</text:p>
          </table:table-cell>
          <table:table-cell office:value-type="float" office:value="0.081483" calcext:value-type="float">
            <text:p>0.081483</text:p>
          </table:table-cell>
          <table:table-cell office:value-type="float" office:value="34625400000" calcext:value-type="float">
            <text:p>3.46E+10</text:p>
          </table:table-cell>
          <table:table-cell office:value-type="float" office:value="313260" calcext:value-type="float">
            <text:p>313260</text:p>
          </table:table-cell>
          <table:table-cell/>
          <table:table-cell office:value-type="float" office:value="21.4092" calcext:value-type="float">
            <text:p>21.4092</text:p>
          </table:table-cell>
          <table:table-cell office:value-type="float" office:value="29.7197" calcext:value-type="float">
            <text:p>29.7197</text:p>
          </table:table-cell>
          <table:table-cell office:value-type="float" office:value="333.342" calcext:value-type="float">
            <text:p>333.342</text:p>
          </table:table-cell>
          <table:table-cell office:value-type="float" office:value="476.861" calcext:value-type="float">
            <text:p>476.861</text:p>
          </table:table-cell>
          <table:table-cell office:value-type="float" office:value="-8640.37" calcext:value-type="float">
            <text:p>-8640.37</text:p>
          </table:table-cell>
          <table:table-cell office:value-type="float" office:value="-9338.14" calcext:value-type="float">
            <text:p>-9338.14</text:p>
          </table:table-cell>
          <table:table-cell office:value-type="float" office:value="13.5832" calcext:value-type="float">
            <text:p>13.5832</text:p>
          </table:table-cell>
          <table:table-cell/>
          <table:table-cell office:value-type="float" office:value="-28.3677" calcext:value-type="float">
            <text:p>-28.3677</text:p>
          </table:table-cell>
          <table:table-cell office:value-type="float" office:value="-19.8561" calcext:value-type="float">
            <text:p>-19.8561</text:p>
          </table:table-cell>
        </table:table-row>
        <table:table-row table:style-name="ro1">
          <table:table-cell/>
          <table:table-cell office:value-type="float" office:value="-9173.48" calcext:value-type="float">
            <text:p>-9173.48</text:p>
          </table:table-cell>
          <table:table-cell office:value-type="float" office:value="0.0870585" calcext:value-type="float">
            <text:p>0.0870585</text:p>
          </table:table-cell>
          <table:table-cell office:value-type="float" office:value="34158200000" calcext:value-type="float">
            <text:p>3.42E+10</text:p>
          </table:table-cell>
          <table:table-cell office:value-type="float" office:value="312000" calcext:value-type="float">
            <text:p>312000</text:p>
          </table:table-cell>
          <table:table-cell/>
          <table:table-cell office:value-type="float" office:value="20.6161" calcext:value-type="float">
            <text:p>20.6161</text:p>
          </table:table-cell>
          <table:table-cell office:value-type="float" office:value="29.6849" calcext:value-type="float">
            <text:p>29.6849</text:p>
          </table:table-cell>
          <table:table-cell office:value-type="float" office:value="336" calcext:value-type="float">
            <text:p>336</text:p>
          </table:table-cell>
          <table:table-cell office:value-type="float" office:value="471.518" calcext:value-type="float">
            <text:p>471.518</text:p>
          </table:table-cell>
          <table:table-cell office:value-type="float" office:value="-6486.48" calcext:value-type="float">
            <text:p>-6486.48</text:p>
          </table:table-cell>
          <table:table-cell office:value-type="float" office:value="-9721.42" calcext:value-type="float">
            <text:p>-9721.42</text:p>
          </table:table-cell>
          <table:table-cell office:value-type="float" office:value="13.651" calcext:value-type="float">
            <text:p>13.651</text:p>
          </table:table-cell>
          <table:table-cell/>
          <table:table-cell office:value-type="float" office:value="-28.1929" calcext:value-type="float">
            <text:p>-28.1929</text:p>
          </table:table-cell>
          <table:table-cell office:value-type="float" office:value="-19.8561" calcext:value-type="float">
            <text:p>-19.8561</text:p>
          </table:table-cell>
        </table:table-row>
        <table:table-row table:style-name="ro1">
          <table:table-cell/>
          <table:table-cell office:value-type="float" office:value="-9133.36" calcext:value-type="float">
            <text:p>-9133.36</text:p>
          </table:table-cell>
          <table:table-cell office:value-type="float" office:value="0.0840459" calcext:value-type="float">
            <text:p>0.0840459</text:p>
          </table:table-cell>
          <table:table-cell office:value-type="float" office:value="31604400000" calcext:value-type="float">
            <text:p>3.16E+10</text:p>
          </table:table-cell>
          <table:table-cell office:value-type="float" office:value="381645" calcext:value-type="float">
            <text:p>381645</text:p>
          </table:table-cell>
          <table:table-cell/>
          <table:table-cell office:value-type="float" office:value="20.5456" calcext:value-type="float">
            <text:p>20.5456</text:p>
          </table:table-cell>
          <table:table-cell office:value-type="float" office:value="30.4368" calcext:value-type="float">
            <text:p>30.4368</text:p>
          </table:table-cell>
          <table:table-cell office:value-type="float" office:value="362.339" calcext:value-type="float">
            <text:p>362.339</text:p>
          </table:table-cell>
          <table:table-cell office:value-type="float" office:value="459.739" calcext:value-type="float">
            <text:p>459.739</text:p>
          </table:table-cell>
          <table:table-cell office:value-type="float" office:value="-6593.12" calcext:value-type="float">
            <text:p>-6593.12</text:p>
          </table:table-cell>
          <table:table-cell office:value-type="float" office:value="-9396.22" calcext:value-type="float">
            <text:p>-9396.22</text:p>
          </table:table-cell>
          <table:table-cell office:value-type="float" office:value="13.5676" calcext:value-type="float">
            <text:p>13.5676</text:p>
          </table:table-cell>
          <table:table-cell/>
          <table:table-cell office:value-type="float" office:value="-28.2393" calcext:value-type="float">
            <text:p>-28.2393</text:p>
          </table:table-cell>
          <table:table-cell office:value-type="float" office:value="-19.8561" calcext:value-type="float">
            <text:p>-19.8561</text:p>
          </table:table-cell>
        </table:table-row>
        <table:table-row table:style-name="ro1">
          <table:table-cell/>
          <table:table-cell office:value-type="float" office:value="-9391.21" calcext:value-type="float">
            <text:p>-9391.21</text:p>
          </table:table-cell>
          <table:table-cell office:value-type="float" office:value="0.0797617" calcext:value-type="float">
            <text:p>0.0797617</text:p>
          </table:table-cell>
          <table:table-cell office:value-type="float" office:value="42254100000" calcext:value-type="float">
            <text:p>4.23E+10</text:p>
          </table:table-cell>
          <table:table-cell office:value-type="float" office:value="346620" calcext:value-type="float">
            <text:p>346620</text:p>
          </table:table-cell>
          <table:table-cell/>
          <table:table-cell office:value-type="float" office:value="20.5208" calcext:value-type="float">
            <text:p>20.5208</text:p>
          </table:table-cell>
          <table:table-cell office:value-type="float" office:value="29.7877" calcext:value-type="float">
            <text:p>29.7877</text:p>
          </table:table-cell>
          <table:table-cell office:value-type="float" office:value="368.834" calcext:value-type="float">
            <text:p>368.834</text:p>
          </table:table-cell>
          <table:table-cell office:value-type="float" office:value="477.598" calcext:value-type="float">
            <text:p>477.598</text:p>
          </table:table-cell>
          <table:table-cell office:value-type="float" office:value="-6145.95" calcext:value-type="float">
            <text:p>-6145.95</text:p>
          </table:table-cell>
          <table:table-cell office:value-type="float" office:value="-9651.49" calcext:value-type="float">
            <text:p>-9651.49</text:p>
          </table:table-cell>
          <table:table-cell office:value-type="float" office:value="13.1248" calcext:value-type="float">
            <text:p>13.1248</text:p>
          </table:table-cell>
          <table:table-cell/>
          <table:table-cell office:value-type="float" office:value="-28.3445" calcext:value-type="float">
            <text:p>-28.3445</text:p>
          </table:table-cell>
          <table:table-cell office:value-type="float" office:value="-19.8561" calcext:value-type="float">
            <text:p>-19.8561</text:p>
          </table:table-cell>
        </table:table-row>
        <table:table-row table:style-name="ro1">
          <table:table-cell/>
          <table:table-cell office:value-type="float" office:value="-9568.74" calcext:value-type="float">
            <text:p>-9568.74</text:p>
          </table:table-cell>
          <table:table-cell office:value-type="float" office:value="0.074442" calcext:value-type="float">
            <text:p>0.074442</text:p>
          </table:table-cell>
          <table:table-cell office:value-type="float" office:value="21667100000" calcext:value-type="float">
            <text:p>2.17E+10</text:p>
          </table:table-cell>
          <table:table-cell office:value-type="float" office:value="311040" calcext:value-type="float">
            <text:p>311040</text:p>
          </table:table-cell>
          <table:table-cell/>
          <table:table-cell office:value-type="float" office:value="18.9379" calcext:value-type="float">
            <text:p>18.9379</text:p>
          </table:table-cell>
          <table:table-cell office:value-type="float" office:value="29.5349" calcext:value-type="float">
            <text:p>29.5349</text:p>
          </table:table-cell>
          <table:table-cell office:value-type="float" office:value="355.219" calcext:value-type="float">
            <text:p>355.219</text:p>
          </table:table-cell>
          <table:table-cell office:value-type="float" office:value="475.06" calcext:value-type="float">
            <text:p>475.06</text:p>
          </table:table-cell>
          <table:table-cell office:value-type="float" office:value="-8780" calcext:value-type="float">
            <text:p>-8780</text:p>
          </table:table-cell>
          <table:table-cell office:value-type="float" office:value="-9200.77" calcext:value-type="float">
            <text:p>-9200.77</text:p>
          </table:table-cell>
          <table:table-cell office:value-type="float" office:value="13.5091" calcext:value-type="float">
            <text:p>13.5091</text:p>
          </table:table-cell>
          <table:table-cell/>
          <table:table-cell office:value-type="float" office:value="-28.3269" calcext:value-type="float">
            <text:p>-28.3269</text:p>
          </table:table-cell>
          <table:table-cell office:value-type="float" office:value="-19.8561" calcext:value-type="float">
            <text:p>-19.8561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75:.B104])" office:value-type="float" office:value="-9136.08476666667" calcext:value-type="float">
            <text:p>-9136.0847666667</text:p>
          </table:table-cell>
          <table:table-cell table:formula="of:=AVERAGE([.C75:.C104])" office:value-type="float" office:value="0.06459572" calcext:value-type="float">
            <text:p>0.06459572</text:p>
          </table:table-cell>
          <table:table-cell table:formula="of:=AVERAGE([.D75:.D104])" office:value-type="float" office:value="30625646666.3333" calcext:value-type="float">
            <text:p>3.06E+10</text:p>
          </table:table-cell>
          <table:table-cell table:style-name="ce1" table:formula="of:=AVERAGE([.E75:.E104])" office:value-type="float" office:value="319411.611133667" calcext:value-type="float">
            <text:p>3.19E+05</text:p>
          </table:table-cell>
          <table:table-cell table:style-name="ce1" table:formula="of:=AVERAGE([.G75:.G104])" office:value-type="float" office:value="20.7220866666667" calcext:value-type="float">
            <text:p>2.07E+01</text:p>
          </table:table-cell>
          <table:table-cell table:style-name="ce1" table:formula="of:=AVERAGE([.H75:.H104])" office:value-type="float" office:value="29.3911766666667" calcext:value-type="float">
            <text:p>2.94E+01</text:p>
          </table:table-cell>
          <table:table-cell table:style-name="ce1" table:formula="of:=AVERAGE([.I75:.I104])" office:value-type="float" office:value="342.103286666667" calcext:value-type="float">
            <text:p>3.42E+02</text:p>
          </table:table-cell>
          <table:table-cell table:style-name="ce1" table:formula="of:=AVERAGE([.J75:.J104])" office:value-type="float" office:value="470.949266666667" calcext:value-type="float">
            <text:p>4.71E+02</text:p>
          </table:table-cell>
          <table:table-cell table:style-name="ce1" table:formula="of:=AVERAGE([.J75:.J104])" office:value-type="float" office:value="470.949266666667" calcext:value-type="float">
            <text:p>4.71E+02</text:p>
          </table:table-cell>
          <table:table-cell table:style-name="ce1" table:formula="of:=AVERAGE([.K75:.K104])" office:value-type="float" office:value="-7053.975" calcext:value-type="float">
            <text:p>-7.05E+03</text:p>
          </table:table-cell>
          <table:table-cell table:style-name="ce1" table:formula="of:=AVERAGE([.L75:.L104])" office:value-type="float" office:value="-8632.67836666667" calcext:value-type="float">
            <text:p>-8.63E+03</text:p>
          </table:table-cell>
          <table:table-cell table:style-name="ce1" table:formula="of:=AVERAGE([.M75:.M104])" office:value-type="float" office:value="13.3130933333333" calcext:value-type="float">
            <text:p>1.33E+01</text:p>
          </table:table-cell>
          <table:table-cell table:style-name="ce1" table:formula="of:=AVERAGE([.O75:.O104])" office:value-type="float" office:value="-27.4193776666667" calcext:value-type="float">
            <text:p>-2.74E+01</text:p>
          </table:table-cell>
          <table:table-cell table:style-name="ce1" table:formula="of:=AVERAGE([.O75:.O104])" office:value-type="float" office:value="-27.4193776666667" calcext:value-type="float">
            <text:p>-2.74E+01</text:p>
          </table:table-cell>
          <table:table-cell table:style-name="ce1" table:formula="of:=AVERAGE([.P75:.P104])" office:value-type="float" office:value="-19.8221766666667" calcext:value-type="float">
            <text:p>-1.98E+01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75:.B104])" office:value-type="float" office:value="-9390.945" calcext:value-type="float">
            <text:p>-9390.945</text:p>
          </table:table-cell>
          <table:table-cell table:formula="of:=MEDIAN([.C75:.C104])" office:value-type="float" office:value="0.0768975" calcext:value-type="float">
            <text:p>0.0768975</text:p>
          </table:table-cell>
          <table:table-cell table:style-name="Default" table:formula="of:=MEDIAN([.D75:.D104])" office:value-type="float" office:value="30729500000" calcext:value-type="float">
            <text:p>30729500000</text:p>
          </table:table-cell>
          <table:table-cell table:formula="of:=MEDIAN([.E75:.E104])" office:value-type="float" office:value="334920" calcext:value-type="float">
            <text:p>334920</text:p>
          </table:table-cell>
          <table:table-cell table:formula="of:=MEDIAN([.G75:.G104])" office:value-type="float" office:value="20.65365" calcext:value-type="float">
            <text:p>20.65365</text:p>
          </table:table-cell>
          <table:table-cell table:formula="of:=MEDIAN([.H75:.H104])" office:value-type="float" office:value="29.71125" calcext:value-type="float">
            <text:p>29.71125</text:p>
          </table:table-cell>
          <table:table-cell table:formula="of:=MEDIAN([.I75:.I104])" office:value-type="float" office:value="368.6645" calcext:value-type="float">
            <text:p>368.6645</text:p>
          </table:table-cell>
          <table:table-cell table:formula="of:=MEDIAN([.J75:.J104])" office:value-type="float" office:value="473.26" calcext:value-type="float">
            <text:p>473.26</text:p>
          </table:table-cell>
          <table:table-cell table:formula="of:=MEDIAN([.J75:.J104])" office:value-type="float" office:value="473.26" calcext:value-type="float">
            <text:p>473.26</text:p>
          </table:table-cell>
          <table:table-cell table:formula="of:=MEDIAN([.K75:.K104])" office:value-type="float" office:value="-6885.62" calcext:value-type="float">
            <text:p>-6885.62</text:p>
          </table:table-cell>
          <table:table-cell table:formula="of:=MEDIAN([.L75:.L104])" office:value-type="float" office:value="-9258.185" calcext:value-type="float">
            <text:p>-9258.185</text:p>
          </table:table-cell>
          <table:table-cell table:formula="of:=MEDIAN([.M75:.M104])" office:value-type="float" office:value="13.4088" calcext:value-type="float">
            <text:p>13.4088</text:p>
          </table:table-cell>
          <table:table-cell table:formula="of:=MEDIAN([.O75:.O104])" office:value-type="float" office:value="-28.235" calcext:value-type="float">
            <text:p>-28.235</text:p>
          </table:table-cell>
          <table:table-cell table:formula="of:=MEDIAN([.O75:.O104])" office:value-type="float" office:value="-28.235" calcext:value-type="float">
            <text:p>-28.235</text:p>
          </table:table-cell>
          <table:table-cell table:formula="of:=MEDIAN([.P75:.P104])" office:value-type="float" office:value="-19.8561" calcext:value-type="float">
            <text:p>-19.8561</text:p>
          </table:table-cell>
        </table:table-row>
        <table:table-row table:style-name="ro1">
          <table:table-cell office:value-type="string" calcext:value-type="string">
            <text:p>std deviation</text:p>
          </table:table-cell>
          <table:table-cell table:formula="of:=STDEV([.B75:.B104])" office:value-type="float" office:value="1736.49714566847" calcext:value-type="float">
            <text:p>1736.4971456685</text:p>
          </table:table-cell>
          <table:table-cell table:formula="of:=STDEV([.C75:.C104])" office:value-type="float" office:value="0.0388817803023331" calcext:value-type="float">
            <text:p>0.0388817803</text:p>
          </table:table-cell>
          <table:table-cell table:style-name="Default" table:formula="of:=STDEV([.D75:.D104])" office:value-type="float" office:value="7961125157.97467" calcext:value-type="float">
            <text:p>7961125157.97467</text:p>
          </table:table-cell>
          <table:table-cell table:formula="of:=STDEV([.E75:.E104])" office:value-type="float" office:value="67087.9428677671" calcext:value-type="float">
            <text:p>67087.9428677671</text:p>
          </table:table-cell>
          <table:table-cell table:formula="of:=STDEV([.G75:.G104])" office:value-type="float" office:value="0.523141950626928" calcext:value-type="float">
            <text:p>0.5231419506</text:p>
          </table:table-cell>
          <table:table-cell table:formula="of:=STDEV([.H75:.H104])" office:value-type="float" office:value="1.85182709286007" calcext:value-type="float">
            <text:p>1.8518270929</text:p>
          </table:table-cell>
          <table:table-cell table:formula="of:=STDEV([.I75:.I104])" office:value-type="float" office:value="94.762525645688" calcext:value-type="float">
            <text:p>94.7625256457</text:p>
          </table:table-cell>
          <table:table-cell table:formula="of:=STDEV([.J75:.J104])" office:value-type="float" office:value="8.33447176380178" calcext:value-type="float">
            <text:p>8.3344717638</text:p>
          </table:table-cell>
          <table:table-cell table:formula="of:=STDEV([.J75:.J104])" office:value-type="float" office:value="8.33447176380178" calcext:value-type="float">
            <text:p>8.3344717638</text:p>
          </table:table-cell>
          <table:table-cell table:formula="of:=STDEV([.K75:.K104])" office:value-type="float" office:value="1094.20526939765" calcext:value-type="float">
            <text:p>1094.2052693977</text:p>
          </table:table-cell>
          <table:table-cell table:formula="of:=STDEV([.L75:.L104])" office:value-type="float" office:value="2486.49632659319" calcext:value-type="float">
            <text:p>2486.4963265932</text:p>
          </table:table-cell>
          <table:table-cell table:formula="of:=STDEV([.M75:.M104])" office:value-type="float" office:value="0.301684386270719" calcext:value-type="float">
            <text:p>0.3016843863</text:p>
          </table:table-cell>
          <table:table-cell table:formula="of:=STDEV([.O75:.O104])" office:value-type="float" office:value="4.53048167757308" calcext:value-type="float">
            <text:p>4.5304816776</text:p>
          </table:table-cell>
          <table:table-cell table:formula="of:=STDEV([.O75:.O104])" office:value-type="float" office:value="4.53048167757308" calcext:value-type="float">
            <text:p>4.5304816776</text:p>
          </table:table-cell>
          <table:table-cell table:formula="of:=STDEV([.P75:.P104])" office:value-type="float" office:value="0.069008523628124" calcext:value-type="float">
            <text:p>0.0690085236</text:p>
          </table:table-cell>
        </table:table-row>
      </table:table>
      <table:table table:name="local_search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-1722.16" calcext:value-type="float">
            <text:p>-1722.16</text:p>
          </table:table-cell>
          <table:table-cell office:value-type="float" office:value="0.03025" calcext:value-type="float">
            <text:p>0.03025</text:p>
          </table:table-cell>
          <table:table-cell office:value-type="float" office:value="13131900000" calcext:value-type="float">
            <text:p>1.31E+10</text:p>
          </table:table-cell>
          <table:table-cell office:value-type="float" office:value="5978.56" calcext:value-type="float">
            <text:p>5978.56</text:p>
          </table:table-cell>
          <table:table-cell office:value-type="float" office:value="69.3764" calcext:value-type="float">
            <text:p>69.3764</text:p>
          </table:table-cell>
          <table:table-cell office:value-type="float" office:value="7.53377" calcext:value-type="float">
            <text:p>7.53377</text:p>
          </table:table-cell>
          <table:table-cell office:value-type="float" office:value="9.04847" calcext:value-type="float">
            <text:p>9.04847</text:p>
          </table:table-cell>
          <table:table-cell office:value-type="float" office:value="181.426" calcext:value-type="float">
            <text:p>181.426</text:p>
          </table:table-cell>
          <table:table-cell office:value-type="float" office:value="151.893" calcext:value-type="float">
            <text:p>151.893</text:p>
          </table:table-cell>
          <table:table-cell office:value-type="float" office:value="-754.573" calcext:value-type="float">
            <text:p>-754.573</text:p>
          </table:table-cell>
          <table:table-cell office:value-type="float" office:value="-2406.31" calcext:value-type="float">
            <text:p>-2406.31</text:p>
          </table:table-cell>
          <table:table-cell office:value-type="float" office:value="4.19767" calcext:value-type="float">
            <text:p>4.19767</text:p>
          </table:table-cell>
          <table:table-cell office:value-type="float" office:value="-2.05904" calcext:value-type="float">
            <text:p>-2.05904</text:p>
          </table:table-cell>
          <table:table-cell office:value-type="float" office:value="-8.82787" calcext:value-type="float">
            <text:p>-8.82787</text:p>
          </table:table-cell>
          <table:table-cell office:value-type="float" office:value="-8.1772" calcext:value-type="float">
            <text:p>-8.1772</text:p>
          </table:table-cell>
        </table:table-row>
        <table:table-row table:style-name="ro1">
          <table:table-cell/>
          <table:table-cell office:value-type="float" office:value="-2788.25" calcext:value-type="float">
            <text:p>-2788.25</text:p>
          </table:table-cell>
          <table:table-cell office:value-type="float" office:value="0.03025" calcext:value-type="float">
            <text:p>0.03025</text:p>
          </table:table-cell>
          <table:table-cell office:value-type="float" office:value="15880700000" calcext:value-type="float">
            <text:p>1.59E+10</text:p>
          </table:table-cell>
          <table:table-cell office:value-type="float" office:value="29804.2" calcext:value-type="float">
            <text:p>29804.2</text:p>
          </table:table-cell>
          <table:table-cell office:value-type="float" office:value="69.0028" calcext:value-type="float">
            <text:p>69.0028</text:p>
          </table:table-cell>
          <table:table-cell office:value-type="float" office:value="6.62654" calcext:value-type="float">
            <text:p>6.62654</text:p>
          </table:table-cell>
          <table:table-cell office:value-type="float" office:value="9.08272" calcext:value-type="float">
            <text:p>9.08272</text:p>
          </table:table-cell>
          <table:table-cell office:value-type="float" office:value="121.985" calcext:value-type="float">
            <text:p>121.985</text:p>
          </table:table-cell>
          <table:table-cell office:value-type="float" office:value="157.316" calcext:value-type="float">
            <text:p>157.316</text:p>
          </table:table-cell>
          <table:table-cell office:value-type="float" office:value="482.297" calcext:value-type="float">
            <text:p>482.297</text:p>
          </table:table-cell>
          <table:table-cell office:value-type="float" office:value="-2056.85" calcext:value-type="float">
            <text:p>-2056.85</text:p>
          </table:table-cell>
          <table:table-cell office:value-type="float" office:value="4.27003" calcext:value-type="float">
            <text:p>4.27003</text:p>
          </table:table-cell>
          <table:table-cell office:value-type="float" office:value="-0.232247" calcext:value-type="float">
            <text:p>-0.232247</text:p>
          </table:table-cell>
          <table:table-cell office:value-type="float" office:value="-8.81589" calcext:value-type="float">
            <text:p>-8.81589</text:p>
          </table:table-cell>
          <table:table-cell office:value-type="float" office:value="-8.1772" calcext:value-type="float">
            <text:p>-8.1772</text:p>
          </table:table-cell>
        </table:table-row>
        <table:table-row table:style-name="ro1">
          <table:table-cell/>
          <table:table-cell office:value-type="float" office:value="-1839.66" calcext:value-type="float">
            <text:p>-1839.66</text:p>
          </table:table-cell>
          <table:table-cell office:value-type="float" office:value="0.03025" calcext:value-type="float">
            <text:p>0.03025</text:p>
          </table:table-cell>
          <table:table-cell office:value-type="float" office:value="21495000000" calcext:value-type="float">
            <text:p>2.15E+10</text:p>
          </table:table-cell>
          <table:table-cell office:value-type="float" office:value="17368.8" calcext:value-type="float">
            <text:p>17368.8</text:p>
          </table:table-cell>
          <table:table-cell office:value-type="float" office:value="63.9238" calcext:value-type="float">
            <text:p>63.9238</text:p>
          </table:table-cell>
          <table:table-cell office:value-type="float" office:value="7.28417" calcext:value-type="float">
            <text:p>7.28417</text:p>
          </table:table-cell>
          <table:table-cell office:value-type="float" office:value="9.19482" calcext:value-type="float">
            <text:p>9.19482</text:p>
          </table:table-cell>
          <table:table-cell office:value-type="float" office:value="170.218" calcext:value-type="float">
            <text:p>170.218</text:p>
          </table:table-cell>
          <table:table-cell office:value-type="float" office:value="140.056" calcext:value-type="float">
            <text:p>140.056</text:p>
          </table:table-cell>
          <table:table-cell office:value-type="float" office:value="-1188.15" calcext:value-type="float">
            <text:p>-1188.15</text:p>
          </table:table-cell>
          <table:table-cell office:value-type="float" office:value="-2643.43" calcext:value-type="float">
            <text:p>-2643.43</text:p>
          </table:table-cell>
          <table:table-cell office:value-type="float" office:value="4.22798" calcext:value-type="float">
            <text:p>4.22798</text:p>
          </table:table-cell>
          <table:table-cell office:value-type="float" office:value="0.00103445" calcext:value-type="float">
            <text:p>0.00103445</text:p>
          </table:table-cell>
          <table:table-cell office:value-type="float" office:value="-8.76307" calcext:value-type="float">
            <text:p>-8.76307</text:p>
          </table:table-cell>
          <table:table-cell office:value-type="float" office:value="-8.1772" calcext:value-type="float">
            <text:p>-8.1772</text:p>
          </table:table-cell>
        </table:table-row>
        <table:table-row table:style-name="ro1">
          <table:table-cell/>
          <table:table-cell office:value-type="float" office:value="-3498.88" calcext:value-type="float">
            <text:p>-3498.88</text:p>
          </table:table-cell>
          <table:table-cell office:value-type="float" office:value="0.0300057" calcext:value-type="float">
            <text:p>0.0300057</text:p>
          </table:table-cell>
          <table:table-cell office:value-type="float" office:value="12492400000" calcext:value-type="float">
            <text:p>1.25E+10</text:p>
          </table:table-cell>
          <table:table-cell office:value-type="float" office:value="20604.7" calcext:value-type="float">
            <text:p>20604.7</text:p>
          </table:table-cell>
          <table:table-cell office:value-type="float" office:value="68.4473" calcext:value-type="float">
            <text:p>68.4473</text:p>
          </table:table-cell>
          <table:table-cell office:value-type="float" office:value="5.87015" calcext:value-type="float">
            <text:p>5.87015</text:p>
          </table:table-cell>
          <table:table-cell office:value-type="float" office:value="10.7235" calcext:value-type="float">
            <text:p>10.7235</text:p>
          </table:table-cell>
          <table:table-cell office:value-type="float" office:value="109.273" calcext:value-type="float">
            <text:p>109.273</text:p>
          </table:table-cell>
          <table:table-cell office:value-type="float" office:value="156.978" calcext:value-type="float">
            <text:p>156.978</text:p>
          </table:table-cell>
          <table:table-cell office:value-type="float" office:value="765.691" calcext:value-type="float">
            <text:p>765.691</text:p>
          </table:table-cell>
          <table:table-cell office:value-type="float" office:value="-2240.2" calcext:value-type="float">
            <text:p>-2240.2</text:p>
          </table:table-cell>
          <table:table-cell office:value-type="float" office:value="4.50026" calcext:value-type="float">
            <text:p>4.50026</text:p>
          </table:table-cell>
          <table:table-cell office:value-type="float" office:value="0.0612122" calcext:value-type="float">
            <text:p>0.0612122</text:p>
          </table:table-cell>
          <table:table-cell office:value-type="float" office:value="-8.79559" calcext:value-type="float">
            <text:p>-8.79559</text:p>
          </table:table-cell>
          <table:table-cell office:value-type="float" office:value="-19.1981" calcext:value-type="float">
            <text:p>-19.1981</text:p>
          </table:table-cell>
        </table:table-row>
        <table:table-row table:style-name="ro1">
          <table:table-cell/>
          <table:table-cell office:value-type="float" office:value="-2373.7" calcext:value-type="float">
            <text:p>-2373.7</text:p>
          </table:table-cell>
          <table:table-cell office:value-type="float" office:value="0.03025" calcext:value-type="float">
            <text:p>0.03025</text:p>
          </table:table-cell>
          <table:table-cell office:value-type="float" office:value="19349200000" calcext:value-type="float">
            <text:p>1.93E+10</text:p>
          </table:table-cell>
          <table:table-cell office:value-type="float" office:value="13430.3" calcext:value-type="float">
            <text:p>13430.3</text:p>
          </table:table-cell>
          <table:table-cell office:value-type="float" office:value="34.2408" calcext:value-type="float">
            <text:p>34.2408</text:p>
          </table:table-cell>
          <table:table-cell office:value-type="float" office:value="7.98904" calcext:value-type="float">
            <text:p>7.98904</text:p>
          </table:table-cell>
          <table:table-cell office:value-type="float" office:value="9.18401" calcext:value-type="float">
            <text:p>9.18401</text:p>
          </table:table-cell>
          <table:table-cell office:value-type="float" office:value="130.203" calcext:value-type="float">
            <text:p>130.203</text:p>
          </table:table-cell>
          <table:table-cell office:value-type="float" office:value="151.598" calcext:value-type="float">
            <text:p>151.598</text:p>
          </table:table-cell>
          <table:table-cell office:value-type="float" office:value="357.187" calcext:value-type="float">
            <text:p>357.187</text:p>
          </table:table-cell>
          <table:table-cell office:value-type="float" office:value="-2195.2" calcext:value-type="float">
            <text:p>-2195.2</text:p>
          </table:table-cell>
          <table:table-cell office:value-type="float" office:value="4.49177" calcext:value-type="float">
            <text:p>4.49177</text:p>
          </table:table-cell>
          <table:table-cell office:value-type="float" office:value="0.843228" calcext:value-type="float">
            <text:p>0.843228</text:p>
          </table:table-cell>
          <table:table-cell office:value-type="float" office:value="-8.72636" calcext:value-type="float">
            <text:p>-8.72636</text:p>
          </table:table-cell>
          <table:table-cell office:value-type="float" office:value="-19.2635" calcext:value-type="float">
            <text:p>-19.2635</text:p>
          </table:table-cell>
        </table:table-row>
        <table:table-row table:style-name="ro1">
          <table:table-cell/>
          <table:table-cell office:value-type="float" office:value="-2669.32" calcext:value-type="float">
            <text:p>-2669.32</text:p>
          </table:table-cell>
          <table:table-cell office:value-type="float" office:value="0.03025" calcext:value-type="float">
            <text:p>0.03025</text:p>
          </table:table-cell>
          <table:table-cell office:value-type="float" office:value="13798300000" calcext:value-type="float">
            <text:p>1.38E+10</text:p>
          </table:table-cell>
          <table:table-cell office:value-type="float" office:value="13495.7" calcext:value-type="float">
            <text:p>13495.7</text:p>
          </table:table-cell>
          <table:table-cell office:value-type="float" office:value="60.3948" calcext:value-type="float">
            <text:p>60.3948</text:p>
          </table:table-cell>
          <table:table-cell office:value-type="float" office:value="7.3257" calcext:value-type="float">
            <text:p>7.3257</text:p>
          </table:table-cell>
          <table:table-cell office:value-type="float" office:value="9.63616" calcext:value-type="float">
            <text:p>9.63616</text:p>
          </table:table-cell>
          <table:table-cell office:value-type="float" office:value="126.236" calcext:value-type="float">
            <text:p>126.236</text:p>
          </table:table-cell>
          <table:table-cell office:value-type="float" office:value="150.787" calcext:value-type="float">
            <text:p>150.787</text:p>
          </table:table-cell>
          <table:table-cell office:value-type="float" office:value="-701.815" calcext:value-type="float">
            <text:p>-701.815</text:p>
          </table:table-cell>
          <table:table-cell office:value-type="float" office:value="-2689.55" calcext:value-type="float">
            <text:p>-2689.55</text:p>
          </table:table-cell>
          <table:table-cell office:value-type="float" office:value="4.52112" calcext:value-type="float">
            <text:p>4.52112</text:p>
          </table:table-cell>
          <table:table-cell office:value-type="float" office:value="-0.563567" calcext:value-type="float">
            <text:p>-0.563567</text:p>
          </table:table-cell>
          <table:table-cell office:value-type="float" office:value="-8.62028" calcext:value-type="float">
            <text:p>-8.62028</text:p>
          </table:table-cell>
          <table:table-cell office:value-type="float" office:value="-19.2635" calcext:value-type="float">
            <text:p>-19.2635</text:p>
          </table:table-cell>
        </table:table-row>
        <table:table-row table:style-name="ro1">
          <table:table-cell/>
          <table:table-cell office:value-type="float" office:value="-2412.63" calcext:value-type="float">
            <text:p>-2412.63</text:p>
          </table:table-cell>
          <table:table-cell office:value-type="float" office:value="0.0288532" calcext:value-type="float">
            <text:p>0.0288532</text:p>
          </table:table-cell>
          <table:table-cell office:value-type="float" office:value="12171100000" calcext:value-type="float">
            <text:p>1.22E+10</text:p>
          </table:table-cell>
          <table:table-cell office:value-type="float" office:value="30023.6" calcext:value-type="float">
            <text:p>30023.6</text:p>
          </table:table-cell>
          <table:table-cell office:value-type="float" office:value="74.2869" calcext:value-type="float">
            <text:p>74.2869</text:p>
          </table:table-cell>
          <table:table-cell office:value-type="float" office:value="7.63259" calcext:value-type="float">
            <text:p>7.63259</text:p>
          </table:table-cell>
          <table:table-cell office:value-type="float" office:value="9.07038" calcext:value-type="float">
            <text:p>9.07038</text:p>
          </table:table-cell>
          <table:table-cell office:value-type="float" office:value="153.164" calcext:value-type="float">
            <text:p>153.164</text:p>
          </table:table-cell>
          <table:table-cell office:value-type="float" office:value="157.549" calcext:value-type="float">
            <text:p>157.549</text:p>
          </table:table-cell>
          <table:table-cell office:value-type="float" office:value="-394.844" calcext:value-type="float">
            <text:p>-394.844</text:p>
          </table:table-cell>
          <table:table-cell office:value-type="float" office:value="-2613.69" calcext:value-type="float">
            <text:p>-2613.69</text:p>
          </table:table-cell>
          <table:table-cell office:value-type="float" office:value="4.45488" calcext:value-type="float">
            <text:p>4.45488</text:p>
          </table:table-cell>
          <table:table-cell office:value-type="float" office:value="0.147295" calcext:value-type="float">
            <text:p>0.147295</text:p>
          </table:table-cell>
          <table:table-cell office:value-type="float" office:value="-8.74889" calcext:value-type="float">
            <text:p>-8.74889</text:p>
          </table:table-cell>
          <table:table-cell office:value-type="float" office:value="-19.2635" calcext:value-type="float">
            <text:p>-19.2635</text:p>
          </table:table-cell>
        </table:table-row>
        <table:table-row table:style-name="ro1">
          <table:table-cell/>
          <table:table-cell office:value-type="float" office:value="-2452.59" calcext:value-type="float">
            <text:p>-2452.59</text:p>
          </table:table-cell>
          <table:table-cell office:value-type="float" office:value="0.03025" calcext:value-type="float">
            <text:p>0.03025</text:p>
          </table:table-cell>
          <table:table-cell office:value-type="float" office:value="24530200000" calcext:value-type="float">
            <text:p>2.45E+10</text:p>
          </table:table-cell>
          <table:table-cell office:value-type="float" office:value="22446.9" calcext:value-type="float">
            <text:p>22446.9</text:p>
          </table:table-cell>
          <table:table-cell office:value-type="float" office:value="42.4768" calcext:value-type="float">
            <text:p>42.4768</text:p>
          </table:table-cell>
          <table:table-cell office:value-type="float" office:value="6.59059" calcext:value-type="float">
            <text:p>6.59059</text:p>
          </table:table-cell>
          <table:table-cell office:value-type="float" office:value="9.49866" calcext:value-type="float">
            <text:p>9.49866</text:p>
          </table:table-cell>
          <table:table-cell office:value-type="float" office:value="167.659" calcext:value-type="float">
            <text:p>167.659</text:p>
          </table:table-cell>
          <table:table-cell office:value-type="float" office:value="153.588" calcext:value-type="float">
            <text:p>153.588</text:p>
          </table:table-cell>
          <table:table-cell office:value-type="float" office:value="-2790.05" calcext:value-type="float">
            <text:p>-2790.05</text:p>
          </table:table-cell>
          <table:table-cell office:value-type="float" office:value="-884.232" calcext:value-type="float">
            <text:p>-884.232</text:p>
          </table:table-cell>
          <table:table-cell office:value-type="float" office:value="4.49433" calcext:value-type="float">
            <text:p>4.49433</text:p>
          </table:table-cell>
          <table:table-cell office:value-type="float" office:value="-1.58924" calcext:value-type="float">
            <text:p>-1.58924</text:p>
          </table:table-cell>
          <table:table-cell office:value-type="float" office:value="-8.68392" calcext:value-type="float">
            <text:p>-8.68392</text:p>
          </table:table-cell>
          <table:table-cell office:value-type="float" office:value="-22.0872" calcext:value-type="float">
            <text:p>-22.0872</text:p>
          </table:table-cell>
        </table:table-row>
        <table:table-row table:style-name="ro1">
          <table:table-cell/>
          <table:table-cell office:value-type="float" office:value="-2827.23" calcext:value-type="float">
            <text:p>-2827.23</text:p>
          </table:table-cell>
          <table:table-cell office:value-type="float" office:value="0.03025" calcext:value-type="float">
            <text:p>0.03025</text:p>
          </table:table-cell>
          <table:table-cell office:value-type="float" office:value="6567020000" calcext:value-type="float">
            <text:p>6.57E+09</text:p>
          </table:table-cell>
          <table:table-cell office:value-type="float" office:value="18043.7" calcext:value-type="float">
            <text:p>18043.7</text:p>
          </table:table-cell>
          <table:table-cell office:value-type="float" office:value="64.0325" calcext:value-type="float">
            <text:p>64.0325</text:p>
          </table:table-cell>
          <table:table-cell office:value-type="float" office:value="6.60687" calcext:value-type="float">
            <text:p>6.60687</text:p>
          </table:table-cell>
          <table:table-cell office:value-type="float" office:value="9.40728" calcext:value-type="float">
            <text:p>9.40728</text:p>
          </table:table-cell>
          <table:table-cell office:value-type="float" office:value="137.864" calcext:value-type="float">
            <text:p>137.864</text:p>
          </table:table-cell>
          <table:table-cell office:value-type="float" office:value="155.09" calcext:value-type="float">
            <text:p>155.09</text:p>
          </table:table-cell>
          <table:table-cell office:value-type="float" office:value="167.839" calcext:value-type="float">
            <text:p>167.839</text:p>
          </table:table-cell>
          <table:table-cell office:value-type="float" office:value="-3035.03" calcext:value-type="float">
            <text:p>-3035.03</text:p>
          </table:table-cell>
          <table:table-cell office:value-type="float" office:value="4.10601" calcext:value-type="float">
            <text:p>4.10601</text:p>
          </table:table-cell>
          <table:table-cell table:style-name="ce1" office:value-type="float" office:value="0.0000237955" calcext:value-type="float">
            <text:p>2.38E-05</text:p>
          </table:table-cell>
          <table:table-cell office:value-type="float" office:value="-8.77553" calcext:value-type="float">
            <text:p>-8.77553</text:p>
          </table:table-cell>
          <table:table-cell office:value-type="float" office:value="-8.1772" calcext:value-type="float">
            <text:p>-8.1772</text:p>
          </table:table-cell>
        </table:table-row>
        <table:table-row table:style-name="ro1">
          <table:table-cell/>
          <table:table-cell office:value-type="float" office:value="-3577.85" calcext:value-type="float">
            <text:p>-3577.85</text:p>
          </table:table-cell>
          <table:table-cell office:value-type="float" office:value="0.0248398" calcext:value-type="float">
            <text:p>0.0248398</text:p>
          </table:table-cell>
          <table:table-cell office:value-type="float" office:value="17409400000" calcext:value-type="float">
            <text:p>1.74E+10</text:p>
          </table:table-cell>
          <table:table-cell office:value-type="float" office:value="25988.4" calcext:value-type="float">
            <text:p>25988.4</text:p>
          </table:table-cell>
          <table:table-cell office:value-type="float" office:value="74.2439" calcext:value-type="float">
            <text:p>74.2439</text:p>
          </table:table-cell>
          <table:table-cell office:value-type="float" office:value="6.73684" calcext:value-type="float">
            <text:p>6.73684</text:p>
          </table:table-cell>
          <table:table-cell office:value-type="float" office:value="9.28461" calcext:value-type="float">
            <text:p>9.28461</text:p>
          </table:table-cell>
          <table:table-cell office:value-type="float" office:value="132.581" calcext:value-type="float">
            <text:p>132.581</text:p>
          </table:table-cell>
          <table:table-cell office:value-type="float" office:value="144.729" calcext:value-type="float">
            <text:p>144.729</text:p>
          </table:table-cell>
          <table:table-cell office:value-type="float" office:value="-91.2695" calcext:value-type="float">
            <text:p>-91.2695</text:p>
          </table:table-cell>
          <table:table-cell office:value-type="float" office:value="-1509.7" calcext:value-type="float">
            <text:p>-1509.7</text:p>
          </table:table-cell>
          <table:table-cell office:value-type="float" office:value="4.46538" calcext:value-type="float">
            <text:p>4.46538</text:p>
          </table:table-cell>
          <table:table-cell office:value-type="float" office:value="-1.92424" calcext:value-type="float">
            <text:p>-1.92424</text:p>
          </table:table-cell>
          <table:table-cell office:value-type="float" office:value="-8.45917" calcext:value-type="float">
            <text:p>-8.45917</text:p>
          </table:table-cell>
          <table:table-cell office:value-type="float" office:value="-11.5852" calcext:value-type="float">
            <text:p>-11.5852</text:p>
          </table:table-cell>
        </table:table-row>
        <table:table-row table:style-name="ro1">
          <table:table-cell/>
          <table:table-cell office:value-type="float" office:value="-1326.85" calcext:value-type="float">
            <text:p>-1326.85</text:p>
          </table:table-cell>
          <table:table-cell office:value-type="float" office:value="0.03025" calcext:value-type="float">
            <text:p>0.03025</text:p>
          </table:table-cell>
          <table:table-cell office:value-type="float" office:value="26813600000" calcext:value-type="float">
            <text:p>2.68E+10</text:p>
          </table:table-cell>
          <table:table-cell office:value-type="float" office:value="7867.05" calcext:value-type="float">
            <text:p>7867.05</text:p>
          </table:table-cell>
          <table:table-cell office:value-type="float" office:value="70.423" calcext:value-type="float">
            <text:p>70.423</text:p>
          </table:table-cell>
          <table:table-cell office:value-type="float" office:value="7.52619" calcext:value-type="float">
            <text:p>7.52619</text:p>
          </table:table-cell>
          <table:table-cell office:value-type="float" office:value="9.06149" calcext:value-type="float">
            <text:p>9.06149</text:p>
          </table:table-cell>
          <table:table-cell office:value-type="float" office:value="111.908" calcext:value-type="float">
            <text:p>111.908</text:p>
          </table:table-cell>
          <table:table-cell office:value-type="float" office:value="154.855" calcext:value-type="float">
            <text:p>154.855</text:p>
          </table:table-cell>
          <table:table-cell office:value-type="float" office:value="-117.596" calcext:value-type="float">
            <text:p>-117.596</text:p>
          </table:table-cell>
          <table:table-cell office:value-type="float" office:value="-2566.91" calcext:value-type="float">
            <text:p>-2566.91</text:p>
          </table:table-cell>
          <table:table-cell office:value-type="float" office:value="4.49956" calcext:value-type="float">
            <text:p>4.49956</text:p>
          </table:table-cell>
          <table:table-cell office:value-type="float" office:value="-0.783772" calcext:value-type="float">
            <text:p>-0.783772</text:p>
          </table:table-cell>
          <table:table-cell office:value-type="float" office:value="-8.59181" calcext:value-type="float">
            <text:p>-8.59181</text:p>
          </table:table-cell>
          <table:table-cell office:value-type="float" office:value="-8.1772" calcext:value-type="float">
            <text:p>-8.1772</text:p>
          </table:table-cell>
        </table:table-row>
        <table:table-row table:style-name="ro1">
          <table:table-cell/>
          <table:table-cell office:value-type="float" office:value="-3735.8" calcext:value-type="float">
            <text:p>-3735.8</text:p>
          </table:table-cell>
          <table:table-cell office:value-type="float" office:value="0.03025" calcext:value-type="float">
            <text:p>0.03025</text:p>
          </table:table-cell>
          <table:table-cell office:value-type="float" office:value="18035500000" calcext:value-type="float">
            <text:p>1.80E+10</text:p>
          </table:table-cell>
          <table:table-cell office:value-type="float" office:value="22752.2" calcext:value-type="float">
            <text:p>22752.2</text:p>
          </table:table-cell>
          <table:table-cell office:value-type="float" office:value="50.6174" calcext:value-type="float">
            <text:p>50.6174</text:p>
          </table:table-cell>
          <table:table-cell office:value-type="float" office:value="6.33447" calcext:value-type="float">
            <text:p>6.33447</text:p>
          </table:table-cell>
          <table:table-cell office:value-type="float" office:value="9.1547" calcext:value-type="float">
            <text:p>9.1547</text:p>
          </table:table-cell>
          <table:table-cell office:value-type="float" office:value="139.641" calcext:value-type="float">
            <text:p>139.641</text:p>
          </table:table-cell>
          <table:table-cell office:value-type="float" office:value="152.514" calcext:value-type="float">
            <text:p>152.514</text:p>
          </table:table-cell>
          <table:table-cell office:value-type="float" office:value="-1316.55" calcext:value-type="float">
            <text:p>-1316.55</text:p>
          </table:table-cell>
          <table:table-cell office:value-type="float" office:value="-2518" calcext:value-type="float">
            <text:p>-2518</text:p>
          </table:table-cell>
          <table:table-cell office:value-type="float" office:value="4.47642" calcext:value-type="float">
            <text:p>4.47642</text:p>
          </table:table-cell>
          <table:table-cell office:value-type="float" office:value="-0.0463014" calcext:value-type="float">
            <text:p>-0.0463014</text:p>
          </table:table-cell>
          <table:table-cell office:value-type="float" office:value="-8.75746" calcext:value-type="float">
            <text:p>-8.75746</text:p>
          </table:table-cell>
          <table:table-cell office:value-type="float" office:value="-19.27" calcext:value-type="float">
            <text:p>-19.27</text:p>
          </table:table-cell>
        </table:table-row>
        <table:table-row table:style-name="ro1">
          <table:table-cell/>
          <table:table-cell office:value-type="float" office:value="-2393.27" calcext:value-type="float">
            <text:p>-2393.27</text:p>
          </table:table-cell>
          <table:table-cell office:value-type="float" office:value="0.03025" calcext:value-type="float">
            <text:p>0.03025</text:p>
          </table:table-cell>
          <table:table-cell office:value-type="float" office:value="11429900000" calcext:value-type="float">
            <text:p>1.14E+10</text:p>
          </table:table-cell>
          <table:table-cell office:value-type="float" office:value="14274.5" calcext:value-type="float">
            <text:p>14274.5</text:p>
          </table:table-cell>
          <table:table-cell office:value-type="float" office:value="40.5886" calcext:value-type="float">
            <text:p>40.5886</text:p>
          </table:table-cell>
          <table:table-cell office:value-type="float" office:value="6.41117" calcext:value-type="float">
            <text:p>6.41117</text:p>
          </table:table-cell>
          <table:table-cell office:value-type="float" office:value="10.6114" calcext:value-type="float">
            <text:p>10.6114</text:p>
          </table:table-cell>
          <table:table-cell office:value-type="float" office:value="224.812" calcext:value-type="float">
            <text:p>224.812</text:p>
          </table:table-cell>
          <table:table-cell office:value-type="float" office:value="151.689" calcext:value-type="float">
            <text:p>151.689</text:p>
          </table:table-cell>
          <table:table-cell office:value-type="float" office:value="-1288.83" calcext:value-type="float">
            <text:p>-1288.83</text:p>
          </table:table-cell>
          <table:table-cell office:value-type="float" office:value="-2630.38" calcext:value-type="float">
            <text:p>-2630.38</text:p>
          </table:table-cell>
          <table:table-cell office:value-type="float" office:value="3.96854" calcext:value-type="float">
            <text:p>3.96854</text:p>
          </table:table-cell>
          <table:table-cell office:value-type="float" office:value="-1.52409" calcext:value-type="float">
            <text:p>-1.52409</text:p>
          </table:table-cell>
          <table:table-cell office:value-type="float" office:value="-8.57556" calcext:value-type="float">
            <text:p>-8.57556</text:p>
          </table:table-cell>
          <table:table-cell office:value-type="float" office:value="-8.1772" calcext:value-type="float">
            <text:p>-8.1772</text:p>
          </table:table-cell>
        </table:table-row>
        <table:table-row table:style-name="ro1">
          <table:table-cell/>
          <table:table-cell office:value-type="float" office:value="-2136.79" calcext:value-type="float">
            <text:p>-2136.79</text:p>
          </table:table-cell>
          <table:table-cell office:value-type="float" office:value="0.0251012" calcext:value-type="float">
            <text:p>0.0251012</text:p>
          </table:table-cell>
          <table:table-cell office:value-type="float" office:value="11641200000" calcext:value-type="float">
            <text:p>1.16E+10</text:p>
          </table:table-cell>
          <table:table-cell office:value-type="float" office:value="13427.8" calcext:value-type="float">
            <text:p>13427.8</text:p>
          </table:table-cell>
          <table:table-cell office:value-type="float" office:value="74.9665" calcext:value-type="float">
            <text:p>74.9665</text:p>
          </table:table-cell>
          <table:table-cell office:value-type="float" office:value="6.62278" calcext:value-type="float">
            <text:p>6.62278</text:p>
          </table:table-cell>
          <table:table-cell office:value-type="float" office:value="9.18783" calcext:value-type="float">
            <text:p>9.18783</text:p>
          </table:table-cell>
          <table:table-cell office:value-type="float" office:value="124.629" calcext:value-type="float">
            <text:p>124.629</text:p>
          </table:table-cell>
          <table:table-cell office:value-type="float" office:value="154.597" calcext:value-type="float">
            <text:p>154.597</text:p>
          </table:table-cell>
          <table:table-cell office:value-type="float" office:value="-1036" calcext:value-type="float">
            <text:p>-1036</text:p>
          </table:table-cell>
          <table:table-cell office:value-type="float" office:value="-2279.34" calcext:value-type="float">
            <text:p>-2279.34</text:p>
          </table:table-cell>
          <table:table-cell office:value-type="float" office:value="4.08355" calcext:value-type="float">
            <text:p>4.08355</text:p>
          </table:table-cell>
          <table:table-cell office:value-type="float" office:value="-0.337027" calcext:value-type="float">
            <text:p>-0.337027</text:p>
          </table:table-cell>
          <table:table-cell office:value-type="float" office:value="-8.83124" calcext:value-type="float">
            <text:p>-8.83124</text:p>
          </table:table-cell>
          <table:table-cell office:value-type="float" office:value="-19.27" calcext:value-type="float">
            <text:p>-19.27</text:p>
          </table:table-cell>
        </table:table-row>
        <table:table-row table:style-name="ro1">
          <table:table-cell/>
          <table:table-cell office:value-type="float" office:value="-2551.26" calcext:value-type="float">
            <text:p>-2551.26</text:p>
          </table:table-cell>
          <table:table-cell office:value-type="float" office:value="0.03025" calcext:value-type="float">
            <text:p>0.03025</text:p>
          </table:table-cell>
          <table:table-cell office:value-type="float" office:value="20887700000" calcext:value-type="float">
            <text:p>2.09E+10</text:p>
          </table:table-cell>
          <table:table-cell office:value-type="float" office:value="14787" calcext:value-type="float">
            <text:p>14787</text:p>
          </table:table-cell>
          <table:table-cell office:value-type="float" office:value="71.8753" calcext:value-type="float">
            <text:p>71.8753</text:p>
          </table:table-cell>
          <table:table-cell office:value-type="float" office:value="6.1052" calcext:value-type="float">
            <text:p>6.1052</text:p>
          </table:table-cell>
          <table:table-cell office:value-type="float" office:value="10.2295" calcext:value-type="float">
            <text:p>10.2295</text:p>
          </table:table-cell>
          <table:table-cell office:value-type="float" office:value="144.82" calcext:value-type="float">
            <text:p>144.82</text:p>
          </table:table-cell>
          <table:table-cell office:value-type="float" office:value="149.299" calcext:value-type="float">
            <text:p>149.299</text:p>
          </table:table-cell>
          <table:table-cell office:value-type="float" office:value="-2255.52" calcext:value-type="float">
            <text:p>-2255.52</text:p>
          </table:table-cell>
          <table:table-cell office:value-type="float" office:value="-2667.36" calcext:value-type="float">
            <text:p>-2667.36</text:p>
          </table:table-cell>
          <table:table-cell office:value-type="float" office:value="4.48691" calcext:value-type="float">
            <text:p>4.48691</text:p>
          </table:table-cell>
          <table:table-cell office:value-type="float" office:value="-0.522676" calcext:value-type="float">
            <text:p>-0.522676</text:p>
          </table:table-cell>
          <table:table-cell office:value-type="float" office:value="-8.6941" calcext:value-type="float">
            <text:p>-8.6941</text:p>
          </table:table-cell>
          <table:table-cell office:value-type="float" office:value="-19.27" calcext:value-type="float">
            <text:p>-19.27</text:p>
          </table:table-cell>
        </table:table-row>
        <table:table-row table:style-name="ro1">
          <table:table-cell/>
          <table:table-cell office:value-type="float" office:value="-2610.58" calcext:value-type="float">
            <text:p>-2610.58</text:p>
          </table:table-cell>
          <table:table-cell office:value-type="float" office:value="0.0275071" calcext:value-type="float">
            <text:p>0.0275071</text:p>
          </table:table-cell>
          <table:table-cell office:value-type="float" office:value="21868100000" calcext:value-type="float">
            <text:p>2.19E+10</text:p>
          </table:table-cell>
          <table:table-cell office:value-type="float" office:value="23744.9" calcext:value-type="float">
            <text:p>23744.9</text:p>
          </table:table-cell>
          <table:table-cell office:value-type="float" office:value="51.3633" calcext:value-type="float">
            <text:p>51.3633</text:p>
          </table:table-cell>
          <table:table-cell office:value-type="float" office:value="6.37208" calcext:value-type="float">
            <text:p>6.37208</text:p>
          </table:table-cell>
          <table:table-cell office:value-type="float" office:value="9.21428" calcext:value-type="float">
            <text:p>9.21428</text:p>
          </table:table-cell>
          <table:table-cell office:value-type="float" office:value="170.428" calcext:value-type="float">
            <text:p>170.428</text:p>
          </table:table-cell>
          <table:table-cell office:value-type="float" office:value="154.633" calcext:value-type="float">
            <text:p>154.633</text:p>
          </table:table-cell>
          <table:table-cell office:value-type="float" office:value="499.723" calcext:value-type="float">
            <text:p>499.723</text:p>
          </table:table-cell>
          <table:table-cell office:value-type="float" office:value="-1960.24" calcext:value-type="float">
            <text:p>-1960.24</text:p>
          </table:table-cell>
          <table:table-cell office:value-type="float" office:value="4.49717" calcext:value-type="float">
            <text:p>4.49717</text:p>
          </table:table-cell>
          <table:table-cell office:value-type="float" office:value="-0.225219" calcext:value-type="float">
            <text:p>-0.225219</text:p>
          </table:table-cell>
          <table:table-cell office:value-type="float" office:value="-8.82633" calcext:value-type="float">
            <text:p>-8.82633</text:p>
          </table:table-cell>
          <table:table-cell office:value-type="float" office:value="-22.0364" calcext:value-type="float">
            <text:p>-22.0364</text:p>
          </table:table-cell>
        </table:table-row>
        <table:table-row table:style-name="ro1">
          <table:table-cell/>
          <table:table-cell office:value-type="float" office:value="-3301.42" calcext:value-type="float">
            <text:p>-3301.42</text:p>
          </table:table-cell>
          <table:table-cell office:value-type="float" office:value="0.03025" calcext:value-type="float">
            <text:p>0.03025</text:p>
          </table:table-cell>
          <table:table-cell office:value-type="float" office:value="14210700000" calcext:value-type="float">
            <text:p>1.42E+10</text:p>
          </table:table-cell>
          <table:table-cell office:value-type="float" office:value="17620.1" calcext:value-type="float">
            <text:p>17620.1</text:p>
          </table:table-cell>
          <table:table-cell office:value-type="float" office:value="58.3238" calcext:value-type="float">
            <text:p>58.3238</text:p>
          </table:table-cell>
          <table:table-cell office:value-type="float" office:value="6.90171" calcext:value-type="float">
            <text:p>6.90171</text:p>
          </table:table-cell>
          <table:table-cell office:value-type="float" office:value="9.09557" calcext:value-type="float">
            <text:p>9.09557</text:p>
          </table:table-cell>
          <table:table-cell office:value-type="float" office:value="109.074" calcext:value-type="float">
            <text:p>109.074</text:p>
          </table:table-cell>
          <table:table-cell office:value-type="float" office:value="155.68" calcext:value-type="float">
            <text:p>155.68</text:p>
          </table:table-cell>
          <table:table-cell office:value-type="float" office:value="-413.377" calcext:value-type="float">
            <text:p>-413.377</text:p>
          </table:table-cell>
          <table:table-cell office:value-type="float" office:value="-2868.24" calcext:value-type="float">
            <text:p>-2868.24</text:p>
          </table:table-cell>
          <table:table-cell office:value-type="float" office:value="4.28546" calcext:value-type="float">
            <text:p>4.28546</text:p>
          </table:table-cell>
          <table:table-cell office:value-type="float" office:value="-0.609139" calcext:value-type="float">
            <text:p>-0.609139</text:p>
          </table:table-cell>
          <table:table-cell office:value-type="float" office:value="-8.78285" calcext:value-type="float">
            <text:p>-8.78285</text:p>
          </table:table-cell>
          <table:table-cell office:value-type="float" office:value="-22.0364" calcext:value-type="float">
            <text:p>-22.0364</text:p>
          </table:table-cell>
        </table:table-row>
        <table:table-row table:style-name="ro1">
          <table:table-cell/>
          <table:table-cell office:value-type="float" office:value="-2610.41" calcext:value-type="float">
            <text:p>-2610.41</text:p>
          </table:table-cell>
          <table:table-cell office:value-type="float" office:value="0.0293121" calcext:value-type="float">
            <text:p>0.0293121</text:p>
          </table:table-cell>
          <table:table-cell office:value-type="float" office:value="10949400000" calcext:value-type="float">
            <text:p>1.09E+10</text:p>
          </table:table-cell>
          <table:table-cell office:value-type="float" office:value="27801.8" calcext:value-type="float">
            <text:p>27801.8</text:p>
          </table:table-cell>
          <table:table-cell office:value-type="float" office:value="95.0175" calcext:value-type="float">
            <text:p>95.0175</text:p>
          </table:table-cell>
          <table:table-cell office:value-type="float" office:value="6.93148" calcext:value-type="float">
            <text:p>6.93148</text:p>
          </table:table-cell>
          <table:table-cell office:value-type="float" office:value="9.15471" calcext:value-type="float">
            <text:p>9.15471</text:p>
          </table:table-cell>
          <table:table-cell office:value-type="float" office:value="167.973" calcext:value-type="float">
            <text:p>167.973</text:p>
          </table:table-cell>
          <table:table-cell office:value-type="float" office:value="150.033" calcext:value-type="float">
            <text:p>150.033</text:p>
          </table:table-cell>
          <table:table-cell office:value-type="float" office:value="689.394" calcext:value-type="float">
            <text:p>689.394</text:p>
          </table:table-cell>
          <table:table-cell office:value-type="float" office:value="-2833.55" calcext:value-type="float">
            <text:p>-2833.55</text:p>
          </table:table-cell>
          <table:table-cell office:value-type="float" office:value="4.28827" calcext:value-type="float">
            <text:p>4.28827</text:p>
          </table:table-cell>
          <table:table-cell office:value-type="float" office:value="0.0360106" calcext:value-type="float">
            <text:p>0.0360106</text:p>
          </table:table-cell>
          <table:table-cell office:value-type="float" office:value="-8.26686" calcext:value-type="float">
            <text:p>-8.26686</text:p>
          </table:table-cell>
          <table:table-cell office:value-type="float" office:value="-8.1772" calcext:value-type="float">
            <text:p>-8.1772</text:p>
          </table:table-cell>
        </table:table-row>
        <table:table-row table:style-name="ro1">
          <table:table-cell/>
          <table:table-cell office:value-type="float" office:value="-3183.07" calcext:value-type="float">
            <text:p>-3183.07</text:p>
          </table:table-cell>
          <table:table-cell office:value-type="float" office:value="0.0290287" calcext:value-type="float">
            <text:p>0.0290287</text:p>
          </table:table-cell>
          <table:table-cell office:value-type="float" office:value="16948800000" calcext:value-type="float">
            <text:p>1.69E+10</text:p>
          </table:table-cell>
          <table:table-cell office:value-type="float" office:value="20238.5" calcext:value-type="float">
            <text:p>20238.5</text:p>
          </table:table-cell>
          <table:table-cell office:value-type="float" office:value="60.3234" calcext:value-type="float">
            <text:p>60.3234</text:p>
          </table:table-cell>
          <table:table-cell office:value-type="float" office:value="6.74264" calcext:value-type="float">
            <text:p>6.74264</text:p>
          </table:table-cell>
          <table:table-cell office:value-type="float" office:value="9.67354" calcext:value-type="float">
            <text:p>9.67354</text:p>
          </table:table-cell>
          <table:table-cell office:value-type="float" office:value="102.391" calcext:value-type="float">
            <text:p>102.391</text:p>
          </table:table-cell>
          <table:table-cell office:value-type="float" office:value="156.435" calcext:value-type="float">
            <text:p>156.435</text:p>
          </table:table-cell>
          <table:table-cell office:value-type="float" office:value="-1058.05" calcext:value-type="float">
            <text:p>-1058.05</text:p>
          </table:table-cell>
          <table:table-cell office:value-type="float" office:value="-2757.67" calcext:value-type="float">
            <text:p>-2757.67</text:p>
          </table:table-cell>
          <table:table-cell office:value-type="float" office:value="4.00982" calcext:value-type="float">
            <text:p>4.00982</text:p>
          </table:table-cell>
          <table:table-cell office:value-type="float" office:value="-0.78522" calcext:value-type="float">
            <text:p>-0.78522</text:p>
          </table:table-cell>
          <table:table-cell office:value-type="float" office:value="-8.08889" calcext:value-type="float">
            <text:p>-8.08889</text:p>
          </table:table-cell>
          <table:table-cell office:value-type="float" office:value="-8.1772" calcext:value-type="float">
            <text:p>-8.1772</text:p>
          </table:table-cell>
        </table:table-row>
        <table:table-row table:style-name="ro1">
          <table:table-cell/>
          <table:table-cell office:value-type="float" office:value="-2432.85" calcext:value-type="float">
            <text:p>-2432.85</text:p>
          </table:table-cell>
          <table:table-cell office:value-type="float" office:value="0.0301624" calcext:value-type="float">
            <text:p>0.0301624</text:p>
          </table:table-cell>
          <table:table-cell office:value-type="float" office:value="35616100000" calcext:value-type="float">
            <text:p>3.56E+10</text:p>
          </table:table-cell>
          <table:table-cell office:value-type="float" office:value="22842.4" calcext:value-type="float">
            <text:p>22842.4</text:p>
          </table:table-cell>
          <table:table-cell office:value-type="float" office:value="35.3722" calcext:value-type="float">
            <text:p>35.3722</text:p>
          </table:table-cell>
          <table:table-cell office:value-type="float" office:value="6.46636" calcext:value-type="float">
            <text:p>6.46636</text:p>
          </table:table-cell>
          <table:table-cell office:value-type="float" office:value="11.4128" calcext:value-type="float">
            <text:p>11.4128</text:p>
          </table:table-cell>
          <table:table-cell office:value-type="float" office:value="170.701" calcext:value-type="float">
            <text:p>170.701</text:p>
          </table:table-cell>
          <table:table-cell office:value-type="float" office:value="148.289" calcext:value-type="float">
            <text:p>148.289</text:p>
          </table:table-cell>
          <table:table-cell office:value-type="float" office:value="1105.59" calcext:value-type="float">
            <text:p>1105.59</text:p>
          </table:table-cell>
          <table:table-cell office:value-type="float" office:value="-2210.27" calcext:value-type="float">
            <text:p>-2210.27</text:p>
          </table:table-cell>
          <table:table-cell office:value-type="float" office:value="4.77573" calcext:value-type="float">
            <text:p>4.77573</text:p>
          </table:table-cell>
          <table:table-cell office:value-type="float" office:value="-1.19427" calcext:value-type="float">
            <text:p>-1.19427</text:p>
          </table:table-cell>
          <table:table-cell office:value-type="float" office:value="-8.509" calcext:value-type="float">
            <text:p>-8.509</text:p>
          </table:table-cell>
          <table:table-cell office:value-type="float" office:value="-21.9278" calcext:value-type="float">
            <text:p>-21.9278</text:p>
          </table:table-cell>
        </table:table-row>
        <table:table-row table:style-name="ro1">
          <table:table-cell/>
          <table:table-cell office:value-type="float" office:value="-2630.3" calcext:value-type="float">
            <text:p>-2630.3</text:p>
          </table:table-cell>
          <table:table-cell office:value-type="float" office:value="0.0278163" calcext:value-type="float">
            <text:p>0.0278163</text:p>
          </table:table-cell>
          <table:table-cell office:value-type="float" office:value="27336800000" calcext:value-type="float">
            <text:p>2.73E+10</text:p>
          </table:table-cell>
          <table:table-cell office:value-type="float" office:value="25658.9" calcext:value-type="float">
            <text:p>25658.9</text:p>
          </table:table-cell>
          <table:table-cell office:value-type="float" office:value="83.3985" calcext:value-type="float">
            <text:p>83.3985</text:p>
          </table:table-cell>
          <table:table-cell office:value-type="float" office:value="6.10535" calcext:value-type="float">
            <text:p>6.10535</text:p>
          </table:table-cell>
          <table:table-cell office:value-type="float" office:value="9.14037" calcext:value-type="float">
            <text:p>9.14037</text:p>
          </table:table-cell>
          <table:table-cell office:value-type="float" office:value="121.269" calcext:value-type="float">
            <text:p>121.269</text:p>
          </table:table-cell>
          <table:table-cell office:value-type="float" office:value="154.065" calcext:value-type="float">
            <text:p>154.065</text:p>
          </table:table-cell>
          <table:table-cell office:value-type="float" office:value="-958.512" calcext:value-type="float">
            <text:p>-958.512</text:p>
          </table:table-cell>
          <table:table-cell office:value-type="float" office:value="-2575.3" calcext:value-type="float">
            <text:p>-2575.3</text:p>
          </table:table-cell>
          <table:table-cell office:value-type="float" office:value="4.48104" calcext:value-type="float">
            <text:p>4.48104</text:p>
          </table:table-cell>
          <table:table-cell office:value-type="float" office:value="-1.21108" calcext:value-type="float">
            <text:p>-1.21108</text:p>
          </table:table-cell>
          <table:table-cell office:value-type="float" office:value="-7.78537" calcext:value-type="float">
            <text:p>-7.78537</text:p>
          </table:table-cell>
          <table:table-cell office:value-type="float" office:value="-11.6076" calcext:value-type="float">
            <text:p>-11.6076</text:p>
          </table:table-cell>
        </table:table-row>
        <table:table-row table:style-name="ro1">
          <table:table-cell/>
          <table:table-cell office:value-type="float" office:value="-2095.89" calcext:value-type="float">
            <text:p>-2095.89</text:p>
          </table:table-cell>
          <table:table-cell office:value-type="float" office:value="0.03025" calcext:value-type="float">
            <text:p>0.03025</text:p>
          </table:table-cell>
          <table:table-cell office:value-type="float" office:value="9810650000" calcext:value-type="float">
            <text:p>9.81E+09</text:p>
          </table:table-cell>
          <table:table-cell office:value-type="float" office:value="20270.9" calcext:value-type="float">
            <text:p>20270.9</text:p>
          </table:table-cell>
          <table:table-cell office:value-type="float" office:value="40.2026" calcext:value-type="float">
            <text:p>40.2026</text:p>
          </table:table-cell>
          <table:table-cell office:value-type="float" office:value="7.20097" calcext:value-type="float">
            <text:p>7.20097</text:p>
          </table:table-cell>
          <table:table-cell office:value-type="float" office:value="9.0472" calcext:value-type="float">
            <text:p>9.0472</text:p>
          </table:table-cell>
          <table:table-cell office:value-type="float" office:value="104.663" calcext:value-type="float">
            <text:p>104.663</text:p>
          </table:table-cell>
          <table:table-cell office:value-type="float" office:value="154.173" calcext:value-type="float">
            <text:p>154.173</text:p>
          </table:table-cell>
          <table:table-cell office:value-type="float" office:value="-505.146" calcext:value-type="float">
            <text:p>-505.146</text:p>
          </table:table-cell>
          <table:table-cell office:value-type="float" office:value="-1771.42" calcext:value-type="float">
            <text:p>-1771.42</text:p>
          </table:table-cell>
          <table:table-cell office:value-type="float" office:value="4.11262" calcext:value-type="float">
            <text:p>4.11262</text:p>
          </table:table-cell>
          <table:table-cell office:value-type="float" office:value="-0.613923" calcext:value-type="float">
            <text:p>-0.613923</text:p>
          </table:table-cell>
          <table:table-cell office:value-type="float" office:value="-8.83158" calcext:value-type="float">
            <text:p>-8.83158</text:p>
          </table:table-cell>
          <table:table-cell office:value-type="float" office:value="-8.1772" calcext:value-type="float">
            <text:p>-8.1772</text:p>
          </table:table-cell>
        </table:table-row>
        <table:table-row table:style-name="ro1">
          <table:table-cell/>
          <table:table-cell office:value-type="float" office:value="-3301.53" calcext:value-type="float">
            <text:p>-3301.53</text:p>
          </table:table-cell>
          <table:table-cell office:value-type="float" office:value="0.0302264" calcext:value-type="float">
            <text:p>0.0302264</text:p>
          </table:table-cell>
          <table:table-cell office:value-type="float" office:value="13470700000" calcext:value-type="float">
            <text:p>1.35E+10</text:p>
          </table:table-cell>
          <table:table-cell office:value-type="float" office:value="13708.2" calcext:value-type="float">
            <text:p>13708.2</text:p>
          </table:table-cell>
          <table:table-cell office:value-type="float" office:value="62.5321" calcext:value-type="float">
            <text:p>62.5321</text:p>
          </table:table-cell>
          <table:table-cell office:value-type="float" office:value="8.05472" calcext:value-type="float">
            <text:p>8.05472</text:p>
          </table:table-cell>
          <table:table-cell office:value-type="float" office:value="11.0529" calcext:value-type="float">
            <text:p>11.0529</text:p>
          </table:table-cell>
          <table:table-cell office:value-type="float" office:value="165.973" calcext:value-type="float">
            <text:p>165.973</text:p>
          </table:table-cell>
          <table:table-cell office:value-type="float" office:value="155.957" calcext:value-type="float">
            <text:p>155.957</text:p>
          </table:table-cell>
          <table:table-cell office:value-type="float" office:value="-2069.58" calcext:value-type="float">
            <text:p>-2069.58</text:p>
          </table:table-cell>
          <table:table-cell office:value-type="float" office:value="-2830.66" calcext:value-type="float">
            <text:p>-2830.66</text:p>
          </table:table-cell>
          <table:table-cell office:value-type="float" office:value="4.2232" calcext:value-type="float">
            <text:p>4.2232</text:p>
          </table:table-cell>
          <table:table-cell office:value-type="float" office:value="0.124692" calcext:value-type="float">
            <text:p>0.124692</text:p>
          </table:table-cell>
          <table:table-cell office:value-type="float" office:value="-8.83616" calcext:value-type="float">
            <text:p>-8.83616</text:p>
          </table:table-cell>
          <table:table-cell office:value-type="float" office:value="-19.2635" calcext:value-type="float">
            <text:p>-19.2635</text:p>
          </table:table-cell>
        </table:table-row>
        <table:table-row table:style-name="ro1">
          <table:table-cell/>
          <table:table-cell office:value-type="float" office:value="-2314.48" calcext:value-type="float">
            <text:p>-2314.48</text:p>
          </table:table-cell>
          <table:table-cell office:value-type="float" office:value="0.0296459" calcext:value-type="float">
            <text:p>0.0296459</text:p>
          </table:table-cell>
          <table:table-cell office:value-type="float" office:value="19810700000" calcext:value-type="float">
            <text:p>1.98E+10</text:p>
          </table:table-cell>
          <table:table-cell office:value-type="float" office:value="21595.5" calcext:value-type="float">
            <text:p>21595.5</text:p>
          </table:table-cell>
          <table:table-cell office:value-type="float" office:value="66.9216" calcext:value-type="float">
            <text:p>66.9216</text:p>
          </table:table-cell>
          <table:table-cell office:value-type="float" office:value="5.32096" calcext:value-type="float">
            <text:p>5.32096</text:p>
          </table:table-cell>
          <table:table-cell office:value-type="float" office:value="9.18803" calcext:value-type="float">
            <text:p>9.18803</text:p>
          </table:table-cell>
          <table:table-cell office:value-type="float" office:value="119.401" calcext:value-type="float">
            <text:p>119.401</text:p>
          </table:table-cell>
          <table:table-cell office:value-type="float" office:value="156.968" calcext:value-type="float">
            <text:p>156.968</text:p>
          </table:table-cell>
          <table:table-cell office:value-type="float" office:value="-728.852" calcext:value-type="float">
            <text:p>-728.852</text:p>
          </table:table-cell>
          <table:table-cell office:value-type="float" office:value="-3393.19" calcext:value-type="float">
            <text:p>-3393.19</text:p>
          </table:table-cell>
          <table:table-cell office:value-type="float" office:value="4.37753" calcext:value-type="float">
            <text:p>4.37753</text:p>
          </table:table-cell>
          <table:table-cell office:value-type="float" office:value="-1.01123" calcext:value-type="float">
            <text:p>-1.01123</text:p>
          </table:table-cell>
          <table:table-cell office:value-type="float" office:value="-8.81274" calcext:value-type="float">
            <text:p>-8.81274</text:p>
          </table:table-cell>
          <table:table-cell office:value-type="float" office:value="-11.6076" calcext:value-type="float">
            <text:p>-11.6076</text:p>
          </table:table-cell>
        </table:table-row>
        <table:table-row table:style-name="ro1">
          <table:table-cell/>
          <table:table-cell office:value-type="float" office:value="-3380.47" calcext:value-type="float">
            <text:p>-3380.47</text:p>
          </table:table-cell>
          <table:table-cell office:value-type="float" office:value="0.0302365" calcext:value-type="float">
            <text:p>0.0302365</text:p>
          </table:table-cell>
          <table:table-cell office:value-type="float" office:value="9725410000" calcext:value-type="float">
            <text:p>9.73E+09</text:p>
          </table:table-cell>
          <table:table-cell office:value-type="float" office:value="26948.7" calcext:value-type="float">
            <text:p>26948.7</text:p>
          </table:table-cell>
          <table:table-cell office:value-type="float" office:value="96.7156" calcext:value-type="float">
            <text:p>96.7156</text:p>
          </table:table-cell>
          <table:table-cell office:value-type="float" office:value="7.25999" calcext:value-type="float">
            <text:p>7.25999</text:p>
          </table:table-cell>
          <table:table-cell office:value-type="float" office:value="9.21712" calcext:value-type="float">
            <text:p>9.21712</text:p>
          </table:table-cell>
          <table:table-cell office:value-type="float" office:value="187.299" calcext:value-type="float">
            <text:p>187.299</text:p>
          </table:table-cell>
          <table:table-cell office:value-type="float" office:value="153.919" calcext:value-type="float">
            <text:p>153.919</text:p>
          </table:table-cell>
          <table:table-cell office:value-type="float" office:value="-213.715" calcext:value-type="float">
            <text:p>-213.715</text:p>
          </table:table-cell>
          <table:table-cell office:value-type="float" office:value="-2813.35" calcext:value-type="float">
            <text:p>-2813.35</text:p>
          </table:table-cell>
          <table:table-cell office:value-type="float" office:value="3.95788" calcext:value-type="float">
            <text:p>3.95788</text:p>
          </table:table-cell>
          <table:table-cell office:value-type="float" office:value="0.110539" calcext:value-type="float">
            <text:p>0.110539</text:p>
          </table:table-cell>
          <table:table-cell office:value-type="float" office:value="-8.7079" calcext:value-type="float">
            <text:p>-8.7079</text:p>
          </table:table-cell>
          <table:table-cell office:value-type="float" office:value="-8.1772" calcext:value-type="float">
            <text:p>-8.1772</text:p>
          </table:table-cell>
        </table:table-row>
        <table:table-row table:style-name="ro1">
          <table:table-cell/>
          <table:table-cell office:value-type="float" office:value="-3143.51" calcext:value-type="float">
            <text:p>-3143.51</text:p>
          </table:table-cell>
          <table:table-cell office:value-type="float" office:value="0.0199678" calcext:value-type="float">
            <text:p>0.0199678</text:p>
          </table:table-cell>
          <table:table-cell office:value-type="float" office:value="20291200000" calcext:value-type="float">
            <text:p>2.03E+10</text:p>
          </table:table-cell>
          <table:table-cell office:value-type="float" office:value="11383" calcext:value-type="float">
            <text:p>11383</text:p>
          </table:table-cell>
          <table:table-cell office:value-type="float" office:value="68.7048" calcext:value-type="float">
            <text:p>68.7048</text:p>
          </table:table-cell>
          <table:table-cell office:value-type="float" office:value="6.28303" calcext:value-type="float">
            <text:p>6.28303</text:p>
          </table:table-cell>
          <table:table-cell office:value-type="float" office:value="9.25189" calcext:value-type="float">
            <text:p>9.25189</text:p>
          </table:table-cell>
          <table:table-cell office:value-type="float" office:value="188.644" calcext:value-type="float">
            <text:p>188.644</text:p>
          </table:table-cell>
          <table:table-cell office:value-type="float" office:value="157.746" calcext:value-type="float">
            <text:p>157.746</text:p>
          </table:table-cell>
          <table:table-cell office:value-type="float" office:value="110.405" calcext:value-type="float">
            <text:p>110.405</text:p>
          </table:table-cell>
          <table:table-cell office:value-type="float" office:value="-1688.99" calcext:value-type="float">
            <text:p>-1688.99</text:p>
          </table:table-cell>
          <table:table-cell office:value-type="float" office:value="4.49839" calcext:value-type="float">
            <text:p>4.49839</text:p>
          </table:table-cell>
          <table:table-cell office:value-type="float" office:value="-1.74384" calcext:value-type="float">
            <text:p>-1.74384</text:p>
          </table:table-cell>
          <table:table-cell office:value-type="float" office:value="-8.7247" calcext:value-type="float">
            <text:p>-8.7247</text:p>
          </table:table-cell>
          <table:table-cell office:value-type="float" office:value="-8.1772" calcext:value-type="float">
            <text:p>-8.1772</text:p>
          </table:table-cell>
        </table:table-row>
        <table:table-row table:style-name="ro1">
          <table:table-cell/>
          <table:table-cell office:value-type="float" office:value="-2847.49" calcext:value-type="float">
            <text:p>-2847.49</text:p>
          </table:table-cell>
          <table:table-cell office:value-type="float" office:value="0.029854" calcext:value-type="float">
            <text:p>0.029854</text:p>
          </table:table-cell>
          <table:table-cell office:value-type="float" office:value="18364600000" calcext:value-type="float">
            <text:p>1.84E+10</text:p>
          </table:table-cell>
          <table:table-cell office:value-type="float" office:value="23915.5" calcext:value-type="float">
            <text:p>23915.5</text:p>
          </table:table-cell>
          <table:table-cell office:value-type="float" office:value="72.8991" calcext:value-type="float">
            <text:p>72.8991</text:p>
          </table:table-cell>
          <table:table-cell office:value-type="float" office:value="6.63326" calcext:value-type="float">
            <text:p>6.63326</text:p>
          </table:table-cell>
          <table:table-cell office:value-type="float" office:value="9.38279" calcext:value-type="float">
            <text:p>9.38279</text:p>
          </table:table-cell>
          <table:table-cell office:value-type="float" office:value="105.037" calcext:value-type="float">
            <text:p>105.037</text:p>
          </table:table-cell>
          <table:table-cell office:value-type="float" office:value="150.94" calcext:value-type="float">
            <text:p>150.94</text:p>
          </table:table-cell>
          <table:table-cell office:value-type="float" office:value="862.177" calcext:value-type="float">
            <text:p>862.177</text:p>
          </table:table-cell>
          <table:table-cell office:value-type="float" office:value="-2078.53" calcext:value-type="float">
            <text:p>-2078.53</text:p>
          </table:table-cell>
          <table:table-cell office:value-type="float" office:value="4.58513" calcext:value-type="float">
            <text:p>4.58513</text:p>
          </table:table-cell>
          <table:table-cell office:value-type="float" office:value="-1.08988" calcext:value-type="float">
            <text:p>-1.08988</text:p>
          </table:table-cell>
          <table:table-cell office:value-type="float" office:value="-8.61938" calcext:value-type="float">
            <text:p>-8.61938</text:p>
          </table:table-cell>
          <table:table-cell office:value-type="float" office:value="-11.5852" calcext:value-type="float">
            <text:p>-11.5852</text:p>
          </table:table-cell>
        </table:table-row>
        <table:table-row table:style-name="ro1">
          <table:table-cell/>
          <table:table-cell office:value-type="float" office:value="-2926.46" calcext:value-type="float">
            <text:p>-2926.46</text:p>
          </table:table-cell>
          <table:table-cell office:value-type="float" office:value="0.03025" calcext:value-type="float">
            <text:p>0.03025</text:p>
          </table:table-cell>
          <table:table-cell office:value-type="float" office:value="17674500000" calcext:value-type="float">
            <text:p>1.77E+10</text:p>
          </table:table-cell>
          <table:table-cell office:value-type="float" office:value="21728.5" calcext:value-type="float">
            <text:p>21728.5</text:p>
          </table:table-cell>
          <table:table-cell office:value-type="float" office:value="81.07" calcext:value-type="float">
            <text:p>81.07</text:p>
          </table:table-cell>
          <table:table-cell office:value-type="float" office:value="6.60333" calcext:value-type="float">
            <text:p>6.60333</text:p>
          </table:table-cell>
          <table:table-cell office:value-type="float" office:value="9.31926" calcext:value-type="float">
            <text:p>9.31926</text:p>
          </table:table-cell>
          <table:table-cell office:value-type="float" office:value="150.771" calcext:value-type="float">
            <text:p>150.771</text:p>
          </table:table-cell>
          <table:table-cell office:value-type="float" office:value="152.901" calcext:value-type="float">
            <text:p>152.901</text:p>
          </table:table-cell>
          <table:table-cell office:value-type="float" office:value="-1333.47" calcext:value-type="float">
            <text:p>-1333.47</text:p>
          </table:table-cell>
          <table:table-cell office:value-type="float" office:value="-2068.27" calcext:value-type="float">
            <text:p>-2068.27</text:p>
          </table:table-cell>
          <table:table-cell office:value-type="float" office:value="4.05192" calcext:value-type="float">
            <text:p>4.05192</text:p>
          </table:table-cell>
          <table:table-cell office:value-type="float" office:value="-0.656969" calcext:value-type="float">
            <text:p>-0.656969</text:p>
          </table:table-cell>
          <table:table-cell office:value-type="float" office:value="-8.55918" calcext:value-type="float">
            <text:p>-8.55918</text:p>
          </table:table-cell>
          <table:table-cell office:value-type="float" office:value="-21.9278" calcext:value-type="float">
            <text:p>-21.9278</text:p>
          </table:table-cell>
        </table:table-row>
        <table:table-row table:style-name="ro1">
          <table:table-cell/>
          <table:table-cell office:value-type="float" office:value="-2195.99" calcext:value-type="float">
            <text:p>-2195.99</text:p>
          </table:table-cell>
          <table:table-cell office:value-type="float" office:value="0.03025" calcext:value-type="float">
            <text:p>0.03025</text:p>
          </table:table-cell>
          <table:table-cell office:value-type="float" office:value="22590200000" calcext:value-type="float">
            <text:p>2.26E+10</text:p>
          </table:table-cell>
          <table:table-cell office:value-type="float" office:value="19417.8" calcext:value-type="float">
            <text:p>19417.8</text:p>
          </table:table-cell>
          <table:table-cell office:value-type="float" office:value="76.3799" calcext:value-type="float">
            <text:p>76.3799</text:p>
          </table:table-cell>
          <table:table-cell office:value-type="float" office:value="6.66027" calcext:value-type="float">
            <text:p>6.66027</text:p>
          </table:table-cell>
          <table:table-cell office:value-type="float" office:value="9.09237" calcext:value-type="float">
            <text:p>9.09237</text:p>
          </table:table-cell>
          <table:table-cell office:value-type="float" office:value="125.473" calcext:value-type="float">
            <text:p>125.473</text:p>
          </table:table-cell>
          <table:table-cell office:value-type="float" office:value="153.158" calcext:value-type="float">
            <text:p>153.158</text:p>
          </table:table-cell>
          <table:table-cell office:value-type="float" office:value="-1148.96" calcext:value-type="float">
            <text:p>-1148.96</text:p>
          </table:table-cell>
          <table:table-cell office:value-type="float" office:value="-2269.14" calcext:value-type="float">
            <text:p>-2269.14</text:p>
          </table:table-cell>
          <table:table-cell office:value-type="float" office:value="4.4759" calcext:value-type="float">
            <text:p>4.4759</text:p>
          </table:table-cell>
          <table:table-cell office:value-type="float" office:value="-1.44312" calcext:value-type="float">
            <text:p>-1.44312</text:p>
          </table:table-cell>
          <table:table-cell office:value-type="float" office:value="-8.40539" calcext:value-type="float">
            <text:p>-8.40539</text:p>
          </table:table-cell>
          <table:table-cell office:value-type="float" office:value="-8.1772" calcext:value-type="float">
            <text:p>-8.1772</text:p>
          </table:table-cell>
        </table:table-row>
        <table:table-row table:style-name="ro1">
          <table:table-cell/>
          <table:table-cell office:value-type="float" office:value="-2610.57" calcext:value-type="float">
            <text:p>-2610.57</text:p>
          </table:table-cell>
          <table:table-cell office:value-type="float" office:value="0.03025" calcext:value-type="float">
            <text:p>0.03025</text:p>
          </table:table-cell>
          <table:table-cell office:value-type="float" office:value="19509400000" calcext:value-type="float">
            <text:p>1.95E+10</text:p>
          </table:table-cell>
          <table:table-cell office:value-type="float" office:value="10095" calcext:value-type="float">
            <text:p>10095</text:p>
          </table:table-cell>
          <table:table-cell office:value-type="float" office:value="51.5363" calcext:value-type="float">
            <text:p>51.5363</text:p>
          </table:table-cell>
          <table:table-cell office:value-type="float" office:value="6.21274" calcext:value-type="float">
            <text:p>6.21274</text:p>
          </table:table-cell>
          <table:table-cell office:value-type="float" office:value="9.11763" calcext:value-type="float">
            <text:p>9.11763</text:p>
          </table:table-cell>
          <table:table-cell office:value-type="float" office:value="159.311" calcext:value-type="float">
            <text:p>159.311</text:p>
          </table:table-cell>
          <table:table-cell office:value-type="float" office:value="154.965" calcext:value-type="float">
            <text:p>154.965</text:p>
          </table:table-cell>
          <table:table-cell office:value-type="float" office:value="-304.918" calcext:value-type="float">
            <text:p>-304.918</text:p>
          </table:table-cell>
          <table:table-cell office:value-type="float" office:value="-2250.28" calcext:value-type="float">
            <text:p>-2250.28</text:p>
          </table:table-cell>
          <table:table-cell office:value-type="float" office:value="4.4864" calcext:value-type="float">
            <text:p>4.4864</text:p>
          </table:table-cell>
          <table:table-cell office:value-type="float" office:value="0.365686" calcext:value-type="float">
            <text:p>0.365686</text:p>
          </table:table-cell>
          <table:table-cell office:value-type="float" office:value="-8.75928" calcext:value-type="float">
            <text:p>-8.75928</text:p>
          </table:table-cell>
          <table:table-cell office:value-type="float" office:value="-8.1772" calcext:value-type="float">
            <text:p>-8.177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32])" office:value-type="float" office:value="-2663.042" calcext:value-type="float">
            <text:p>-2663.042</text:p>
          </table:table-cell>
          <table:table-cell table:formula="of:=AVERAGE([.C3:.C32])" office:value-type="float" office:value="0.02921857" calcext:value-type="float">
            <text:p>0.02921857</text:p>
          </table:table-cell>
          <table:table-cell table:formula="of:=AVERAGE([.D3:.D32])" office:value-type="float" office:value="17460346000" calcext:value-type="float">
            <text:p>1.75E+10</text:p>
          </table:table-cell>
          <table:table-cell table:style-name="ce1" table:formula="of:=AVERAGE([.E3:.E32])" office:value-type="float" office:value="19242.1036666667" calcext:value-type="float">
            <text:p>1.92E+04</text:p>
          </table:table-cell>
          <table:table-cell table:style-name="ce1" table:formula="of:=AVERAGE([.F3:.F32])" office:value-type="float" office:value="64.3219166666667" calcext:value-type="float">
            <text:p>6.43E+01</text:p>
          </table:table-cell>
          <table:table-cell table:style-name="ce1" table:formula="of:=AVERAGE([.G3:.G32])" office:value-type="float" office:value="6.764832" calcext:value-type="float">
            <text:p>6.76E+00</text:p>
          </table:table-cell>
          <table:table-cell table:style-name="ce1" table:formula="of:=AVERAGE([.H3:.H32])" office:value-type="float" office:value="9.49119966666667" calcext:value-type="float">
            <text:p>9.49E+00</text:p>
          </table:table-cell>
          <table:table-cell table:style-name="ce1" table:formula="of:=AVERAGE([.I3:.I32])" office:value-type="float" office:value="144.1609" calcext:value-type="float">
            <text:p>1.44E+02</text:p>
          </table:table-cell>
          <table:table-cell table:style-name="ce1" table:formula="of:=AVERAGE([.J3:.J32])" office:value-type="float" office:value="153.08" calcext:value-type="float">
            <text:p>1.53E+02</text:p>
          </table:table-cell>
          <table:table-cell table:style-name="ce1" table:formula="of:=AVERAGE([.K3:.K32])" office:value-type="float" office:value="-520.982483333333" calcext:value-type="float">
            <text:p>-5.21E+02</text:p>
          </table:table-cell>
          <table:table-cell table:style-name="ce1" table:formula="of:=AVERAGE([.L3:.L32])" office:value-type="float" office:value="-2376.84273333333" calcext:value-type="float">
            <text:p>-2.38E+03</text:p>
          </table:table-cell>
          <table:table-cell table:style-name="ce1" table:formula="of:=AVERAGE([.M3:.M32])" office:value-type="float" office:value="4.345029" calcext:value-type="float">
            <text:p>4.35E+00</text:p>
          </table:table-cell>
          <table:table-cell table:style-name="ce1" table:formula="of:=AVERAGE([.N3:.N32])" office:value-type="float" office:value="-0.615878978483333" calcext:value-type="float">
            <text:p>-6.16E-01</text:p>
          </table:table-cell>
          <table:table-cell table:style-name="ce1" table:formula="of:=AVERAGE([.O3:.O32])" office:value-type="float" office:value="-8.63941166666667" calcext:value-type="float">
            <text:p>-8.64E+00</text:p>
          </table:table-cell>
          <table:table-cell table:style-name="ce1" table:formula="of:=AVERAGE([.P3:.P32])" office:value-type="float" office:value="-13.89223" calcext:value-type="float">
            <text:p>-1.39E+01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:.B32])" office:value-type="float" office:value="-2610.575" calcext:value-type="float">
            <text:p>-2610.575</text:p>
          </table:table-cell>
          <table:table-cell table:formula="of:=MEDIAN([.C3:.C32])" office:value-type="float" office:value="0.03025" calcext:value-type="float">
            <text:p>0.03025</text:p>
          </table:table-cell>
          <table:table-cell table:style-name="Default" table:formula="of:=MEDIAN([.D3:.D32])" office:value-type="float" office:value="17541950000" calcext:value-type="float">
            <text:p>17541950000</text:p>
          </table:table-cell>
          <table:table-cell table:formula="of:=MEDIAN([.E3:.E32])" office:value-type="float" office:value="20254.7" calcext:value-type="float">
            <text:p>20254.7</text:p>
          </table:table-cell>
          <table:table-cell table:formula="of:=MEDIAN([.F3:.F32])" office:value-type="float" office:value="67.68445" calcext:value-type="float">
            <text:p>67.68445</text:p>
          </table:table-cell>
          <table:table-cell table:formula="of:=MEDIAN([.G3:.G32])" office:value-type="float" office:value="6.6299" calcext:value-type="float">
            <text:p>6.6299</text:p>
          </table:table-cell>
          <table:table-cell table:formula="of:=MEDIAN([.H3:.H32])" office:value-type="float" office:value="9.20455" calcext:value-type="float">
            <text:p>9.20455</text:p>
          </table:table-cell>
          <table:table-cell table:formula="of:=MEDIAN([.I3:.I32])" office:value-type="float" office:value="138.7525" calcext:value-type="float">
            <text:p>138.7525</text:p>
          </table:table-cell>
          <table:table-cell table:formula="of:=MEDIAN([.J3:.J32])" office:value-type="float" office:value="153.992" calcext:value-type="float">
            <text:p>153.992</text:p>
          </table:table-cell>
          <table:table-cell table:formula="of:=MEDIAN([.K3:.K32])" office:value-type="float" office:value="-459.2615" calcext:value-type="float">
            <text:p>-459.2615</text:p>
          </table:table-cell>
          <table:table-cell table:formula="of:=MEDIAN([.L3:.L32])" office:value-type="float" office:value="-2462.155" calcext:value-type="float">
            <text:p>-2462.155</text:p>
          </table:table-cell>
          <table:table-cell table:formula="of:=MEDIAN([.M3:.M32])" office:value-type="float" office:value="4.46013" calcext:value-type="float">
            <text:p>4.46013</text:p>
          </table:table-cell>
          <table:table-cell table:formula="of:=MEDIAN([.N3:.N32])" office:value-type="float" office:value="-0.586353" calcext:value-type="float">
            <text:p>-0.586353</text:p>
          </table:table-cell>
          <table:table-cell table:formula="of:=MEDIAN([.O3:.O32])" office:value-type="float" office:value="-8.72553" calcext:value-type="float">
            <text:p>-8.72553</text:p>
          </table:table-cell>
          <table:table-cell table:formula="of:=MEDIAN([.P3:.P32])" office:value-type="float" office:value="-11.5964" calcext:value-type="float">
            <text:p>-11.5964</text:p>
          </table:table-cell>
        </table:table-row>
        <table:table-row table:style-name="ro1">
          <table:table-cell office:value-type="string" calcext:value-type="string">
            <text:p>std deviation</text:p>
          </table:table-cell>
          <table:table-cell table:formula="of:=STDEV([.B3:.B32])" office:value-type="float" office:value="565.952128610381" calcext:value-type="float">
            <text:p>565.9521286104</text:p>
          </table:table-cell>
          <table:table-cell table:formula="of:=STDEV([.C3:.C32])" office:value-type="float" office:value="0.00225867776153401" calcext:value-type="float">
            <text:p>0.0022586778</text:p>
          </table:table-cell>
          <table:table-cell table:style-name="Default" table:formula="of:=STDEV([.D3:.D32])" office:value-type="float" office:value="6227253551.6775" calcext:value-type="float">
            <text:p>6227253551.6775</text:p>
          </table:table-cell>
          <table:table-cell table:formula="of:=STDEV([.E3:.E32])" office:value-type="float" office:value="6364.10586163198" calcext:value-type="float">
            <text:p>6364.105861632</text:p>
          </table:table-cell>
          <table:table-cell table:formula="of:=STDEV([.F3:.F32])" office:value-type="float" office:value="15.8722794272036" calcext:value-type="float">
            <text:p>15.8722794272</text:p>
          </table:table-cell>
          <table:table-cell table:formula="of:=STDEV([.G3:.G32])" office:value-type="float" office:value="0.620029491380909" calcext:value-type="float">
            <text:p>0.6200294914</text:p>
          </table:table-cell>
          <table:table-cell table:formula="of:=STDEV([.H3:.H32])" office:value-type="float" office:value="0.640499726498546" calcext:value-type="float">
            <text:p>0.6404997265</text:p>
          </table:table-cell>
          <table:table-cell table:formula="of:=STDEV([.I3:.I32])" office:value-type="float" office:value="30.5973750771262" calcext:value-type="float">
            <text:p>30.5973750771</text:p>
          </table:table-cell>
          <table:table-cell table:formula="of:=STDEV([.J3:.J32])" office:value-type="float" office:value="3.87969494890406" calcext:value-type="float">
            <text:p>3.8796949489</text:p>
          </table:table-cell>
          <table:table-cell table:formula="of:=STDEV([.K3:.K32])" office:value-type="float" office:value="947.619360313213" calcext:value-type="float">
            <text:p>947.6193603132</text:p>
          </table:table-cell>
          <table:table-cell table:formula="of:=STDEV([.L3:.L32])" office:value-type="float" office:value="502.541099452876" calcext:value-type="float">
            <text:p>502.5410994529</text:p>
          </table:table-cell>
          <table:table-cell table:formula="of:=STDEV([.M3:.M32])" office:value-type="float" office:value="0.208881601942344" calcext:value-type="float">
            <text:p>0.2088816019</text:p>
          </table:table-cell>
          <table:table-cell table:formula="of:=STDEV([.N3:.N32])" office:value-type="float" office:value="0.737178986176706" calcext:value-type="float">
            <text:p>0.7371789862</text:p>
          </table:table-cell>
          <table:table-cell table:formula="of:=STDEV([.O3:.O32])" office:value-type="float" office:value="0.240453199978468" calcext:value-type="float">
            <text:p>0.2404532</text:p>
          </table:table-cell>
          <table:table-cell table:formula="of:=STDEV([.P3:.P32])" office:value-type="float" office:value="5.8867273045415" calcext:value-type="float">
            <text:p>5.8867273045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-5793.64" calcext:value-type="float">
            <text:p>-5793.64</text:p>
          </table:table-cell>
          <table:table-cell office:value-type="float" office:value="0.0605" calcext:value-type="float">
            <text:p>0.0605</text:p>
          </table:table-cell>
          <table:table-cell office:value-type="float" office:value="25434600000" calcext:value-type="float">
            <text:p>2.54E+10</text:p>
          </table:table-cell>
          <table:table-cell office:value-type="float" office:value="84243.8" calcext:value-type="float">
            <text:p>84243.8</text:p>
          </table:table-cell>
          <table:table-cell office:value-type="float" office:value="0.00544314" calcext:value-type="float">
            <text:p>0.00544314</text:p>
          </table:table-cell>
          <table:table-cell office:value-type="float" office:value="15.7534" calcext:value-type="float">
            <text:p>15.7534</text:p>
          </table:table-cell>
          <table:table-cell office:value-type="float" office:value="22.794" calcext:value-type="float">
            <text:p>22.794</text:p>
          </table:table-cell>
          <table:table-cell office:value-type="float" office:value="388.743" calcext:value-type="float">
            <text:p>388.743</text:p>
          </table:table-cell>
          <table:table-cell office:value-type="float" office:value="318.54" calcext:value-type="float">
            <text:p>318.54</text:p>
          </table:table-cell>
          <table:table-cell office:value-type="float" office:value="872.22" calcext:value-type="float">
            <text:p>872.22</text:p>
          </table:table-cell>
          <table:table-cell office:value-type="float" office:value="-4878.35" calcext:value-type="float">
            <text:p>-4878.35</text:p>
          </table:table-cell>
          <table:table-cell office:value-type="float" office:value="9.29745" calcext:value-type="float">
            <text:p>9.29745</text:p>
          </table:table-cell>
          <table:table-cell office:value-type="float" office:value="-0.868549" calcext:value-type="float">
            <text:p>-0.868549</text:p>
          </table:table-cell>
          <table:table-cell office:value-type="float" office:value="-17.4433" calcext:value-type="float">
            <text:p>-17.4433</text:p>
          </table:table-cell>
          <table:table-cell office:value-type="float" office:value="-18.4163" calcext:value-type="float">
            <text:p>-18.4163</text:p>
          </table:table-cell>
        </table:table-row>
        <table:table-row table:style-name="ro1">
          <table:table-cell/>
          <table:table-cell office:value-type="float" office:value="-6425.36" calcext:value-type="float">
            <text:p>-6425.36</text:p>
          </table:table-cell>
          <table:table-cell office:value-type="float" office:value="0.0605" calcext:value-type="float">
            <text:p>0.0605</text:p>
          </table:table-cell>
          <table:table-cell office:value-type="float" office:value="33977700000" calcext:value-type="float">
            <text:p>3.40E+10</text:p>
          </table:table-cell>
          <table:table-cell office:value-type="float" office:value="83330.5" calcext:value-type="float">
            <text:p>83330.5</text:p>
          </table:table-cell>
          <table:table-cell office:value-type="float" office:value="2.59579" calcext:value-type="float">
            <text:p>2.59579</text:p>
          </table:table-cell>
          <table:table-cell office:value-type="float" office:value="15.18" calcext:value-type="float">
            <text:p>15.18</text:p>
          </table:table-cell>
          <table:table-cell office:value-type="float" office:value="19.4765" calcext:value-type="float">
            <text:p>19.4765</text:p>
          </table:table-cell>
          <table:table-cell office:value-type="float" office:value="282.217" calcext:value-type="float">
            <text:p>282.217</text:p>
          </table:table-cell>
          <table:table-cell office:value-type="float" office:value="326.136" calcext:value-type="float">
            <text:p>326.136</text:p>
          </table:table-cell>
          <table:table-cell office:value-type="float" office:value="-890.302" calcext:value-type="float">
            <text:p>-890.302</text:p>
          </table:table-cell>
          <table:table-cell office:value-type="float" office:value="-5205.81" calcext:value-type="float">
            <text:p>-5205.81</text:p>
          </table:table-cell>
          <table:table-cell office:value-type="float" office:value="9.19442" calcext:value-type="float">
            <text:p>9.19442</text:p>
          </table:table-cell>
          <table:table-cell office:value-type="float" office:value="-1.71722" calcext:value-type="float">
            <text:p>-1.71722</text:p>
          </table:table-cell>
          <table:table-cell office:value-type="float" office:value="-18.36" calcext:value-type="float">
            <text:p>-18.36</text:p>
          </table:table-cell>
          <table:table-cell office:value-type="float" office:value="-18.1189" calcext:value-type="float">
            <text:p>-18.1189</text:p>
          </table:table-cell>
        </table:table-row>
        <table:table-row table:style-name="ro1">
          <table:table-cell/>
          <table:table-cell office:value-type="float" office:value="-5773.94" calcext:value-type="float">
            <text:p>-5773.94</text:p>
          </table:table-cell>
          <table:table-cell office:value-type="float" office:value="0.0605" calcext:value-type="float">
            <text:p>0.0605</text:p>
          </table:table-cell>
          <table:table-cell office:value-type="float" office:value="50340200000" calcext:value-type="float">
            <text:p>5.03E+10</text:p>
          </table:table-cell>
          <table:table-cell office:value-type="float" office:value="81685.7" calcext:value-type="float">
            <text:p>81685.7</text:p>
          </table:table-cell>
          <table:table-cell office:value-type="float" office:value="0.0325362" calcext:value-type="float">
            <text:p>0.0325362</text:p>
          </table:table-cell>
          <table:table-cell office:value-type="float" office:value="14.6438" calcext:value-type="float">
            <text:p>14.6438</text:p>
          </table:table-cell>
          <table:table-cell office:value-type="float" office:value="19.2967" calcext:value-type="float">
            <text:p>19.2967</text:p>
          </table:table-cell>
          <table:table-cell office:value-type="float" office:value="414.614" calcext:value-type="float">
            <text:p>414.614</text:p>
          </table:table-cell>
          <table:table-cell office:value-type="float" office:value="325.683" calcext:value-type="float">
            <text:p>325.683</text:p>
          </table:table-cell>
          <table:table-cell office:value-type="float" office:value="-38.8792" calcext:value-type="float">
            <text:p>-38.8792</text:p>
          </table:table-cell>
          <table:table-cell office:value-type="float" office:value="-4808.13" calcext:value-type="float">
            <text:p>-4808.13</text:p>
          </table:table-cell>
          <table:table-cell office:value-type="float" office:value="8.96731" calcext:value-type="float">
            <text:p>8.96731</text:p>
          </table:table-cell>
          <table:table-cell office:value-type="float" office:value="-1.28757" calcext:value-type="float">
            <text:p>-1.28757</text:p>
          </table:table-cell>
          <table:table-cell office:value-type="float" office:value="-18.4541" calcext:value-type="float">
            <text:p>-18.4541</text:p>
          </table:table-cell>
          <table:table-cell office:value-type="float" office:value="-18.1189" calcext:value-type="float">
            <text:p>-18.1189</text:p>
          </table:table-cell>
        </table:table-row>
        <table:table-row table:style-name="ro1">
          <table:table-cell/>
          <table:table-cell office:value-type="float" office:value="-4312.14" calcext:value-type="float">
            <text:p>-4312.14</text:p>
          </table:table-cell>
          <table:table-cell office:value-type="float" office:value="0.0605" calcext:value-type="float">
            <text:p>0.0605</text:p>
          </table:table-cell>
          <table:table-cell office:value-type="float" office:value="44604500000" calcext:value-type="float">
            <text:p>4.46E+10</text:p>
          </table:table-cell>
          <table:table-cell office:value-type="float" office:value="84028.2" calcext:value-type="float">
            <text:p>84028.2</text:p>
          </table:table-cell>
          <table:table-cell office:value-type="float" office:value="0.012734" calcext:value-type="float">
            <text:p>0.012734</text:p>
          </table:table-cell>
          <table:table-cell office:value-type="float" office:value="14.8892" calcext:value-type="float">
            <text:p>14.8892</text:p>
          </table:table-cell>
          <table:table-cell office:value-type="float" office:value="20.1529" calcext:value-type="float">
            <text:p>20.1529</text:p>
          </table:table-cell>
          <table:table-cell office:value-type="float" office:value="248.993" calcext:value-type="float">
            <text:p>248.993</text:p>
          </table:table-cell>
          <table:table-cell office:value-type="float" office:value="329.517" calcext:value-type="float">
            <text:p>329.517</text:p>
          </table:table-cell>
          <table:table-cell office:value-type="float" office:value="-49.3419" calcext:value-type="float">
            <text:p>-49.3419</text:p>
          </table:table-cell>
          <table:table-cell office:value-type="float" office:value="-5762.01" calcext:value-type="float">
            <text:p>-5762.01</text:p>
          </table:table-cell>
          <table:table-cell office:value-type="float" office:value="8.95851" calcext:value-type="float">
            <text:p>8.95851</text:p>
          </table:table-cell>
          <table:table-cell office:value-type="float" office:value="-0.769716" calcext:value-type="float">
            <text:p>-0.769716</text:p>
          </table:table-cell>
          <table:table-cell office:value-type="float" office:value="-18.3303" calcext:value-type="float">
            <text:p>-18.3303</text:p>
          </table:table-cell>
          <table:table-cell office:value-type="float" office:value="-11.5925" calcext:value-type="float">
            <text:p>-11.5925</text:p>
          </table:table-cell>
        </table:table-row>
        <table:table-row table:style-name="ro1">
          <table:table-cell/>
          <table:table-cell office:value-type="float" office:value="-5201.29" calcext:value-type="float">
            <text:p>-5201.29</text:p>
          </table:table-cell>
          <table:table-cell office:value-type="float" office:value="0.0528605" calcext:value-type="float">
            <text:p>0.0528605</text:p>
          </table:table-cell>
          <table:table-cell office:value-type="float" office:value="29002200000" calcext:value-type="float">
            <text:p>2.90E+10</text:p>
          </table:table-cell>
          <table:table-cell office:value-type="float" office:value="85961.1" calcext:value-type="float">
            <text:p>85961.1</text:p>
          </table:table-cell>
          <table:table-cell office:value-type="float" office:value="0.0175917" calcext:value-type="float">
            <text:p>0.0175917</text:p>
          </table:table-cell>
          <table:table-cell office:value-type="float" office:value="14.6958" calcext:value-type="float">
            <text:p>14.6958</text:p>
          </table:table-cell>
          <table:table-cell office:value-type="float" office:value="20.7801" calcext:value-type="float">
            <text:p>20.7801</text:p>
          </table:table-cell>
          <table:table-cell office:value-type="float" office:value="295.784" calcext:value-type="float">
            <text:p>295.784</text:p>
          </table:table-cell>
          <table:table-cell office:value-type="float" office:value="326.719" calcext:value-type="float">
            <text:p>326.719</text:p>
          </table:table-cell>
          <table:table-cell office:value-type="float" office:value="131.108" calcext:value-type="float">
            <text:p>131.108</text:p>
          </table:table-cell>
          <table:table-cell office:value-type="float" office:value="-4284.49" calcext:value-type="float">
            <text:p>-4284.49</text:p>
          </table:table-cell>
          <table:table-cell office:value-type="float" office:value="9.19177" calcext:value-type="float">
            <text:p>9.19177</text:p>
          </table:table-cell>
          <table:table-cell office:value-type="float" office:value="-0.978247" calcext:value-type="float">
            <text:p>-0.978247</text:p>
          </table:table-cell>
          <table:table-cell office:value-type="float" office:value="-17.4535" calcext:value-type="float">
            <text:p>-17.4535</text:p>
          </table:table-cell>
          <table:table-cell office:value-type="float" office:value="-11.5925" calcext:value-type="float">
            <text:p>-11.5925</text:p>
          </table:table-cell>
        </table:table-row>
        <table:table-row table:style-name="ro1">
          <table:table-cell/>
          <table:table-cell office:value-type="float" office:value="-5437.26" calcext:value-type="float">
            <text:p>-5437.26</text:p>
          </table:table-cell>
          <table:table-cell office:value-type="float" office:value="0.0484009" calcext:value-type="float">
            <text:p>0.0484009</text:p>
          </table:table-cell>
          <table:table-cell office:value-type="float" office:value="42710900000" calcext:value-type="float">
            <text:p>4.27E+10</text:p>
          </table:table-cell>
          <table:table-cell office:value-type="float" office:value="81010.4" calcext:value-type="float">
            <text:p>81010.4</text:p>
          </table:table-cell>
          <table:table-cell office:value-type="float" office:value="0.0128073" calcext:value-type="float">
            <text:p>0.0128073</text:p>
          </table:table-cell>
          <table:table-cell office:value-type="float" office:value="14.7319" calcext:value-type="float">
            <text:p>14.7319</text:p>
          </table:table-cell>
          <table:table-cell office:value-type="float" office:value="20.2851" calcext:value-type="float">
            <text:p>20.2851</text:p>
          </table:table-cell>
          <table:table-cell office:value-type="float" office:value="308.26" calcext:value-type="float">
            <text:p>308.26</text:p>
          </table:table-cell>
          <table:table-cell office:value-type="float" office:value="321.815" calcext:value-type="float">
            <text:p>321.815</text:p>
          </table:table-cell>
          <table:table-cell office:value-type="float" office:value="-3179.98" calcext:value-type="float">
            <text:p>-3179.98</text:p>
          </table:table-cell>
          <table:table-cell office:value-type="float" office:value="-5910.02" calcext:value-type="float">
            <text:p>-5910.02</text:p>
          </table:table-cell>
          <table:table-cell office:value-type="float" office:value="8.83616" calcext:value-type="float">
            <text:p>8.83616</text:p>
          </table:table-cell>
          <table:table-cell office:value-type="float" office:value="-1.10339" calcext:value-type="float">
            <text:p>-1.10339</text:p>
          </table:table-cell>
          <table:table-cell office:value-type="float" office:value="-18.3132" calcext:value-type="float">
            <text:p>-18.3132</text:p>
          </table:table-cell>
          <table:table-cell office:value-type="float" office:value="-12.1791" calcext:value-type="float">
            <text:p>-12.1791</text:p>
          </table:table-cell>
        </table:table-row>
        <table:table-row table:style-name="ro1">
          <table:table-cell/>
          <table:table-cell office:value-type="float" office:value="-5911.51" calcext:value-type="float">
            <text:p>-5911.51</text:p>
          </table:table-cell>
          <table:table-cell office:value-type="float" office:value="0.0605" calcext:value-type="float">
            <text:p>0.0605</text:p>
          </table:table-cell>
          <table:table-cell office:value-type="float" office:value="41753900000" calcext:value-type="float">
            <text:p>4.18E+10</text:p>
          </table:table-cell>
          <table:table-cell office:value-type="float" office:value="82890.4" calcext:value-type="float">
            <text:p>82890.4</text:p>
          </table:table-cell>
          <table:table-cell office:value-type="float" office:value="0.0127846" calcext:value-type="float">
            <text:p>0.0127846</text:p>
          </table:table-cell>
          <table:table-cell office:value-type="float" office:value="15.3506" calcext:value-type="float">
            <text:p>15.3506</text:p>
          </table:table-cell>
          <table:table-cell office:value-type="float" office:value="24.845" calcext:value-type="float">
            <text:p>24.845</text:p>
          </table:table-cell>
          <table:table-cell office:value-type="float" office:value="297.244" calcext:value-type="float">
            <text:p>297.244</text:p>
          </table:table-cell>
          <table:table-cell office:value-type="float" office:value="320.763" calcext:value-type="float">
            <text:p>320.763</text:p>
          </table:table-cell>
          <table:table-cell office:value-type="float" office:value="124.661" calcext:value-type="float">
            <text:p>124.661</text:p>
          </table:table-cell>
          <table:table-cell office:value-type="float" office:value="359.29" calcext:value-type="float">
            <text:p>359.29</text:p>
          </table:table-cell>
          <table:table-cell office:value-type="float" office:value="9.15435" calcext:value-type="float">
            <text:p>9.15435</text:p>
          </table:table-cell>
          <table:table-cell office:value-type="float" office:value="-0.821465" calcext:value-type="float">
            <text:p>-0.821465</text:p>
          </table:table-cell>
          <table:table-cell office:value-type="float" office:value="-18.5011" calcext:value-type="float">
            <text:p>-18.5011</text:p>
          </table:table-cell>
          <table:table-cell office:value-type="float" office:value="-11.5925" calcext:value-type="float">
            <text:p>-11.5925</text:p>
          </table:table-cell>
        </table:table-row>
        <table:table-row table:style-name="ro1">
          <table:table-cell/>
          <table:table-cell office:value-type="float" office:value="-5852.3" calcext:value-type="float">
            <text:p>-5852.3</text:p>
          </table:table-cell>
          <table:table-cell office:value-type="float" office:value="0.0605" calcext:value-type="float">
            <text:p>0.0605</text:p>
          </table:table-cell>
          <table:table-cell office:value-type="float" office:value="38939100000" calcext:value-type="float">
            <text:p>3.89E+10</text:p>
          </table:table-cell>
          <table:table-cell office:value-type="float" office:value="80465.7" calcext:value-type="float">
            <text:p>80465.7</text:p>
          </table:table-cell>
          <table:table-cell office:value-type="float" office:value="0.50121" calcext:value-type="float">
            <text:p>0.50121</text:p>
          </table:table-cell>
          <table:table-cell office:value-type="float" office:value="13.8042" calcext:value-type="float">
            <text:p>13.8042</text:p>
          </table:table-cell>
          <table:table-cell office:value-type="float" office:value="24.586" calcext:value-type="float">
            <text:p>24.586</text:p>
          </table:table-cell>
          <table:table-cell office:value-type="float" office:value="358.358" calcext:value-type="float">
            <text:p>358.358</text:p>
          </table:table-cell>
          <table:table-cell office:value-type="float" office:value="328.323" calcext:value-type="float">
            <text:p>328.323</text:p>
          </table:table-cell>
          <table:table-cell office:value-type="float" office:value="-1240.58" calcext:value-type="float">
            <text:p>-1240.58</text:p>
          </table:table-cell>
          <table:table-cell office:value-type="float" office:value="-5701.28" calcext:value-type="float">
            <text:p>-5701.28</text:p>
          </table:table-cell>
          <table:table-cell office:value-type="float" office:value="9.48494" calcext:value-type="float">
            <text:p>9.48494</text:p>
          </table:table-cell>
          <table:table-cell office:value-type="float" office:value="-2.10437" calcext:value-type="float">
            <text:p>-2.10437</text:p>
          </table:table-cell>
          <table:table-cell office:value-type="float" office:value="-17.7341" calcext:value-type="float">
            <text:p>-17.7341</text:p>
          </table:table-cell>
          <table:table-cell office:value-type="float" office:value="-11.5925" calcext:value-type="float">
            <text:p>-11.5925</text:p>
          </table:table-cell>
        </table:table-row>
        <table:table-row table:style-name="ro1">
          <table:table-cell/>
          <table:table-cell office:value-type="float" office:value="-4549.95" calcext:value-type="float">
            <text:p>-4549.95</text:p>
          </table:table-cell>
          <table:table-cell office:value-type="float" office:value="0.0554514" calcext:value-type="float">
            <text:p>0.0554514</text:p>
          </table:table-cell>
          <table:table-cell office:value-type="float" office:value="24281300000" calcext:value-type="float">
            <text:p>2.43E+10</text:p>
          </table:table-cell>
          <table:table-cell office:value-type="float" office:value="82872.7" calcext:value-type="float">
            <text:p>82872.7</text:p>
          </table:table-cell>
          <table:table-cell office:value-type="float" office:value="0.0150484" calcext:value-type="float">
            <text:p>0.0150484</text:p>
          </table:table-cell>
          <table:table-cell office:value-type="float" office:value="14.0756" calcext:value-type="float">
            <text:p>14.0756</text:p>
          </table:table-cell>
          <table:table-cell office:value-type="float" office:value="21.9814" calcext:value-type="float">
            <text:p>21.9814</text:p>
          </table:table-cell>
          <table:table-cell office:value-type="float" office:value="378.772" calcext:value-type="float">
            <text:p>378.772</text:p>
          </table:table-cell>
          <table:table-cell office:value-type="float" office:value="320.122" calcext:value-type="float">
            <text:p>320.122</text:p>
          </table:table-cell>
          <table:table-cell office:value-type="float" office:value="866.459" calcext:value-type="float">
            <text:p>866.459</text:p>
          </table:table-cell>
          <table:table-cell office:value-type="float" office:value="-4804.78" calcext:value-type="float">
            <text:p>-4804.78</text:p>
          </table:table-cell>
          <table:table-cell office:value-type="float" office:value="9.32682" calcext:value-type="float">
            <text:p>9.32682</text:p>
          </table:table-cell>
          <table:table-cell office:value-type="float" office:value="0.177762" calcext:value-type="float">
            <text:p>0.177762</text:p>
          </table:table-cell>
          <table:table-cell office:value-type="float" office:value="-18.4128" calcext:value-type="float">
            <text:p>-18.4128</text:p>
          </table:table-cell>
          <table:table-cell office:value-type="float" office:value="-11.5924" calcext:value-type="float">
            <text:p>-11.5924</text:p>
          </table:table-cell>
        </table:table-row>
        <table:table-row table:style-name="ro1">
          <table:table-cell/>
          <table:table-cell office:value-type="float" office:value="-5615.93" calcext:value-type="float">
            <text:p>-5615.93</text:p>
          </table:table-cell>
          <table:table-cell office:value-type="float" office:value="0.0594314" calcext:value-type="float">
            <text:p>0.0594314</text:p>
          </table:table-cell>
          <table:table-cell office:value-type="float" office:value="38713200000" calcext:value-type="float">
            <text:p>3.87E+10</text:p>
          </table:table-cell>
          <table:table-cell office:value-type="float" office:value="85395.4" calcext:value-type="float">
            <text:p>85395.4</text:p>
          </table:table-cell>
          <table:table-cell office:value-type="float" office:value="0.0177641" calcext:value-type="float">
            <text:p>0.0177641</text:p>
          </table:table-cell>
          <table:table-cell office:value-type="float" office:value="14.9938" calcext:value-type="float">
            <text:p>14.9938</text:p>
          </table:table-cell>
          <table:table-cell office:value-type="float" office:value="21.737" calcext:value-type="float">
            <text:p>21.737</text:p>
          </table:table-cell>
          <table:table-cell office:value-type="float" office:value="348.39" calcext:value-type="float">
            <text:p>348.39</text:p>
          </table:table-cell>
          <table:table-cell office:value-type="float" office:value="330.393" calcext:value-type="float">
            <text:p>330.393</text:p>
          </table:table-cell>
          <table:table-cell office:value-type="float" office:value="-40.7054" calcext:value-type="float">
            <text:p>-40.7054</text:p>
          </table:table-cell>
          <table:table-cell office:value-type="float" office:value="-803.14" calcext:value-type="float">
            <text:p>-803.14</text:p>
          </table:table-cell>
          <table:table-cell office:value-type="float" office:value="9.46576" calcext:value-type="float">
            <text:p>9.46576</text:p>
          </table:table-cell>
          <table:table-cell office:value-type="float" office:value="-0.757524" calcext:value-type="float">
            <text:p>-0.757524</text:p>
          </table:table-cell>
          <table:table-cell office:value-type="float" office:value="-17.8996" calcext:value-type="float">
            <text:p>-17.8996</text:p>
          </table:table-cell>
          <table:table-cell office:value-type="float" office:value="-12.1455" calcext:value-type="float">
            <text:p>-12.1455</text:p>
          </table:table-cell>
        </table:table-row>
        <table:table-row table:style-name="ro1">
          <table:table-cell/>
          <table:table-cell office:value-type="float" office:value="-6128.66" calcext:value-type="float">
            <text:p>-6128.66</text:p>
          </table:table-cell>
          <table:table-cell office:value-type="float" office:value="0.0599989" calcext:value-type="float">
            <text:p>0.0599989</text:p>
          </table:table-cell>
          <table:table-cell office:value-type="float" office:value="5861870000" calcext:value-type="float">
            <text:p>5.86E+09</text:p>
          </table:table-cell>
          <table:table-cell office:value-type="float" office:value="82482.7" calcext:value-type="float">
            <text:p>82482.7</text:p>
          </table:table-cell>
          <table:table-cell office:value-type="float" office:value="0.022684" calcext:value-type="float">
            <text:p>0.022684</text:p>
          </table:table-cell>
          <table:table-cell office:value-type="float" office:value="15.7937" calcext:value-type="float">
            <text:p>15.7937</text:p>
          </table:table-cell>
          <table:table-cell office:value-type="float" office:value="23.5337" calcext:value-type="float">
            <text:p>23.5337</text:p>
          </table:table-cell>
          <table:table-cell office:value-type="float" office:value="318.578" calcext:value-type="float">
            <text:p>318.578</text:p>
          </table:table-cell>
          <table:table-cell office:value-type="float" office:value="313.61" calcext:value-type="float">
            <text:p>313.61</text:p>
          </table:table-cell>
          <table:table-cell office:value-type="float" office:value="-1594.82" calcext:value-type="float">
            <text:p>-1594.82</text:p>
          </table:table-cell>
          <table:table-cell office:value-type="float" office:value="-5561.16" calcext:value-type="float">
            <text:p>-5561.16</text:p>
          </table:table-cell>
          <table:table-cell office:value-type="float" office:value="9.47295" calcext:value-type="float">
            <text:p>9.47295</text:p>
          </table:table-cell>
          <table:table-cell office:value-type="float" office:value="-0.0502173" calcext:value-type="float">
            <text:p>-0.0502173</text:p>
          </table:table-cell>
          <table:table-cell office:value-type="float" office:value="-18.3411" calcext:value-type="float">
            <text:p>-18.3411</text:p>
          </table:table-cell>
          <table:table-cell office:value-type="float" office:value="-12.1791" calcext:value-type="float">
            <text:p>-12.1791</text:p>
          </table:table-cell>
        </table:table-row>
        <table:table-row table:style-name="ro1">
          <table:table-cell/>
          <table:table-cell office:value-type="float" office:value="-5911.12" calcext:value-type="float">
            <text:p>-5911.12</text:p>
          </table:table-cell>
          <table:table-cell office:value-type="float" office:value="0.06046" calcext:value-type="float">
            <text:p>0.06046</text:p>
          </table:table-cell>
          <table:table-cell office:value-type="float" office:value="38217500000" calcext:value-type="float">
            <text:p>3.82E+10</text:p>
          </table:table-cell>
          <table:table-cell office:value-type="float" office:value="79597.1" calcext:value-type="float">
            <text:p>79597.1</text:p>
          </table:table-cell>
          <table:table-cell office:value-type="float" office:value="0.00540948" calcext:value-type="float">
            <text:p>0.00540948</text:p>
          </table:table-cell>
          <table:table-cell office:value-type="float" office:value="14.6048" calcext:value-type="float">
            <text:p>14.6048</text:p>
          </table:table-cell>
          <table:table-cell office:value-type="float" office:value="19.8786" calcext:value-type="float">
            <text:p>19.8786</text:p>
          </table:table-cell>
          <table:table-cell office:value-type="float" office:value="343.956" calcext:value-type="float">
            <text:p>343.956</text:p>
          </table:table-cell>
          <table:table-cell office:value-type="float" office:value="316.997" calcext:value-type="float">
            <text:p>316.997</text:p>
          </table:table-cell>
          <table:table-cell office:value-type="float" office:value="-1549.64" calcext:value-type="float">
            <text:p>-1549.64</text:p>
          </table:table-cell>
          <table:table-cell office:value-type="float" office:value="-4889" calcext:value-type="float">
            <text:p>-4889</text:p>
          </table:table-cell>
          <table:table-cell office:value-type="float" office:value="9.12806" calcext:value-type="float">
            <text:p>9.12806</text:p>
          </table:table-cell>
          <table:table-cell office:value-type="float" office:value="0.593797" calcext:value-type="float">
            <text:p>0.593797</text:p>
          </table:table-cell>
          <table:table-cell office:value-type="float" office:value="-17.5708" calcext:value-type="float">
            <text:p>-17.5708</text:p>
          </table:table-cell>
          <table:table-cell office:value-type="float" office:value="-11.5925" calcext:value-type="float">
            <text:p>-11.5925</text:p>
          </table:table-cell>
        </table:table-row>
        <table:table-row table:style-name="ro1">
          <table:table-cell/>
          <table:table-cell office:value-type="float" office:value="-5378.96" calcext:value-type="float">
            <text:p>-5378.96</text:p>
          </table:table-cell>
          <table:table-cell office:value-type="float" office:value="0.0546049" calcext:value-type="float">
            <text:p>0.0546049</text:p>
          </table:table-cell>
          <table:table-cell office:value-type="float" office:value="35460500000" calcext:value-type="float">
            <text:p>3.55E+10</text:p>
          </table:table-cell>
          <table:table-cell office:value-type="float" office:value="79844.9" calcext:value-type="float">
            <text:p>79844.9</text:p>
          </table:table-cell>
          <table:table-cell office:value-type="float" office:value="0.513188" calcext:value-type="float">
            <text:p>0.513188</text:p>
          </table:table-cell>
          <table:table-cell office:value-type="float" office:value="13.4111" calcext:value-type="float">
            <text:p>13.4111</text:p>
          </table:table-cell>
          <table:table-cell office:value-type="float" office:value="20.819" calcext:value-type="float">
            <text:p>20.819</text:p>
          </table:table-cell>
          <table:table-cell office:value-type="float" office:value="237.504" calcext:value-type="float">
            <text:p>237.504</text:p>
          </table:table-cell>
          <table:table-cell office:value-type="float" office:value="323.974" calcext:value-type="float">
            <text:p>323.974</text:p>
          </table:table-cell>
          <table:table-cell office:value-type="float" office:value="-236.878" calcext:value-type="float">
            <text:p>-236.878</text:p>
          </table:table-cell>
          <table:table-cell office:value-type="float" office:value="-2783.49" calcext:value-type="float">
            <text:p>-2783.49</text:p>
          </table:table-cell>
          <table:table-cell office:value-type="float" office:value="9.40669" calcext:value-type="float">
            <text:p>9.40669</text:p>
          </table:table-cell>
          <table:table-cell office:value-type="float" office:value="-1.5814" calcext:value-type="float">
            <text:p>-1.5814</text:p>
          </table:table-cell>
          <table:table-cell office:value-type="float" office:value="-17.8182" calcext:value-type="float">
            <text:p>-17.8182</text:p>
          </table:table-cell>
          <table:table-cell office:value-type="float" office:value="-11.5925" calcext:value-type="float">
            <text:p>-11.5925</text:p>
          </table:table-cell>
        </table:table-row>
        <table:table-row table:style-name="ro1">
          <table:table-cell/>
          <table:table-cell office:value-type="float" office:value="-6208.09" calcext:value-type="float">
            <text:p>-6208.09</text:p>
          </table:table-cell>
          <table:table-cell office:value-type="float" office:value="0.0605" calcext:value-type="float">
            <text:p>0.0605</text:p>
          </table:table-cell>
          <table:table-cell office:value-type="float" office:value="41104300000" calcext:value-type="float">
            <text:p>4.11E+10</text:p>
          </table:table-cell>
          <table:table-cell office:value-type="float" office:value="82806.8" calcext:value-type="float">
            <text:p>82806.8</text:p>
          </table:table-cell>
          <table:table-cell office:value-type="float" office:value="0.0423564" calcext:value-type="float">
            <text:p>0.0423564</text:p>
          </table:table-cell>
          <table:table-cell office:value-type="float" office:value="13.6263" calcext:value-type="float">
            <text:p>13.6263</text:p>
          </table:table-cell>
          <table:table-cell office:value-type="float" office:value="19.9244" calcext:value-type="float">
            <text:p>19.9244</text:p>
          </table:table-cell>
          <table:table-cell office:value-type="float" office:value="338.475" calcext:value-type="float">
            <text:p>338.475</text:p>
          </table:table-cell>
          <table:table-cell office:value-type="float" office:value="330.509" calcext:value-type="float">
            <text:p>330.509</text:p>
          </table:table-cell>
          <table:table-cell office:value-type="float" office:value="145.801" calcext:value-type="float">
            <text:p>145.801</text:p>
          </table:table-cell>
          <table:table-cell office:value-type="float" office:value="-5149.57" calcext:value-type="float">
            <text:p>-5149.57</text:p>
          </table:table-cell>
          <table:table-cell office:value-type="float" office:value="8.85904" calcext:value-type="float">
            <text:p>8.85904</text:p>
          </table:table-cell>
          <table:table-cell office:value-type="float" office:value="0.0709934" calcext:value-type="float">
            <text:p>0.0709934</text:p>
          </table:table-cell>
          <table:table-cell office:value-type="float" office:value="-17.7823" calcext:value-type="float">
            <text:p>-17.7823</text:p>
          </table:table-cell>
          <table:table-cell office:value-type="float" office:value="-11.5925" calcext:value-type="float">
            <text:p>-11.5925</text:p>
          </table:table-cell>
        </table:table-row>
        <table:table-row table:style-name="ro1">
          <table:table-cell/>
          <table:table-cell office:value-type="float" office:value="-6365.98" calcext:value-type="float">
            <text:p>-6365.98</text:p>
          </table:table-cell>
          <table:table-cell office:value-type="float" office:value="0.0604318" calcext:value-type="float">
            <text:p>0.0604318</text:p>
          </table:table-cell>
          <table:table-cell office:value-type="float" office:value="39494100000" calcext:value-type="float">
            <text:p>3.95E+10</text:p>
          </table:table-cell>
          <table:table-cell office:value-type="float" office:value="82980.4" calcext:value-type="float">
            <text:p>82980.4</text:p>
          </table:table-cell>
          <table:table-cell office:value-type="float" office:value="0.00544314" calcext:value-type="float">
            <text:p>0.00544314</text:p>
          </table:table-cell>
          <table:table-cell office:value-type="float" office:value="14.5561" calcext:value-type="float">
            <text:p>14.5561</text:p>
          </table:table-cell>
          <table:table-cell office:value-type="float" office:value="29.7907" calcext:value-type="float">
            <text:p>29.7907</text:p>
          </table:table-cell>
          <table:table-cell office:value-type="float" office:value="373.119" calcext:value-type="float">
            <text:p>373.119</text:p>
          </table:table-cell>
          <table:table-cell office:value-type="float" office:value="316.579" calcext:value-type="float">
            <text:p>316.579</text:p>
          </table:table-cell>
          <table:table-cell office:value-type="float" office:value="-3981.64" calcext:value-type="float">
            <text:p>-3981.64</text:p>
          </table:table-cell>
          <table:table-cell office:value-type="float" office:value="-589.742" calcext:value-type="float">
            <text:p>-589.742</text:p>
          </table:table-cell>
          <table:table-cell office:value-type="float" office:value="9.45594" calcext:value-type="float">
            <text:p>9.45594</text:p>
          </table:table-cell>
          <table:table-cell office:value-type="float" office:value="-0.734831" calcext:value-type="float">
            <text:p>-0.734831</text:p>
          </table:table-cell>
          <table:table-cell office:value-type="float" office:value="-17.6115" calcext:value-type="float">
            <text:p>-17.6115</text:p>
          </table:table-cell>
          <table:table-cell office:value-type="float" office:value="-12.1791" calcext:value-type="float">
            <text:p>-12.1791</text:p>
          </table:table-cell>
        </table:table-row>
        <table:table-row table:style-name="ro1">
          <table:table-cell/>
          <table:table-cell office:value-type="float" office:value="-4865.5" calcext:value-type="float">
            <text:p>-4865.5</text:p>
          </table:table-cell>
          <table:table-cell office:value-type="float" office:value="0.0605" calcext:value-type="float">
            <text:p>0.0605</text:p>
          </table:table-cell>
          <table:table-cell office:value-type="float" office:value="27026200000" calcext:value-type="float">
            <text:p>2.70E+10</text:p>
          </table:table-cell>
          <table:table-cell office:value-type="float" office:value="81023.3" calcext:value-type="float">
            <text:p>81023.3</text:p>
          </table:table-cell>
          <table:table-cell office:value-type="float" office:value="0.022684" calcext:value-type="float">
            <text:p>0.022684</text:p>
          </table:table-cell>
          <table:table-cell office:value-type="float" office:value="14.1321" calcext:value-type="float">
            <text:p>14.1321</text:p>
          </table:table-cell>
          <table:table-cell office:value-type="float" office:value="19.6227" calcext:value-type="float">
            <text:p>19.6227</text:p>
          </table:table-cell>
          <table:table-cell office:value-type="float" office:value="264.108" calcext:value-type="float">
            <text:p>264.108</text:p>
          </table:table-cell>
          <table:table-cell office:value-type="float" office:value="329.156" calcext:value-type="float">
            <text:p>329.156</text:p>
          </table:table-cell>
          <table:table-cell office:value-type="float" office:value="-895.345" calcext:value-type="float">
            <text:p>-895.345</text:p>
          </table:table-cell>
          <table:table-cell office:value-type="float" office:value="-5298.19" calcext:value-type="float">
            <text:p>-5298.19</text:p>
          </table:table-cell>
          <table:table-cell office:value-type="float" office:value="9.31191" calcext:value-type="float">
            <text:p>9.31191</text:p>
          </table:table-cell>
          <table:table-cell office:value-type="float" office:value="-0.709717" calcext:value-type="float">
            <text:p>-0.709717</text:p>
          </table:table-cell>
          <table:table-cell office:value-type="float" office:value="-17.9523" calcext:value-type="float">
            <text:p>-17.9523</text:p>
          </table:table-cell>
          <table:table-cell office:value-type="float" office:value="-12.1791" calcext:value-type="float">
            <text:p>-12.1791</text:p>
          </table:table-cell>
        </table:table-row>
        <table:table-row table:style-name="ro1">
          <table:table-cell/>
          <table:table-cell office:value-type="float" office:value="-5753.31" calcext:value-type="float">
            <text:p>-5753.31</text:p>
          </table:table-cell>
          <table:table-cell office:value-type="float" office:value="0.0592495" calcext:value-type="float">
            <text:p>0.0592495</text:p>
          </table:table-cell>
          <table:table-cell office:value-type="float" office:value="55321400000" calcext:value-type="float">
            <text:p>5.53E+10</text:p>
          </table:table-cell>
          <table:table-cell office:value-type="float" office:value="83182.6" calcext:value-type="float">
            <text:p>83182.6</text:p>
          </table:table-cell>
          <table:table-cell office:value-type="float" office:value="0.0177641" calcext:value-type="float">
            <text:p>0.0177641</text:p>
          </table:table-cell>
          <table:table-cell office:value-type="float" office:value="14.3879" calcext:value-type="float">
            <text:p>14.3879</text:p>
          </table:table-cell>
          <table:table-cell office:value-type="float" office:value="19.4463" calcext:value-type="float">
            <text:p>19.4463</text:p>
          </table:table-cell>
          <table:table-cell office:value-type="float" office:value="326.461" calcext:value-type="float">
            <text:p>326.461</text:p>
          </table:table-cell>
          <table:table-cell office:value-type="float" office:value="329.266" calcext:value-type="float">
            <text:p>329.266</text:p>
          </table:table-cell>
          <table:table-cell office:value-type="float" office:value="-736.031" calcext:value-type="float">
            <text:p>-736.031</text:p>
          </table:table-cell>
          <table:table-cell office:value-type="float" office:value="-36.6239" calcext:value-type="float">
            <text:p>-36.6239</text:p>
          </table:table-cell>
          <table:table-cell office:value-type="float" office:value="9.20092" calcext:value-type="float">
            <text:p>9.20092</text:p>
          </table:table-cell>
          <table:table-cell office:value-type="float" office:value="-1.01499" calcext:value-type="float">
            <text:p>-1.01499</text:p>
          </table:table-cell>
          <table:table-cell office:value-type="float" office:value="-18.0679" calcext:value-type="float">
            <text:p>-18.0679</text:p>
          </table:table-cell>
          <table:table-cell office:value-type="float" office:value="-11.5925" calcext:value-type="float">
            <text:p>-11.5925</text:p>
          </table:table-cell>
        </table:table-row>
        <table:table-row table:style-name="ro1">
          <table:table-cell/>
          <table:table-cell office:value-type="float" office:value="-4964.05" calcext:value-type="float">
            <text:p>-4964.05</text:p>
          </table:table-cell>
          <table:table-cell office:value-type="float" office:value="0.0495827" calcext:value-type="float">
            <text:p>0.0495827</text:p>
          </table:table-cell>
          <table:table-cell office:value-type="float" office:value="32200600000" calcext:value-type="float">
            <text:p>3.22E+10</text:p>
          </table:table-cell>
          <table:table-cell office:value-type="float" office:value="86350.6" calcext:value-type="float">
            <text:p>86350.6</text:p>
          </table:table-cell>
          <table:table-cell office:value-type="float" office:value="7.65341" calcext:value-type="float">
            <text:p>7.65341</text:p>
          </table:table-cell>
          <table:table-cell office:value-type="float" office:value="14.4621" calcext:value-type="float">
            <text:p>14.4621</text:p>
          </table:table-cell>
          <table:table-cell office:value-type="float" office:value="19.5375" calcext:value-type="float">
            <text:p>19.5375</text:p>
          </table:table-cell>
          <table:table-cell office:value-type="float" office:value="354.537" calcext:value-type="float">
            <text:p>354.537</text:p>
          </table:table-cell>
          <table:table-cell office:value-type="float" office:value="329.072" calcext:value-type="float">
            <text:p>329.072</text:p>
          </table:table-cell>
          <table:table-cell office:value-type="float" office:value="-98.6246" calcext:value-type="float">
            <text:p>-98.6246</text:p>
          </table:table-cell>
          <table:table-cell office:value-type="float" office:value="-4398.36" calcext:value-type="float">
            <text:p>-4398.36</text:p>
          </table:table-cell>
          <table:table-cell office:value-type="float" office:value="9.44551" calcext:value-type="float">
            <text:p>9.44551</text:p>
          </table:table-cell>
          <table:table-cell office:value-type="float" office:value="-1.39255" calcext:value-type="float">
            <text:p>-1.39255</text:p>
          </table:table-cell>
          <table:table-cell office:value-type="float" office:value="-18.4823" calcext:value-type="float">
            <text:p>-18.4823</text:p>
          </table:table-cell>
          <table:table-cell office:value-type="float" office:value="-11.5925" calcext:value-type="float">
            <text:p>-11.5925</text:p>
          </table:table-cell>
        </table:table-row>
        <table:table-row table:style-name="ro1">
          <table:table-cell/>
          <table:table-cell office:value-type="float" office:value="-5161.97" calcext:value-type="float">
            <text:p>-5161.97</text:p>
          </table:table-cell>
          <table:table-cell office:value-type="float" office:value="0.0605" calcext:value-type="float">
            <text:p>0.0605</text:p>
          </table:table-cell>
          <table:table-cell office:value-type="float" office:value="39676300000" calcext:value-type="float">
            <text:p>3.97E+10</text:p>
          </table:table-cell>
          <table:table-cell office:value-type="float" office:value="79778.4" calcext:value-type="float">
            <text:p>79778.4</text:p>
          </table:table-cell>
          <table:table-cell office:value-type="float" office:value="0.0244744" calcext:value-type="float">
            <text:p>0.0244744</text:p>
          </table:table-cell>
          <table:table-cell office:value-type="float" office:value="14.5572" calcext:value-type="float">
            <text:p>14.5572</text:p>
          </table:table-cell>
          <table:table-cell office:value-type="float" office:value="22.6856" calcext:value-type="float">
            <text:p>22.6856</text:p>
          </table:table-cell>
          <table:table-cell office:value-type="float" office:value="320.654" calcext:value-type="float">
            <text:p>320.654</text:p>
          </table:table-cell>
          <table:table-cell office:value-type="float" office:value="312.234" calcext:value-type="float">
            <text:p>312.234</text:p>
          </table:table-cell>
          <table:table-cell office:value-type="float" office:value="-6486.32" calcext:value-type="float">
            <text:p>-6486.32</text:p>
          </table:table-cell>
          <table:table-cell office:value-type="float" office:value="-4736.91" calcext:value-type="float">
            <text:p>-4736.91</text:p>
          </table:table-cell>
          <table:table-cell office:value-type="float" office:value="9.2983" calcext:value-type="float">
            <text:p>9.2983</text:p>
          </table:table-cell>
          <table:table-cell office:value-type="float" office:value="-1.06507" calcext:value-type="float">
            <text:p>-1.06507</text:p>
          </table:table-cell>
          <table:table-cell office:value-type="float" office:value="-17.1146" calcext:value-type="float">
            <text:p>-17.1146</text:p>
          </table:table-cell>
          <table:table-cell office:value-type="float" office:value="-11.5925" calcext:value-type="float">
            <text:p>-11.5925</text:p>
          </table:table-cell>
        </table:table-row>
        <table:table-row table:style-name="ro1">
          <table:table-cell/>
          <table:table-cell office:value-type="float" office:value="-5635.57" calcext:value-type="float">
            <text:p>-5635.57</text:p>
          </table:table-cell>
          <table:table-cell office:value-type="float" office:value="0.0605" calcext:value-type="float">
            <text:p>0.0605</text:p>
          </table:table-cell>
          <table:table-cell office:value-type="float" office:value="41071800000" calcext:value-type="float">
            <text:p>4.11E+10</text:p>
          </table:table-cell>
          <table:table-cell office:value-type="float" office:value="81383.2" calcext:value-type="float">
            <text:p>81383.2</text:p>
          </table:table-cell>
          <table:table-cell office:value-type="float" office:value="0.0054374" calcext:value-type="float">
            <text:p>0.0054374</text:p>
          </table:table-cell>
          <table:table-cell office:value-type="float" office:value="14.5234" calcext:value-type="float">
            <text:p>14.5234</text:p>
          </table:table-cell>
          <table:table-cell office:value-type="float" office:value="22.1856" calcext:value-type="float">
            <text:p>22.1856</text:p>
          </table:table-cell>
          <table:table-cell office:value-type="float" office:value="287.145" calcext:value-type="float">
            <text:p>287.145</text:p>
          </table:table-cell>
          <table:table-cell office:value-type="float" office:value="323.708" calcext:value-type="float">
            <text:p>323.708</text:p>
          </table:table-cell>
          <table:table-cell office:value-type="float" office:value="562.055" calcext:value-type="float">
            <text:p>562.055</text:p>
          </table:table-cell>
          <table:table-cell office:value-type="float" office:value="-5532.35" calcext:value-type="float">
            <text:p>-5532.35</text:p>
          </table:table-cell>
          <table:table-cell office:value-type="float" office:value="9.13131" calcext:value-type="float">
            <text:p>9.13131</text:p>
          </table:table-cell>
          <table:table-cell office:value-type="float" office:value="0.712591" calcext:value-type="float">
            <text:p>0.712591</text:p>
          </table:table-cell>
          <table:table-cell office:value-type="float" office:value="-18.4878" calcext:value-type="float">
            <text:p>-18.4878</text:p>
          </table:table-cell>
          <table:table-cell office:value-type="float" office:value="-12.1791" calcext:value-type="float">
            <text:p>-12.1791</text:p>
          </table:table-cell>
        </table:table-row>
        <table:table-row table:style-name="ro1">
          <table:table-cell/>
          <table:table-cell office:value-type="float" office:value="-5477.18" calcext:value-type="float">
            <text:p>-5477.18</text:p>
          </table:table-cell>
          <table:table-cell office:value-type="float" office:value="0.0605" calcext:value-type="float">
            <text:p>0.0605</text:p>
          </table:table-cell>
          <table:table-cell office:value-type="float" office:value="28848200000" calcext:value-type="float">
            <text:p>2.88E+10</text:p>
          </table:table-cell>
          <table:table-cell office:value-type="float" office:value="83253.2" calcext:value-type="float">
            <text:p>83253.2</text:p>
          </table:table-cell>
          <table:table-cell office:value-type="float" office:value="0.012837" calcext:value-type="float">
            <text:p>0.012837</text:p>
          </table:table-cell>
          <table:table-cell office:value-type="float" office:value="14.4646" calcext:value-type="float">
            <text:p>14.4646</text:p>
          </table:table-cell>
          <table:table-cell office:value-type="float" office:value="20.9163" calcext:value-type="float">
            <text:p>20.9163</text:p>
          </table:table-cell>
          <table:table-cell office:value-type="float" office:value="383.667" calcext:value-type="float">
            <text:p>383.667</text:p>
          </table:table-cell>
          <table:table-cell office:value-type="float" office:value="322.139" calcext:value-type="float">
            <text:p>322.139</text:p>
          </table:table-cell>
          <table:table-cell office:value-type="float" office:value="-2281.67" calcext:value-type="float">
            <text:p>-2281.67</text:p>
          </table:table-cell>
          <table:table-cell office:value-type="float" office:value="-4092.8" calcext:value-type="float">
            <text:p>-4092.8</text:p>
          </table:table-cell>
          <table:table-cell office:value-type="float" office:value="9.208" calcext:value-type="float">
            <text:p>9.208</text:p>
          </table:table-cell>
          <table:table-cell office:value-type="float" office:value="-2.1219" calcext:value-type="float">
            <text:p>-2.1219</text:p>
          </table:table-cell>
          <table:table-cell office:value-type="float" office:value="-18.2742" calcext:value-type="float">
            <text:p>-18.2742</text:p>
          </table:table-cell>
          <table:table-cell office:value-type="float" office:value="-11.5925" calcext:value-type="float">
            <text:p>-11.5925</text:p>
          </table:table-cell>
        </table:table-row>
        <table:table-row table:style-name="ro1">
          <table:table-cell/>
          <table:table-cell office:value-type="float" office:value="-5240.77" calcext:value-type="float">
            <text:p>-5240.77</text:p>
          </table:table-cell>
          <table:table-cell office:value-type="float" office:value="0.0605" calcext:value-type="float">
            <text:p>0.0605</text:p>
          </table:table-cell>
          <table:table-cell office:value-type="float" office:value="55702100000" calcext:value-type="float">
            <text:p>5.57E+10</text:p>
          </table:table-cell>
          <table:table-cell office:value-type="float" office:value="82110.1" calcext:value-type="float">
            <text:p>82110.1</text:p>
          </table:table-cell>
          <table:table-cell office:value-type="float" office:value="13.4906" calcext:value-type="float">
            <text:p>13.4906</text:p>
          </table:table-cell>
          <table:table-cell office:value-type="float" office:value="15.0371" calcext:value-type="float">
            <text:p>15.0371</text:p>
          </table:table-cell>
          <table:table-cell office:value-type="float" office:value="19.3914" calcext:value-type="float">
            <text:p>19.3914</text:p>
          </table:table-cell>
          <table:table-cell office:value-type="float" office:value="205.418" calcext:value-type="float">
            <text:p>205.418</text:p>
          </table:table-cell>
          <table:table-cell office:value-type="float" office:value="324.571" calcext:value-type="float">
            <text:p>324.571</text:p>
          </table:table-cell>
          <table:table-cell office:value-type="float" office:value="-3193.3" calcext:value-type="float">
            <text:p>-3193.3</text:p>
          </table:table-cell>
          <table:table-cell office:value-type="float" office:value="-6020.24" calcext:value-type="float">
            <text:p>-6020.24</text:p>
          </table:table-cell>
          <table:table-cell office:value-type="float" office:value="8.90623" calcext:value-type="float">
            <text:p>8.90623</text:p>
          </table:table-cell>
          <table:table-cell office:value-type="float" office:value="-2.27157" calcext:value-type="float">
            <text:p>-2.27157</text:p>
          </table:table-cell>
          <table:table-cell office:value-type="float" office:value="-16.7489" calcext:value-type="float">
            <text:p>-16.7489</text:p>
          </table:table-cell>
          <table:table-cell office:value-type="float" office:value="-11.5924" calcext:value-type="float">
            <text:p>-11.5924</text:p>
          </table:table-cell>
        </table:table-row>
        <table:table-row table:style-name="ro1">
          <table:table-cell/>
          <table:table-cell office:value-type="float" office:value="-5635.19" calcext:value-type="float">
            <text:p>-5635.19</text:p>
          </table:table-cell>
          <table:table-cell office:value-type="float" office:value="0.0605" calcext:value-type="float">
            <text:p>0.0605</text:p>
          </table:table-cell>
          <table:table-cell office:value-type="float" office:value="27412200000" calcext:value-type="float">
            <text:p>2.74E+10</text:p>
          </table:table-cell>
          <table:table-cell office:value-type="float" office:value="84813.3" calcext:value-type="float">
            <text:p>84813.3</text:p>
          </table:table-cell>
          <table:table-cell office:value-type="float" office:value="0.0447807" calcext:value-type="float">
            <text:p>0.0447807</text:p>
          </table:table-cell>
          <table:table-cell office:value-type="float" office:value="15.5438" calcext:value-type="float">
            <text:p>15.5438</text:p>
          </table:table-cell>
          <table:table-cell office:value-type="float" office:value="19.7167" calcext:value-type="float">
            <text:p>19.7167</text:p>
          </table:table-cell>
          <table:table-cell office:value-type="float" office:value="245.99" calcext:value-type="float">
            <text:p>245.99</text:p>
          </table:table-cell>
          <table:table-cell office:value-type="float" office:value="327.78" calcext:value-type="float">
            <text:p>327.78</text:p>
          </table:table-cell>
          <table:table-cell office:value-type="float" office:value="-1235.47" calcext:value-type="float">
            <text:p>-1235.47</text:p>
          </table:table-cell>
          <table:table-cell office:value-type="float" office:value="-3310.1" calcext:value-type="float">
            <text:p>-3310.1</text:p>
          </table:table-cell>
          <table:table-cell office:value-type="float" office:value="9.39152" calcext:value-type="float">
            <text:p>9.39152</text:p>
          </table:table-cell>
          <table:table-cell office:value-type="float" office:value="-1.5261" calcext:value-type="float">
            <text:p>-1.5261</text:p>
          </table:table-cell>
          <table:table-cell office:value-type="float" office:value="-17.3734" calcext:value-type="float">
            <text:p>-17.3734</text:p>
          </table:table-cell>
          <table:table-cell office:value-type="float" office:value="-11.5925" calcext:value-type="float">
            <text:p>-11.5925</text:p>
          </table:table-cell>
        </table:table-row>
        <table:table-row table:style-name="ro1">
          <table:table-cell/>
          <table:table-cell office:value-type="float" office:value="-3246.38" calcext:value-type="float">
            <text:p>-3246.38</text:p>
          </table:table-cell>
          <table:table-cell office:value-type="float" office:value="0.0605" calcext:value-type="float">
            <text:p>0.0605</text:p>
          </table:table-cell>
          <table:table-cell office:value-type="float" office:value="37955600000" calcext:value-type="float">
            <text:p>3.80E+10</text:p>
          </table:table-cell>
          <table:table-cell office:value-type="float" office:value="83219.6" calcext:value-type="float">
            <text:p>83219.6</text:p>
          </table:table-cell>
          <table:table-cell office:value-type="float" office:value="0.00544314" calcext:value-type="float">
            <text:p>0.00544314</text:p>
          </table:table-cell>
          <table:table-cell office:value-type="float" office:value="14.7169" calcext:value-type="float">
            <text:p>14.7169</text:p>
          </table:table-cell>
          <table:table-cell office:value-type="float" office:value="23.0755" calcext:value-type="float">
            <text:p>23.0755</text:p>
          </table:table-cell>
          <table:table-cell office:value-type="float" office:value="303.558" calcext:value-type="float">
            <text:p>303.558</text:p>
          </table:table-cell>
          <table:table-cell office:value-type="float" office:value="313.476" calcext:value-type="float">
            <text:p>313.476</text:p>
          </table:table-cell>
          <table:table-cell office:value-type="float" office:value="-1673.84" calcext:value-type="float">
            <text:p>-1673.84</text:p>
          </table:table-cell>
          <table:table-cell office:value-type="float" office:value="-4972.31" calcext:value-type="float">
            <text:p>-4972.31</text:p>
          </table:table-cell>
          <table:table-cell office:value-type="float" office:value="8.87996" calcext:value-type="float">
            <text:p>8.87996</text:p>
          </table:table-cell>
          <table:table-cell office:value-type="float" office:value="0.484031" calcext:value-type="float">
            <text:p>0.484031</text:p>
          </table:table-cell>
          <table:table-cell office:value-type="float" office:value="-18.4883" calcext:value-type="float">
            <text:p>-18.4883</text:p>
          </table:table-cell>
          <table:table-cell office:value-type="float" office:value="-11.5925" calcext:value-type="float">
            <text:p>-11.5925</text:p>
          </table:table-cell>
        </table:table-row>
        <table:table-row table:style-name="ro1">
          <table:table-cell/>
          <table:table-cell office:value-type="float" office:value="-6168.66" calcext:value-type="float">
            <text:p>-6168.66</text:p>
          </table:table-cell>
          <table:table-cell office:value-type="float" office:value="0.0558529" calcext:value-type="float">
            <text:p>0.0558529</text:p>
          </table:table-cell>
          <table:table-cell office:value-type="float" office:value="44701500000" calcext:value-type="float">
            <text:p>4.47E+10</text:p>
          </table:table-cell>
          <table:table-cell office:value-type="float" office:value="84716.8" calcext:value-type="float">
            <text:p>84716.8</text:p>
          </table:table-cell>
          <table:table-cell office:value-type="float" office:value="2.94032" calcext:value-type="float">
            <text:p>2.94032</text:p>
          </table:table-cell>
          <table:table-cell office:value-type="float" office:value="13.5461" calcext:value-type="float">
            <text:p>13.5461</text:p>
          </table:table-cell>
          <table:table-cell office:value-type="float" office:value="19.8038" calcext:value-type="float">
            <text:p>19.8038</text:p>
          </table:table-cell>
          <table:table-cell office:value-type="float" office:value="247.696" calcext:value-type="float">
            <text:p>247.696</text:p>
          </table:table-cell>
          <table:table-cell office:value-type="float" office:value="325.746" calcext:value-type="float">
            <text:p>325.746</text:p>
          </table:table-cell>
          <table:table-cell office:value-type="float" office:value="-550.653" calcext:value-type="float">
            <text:p>-550.653</text:p>
          </table:table-cell>
          <table:table-cell office:value-type="float" office:value="-5601.88" calcext:value-type="float">
            <text:p>-5601.88</text:p>
          </table:table-cell>
          <table:table-cell office:value-type="float" office:value="9.47937" calcext:value-type="float">
            <text:p>9.47937</text:p>
          </table:table-cell>
          <table:table-cell office:value-type="float" office:value="-0.144748" calcext:value-type="float">
            <text:p>-0.144748</text:p>
          </table:table-cell>
          <table:table-cell office:value-type="float" office:value="-17.0377" calcext:value-type="float">
            <text:p>-17.0377</text:p>
          </table:table-cell>
          <table:table-cell office:value-type="float" office:value="-11.5925" calcext:value-type="float">
            <text:p>-11.5925</text:p>
          </table:table-cell>
        </table:table-row>
        <table:table-row table:style-name="ro1">
          <table:table-cell/>
          <table:table-cell office:value-type="float" office:value="-4213.77" calcext:value-type="float">
            <text:p>-4213.77</text:p>
          </table:table-cell>
          <table:table-cell office:value-type="float" office:value="0.0581465" calcext:value-type="float">
            <text:p>0.0581465</text:p>
          </table:table-cell>
          <table:table-cell office:value-type="float" office:value="31881600000" calcext:value-type="float">
            <text:p>3.19E+10</text:p>
          </table:table-cell>
          <table:table-cell office:value-type="float" office:value="80103" calcext:value-type="float">
            <text:p>80103</text:p>
          </table:table-cell>
          <table:table-cell office:value-type="float" office:value="0.00538645" calcext:value-type="float">
            <text:p>0.00538645</text:p>
          </table:table-cell>
          <table:table-cell office:value-type="float" office:value="16.5718" calcext:value-type="float">
            <text:p>16.5718</text:p>
          </table:table-cell>
          <table:table-cell office:value-type="float" office:value="25.1075" calcext:value-type="float">
            <text:p>25.1075</text:p>
          </table:table-cell>
          <table:table-cell office:value-type="float" office:value="282.189" calcext:value-type="float">
            <text:p>282.189</text:p>
          </table:table-cell>
          <table:table-cell office:value-type="float" office:value="323.021" calcext:value-type="float">
            <text:p>323.021</text:p>
          </table:table-cell>
          <table:table-cell office:value-type="float" office:value="-137.129" calcext:value-type="float">
            <text:p>-137.129</text:p>
          </table:table-cell>
          <table:table-cell office:value-type="float" office:value="-5451.53" calcext:value-type="float">
            <text:p>-5451.53</text:p>
          </table:table-cell>
          <table:table-cell office:value-type="float" office:value="9.11948" calcext:value-type="float">
            <text:p>9.11948</text:p>
          </table:table-cell>
          <table:table-cell office:value-type="float" office:value="-1.01489" calcext:value-type="float">
            <text:p>-1.01489</text:p>
          </table:table-cell>
          <table:table-cell office:value-type="float" office:value="-17.6702" calcext:value-type="float">
            <text:p>-17.6702</text:p>
          </table:table-cell>
          <table:table-cell office:value-type="float" office:value="-11.5729" calcext:value-type="float">
            <text:p>-11.5729</text:p>
          </table:table-cell>
        </table:table-row>
        <table:table-row table:style-name="ro1">
          <table:table-cell/>
          <table:table-cell office:value-type="float" office:value="-3384.87" calcext:value-type="float">
            <text:p>-3384.87</text:p>
          </table:table-cell>
          <table:table-cell office:value-type="float" office:value="0.0595524" calcext:value-type="float">
            <text:p>0.0595524</text:p>
          </table:table-cell>
          <table:table-cell office:value-type="float" office:value="41285500000" calcext:value-type="float">
            <text:p>4.13E+10</text:p>
          </table:table-cell>
          <table:table-cell office:value-type="float" office:value="82072.8" calcext:value-type="float">
            <text:p>82072.8</text:p>
          </table:table-cell>
          <table:table-cell office:value-type="float" office:value="0.00541907" calcext:value-type="float">
            <text:p>0.00541907</text:p>
          </table:table-cell>
          <table:table-cell office:value-type="float" office:value="15.7239" calcext:value-type="float">
            <text:p>15.7239</text:p>
          </table:table-cell>
          <table:table-cell office:value-type="float" office:value="19.2661" calcext:value-type="float">
            <text:p>19.2661</text:p>
          </table:table-cell>
          <table:table-cell office:value-type="float" office:value="329.103" calcext:value-type="float">
            <text:p>329.103</text:p>
          </table:table-cell>
          <table:table-cell office:value-type="float" office:value="324.07" calcext:value-type="float">
            <text:p>324.07</text:p>
          </table:table-cell>
          <table:table-cell office:value-type="float" office:value="-1101.79" calcext:value-type="float">
            <text:p>-1101.79</text:p>
          </table:table-cell>
          <table:table-cell office:value-type="float" office:value="-4311.6" calcext:value-type="float">
            <text:p>-4311.6</text:p>
          </table:table-cell>
          <table:table-cell office:value-type="float" office:value="9.49093" calcext:value-type="float">
            <text:p>9.49093</text:p>
          </table:table-cell>
          <table:table-cell office:value-type="float" office:value="-0.162895" calcext:value-type="float">
            <text:p>-0.162895</text:p>
          </table:table-cell>
          <table:table-cell office:value-type="float" office:value="-18.1284" calcext:value-type="float">
            <text:p>-18.1284</text:p>
          </table:table-cell>
          <table:table-cell office:value-type="float" office:value="-11.5925" calcext:value-type="float">
            <text:p>-11.5925</text:p>
          </table:table-cell>
        </table:table-row>
        <table:table-row table:style-name="ro1">
          <table:table-cell/>
          <table:table-cell office:value-type="float" office:value="-5437.75" calcext:value-type="float">
            <text:p>-5437.75</text:p>
          </table:table-cell>
          <table:table-cell office:value-type="float" office:value="0.0590881" calcext:value-type="float">
            <text:p>0.0590881</text:p>
          </table:table-cell>
          <table:table-cell office:value-type="float" office:value="27735300000" calcext:value-type="float">
            <text:p>2.77E+10</text:p>
          </table:table-cell>
          <table:table-cell office:value-type="float" office:value="87335.7" calcext:value-type="float">
            <text:p>87335.7</text:p>
          </table:table-cell>
          <table:table-cell office:value-type="float" office:value="0.486232" calcext:value-type="float">
            <text:p>0.486232</text:p>
          </table:table-cell>
          <table:table-cell office:value-type="float" office:value="13.3387" calcext:value-type="float">
            <text:p>13.3387</text:p>
          </table:table-cell>
          <table:table-cell office:value-type="float" office:value="19.7886" calcext:value-type="float">
            <text:p>19.7886</text:p>
          </table:table-cell>
          <table:table-cell office:value-type="float" office:value="289.14" calcext:value-type="float">
            <text:p>289.14</text:p>
          </table:table-cell>
          <table:table-cell office:value-type="float" office:value="323.126" calcext:value-type="float">
            <text:p>323.126</text:p>
          </table:table-cell>
          <table:table-cell office:value-type="float" office:value="-2199.9" calcext:value-type="float">
            <text:p>-2199.9</text:p>
          </table:table-cell>
          <table:table-cell office:value-type="float" office:value="-5897.58" calcext:value-type="float">
            <text:p>-5897.58</text:p>
          </table:table-cell>
          <table:table-cell office:value-type="float" office:value="9.47676" calcext:value-type="float">
            <text:p>9.47676</text:p>
          </table:table-cell>
          <table:table-cell office:value-type="float" office:value="0.0210599" calcext:value-type="float">
            <text:p>0.0210599</text:p>
          </table:table-cell>
          <table:table-cell office:value-type="float" office:value="-17.9211" calcext:value-type="float">
            <text:p>-17.9211</text:p>
          </table:table-cell>
          <table:table-cell office:value-type="float" office:value="-18.4163" calcext:value-type="float">
            <text:p>-18.4163</text:p>
          </table:table-cell>
        </table:table-row>
        <table:table-row table:style-name="ro1">
          <table:table-cell/>
          <table:table-cell office:value-type="float" office:value="-4154.64" calcext:value-type="float">
            <text:p>-4154.64</text:p>
          </table:table-cell>
          <table:table-cell office:value-type="float" office:value="0.0605" calcext:value-type="float">
            <text:p>0.0605</text:p>
          </table:table-cell>
          <table:table-cell office:value-type="float" office:value="35002400000" calcext:value-type="float">
            <text:p>3.50E+10</text:p>
          </table:table-cell>
          <table:table-cell office:value-type="float" office:value="80441.7" calcext:value-type="float">
            <text:p>80441.7</text:p>
          </table:table-cell>
          <table:table-cell office:value-type="float" office:value="0.0226616" calcext:value-type="float">
            <text:p>0.0226616</text:p>
          </table:table-cell>
          <table:table-cell office:value-type="float" office:value="15.9632" calcext:value-type="float">
            <text:p>15.9632</text:p>
          </table:table-cell>
          <table:table-cell office:value-type="float" office:value="19.6977" calcext:value-type="float">
            <text:p>19.6977</text:p>
          </table:table-cell>
          <table:table-cell office:value-type="float" office:value="323.442" calcext:value-type="float">
            <text:p>323.442</text:p>
          </table:table-cell>
          <table:table-cell office:value-type="float" office:value="319.648" calcext:value-type="float">
            <text:p>319.648</text:p>
          </table:table-cell>
          <table:table-cell office:value-type="float" office:value="-2319.97" calcext:value-type="float">
            <text:p>-2319.97</text:p>
          </table:table-cell>
          <table:table-cell office:value-type="float" office:value="-4943.11" calcext:value-type="float">
            <text:p>-4943.11</text:p>
          </table:table-cell>
          <table:table-cell office:value-type="float" office:value="9.3123" calcext:value-type="float">
            <text:p>9.3123</text:p>
          </table:table-cell>
          <table:table-cell office:value-type="float" office:value="-1.96752" calcext:value-type="float">
            <text:p>-1.96752</text:p>
          </table:table-cell>
          <table:table-cell office:value-type="float" office:value="-16.6269" calcext:value-type="float">
            <text:p>-16.6269</text:p>
          </table:table-cell>
          <table:table-cell office:value-type="float" office:value="-11.5925" calcext:value-type="float">
            <text:p>-11.5925</text:p>
          </table:table-cell>
        </table:table-row>
        <table:table-row table:style-name="ro1">
          <table:table-cell/>
          <table:table-cell office:value-type="float" office:value="-4727.06" calcext:value-type="float">
            <text:p>-4727.06</text:p>
          </table:table-cell>
          <table:table-cell office:value-type="float" office:value="0.0605" calcext:value-type="float">
            <text:p>0.0605</text:p>
          </table:table-cell>
          <table:table-cell office:value-type="float" office:value="55678200000" calcext:value-type="float">
            <text:p>5.57E+10</text:p>
          </table:table-cell>
          <table:table-cell office:value-type="float" office:value="83475" calcext:value-type="float">
            <text:p>83475</text:p>
          </table:table-cell>
          <table:table-cell office:value-type="float" office:value="0.0300529" calcext:value-type="float">
            <text:p>0.0300529</text:p>
          </table:table-cell>
          <table:table-cell office:value-type="float" office:value="15.2459" calcext:value-type="float">
            <text:p>15.2459</text:p>
          </table:table-cell>
          <table:table-cell office:value-type="float" office:value="20.5533" calcext:value-type="float">
            <text:p>20.5533</text:p>
          </table:table-cell>
          <table:table-cell office:value-type="float" office:value="339.345" calcext:value-type="float">
            <text:p>339.345</text:p>
          </table:table-cell>
          <table:table-cell office:value-type="float" office:value="325.59" calcext:value-type="float">
            <text:p>325.59</text:p>
          </table:table-cell>
          <table:table-cell office:value-type="float" office:value="2361.6" calcext:value-type="float">
            <text:p>2361.6</text:p>
          </table:table-cell>
          <table:table-cell office:value-type="float" office:value="-3509.27" calcext:value-type="float">
            <text:p>-3509.27</text:p>
          </table:table-cell>
          <table:table-cell office:value-type="float" office:value="9.4069" calcext:value-type="float">
            <text:p>9.4069</text:p>
          </table:table-cell>
          <table:table-cell office:value-type="float" office:value="-2.61652" calcext:value-type="float">
            <text:p>-2.61652</text:p>
          </table:table-cell>
          <table:table-cell office:value-type="float" office:value="-17.0723" calcext:value-type="float">
            <text:p>-17.0723</text:p>
          </table:table-cell>
          <table:table-cell office:value-type="float" office:value="-11.5925" calcext:value-type="float">
            <text:p>-11.5925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9:.B68])" office:value-type="float" office:value="-5297.76" calcext:value-type="float">
            <text:p>-5297.76</text:p>
          </table:table-cell>
          <table:table-cell table:formula="of:=AVERAGE([.C39:.C68])" office:value-type="float" office:value="0.05870373" calcext:value-type="float">
            <text:p>0.05870373</text:p>
          </table:table-cell>
          <table:table-cell table:formula="of:=AVERAGE([.D39:.D68])" office:value-type="float" office:value="37046492333.3333" calcext:value-type="float">
            <text:p>3.70E+10</text:p>
          </table:table-cell>
          <table:table-cell table:style-name="ce1" table:formula="of:=AVERAGE([.E39:.E68])" office:value-type="float" office:value="82761.8366666667" calcext:value-type="float">
            <text:p>8.28E+04</text:p>
          </table:table-cell>
          <table:table-cell table:style-name="ce1" table:formula="of:=AVERAGE([.F39:.F68])" office:value-type="float" office:value="0.952676440666667" calcext:value-type="float">
            <text:p>9.53E-01</text:p>
          </table:table-cell>
          <table:table-cell table:style-name="ce1" table:formula="of:=AVERAGE([.G39:.G68])" office:value-type="float" office:value="14.7441666666667" calcext:value-type="float">
            <text:p>1.47E+01</text:p>
          </table:table-cell>
          <table:table-cell table:style-name="ce1" table:formula="of:=AVERAGE([.H39:.H68])" office:value-type="float" office:value="21.3558566666667" calcext:value-type="float">
            <text:p>2.14E+01</text:p>
          </table:table-cell>
          <table:table-cell table:style-name="ce1" table:formula="of:=AVERAGE([.I39:.I68])" office:value-type="float" office:value="314.515333333333" calcext:value-type="float">
            <text:p>3.15E+02</text:p>
          </table:table-cell>
          <table:table-cell table:style-name="ce1" table:formula="of:=AVERAGE([.J39:.J68])" office:value-type="float" office:value="323.409433333333" calcext:value-type="float">
            <text:p>3.23E+02</text:p>
          </table:table-cell>
          <table:table-cell table:style-name="ce1" table:formula="of:=AVERAGE([.K39:.K68])" office:value-type="float" office:value="-1021.63017" calcext:value-type="float">
            <text:p>-1.02E+03</text:p>
          </table:table-cell>
          <table:table-cell table:style-name="ce1" table:formula="of:=AVERAGE([.L39:.L68])" office:value-type="float" office:value="-4296.15119666667" calcext:value-type="float">
            <text:p>-4.30E+03</text:p>
          </table:table-cell>
          <table:table-cell table:style-name="ce1" table:formula="of:=AVERAGE([.M39:.M68])" office:value-type="float" office:value="9.24198566666667" calcext:value-type="float">
            <text:p>9.24E+00</text:p>
          </table:table-cell>
          <table:table-cell table:style-name="ce1" table:formula="of:=AVERAGE([.N39:.N68])" office:value-type="float" office:value="-0.890757833333333" calcext:value-type="float">
            <text:p>-8.91E-01</text:p>
          </table:table-cell>
          <table:table-cell table:style-name="ce1" table:formula="of:=AVERAGE([.O39:.O68])" office:value-type="float" office:value="-17.8490733333333" calcext:value-type="float">
            <text:p>-1.78E+01</text:p>
          </table:table-cell>
          <table:table-cell table:style-name="ce1" table:formula="of:=AVERAGE([.P39:.P68])" office:value-type="float" office:value="-12.5980533333333" calcext:value-type="float">
            <text:p>-1.26E+01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9:.B68])" office:value-type="float" office:value="-5457.465" calcext:value-type="float">
            <text:p>-5457.465</text:p>
          </table:table-cell>
          <table:table-cell table:formula="of:=MEDIAN([.C39:.C68])" office:value-type="float" office:value="0.0605" calcext:value-type="float">
            <text:p>0.0605</text:p>
          </table:table-cell>
          <table:table-cell table:style-name="Default" table:formula="of:=MEDIAN([.D39:.D68])" office:value-type="float" office:value="38465350000" calcext:value-type="float">
            <text:p>38465350000</text:p>
          </table:table-cell>
          <table:table-cell table:formula="of:=MEDIAN([.E39:.E68])" office:value-type="float" office:value="82881.55" calcext:value-type="float">
            <text:p>82881.55</text:p>
          </table:table-cell>
          <table:table-cell table:formula="of:=MEDIAN([.F39:.F68])" office:value-type="float" office:value="0.02021285" calcext:value-type="float">
            <text:p>0.02021285</text:p>
          </table:table-cell>
          <table:table-cell table:formula="of:=MEDIAN([.G39:.G68])" office:value-type="float" office:value="14.6698" calcext:value-type="float">
            <text:p>14.6698</text:p>
          </table:table-cell>
          <table:table-cell table:formula="of:=MEDIAN([.H39:.H68])" office:value-type="float" office:value="20.4192" calcext:value-type="float">
            <text:p>20.4192</text:p>
          </table:table-cell>
          <table:table-cell table:formula="of:=MEDIAN([.I39:.I68])" office:value-type="float" office:value="319.616" calcext:value-type="float">
            <text:p>319.616</text:p>
          </table:table-cell>
          <table:table-cell table:formula="of:=MEDIAN([.J39:.J68])" office:value-type="float" office:value="324.022" calcext:value-type="float">
            <text:p>324.022</text:p>
          </table:table-cell>
          <table:table-cell table:formula="of:=MEDIAN([.K39:.K68])" office:value-type="float" office:value="-813.1665" calcext:value-type="float">
            <text:p>-813.1665</text:p>
          </table:table-cell>
          <table:table-cell table:formula="of:=MEDIAN([.L39:.L68])" office:value-type="float" office:value="-4883.675" calcext:value-type="float">
            <text:p>-4883.675</text:p>
          </table:table-cell>
          <table:table-cell table:formula="of:=MEDIAN([.M39:.M68])" office:value-type="float" office:value="9.297875" calcext:value-type="float">
            <text:p>9.297875</text:p>
          </table:table-cell>
          <table:table-cell table:formula="of:=MEDIAN([.N39:.N68])" office:value-type="float" office:value="-0.923398" calcext:value-type="float">
            <text:p>-0.923398</text:p>
          </table:table-cell>
          <table:table-cell table:formula="of:=MEDIAN([.O39:.O68])" office:value-type="float" office:value="-17.91035" calcext:value-type="float">
            <text:p>-17.91035</text:p>
          </table:table-cell>
          <table:table-cell table:formula="of:=MEDIAN([.P39:.P68])" office:value-type="float" office:value="-11.5925" calcext:value-type="float">
            <text:p>-11.5925</text:p>
          </table:table-cell>
        </table:table-row>
        <table:table-row table:style-name="ro1">
          <table:table-cell office:value-type="string" calcext:value-type="string">
            <text:p>std deviation</text:p>
          </table:table-cell>
          <table:table-cell table:formula="of:=STDEV([.B39:.B68])" office:value-type="float" office:value="817.321248305117" calcext:value-type="float">
            <text:p>817.3212483051</text:p>
          </table:table-cell>
          <table:table-cell table:formula="of:=STDEV([.C39:.C68])" office:value-type="float" office:value="0.00332373660531077" calcext:value-type="float">
            <text:p>0.0033237366</text:p>
          </table:table-cell>
          <table:table-cell table:style-name="Default" table:formula="of:=STDEV([.D39:.D68])" office:value-type="float" office:value="10498474328.5921" calcext:value-type="float">
            <text:p>10498474328.5921</text:p>
          </table:table-cell>
          <table:table-cell table:formula="of:=STDEV([.E39:.E68])" office:value-type="float" office:value="2030.92592582679" calcext:value-type="float">
            <text:p>2030.9259258268</text:p>
          </table:table-cell>
          <table:table-cell table:formula="of:=STDEV([.F39:.F68])" office:value-type="float" office:value="2.81307129815753" calcext:value-type="float">
            <text:p>2.8130712982</text:p>
          </table:table-cell>
          <table:table-cell table:formula="of:=STDEV([.G39:.G68])" office:value-type="float" office:value="0.790094589419448" calcext:value-type="float">
            <text:p>0.7900945894</text:p>
          </table:table-cell>
          <table:table-cell table:formula="of:=STDEV([.H39:.H68])" office:value-type="float" office:value="2.38623555643949" calcext:value-type="float">
            <text:p>2.3862355564</text:p>
          </table:table-cell>
          <table:table-cell table:formula="of:=STDEV([.I39:.I68])" office:value-type="float" office:value="50.2442400537088" calcext:value-type="float">
            <text:p>50.2442400537</text:p>
          </table:table-cell>
          <table:table-cell table:formula="of:=STDEV([.J39:.J68])" office:value-type="float" office:value="5.19448414141407" calcext:value-type="float">
            <text:p>5.1944841414</text:p>
          </table:table-cell>
          <table:table-cell table:formula="of:=STDEV([.K39:.K68])" office:value-type="float" office:value="1705.62183082271" calcext:value-type="float">
            <text:p>1705.6218308227</text:p>
          </table:table-cell>
          <table:table-cell table:formula="of:=STDEV([.L39:.L68])" office:value-type="float" office:value="1790.40804742173" calcext:value-type="float">
            <text:p>1790.4080474217</text:p>
          </table:table-cell>
          <table:table-cell table:formula="of:=STDEV([.M39:.M68])" office:value-type="float" office:value="0.210871267016131" calcext:value-type="float">
            <text:p>0.210871267</text:p>
          </table:table-cell>
          <table:table-cell table:formula="of:=STDEV([.N39:.N68])" office:value-type="float" office:value="0.882205518804239" calcext:value-type="float">
            <text:p>0.8822055188</text:p>
          </table:table-cell>
          <table:table-cell table:formula="of:=STDEV([.O39:.O68])" office:value-type="float" office:value="0.552076064807499" calcext:value-type="float">
            <text:p>0.5520760648</text:p>
          </table:table-cell>
          <table:table-cell table:formula="of:=STDEV([.P39:.P68])" office:value-type="float" office:value="2.27436124109353" calcext:value-type="float">
            <text:p>2.2743612411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-8720.03" calcext:value-type="float">
            <text:p>-8720.03</text:p>
          </table:table-cell>
          <table:table-cell office:value-type="float" office:value="0.09075" calcext:value-type="float">
            <text:p>0.09075</text:p>
          </table:table-cell>
          <table:table-cell office:value-type="float" office:value="61353400000" calcext:value-type="float">
            <text:p>6.14E+10</text:p>
          </table:table-cell>
          <table:table-cell/>
          <table:table-cell office:value-type="float" office:value="468222" calcext:value-type="float">
            <text:p>468222</text:p>
          </table:table-cell>
          <table:table-cell office:value-type="float" office:value="25.6736" calcext:value-type="float">
            <text:p>25.6736</text:p>
          </table:table-cell>
          <table:table-cell office:value-type="float" office:value="29.4629" calcext:value-type="float">
            <text:p>29.4629</text:p>
          </table:table-cell>
          <table:table-cell office:value-type="float" office:value="465.724" calcext:value-type="float">
            <text:p>465.724</text:p>
          </table:table-cell>
          <table:table-cell office:value-type="float" office:value="492.399" calcext:value-type="float">
            <text:p>492.399</text:p>
          </table:table-cell>
          <table:table-cell office:value-type="float" office:value="-709.211" calcext:value-type="float">
            <text:p>-709.211</text:p>
          </table:table-cell>
          <table:table-cell office:value-type="float" office:value="-9489.6" calcext:value-type="float">
            <text:p>-9489.6</text:p>
          </table:table-cell>
          <table:table-cell office:value-type="float" office:value="14.5445" calcext:value-type="float">
            <text:p>14.5445</text:p>
          </table:table-cell>
          <table:table-cell/>
          <table:table-cell office:value-type="float" office:value="-23.8513" calcext:value-type="float">
            <text:p>-23.8513</text:p>
          </table:table-cell>
          <table:table-cell office:value-type="float" office:value="-19.687" calcext:value-type="float">
            <text:p>-19.687</text:p>
          </table:table-cell>
        </table:table-row>
        <table:table-row table:style-name="ro1">
          <table:table-cell/>
          <table:table-cell office:value-type="float" office:value="-6962.47" calcext:value-type="float">
            <text:p>-6962.47</text:p>
          </table:table-cell>
          <table:table-cell office:value-type="float" office:value="0.09075" calcext:value-type="float">
            <text:p>0.09075</text:p>
          </table:table-cell>
          <table:table-cell office:value-type="float" office:value="84490200000" calcext:value-type="float">
            <text:p>8.45E+10</text:p>
          </table:table-cell>
          <table:table-cell/>
          <table:table-cell office:value-type="float" office:value="544786" calcext:value-type="float">
            <text:p>544786</text:p>
          </table:table-cell>
          <table:table-cell office:value-type="float" office:value="26.105" calcext:value-type="float">
            <text:p>26.105</text:p>
          </table:table-cell>
          <table:table-cell office:value-type="float" office:value="37.1947" calcext:value-type="float">
            <text:p>37.1947</text:p>
          </table:table-cell>
          <table:table-cell office:value-type="float" office:value="476.184" calcext:value-type="float">
            <text:p>476.184</text:p>
          </table:table-cell>
          <table:table-cell office:value-type="float" office:value="495.891" calcext:value-type="float">
            <text:p>495.891</text:p>
          </table:table-cell>
          <table:table-cell office:value-type="float" office:value="-2092.66" calcext:value-type="float">
            <text:p>-2092.66</text:p>
          </table:table-cell>
          <table:table-cell office:value-type="float" office:value="-1548.36" calcext:value-type="float">
            <text:p>-1548.36</text:p>
          </table:table-cell>
          <table:table-cell office:value-type="float" office:value="14.1196" calcext:value-type="float">
            <text:p>14.1196</text:p>
          </table:table-cell>
          <table:table-cell/>
          <table:table-cell office:value-type="float" office:value="-27.6662" calcext:value-type="float">
            <text:p>-27.6662</text:p>
          </table:table-cell>
          <table:table-cell office:value-type="float" office:value="-18.039" calcext:value-type="float">
            <text:p>-18.039</text:p>
          </table:table-cell>
        </table:table-row>
        <table:table-row table:style-name="ro1">
          <table:table-cell/>
          <table:table-cell office:value-type="float" office:value="-6961.87" calcext:value-type="float">
            <text:p>-6961.87</text:p>
          </table:table-cell>
          <table:table-cell office:value-type="float" office:value="0.0899048" calcext:value-type="float">
            <text:p>0.0899048</text:p>
          </table:table-cell>
          <table:table-cell office:value-type="float" office:value="40819400000" calcext:value-type="float">
            <text:p>4.08E+10</text:p>
          </table:table-cell>
          <table:table-cell/>
          <table:table-cell office:value-type="float" office:value="566160" calcext:value-type="float">
            <text:p>566160</text:p>
          </table:table-cell>
          <table:table-cell office:value-type="float" office:value="22.9069" calcext:value-type="float">
            <text:p>22.9069</text:p>
          </table:table-cell>
          <table:table-cell office:value-type="float" office:value="32.2468" calcext:value-type="float">
            <text:p>32.2468</text:p>
          </table:table-cell>
          <table:table-cell office:value-type="float" office:value="572.709" calcext:value-type="float">
            <text:p>572.709</text:p>
          </table:table-cell>
          <table:table-cell office:value-type="float" office:value="495.119" calcext:value-type="float">
            <text:p>495.119</text:p>
          </table:table-cell>
          <table:table-cell office:value-type="float" office:value="-724.496" calcext:value-type="float">
            <text:p>-724.496</text:p>
          </table:table-cell>
          <table:table-cell office:value-type="float" office:value="-1085.52" calcext:value-type="float">
            <text:p>-1085.52</text:p>
          </table:table-cell>
          <table:table-cell office:value-type="float" office:value="13.6181" calcext:value-type="float">
            <text:p>13.6181</text:p>
          </table:table-cell>
          <table:table-cell/>
          <table:table-cell office:value-type="float" office:value="-26.3649" calcext:value-type="float">
            <text:p>-26.3649</text:p>
          </table:table-cell>
          <table:table-cell office:value-type="float" office:value="-9.98237" calcext:value-type="float">
            <text:p>-9.98237</text:p>
          </table:table-cell>
        </table:table-row>
        <table:table-row table:style-name="ro1">
          <table:table-cell/>
          <table:table-cell office:value-type="float" office:value="-7022.1" calcext:value-type="float">
            <text:p>-7022.1</text:p>
          </table:table-cell>
          <table:table-cell office:value-type="float" office:value="0.09075" calcext:value-type="float">
            <text:p>0.09075</text:p>
          </table:table-cell>
          <table:table-cell office:value-type="float" office:value="48018000000" calcext:value-type="float">
            <text:p>4.80E+10</text:p>
          </table:table-cell>
          <table:table-cell/>
          <table:table-cell office:value-type="float" office:value="507124" calcext:value-type="float">
            <text:p>507124</text:p>
          </table:table-cell>
          <table:table-cell office:value-type="float" office:value="23.5184" calcext:value-type="float">
            <text:p>23.5184</text:p>
          </table:table-cell>
          <table:table-cell office:value-type="float" office:value="32.8019" calcext:value-type="float">
            <text:p>32.8019</text:p>
          </table:table-cell>
          <table:table-cell office:value-type="float" office:value="474.808" calcext:value-type="float">
            <text:p>474.808</text:p>
          </table:table-cell>
          <table:table-cell office:value-type="float" office:value="504.87" calcext:value-type="float">
            <text:p>504.87</text:p>
          </table:table-cell>
          <table:table-cell office:value-type="float" office:value="1441.2" calcext:value-type="float">
            <text:p>1441.2</text:p>
          </table:table-cell>
          <table:table-cell office:value-type="float" office:value="-298.734" calcext:value-type="float">
            <text:p>-298.734</text:p>
          </table:table-cell>
          <table:table-cell office:value-type="float" office:value="14.6858" calcext:value-type="float">
            <text:p>14.6858</text:p>
          </table:table-cell>
          <table:table-cell/>
          <table:table-cell office:value-type="float" office:value="-27.5487" calcext:value-type="float">
            <text:p>-27.5487</text:p>
          </table:table-cell>
          <table:table-cell office:value-type="float" office:value="-11.4003" calcext:value-type="float">
            <text:p>-11.4003</text:p>
          </table:table-cell>
        </table:table-row>
        <table:table-row table:style-name="ro1">
          <table:table-cell/>
          <table:table-cell office:value-type="float" office:value="-7554.77" calcext:value-type="float">
            <text:p>-7554.77</text:p>
          </table:table-cell>
          <table:table-cell office:value-type="float" office:value="0.09075" calcext:value-type="float">
            <text:p>0.09075</text:p>
          </table:table-cell>
          <table:table-cell office:value-type="float" office:value="56244400000" calcext:value-type="float">
            <text:p>5.62E+10</text:p>
          </table:table-cell>
          <table:table-cell/>
          <table:table-cell office:value-type="float" office:value="534480" calcext:value-type="float">
            <text:p>534480</text:p>
          </table:table-cell>
          <table:table-cell office:value-type="float" office:value="21.3856" calcext:value-type="float">
            <text:p>21.3856</text:p>
          </table:table-cell>
          <table:table-cell office:value-type="float" office:value="45.2881" calcext:value-type="float">
            <text:p>45.2881</text:p>
          </table:table-cell>
          <table:table-cell office:value-type="float" office:value="407.728" calcext:value-type="float">
            <text:p>407.728</text:p>
          </table:table-cell>
          <table:table-cell office:value-type="float" office:value="499.809" calcext:value-type="float">
            <text:p>499.809</text:p>
          </table:table-cell>
          <table:table-cell office:value-type="float" office:value="-1117.15" calcext:value-type="float">
            <text:p>-1117.15</text:p>
          </table:table-cell>
          <table:table-cell office:value-type="float" office:value="-6155.89" calcext:value-type="float">
            <text:p>-6155.89</text:p>
          </table:table-cell>
          <table:table-cell office:value-type="float" office:value="14.1285" calcext:value-type="float">
            <text:p>14.1285</text:p>
          </table:table-cell>
          <table:table-cell/>
          <table:table-cell office:value-type="float" office:value="-28.0375" calcext:value-type="float">
            <text:p>-28.0375</text:p>
          </table:table-cell>
          <table:table-cell office:value-type="float" office:value="-18.8073" calcext:value-type="float">
            <text:p>-18.8073</text:p>
          </table:table-cell>
        </table:table-row>
        <table:table-row table:style-name="ro1">
          <table:table-cell/>
          <table:table-cell office:value-type="float" office:value="-7930.32" calcext:value-type="float">
            <text:p>-7930.32</text:p>
          </table:table-cell>
          <table:table-cell office:value-type="float" office:value="0.0901661" calcext:value-type="float">
            <text:p>0.0901661</text:p>
          </table:table-cell>
          <table:table-cell office:value-type="float" office:value="38913100000" calcext:value-type="float">
            <text:p>3.89E+10</text:p>
          </table:table-cell>
          <table:table-cell/>
          <table:table-cell office:value-type="float" office:value="507272" calcext:value-type="float">
            <text:p>507272</text:p>
          </table:table-cell>
          <table:table-cell office:value-type="float" office:value="21.786" calcext:value-type="float">
            <text:p>21.786</text:p>
          </table:table-cell>
          <table:table-cell office:value-type="float" office:value="39.2269" calcext:value-type="float">
            <text:p>39.2269</text:p>
          </table:table-cell>
          <table:table-cell office:value-type="float" office:value="585.973" calcext:value-type="float">
            <text:p>585.973</text:p>
          </table:table-cell>
          <table:table-cell office:value-type="float" office:value="489.683" calcext:value-type="float">
            <text:p>489.683</text:p>
          </table:table-cell>
          <table:table-cell office:value-type="float" office:value="-559.234" calcext:value-type="float">
            <text:p>-559.234</text:p>
          </table:table-cell>
          <table:table-cell office:value-type="float" office:value="-6021.34" calcext:value-type="float">
            <text:p>-6021.34</text:p>
          </table:table-cell>
          <table:table-cell office:value-type="float" office:value="14.2482" calcext:value-type="float">
            <text:p>14.2482</text:p>
          </table:table-cell>
          <table:table-cell/>
          <table:table-cell office:value-type="float" office:value="-26.9184" calcext:value-type="float">
            <text:p>-26.9184</text:p>
          </table:table-cell>
          <table:table-cell office:value-type="float" office:value="-17.1526" calcext:value-type="float">
            <text:p>-17.1526</text:p>
          </table:table-cell>
        </table:table-row>
        <table:table-row table:style-name="ro1">
          <table:table-cell/>
          <table:table-cell office:value-type="float" office:value="-7671.66" calcext:value-type="float">
            <text:p>-7671.66</text:p>
          </table:table-cell>
          <table:table-cell office:value-type="float" office:value="0.09075" calcext:value-type="float">
            <text:p>0.09075</text:p>
          </table:table-cell>
          <table:table-cell office:value-type="float" office:value="63263300000" calcext:value-type="float">
            <text:p>6.33E+10</text:p>
          </table:table-cell>
          <table:table-cell/>
          <table:table-cell office:value-type="float" office:value="544748" calcext:value-type="float">
            <text:p>544748</text:p>
          </table:table-cell>
          <table:table-cell office:value-type="float" office:value="23.9949" calcext:value-type="float">
            <text:p>23.9949</text:p>
          </table:table-cell>
          <table:table-cell office:value-type="float" office:value="39.7063" calcext:value-type="float">
            <text:p>39.7063</text:p>
          </table:table-cell>
          <table:table-cell office:value-type="float" office:value="410.723" calcext:value-type="float">
            <text:p>410.723</text:p>
          </table:table-cell>
          <table:table-cell office:value-type="float" office:value="496.021" calcext:value-type="float">
            <text:p>496.021</text:p>
          </table:table-cell>
          <table:table-cell office:value-type="float" office:value="-706.327" calcext:value-type="float">
            <text:p>-706.327</text:p>
          </table:table-cell>
          <table:table-cell office:value-type="float" office:value="-8420.73" calcext:value-type="float">
            <text:p>-8420.73</text:p>
          </table:table-cell>
          <table:table-cell office:value-type="float" office:value="14.4966" calcext:value-type="float">
            <text:p>14.4966</text:p>
          </table:table-cell>
          <table:table-cell/>
          <table:table-cell office:value-type="float" office:value="-27.7328" calcext:value-type="float">
            <text:p>-27.7328</text:p>
          </table:table-cell>
          <table:table-cell office:value-type="float" office:value="-18.8073" calcext:value-type="float">
            <text:p>-18.8073</text:p>
          </table:table-cell>
        </table:table-row>
        <table:table-row table:style-name="ro1">
          <table:table-cell/>
          <table:table-cell office:value-type="float" office:value="-9153.89" calcext:value-type="float">
            <text:p>-9153.89</text:p>
          </table:table-cell>
          <table:table-cell office:value-type="float" office:value="0.0896031" calcext:value-type="float">
            <text:p>0.0896031</text:p>
          </table:table-cell>
          <table:table-cell office:value-type="float" office:value="53667000000" calcext:value-type="float">
            <text:p>5.37E+10</text:p>
          </table:table-cell>
          <table:table-cell/>
          <table:table-cell office:value-type="float" office:value="527930" calcext:value-type="float">
            <text:p>527930</text:p>
          </table:table-cell>
          <table:table-cell office:value-type="float" office:value="22.0799" calcext:value-type="float">
            <text:p>22.0799</text:p>
          </table:table-cell>
          <table:table-cell office:value-type="float" office:value="31.5884" calcext:value-type="float">
            <text:p>31.5884</text:p>
          </table:table-cell>
          <table:table-cell office:value-type="float" office:value="432.908" calcext:value-type="float">
            <text:p>432.908</text:p>
          </table:table-cell>
          <table:table-cell office:value-type="float" office:value="498.172" calcext:value-type="float">
            <text:p>498.172</text:p>
          </table:table-cell>
          <table:table-cell office:value-type="float" office:value="-1000.39" calcext:value-type="float">
            <text:p>-1000.39</text:p>
          </table:table-cell>
          <table:table-cell office:value-type="float" office:value="-7023.77" calcext:value-type="float">
            <text:p>-7023.77</text:p>
          </table:table-cell>
          <table:table-cell office:value-type="float" office:value="14.0189" calcext:value-type="float">
            <text:p>14.0189</text:p>
          </table:table-cell>
          <table:table-cell/>
          <table:table-cell office:value-type="float" office:value="-27.4268" calcext:value-type="float">
            <text:p>-27.4268</text:p>
          </table:table-cell>
          <table:table-cell office:value-type="float" office:value="-19.6821" calcext:value-type="float">
            <text:p>-19.6821</text:p>
          </table:table-cell>
        </table:table-row>
        <table:table-row table:style-name="ro1">
          <table:table-cell/>
          <table:table-cell office:value-type="float" office:value="-7475.88" calcext:value-type="float">
            <text:p>-7475.88</text:p>
          </table:table-cell>
          <table:table-cell office:value-type="float" office:value="0.0825127" calcext:value-type="float">
            <text:p>0.0825127</text:p>
          </table:table-cell>
          <table:table-cell office:value-type="float" office:value="74302600000" calcext:value-type="float">
            <text:p>7.43E+10</text:p>
          </table:table-cell>
          <table:table-cell/>
          <table:table-cell office:value-type="float" office:value="441660" calcext:value-type="float">
            <text:p>441660</text:p>
          </table:table-cell>
          <table:table-cell office:value-type="float" office:value="24.9363" calcext:value-type="float">
            <text:p>24.9363</text:p>
          </table:table-cell>
          <table:table-cell office:value-type="float" office:value="30.6169" calcext:value-type="float">
            <text:p>30.6169</text:p>
          </table:table-cell>
          <table:table-cell office:value-type="float" office:value="441.306" calcext:value-type="float">
            <text:p>441.306</text:p>
          </table:table-cell>
          <table:table-cell office:value-type="float" office:value="495.542" calcext:value-type="float">
            <text:p>495.542</text:p>
          </table:table-cell>
          <table:table-cell office:value-type="float" office:value="727.837" calcext:value-type="float">
            <text:p>727.837</text:p>
          </table:table-cell>
          <table:table-cell office:value-type="float" office:value="-2984.97" calcext:value-type="float">
            <text:p>-2984.97</text:p>
          </table:table-cell>
          <table:table-cell office:value-type="float" office:value="14.1608" calcext:value-type="float">
            <text:p>14.1608</text:p>
          </table:table-cell>
          <table:table-cell/>
          <table:table-cell office:value-type="float" office:value="-27.0882" calcext:value-type="float">
            <text:p>-27.0882</text:p>
          </table:table-cell>
          <table:table-cell office:value-type="float" office:value="-18.1224" calcext:value-type="float">
            <text:p>-18.1224</text:p>
          </table:table-cell>
        </table:table-row>
        <table:table-row table:style-name="ro1">
          <table:table-cell/>
          <table:table-cell office:value-type="float" office:value="-7140.58" calcext:value-type="float">
            <text:p>-7140.58</text:p>
          </table:table-cell>
          <table:table-cell office:value-type="float" office:value="0.09075" calcext:value-type="float">
            <text:p>0.09075</text:p>
          </table:table-cell>
          <table:table-cell office:value-type="float" office:value="61369600000" calcext:value-type="float">
            <text:p>6.14E+10</text:p>
          </table:table-cell>
          <table:table-cell/>
          <table:table-cell office:value-type="float" office:value="461520" calcext:value-type="float">
            <text:p>461520</text:p>
          </table:table-cell>
          <table:table-cell office:value-type="float" office:value="22.1797" calcext:value-type="float">
            <text:p>22.1797</text:p>
          </table:table-cell>
          <table:table-cell office:value-type="float" office:value="32.6729" calcext:value-type="float">
            <text:p>32.6729</text:p>
          </table:table-cell>
          <table:table-cell office:value-type="float" office:value="418.557" calcext:value-type="float">
            <text:p>418.557</text:p>
          </table:table-cell>
          <table:table-cell office:value-type="float" office:value="493.104" calcext:value-type="float">
            <text:p>493.104</text:p>
          </table:table-cell>
          <table:table-cell office:value-type="float" office:value="-2038.59" calcext:value-type="float">
            <text:p>-2038.59</text:p>
          </table:table-cell>
          <table:table-cell office:value-type="float" office:value="-8148.21" calcext:value-type="float">
            <text:p>-8148.21</text:p>
          </table:table-cell>
          <table:table-cell office:value-type="float" office:value="13.8726" calcext:value-type="float">
            <text:p>13.8726</text:p>
          </table:table-cell>
          <table:table-cell/>
          <table:table-cell office:value-type="float" office:value="-27.3871" calcext:value-type="float">
            <text:p>-27.3871</text:p>
          </table:table-cell>
          <table:table-cell office:value-type="float" office:value="-17.6842" calcext:value-type="float">
            <text:p>-17.6842</text:p>
          </table:table-cell>
        </table:table-row>
        <table:table-row table:style-name="ro1">
          <table:table-cell/>
          <table:table-cell office:value-type="float" office:value="-6765.1" calcext:value-type="float">
            <text:p>-6765.1</text:p>
          </table:table-cell>
          <table:table-cell office:value-type="float" office:value="0.09075" calcext:value-type="float">
            <text:p>0.09075</text:p>
          </table:table-cell>
          <table:table-cell office:value-type="float" office:value="51236300000" calcext:value-type="float">
            <text:p>5.12E+10</text:p>
          </table:table-cell>
          <table:table-cell/>
          <table:table-cell office:value-type="float" office:value="442200" calcext:value-type="float">
            <text:p>442200</text:p>
          </table:table-cell>
          <table:table-cell office:value-type="float" office:value="22.8712" calcext:value-type="float">
            <text:p>22.8712</text:p>
          </table:table-cell>
          <table:table-cell office:value-type="float" office:value="30.8062" calcext:value-type="float">
            <text:p>30.8062</text:p>
          </table:table-cell>
          <table:table-cell office:value-type="float" office:value="469.99" calcext:value-type="float">
            <text:p>469.99</text:p>
          </table:table-cell>
          <table:table-cell office:value-type="float" office:value="489.318" calcext:value-type="float">
            <text:p>489.318</text:p>
          </table:table-cell>
          <table:table-cell office:value-type="float" office:value="-3404.86" calcext:value-type="float">
            <text:p>-3404.86</text:p>
          </table:table-cell>
          <table:table-cell office:value-type="float" office:value="-1965.15" calcext:value-type="float">
            <text:p>-1965.15</text:p>
          </table:table-cell>
          <table:table-cell office:value-type="float" office:value="13.9313" calcext:value-type="float">
            <text:p>13.9313</text:p>
          </table:table-cell>
          <table:table-cell/>
          <table:table-cell office:value-type="float" office:value="-27.7029" calcext:value-type="float">
            <text:p>-27.7029</text:p>
          </table:table-cell>
          <table:table-cell office:value-type="float" office:value="-11.4003" calcext:value-type="float">
            <text:p>-11.4003</text:p>
          </table:table-cell>
        </table:table-row>
        <table:table-row table:style-name="ro1">
          <table:table-cell/>
          <table:table-cell office:value-type="float" office:value="-7278.84" calcext:value-type="float">
            <text:p>-7278.84</text:p>
          </table:table-cell>
          <table:table-cell office:value-type="float" office:value="0.0705322" calcext:value-type="float">
            <text:p>0.0705322</text:p>
          </table:table-cell>
          <table:table-cell office:value-type="float" office:value="48768500000" calcext:value-type="float">
            <text:p>4.88E+10</text:p>
          </table:table-cell>
          <table:table-cell/>
          <table:table-cell office:value-type="float" office:value="387826" calcext:value-type="float">
            <text:p>387826</text:p>
          </table:table-cell>
          <table:table-cell office:value-type="float" office:value="23.6452" calcext:value-type="float">
            <text:p>23.6452</text:p>
          </table:table-cell>
          <table:table-cell office:value-type="float" office:value="29.7264" calcext:value-type="float">
            <text:p>29.7264</text:p>
          </table:table-cell>
          <table:table-cell office:value-type="float" office:value="530.633" calcext:value-type="float">
            <text:p>530.633</text:p>
          </table:table-cell>
          <table:table-cell office:value-type="float" office:value="493.766" calcext:value-type="float">
            <text:p>493.766</text:p>
          </table:table-cell>
          <table:table-cell office:value-type="float" office:value="659.589" calcext:value-type="float">
            <text:p>659.589</text:p>
          </table:table-cell>
          <table:table-cell office:value-type="float" office:value="-2082.03" calcext:value-type="float">
            <text:p>-2082.03</text:p>
          </table:table-cell>
          <table:table-cell office:value-type="float" office:value="14.7356" calcext:value-type="float">
            <text:p>14.7356</text:p>
          </table:table-cell>
          <table:table-cell/>
          <table:table-cell office:value-type="float" office:value="-26.4235" calcext:value-type="float">
            <text:p>-26.4235</text:p>
          </table:table-cell>
          <table:table-cell office:value-type="float" office:value="-18.039" calcext:value-type="float">
            <text:p>-18.039</text:p>
          </table:table-cell>
        </table:table-row>
        <table:table-row table:style-name="ro1">
          <table:table-cell/>
          <table:table-cell office:value-type="float" office:value="-9804.77" calcext:value-type="float">
            <text:p>-9804.77</text:p>
          </table:table-cell>
          <table:table-cell office:value-type="float" office:value="0.09075" calcext:value-type="float">
            <text:p>0.09075</text:p>
          </table:table-cell>
          <table:table-cell office:value-type="float" office:value="31631300000" calcext:value-type="float">
            <text:p>3.16E+10</text:p>
          </table:table-cell>
          <table:table-cell/>
          <table:table-cell office:value-type="float" office:value="594900" calcext:value-type="float">
            <text:p>594900</text:p>
          </table:table-cell>
          <table:table-cell office:value-type="float" office:value="22.2526" calcext:value-type="float">
            <text:p>22.2526</text:p>
          </table:table-cell>
          <table:table-cell office:value-type="float" office:value="30.373" calcext:value-type="float">
            <text:p>30.373</text:p>
          </table:table-cell>
          <table:table-cell office:value-type="float" office:value="506.952" calcext:value-type="float">
            <text:p>506.952</text:p>
          </table:table-cell>
          <table:table-cell office:value-type="float" office:value="499.083" calcext:value-type="float">
            <text:p>499.083</text:p>
          </table:table-cell>
          <table:table-cell office:value-type="float" office:value="-6243.21" calcext:value-type="float">
            <text:p>-6243.21</text:p>
          </table:table-cell>
          <table:table-cell office:value-type="float" office:value="-7264.67" calcext:value-type="float">
            <text:p>-7264.67</text:p>
          </table:table-cell>
          <table:table-cell office:value-type="float" office:value="14.0242" calcext:value-type="float">
            <text:p>14.0242</text:p>
          </table:table-cell>
          <table:table-cell/>
          <table:table-cell office:value-type="float" office:value="-25.9648" calcext:value-type="float">
            <text:p>-25.9648</text:p>
          </table:table-cell>
          <table:table-cell office:value-type="float" office:value="-11.4003" calcext:value-type="float">
            <text:p>-11.4003</text:p>
          </table:table-cell>
        </table:table-row>
        <table:table-row table:style-name="ro1">
          <table:table-cell/>
          <table:table-cell office:value-type="float" office:value="-7258.63" calcext:value-type="float">
            <text:p>-7258.63</text:p>
          </table:table-cell>
          <table:table-cell office:value-type="float" office:value="0.0815248" calcext:value-type="float">
            <text:p>0.0815248</text:p>
          </table:table-cell>
          <table:table-cell office:value-type="float" office:value="57951900000" calcext:value-type="float">
            <text:p>5.80E+10</text:p>
          </table:table-cell>
          <table:table-cell/>
          <table:table-cell office:value-type="float" office:value="506574" calcext:value-type="float">
            <text:p>506574</text:p>
          </table:table-cell>
          <table:table-cell office:value-type="float" office:value="22.0017" calcext:value-type="float">
            <text:p>22.0017</text:p>
          </table:table-cell>
          <table:table-cell office:value-type="float" office:value="38.3344" calcext:value-type="float">
            <text:p>38.3344</text:p>
          </table:table-cell>
          <table:table-cell office:value-type="float" office:value="481.961" calcext:value-type="float">
            <text:p>481.961</text:p>
          </table:table-cell>
          <table:table-cell office:value-type="float" office:value="499.895" calcext:value-type="float">
            <text:p>499.895</text:p>
          </table:table-cell>
          <table:table-cell office:value-type="float" office:value="-182.164" calcext:value-type="float">
            <text:p>-182.164</text:p>
          </table:table-cell>
          <table:table-cell office:value-type="float" office:value="-7375.24" calcext:value-type="float">
            <text:p>-7375.24</text:p>
          </table:table-cell>
          <table:table-cell office:value-type="float" office:value="14.1801" calcext:value-type="float">
            <text:p>14.1801</text:p>
          </table:table-cell>
          <table:table-cell/>
          <table:table-cell office:value-type="float" office:value="-26.8838" calcext:value-type="float">
            <text:p>-26.8838</text:p>
          </table:table-cell>
          <table:table-cell office:value-type="float" office:value="-17.1526" calcext:value-type="float">
            <text:p>-17.1526</text:p>
          </table:table-cell>
        </table:table-row>
        <table:table-row table:style-name="ro1">
          <table:table-cell/>
          <table:table-cell office:value-type="float" office:value="-7752.47" calcext:value-type="float">
            <text:p>-7752.47</text:p>
          </table:table-cell>
          <table:table-cell office:value-type="float" office:value="0.09075" calcext:value-type="float">
            <text:p>0.09075</text:p>
          </table:table-cell>
          <table:table-cell office:value-type="float" office:value="68128200000" calcext:value-type="float">
            <text:p>6.81E+10</text:p>
          </table:table-cell>
          <table:table-cell/>
          <table:table-cell office:value-type="float" office:value="594960" calcext:value-type="float">
            <text:p>594960</text:p>
          </table:table-cell>
          <table:table-cell office:value-type="float" office:value="23.3336" calcext:value-type="float">
            <text:p>23.3336</text:p>
          </table:table-cell>
          <table:table-cell office:value-type="float" office:value="32.0357" calcext:value-type="float">
            <text:p>32.0357</text:p>
          </table:table-cell>
          <table:table-cell office:value-type="float" office:value="448.093" calcext:value-type="float">
            <text:p>448.093</text:p>
          </table:table-cell>
          <table:table-cell office:value-type="float" office:value="497.64" calcext:value-type="float">
            <text:p>497.64</text:p>
          </table:table-cell>
          <table:table-cell office:value-type="float" office:value="121.125" calcext:value-type="float">
            <text:p>121.125</text:p>
          </table:table-cell>
          <table:table-cell office:value-type="float" office:value="-6137.77" calcext:value-type="float">
            <text:p>-6137.77</text:p>
          </table:table-cell>
          <table:table-cell office:value-type="float" office:value="13.9758" calcext:value-type="float">
            <text:p>13.9758</text:p>
          </table:table-cell>
          <table:table-cell/>
          <table:table-cell office:value-type="float" office:value="-25.8605" calcext:value-type="float">
            <text:p>-25.8605</text:p>
          </table:table-cell>
          <table:table-cell office:value-type="float" office:value="-19.5175" calcext:value-type="float">
            <text:p>-19.5175</text:p>
          </table:table-cell>
        </table:table-row>
        <table:table-row table:style-name="ro1">
          <table:table-cell/>
          <table:table-cell office:value-type="float" office:value="-6427.54" calcext:value-type="float">
            <text:p>-6427.54</text:p>
          </table:table-cell>
          <table:table-cell office:value-type="float" office:value="0.0901747" calcext:value-type="float">
            <text:p>0.0901747</text:p>
          </table:table-cell>
          <table:table-cell office:value-type="float" office:value="67481100000" calcext:value-type="float">
            <text:p>6.75E+10</text:p>
          </table:table-cell>
          <table:table-cell/>
          <table:table-cell office:value-type="float" office:value="499020" calcext:value-type="float">
            <text:p>499020</text:p>
          </table:table-cell>
          <table:table-cell office:value-type="float" office:value="24.788" calcext:value-type="float">
            <text:p>24.788</text:p>
          </table:table-cell>
          <table:table-cell office:value-type="float" office:value="39.219" calcext:value-type="float">
            <text:p>39.219</text:p>
          </table:table-cell>
          <table:table-cell office:value-type="float" office:value="550.8" calcext:value-type="float">
            <text:p>550.8</text:p>
          </table:table-cell>
          <table:table-cell office:value-type="float" office:value="497.778" calcext:value-type="float">
            <text:p>497.778</text:p>
          </table:table-cell>
          <table:table-cell office:value-type="float" office:value="197.675" calcext:value-type="float">
            <text:p>197.675</text:p>
          </table:table-cell>
          <table:table-cell office:value-type="float" office:value="-6537.16" calcext:value-type="float">
            <text:p>-6537.16</text:p>
          </table:table-cell>
          <table:table-cell office:value-type="float" office:value="14.0494" calcext:value-type="float">
            <text:p>14.0494</text:p>
          </table:table-cell>
          <table:table-cell/>
          <table:table-cell office:value-type="float" office:value="-26.9742" calcext:value-type="float">
            <text:p>-26.9742</text:p>
          </table:table-cell>
          <table:table-cell office:value-type="float" office:value="-18.3945" calcext:value-type="float">
            <text:p>-18.3945</text:p>
          </table:table-cell>
        </table:table-row>
        <table:table-row table:style-name="ro1">
          <table:table-cell/>
          <table:table-cell office:value-type="float" office:value="-8048.75" calcext:value-type="float">
            <text:p>-8048.75</text:p>
          </table:table-cell>
          <table:table-cell office:value-type="float" office:value="0.09075" calcext:value-type="float">
            <text:p>0.09075</text:p>
          </table:table-cell>
          <table:table-cell office:value-type="float" office:value="76955500000" calcext:value-type="float">
            <text:p>7.70E+10</text:p>
          </table:table-cell>
          <table:table-cell/>
          <table:table-cell office:value-type="float" office:value="345160" calcext:value-type="float">
            <text:p>345160</text:p>
          </table:table-cell>
          <table:table-cell office:value-type="float" office:value="22.4005" calcext:value-type="float">
            <text:p>22.4005</text:p>
          </table:table-cell>
          <table:table-cell office:value-type="float" office:value="31.9327" calcext:value-type="float">
            <text:p>31.9327</text:p>
          </table:table-cell>
          <table:table-cell office:value-type="float" office:value="351.905" calcext:value-type="float">
            <text:p>351.905</text:p>
          </table:table-cell>
          <table:table-cell office:value-type="float" office:value="500.411" calcext:value-type="float">
            <text:p>500.411</text:p>
          </table:table-cell>
          <table:table-cell office:value-type="float" office:value="-5356.76" calcext:value-type="float">
            <text:p>-5356.76</text:p>
          </table:table-cell>
          <table:table-cell office:value-type="float" office:value="-5318.86" calcext:value-type="float">
            <text:p>-5318.86</text:p>
          </table:table-cell>
          <table:table-cell office:value-type="float" office:value="14.3997" calcext:value-type="float">
            <text:p>14.3997</text:p>
          </table:table-cell>
          <table:table-cell/>
          <table:table-cell office:value-type="float" office:value="-25.4607" calcext:value-type="float">
            <text:p>-25.4607</text:p>
          </table:table-cell>
          <table:table-cell office:value-type="float" office:value="-18.3945" calcext:value-type="float">
            <text:p>-18.3945</text:p>
          </table:table-cell>
        </table:table-row>
        <table:table-row table:style-name="ro1">
          <table:table-cell/>
          <table:table-cell office:value-type="float" office:value="-6922.6" calcext:value-type="float">
            <text:p>-6922.6</text:p>
          </table:table-cell>
          <table:table-cell office:value-type="float" office:value="0.0897579" calcext:value-type="float">
            <text:p>0.0897579</text:p>
          </table:table-cell>
          <table:table-cell office:value-type="float" office:value="77196400000" calcext:value-type="float">
            <text:p>7.72E+10</text:p>
          </table:table-cell>
          <table:table-cell/>
          <table:table-cell office:value-type="float" office:value="424932" calcext:value-type="float">
            <text:p>424932</text:p>
          </table:table-cell>
          <table:table-cell office:value-type="float" office:value="21.4528" calcext:value-type="float">
            <text:p>21.4528</text:p>
          </table:table-cell>
          <table:table-cell office:value-type="float" office:value="33.8182" calcext:value-type="float">
            <text:p>33.8182</text:p>
          </table:table-cell>
          <table:table-cell office:value-type="float" office:value="440.397" calcext:value-type="float">
            <text:p>440.397</text:p>
          </table:table-cell>
          <table:table-cell office:value-type="float" office:value="494.772" calcext:value-type="float">
            <text:p>494.772</text:p>
          </table:table-cell>
          <table:table-cell office:value-type="float" office:value="-670.487" calcext:value-type="float">
            <text:p>-670.487</text:p>
          </table:table-cell>
          <table:table-cell office:value-type="float" office:value="239.404" calcext:value-type="float">
            <text:p>239.404</text:p>
          </table:table-cell>
          <table:table-cell office:value-type="float" office:value="13.8857" calcext:value-type="float">
            <text:p>13.8857</text:p>
          </table:table-cell>
          <table:table-cell/>
          <table:table-cell office:value-type="float" office:value="-25.2136" calcext:value-type="float">
            <text:p>-25.2136</text:p>
          </table:table-cell>
          <table:table-cell office:value-type="float" office:value="-18.039" calcext:value-type="float">
            <text:p>-18.039</text:p>
          </table:table-cell>
        </table:table-row>
        <table:table-row table:style-name="ro1">
          <table:table-cell/>
          <table:table-cell office:value-type="float" office:value="-7534.96" calcext:value-type="float">
            <text:p>-7534.96</text:p>
          </table:table-cell>
          <table:table-cell office:value-type="float" office:value="0.09075" calcext:value-type="float">
            <text:p>0.09075</text:p>
          </table:table-cell>
          <table:table-cell office:value-type="float" office:value="58111500000" calcext:value-type="float">
            <text:p>5.81E+10</text:p>
          </table:table-cell>
          <table:table-cell/>
          <table:table-cell office:value-type="float" office:value="510105" calcext:value-type="float">
            <text:p>510105</text:p>
          </table:table-cell>
          <table:table-cell office:value-type="float" office:value="24.7605" calcext:value-type="float">
            <text:p>24.7605</text:p>
          </table:table-cell>
          <table:table-cell office:value-type="float" office:value="34.6564" calcext:value-type="float">
            <text:p>34.6564</text:p>
          </table:table-cell>
          <table:table-cell office:value-type="float" office:value="481.573" calcext:value-type="float">
            <text:p>481.573</text:p>
          </table:table-cell>
          <table:table-cell office:value-type="float" office:value="493.94" calcext:value-type="float">
            <text:p>493.94</text:p>
          </table:table-cell>
          <table:table-cell office:value-type="float" office:value="-2080.9" calcext:value-type="float">
            <text:p>-2080.9</text:p>
          </table:table-cell>
          <table:table-cell office:value-type="float" office:value="-6633.34" calcext:value-type="float">
            <text:p>-6633.34</text:p>
          </table:table-cell>
          <table:table-cell office:value-type="float" office:value="14.5802" calcext:value-type="float">
            <text:p>14.5802</text:p>
          </table:table-cell>
          <table:table-cell/>
          <table:table-cell office:value-type="float" office:value="-27.3547" calcext:value-type="float">
            <text:p>-27.3547</text:p>
          </table:table-cell>
          <table:table-cell office:value-type="float" office:value="-11.4003" calcext:value-type="float">
            <text:p>-11.4003</text:p>
          </table:table-cell>
        </table:table-row>
        <table:table-row table:style-name="ro1">
          <table:table-cell/>
          <table:table-cell office:value-type="float" office:value="-6626.39" calcext:value-type="float">
            <text:p>-6626.39</text:p>
          </table:table-cell>
          <table:table-cell office:value-type="float" office:value="0.0840877" calcext:value-type="float">
            <text:p>0.0840877</text:p>
          </table:table-cell>
          <table:table-cell office:value-type="float" office:value="62363000000" calcext:value-type="float">
            <text:p>6.24E+10</text:p>
          </table:table-cell>
          <table:table-cell/>
          <table:table-cell office:value-type="float" office:value="356637" calcext:value-type="float">
            <text:p>356637</text:p>
          </table:table-cell>
          <table:table-cell office:value-type="float" office:value="26.2454" calcext:value-type="float">
            <text:p>26.2454</text:p>
          </table:table-cell>
          <table:table-cell office:value-type="float" office:value="36.2963" calcext:value-type="float">
            <text:p>36.2963</text:p>
          </table:table-cell>
          <table:table-cell office:value-type="float" office:value="508.941" calcext:value-type="float">
            <text:p>508.941</text:p>
          </table:table-cell>
          <table:table-cell office:value-type="float" office:value="499.447" calcext:value-type="float">
            <text:p>499.447</text:p>
          </table:table-cell>
          <table:table-cell office:value-type="float" office:value="-1921.38" calcext:value-type="float">
            <text:p>-1921.38</text:p>
          </table:table-cell>
          <table:table-cell office:value-type="float" office:value="-7225.03" calcext:value-type="float">
            <text:p>-7225.03</text:p>
          </table:table-cell>
          <table:table-cell office:value-type="float" office:value="14.007" calcext:value-type="float">
            <text:p>14.007</text:p>
          </table:table-cell>
          <table:table-cell/>
          <table:table-cell office:value-type="float" office:value="-28.186" calcext:value-type="float">
            <text:p>-28.186</text:p>
          </table:table-cell>
          <table:table-cell office:value-type="float" office:value="-19.6828" calcext:value-type="float">
            <text:p>-19.6828</text:p>
          </table:table-cell>
        </table:table-row>
        <table:table-row table:style-name="ro1">
          <table:table-cell/>
          <table:table-cell office:value-type="float" office:value="-8739.22" calcext:value-type="float">
            <text:p>-8739.22</text:p>
          </table:table-cell>
          <table:table-cell office:value-type="float" office:value="0.0833573" calcext:value-type="float">
            <text:p>0.0833573</text:p>
          </table:table-cell>
          <table:table-cell office:value-type="float" office:value="69887200000" calcext:value-type="float">
            <text:p>6.99E+10</text:p>
          </table:table-cell>
          <table:table-cell/>
          <table:table-cell office:value-type="float" office:value="546298" calcext:value-type="float">
            <text:p>546298</text:p>
          </table:table-cell>
          <table:table-cell office:value-type="float" office:value="21.9408" calcext:value-type="float">
            <text:p>21.9408</text:p>
          </table:table-cell>
          <table:table-cell office:value-type="float" office:value="33.581" calcext:value-type="float">
            <text:p>33.581</text:p>
          </table:table-cell>
          <table:table-cell office:value-type="float" office:value="543.216" calcext:value-type="float">
            <text:p>543.216</text:p>
          </table:table-cell>
          <table:table-cell office:value-type="float" office:value="491.856" calcext:value-type="float">
            <text:p>491.856</text:p>
          </table:table-cell>
          <table:table-cell office:value-type="float" office:value="-1567.4" calcext:value-type="float">
            <text:p>-1567.4</text:p>
          </table:table-cell>
          <table:table-cell office:value-type="float" office:value="-6976.34" calcext:value-type="float">
            <text:p>-6976.34</text:p>
          </table:table-cell>
          <table:table-cell office:value-type="float" office:value="13.9828" calcext:value-type="float">
            <text:p>13.9828</text:p>
          </table:table-cell>
          <table:table-cell/>
          <table:table-cell office:value-type="float" office:value="-28.2896" calcext:value-type="float">
            <text:p>-28.2896</text:p>
          </table:table-cell>
          <table:table-cell office:value-type="float" office:value="-11.3613" calcext:value-type="float">
            <text:p>-11.3613</text:p>
          </table:table-cell>
        </table:table-row>
        <table:table-row table:style-name="ro1">
          <table:table-cell/>
          <table:table-cell office:value-type="float" office:value="-8818.69" calcext:value-type="float">
            <text:p>-8818.69</text:p>
          </table:table-cell>
          <table:table-cell office:value-type="float" office:value="0.0885963" calcext:value-type="float">
            <text:p>0.0885963</text:p>
          </table:table-cell>
          <table:table-cell office:value-type="float" office:value="39713400000" calcext:value-type="float">
            <text:p>3.97E+10</text:p>
          </table:table-cell>
          <table:table-cell/>
          <table:table-cell office:value-type="float" office:value="438240" calcext:value-type="float">
            <text:p>438240</text:p>
          </table:table-cell>
          <table:table-cell office:value-type="float" office:value="21.1752" calcext:value-type="float">
            <text:p>21.1752</text:p>
          </table:table-cell>
          <table:table-cell office:value-type="float" office:value="36.2528" calcext:value-type="float">
            <text:p>36.2528</text:p>
          </table:table-cell>
          <table:table-cell office:value-type="float" office:value="460.593" calcext:value-type="float">
            <text:p>460.593</text:p>
          </table:table-cell>
          <table:table-cell office:value-type="float" office:value="499.554" calcext:value-type="float">
            <text:p>499.554</text:p>
          </table:table-cell>
          <table:table-cell office:value-type="float" office:value="72.1365" calcext:value-type="float">
            <text:p>72.1365</text:p>
          </table:table-cell>
          <table:table-cell office:value-type="float" office:value="-6627.36" calcext:value-type="float">
            <text:p>-6627.36</text:p>
          </table:table-cell>
          <table:table-cell office:value-type="float" office:value="14.0521" calcext:value-type="float">
            <text:p>14.0521</text:p>
          </table:table-cell>
          <table:table-cell/>
          <table:table-cell office:value-type="float" office:value="-27.4075" calcext:value-type="float">
            <text:p>-27.4075</text:p>
          </table:table-cell>
          <table:table-cell office:value-type="float" office:value="-11.4003" calcext:value-type="float">
            <text:p>-11.4003</text:p>
          </table:table-cell>
        </table:table-row>
        <table:table-row table:style-name="ro1">
          <table:table-cell/>
          <table:table-cell office:value-type="float" office:value="-7258.09" calcext:value-type="float">
            <text:p>-7258.09</text:p>
          </table:table-cell>
          <table:table-cell office:value-type="float" office:value="0.0861417" calcext:value-type="float">
            <text:p>0.0861417</text:p>
          </table:table-cell>
          <table:table-cell office:value-type="float" office:value="34868100000" calcext:value-type="float">
            <text:p>3.49E+10</text:p>
          </table:table-cell>
          <table:table-cell/>
          <table:table-cell office:value-type="float" office:value="544831" calcext:value-type="float">
            <text:p>544831</text:p>
          </table:table-cell>
          <table:table-cell office:value-type="float" office:value="25.094" calcext:value-type="float">
            <text:p>25.094</text:p>
          </table:table-cell>
          <table:table-cell office:value-type="float" office:value="30.5593" calcext:value-type="float">
            <text:p>30.5593</text:p>
          </table:table-cell>
          <table:table-cell office:value-type="float" office:value="548.84" calcext:value-type="float">
            <text:p>548.84</text:p>
          </table:table-cell>
          <table:table-cell office:value-type="float" office:value="499.339" calcext:value-type="float">
            <text:p>499.339</text:p>
          </table:table-cell>
          <table:table-cell office:value-type="float" office:value="-5073.7" calcext:value-type="float">
            <text:p>-5073.7</text:p>
          </table:table-cell>
          <table:table-cell office:value-type="float" office:value="-8456.63" calcext:value-type="float">
            <text:p>-8456.63</text:p>
          </table:table-cell>
          <table:table-cell office:value-type="float" office:value="14.2453" calcext:value-type="float">
            <text:p>14.2453</text:p>
          </table:table-cell>
          <table:table-cell/>
          <table:table-cell office:value-type="float" office:value="-25.5684" calcext:value-type="float">
            <text:p>-25.5684</text:p>
          </table:table-cell>
          <table:table-cell office:value-type="float" office:value="-19.8561" calcext:value-type="float">
            <text:p>-19.8561</text:p>
          </table:table-cell>
        </table:table-row>
        <table:table-row table:style-name="ro1">
          <table:table-cell/>
          <table:table-cell office:value-type="float" office:value="-8087.75" calcext:value-type="float">
            <text:p>-8087.75</text:p>
          </table:table-cell>
          <table:table-cell office:value-type="float" office:value="0.0903371" calcext:value-type="float">
            <text:p>0.0903371</text:p>
          </table:table-cell>
          <table:table-cell office:value-type="float" office:value="54557300000" calcext:value-type="float">
            <text:p>5.46E+10</text:p>
          </table:table-cell>
          <table:table-cell/>
          <table:table-cell office:value-type="float" office:value="446157" calcext:value-type="float">
            <text:p>446157</text:p>
          </table:table-cell>
          <table:table-cell office:value-type="float" office:value="22.9032" calcext:value-type="float">
            <text:p>22.9032</text:p>
          </table:table-cell>
          <table:table-cell office:value-type="float" office:value="32.1424" calcext:value-type="float">
            <text:p>32.1424</text:p>
          </table:table-cell>
          <table:table-cell office:value-type="float" office:value="421.646" calcext:value-type="float">
            <text:p>421.646</text:p>
          </table:table-cell>
          <table:table-cell office:value-type="float" office:value="492.63" calcext:value-type="float">
            <text:p>492.63</text:p>
          </table:table-cell>
          <table:table-cell office:value-type="float" office:value="-3900.26" calcext:value-type="float">
            <text:p>-3900.26</text:p>
          </table:table-cell>
          <table:table-cell office:value-type="float" office:value="1353.84" calcext:value-type="float">
            <text:p>1353.84</text:p>
          </table:table-cell>
          <table:table-cell office:value-type="float" office:value="13.7392" calcext:value-type="float">
            <text:p>13.7392</text:p>
          </table:table-cell>
          <table:table-cell/>
          <table:table-cell office:value-type="float" office:value="-26.6823" calcext:value-type="float">
            <text:p>-26.6823</text:p>
          </table:table-cell>
          <table:table-cell office:value-type="float" office:value="-19.2993" calcext:value-type="float">
            <text:p>-19.2993</text:p>
          </table:table-cell>
        </table:table-row>
        <table:table-row table:style-name="ro1">
          <table:table-cell/>
          <table:table-cell office:value-type="float" office:value="-8482.43" calcext:value-type="float">
            <text:p>-8482.43</text:p>
          </table:table-cell>
          <table:table-cell office:value-type="float" office:value="0.090039" calcext:value-type="float">
            <text:p>0.090039</text:p>
          </table:table-cell>
          <table:table-cell office:value-type="float" office:value="46562100000" calcext:value-type="float">
            <text:p>4.66E+10</text:p>
          </table:table-cell>
          <table:table-cell/>
          <table:table-cell office:value-type="float" office:value="552581" calcext:value-type="float">
            <text:p>552581</text:p>
          </table:table-cell>
          <table:table-cell office:value-type="float" office:value="22.3861" calcext:value-type="float">
            <text:p>22.3861</text:p>
          </table:table-cell>
          <table:table-cell office:value-type="float" office:value="36.5625" calcext:value-type="float">
            <text:p>36.5625</text:p>
          </table:table-cell>
          <table:table-cell office:value-type="float" office:value="457.61" calcext:value-type="float">
            <text:p>457.61</text:p>
          </table:table-cell>
          <table:table-cell office:value-type="float" office:value="499.245" calcext:value-type="float">
            <text:p>499.245</text:p>
          </table:table-cell>
          <table:table-cell office:value-type="float" office:value="1.35286" calcext:value-type="float">
            <text:p>1.35286</text:p>
          </table:table-cell>
          <table:table-cell office:value-type="float" office:value="-7844.48" calcext:value-type="float">
            <text:p>-7844.48</text:p>
          </table:table-cell>
          <table:table-cell office:value-type="float" office:value="13.7055" calcext:value-type="float">
            <text:p>13.7055</text:p>
          </table:table-cell>
          <table:table-cell/>
          <table:table-cell office:value-type="float" office:value="-28.0855" calcext:value-type="float">
            <text:p>-28.0855</text:p>
          </table:table-cell>
          <table:table-cell office:value-type="float" office:value="-19.687" calcext:value-type="float">
            <text:p>-19.687</text:p>
          </table:table-cell>
        </table:table-row>
        <table:table-row table:style-name="ro1">
          <table:table-cell/>
          <table:table-cell office:value-type="float" office:value="-6528.81" calcext:value-type="float">
            <text:p>-6528.81</text:p>
          </table:table-cell>
          <table:table-cell office:value-type="float" office:value="0.09075" calcext:value-type="float">
            <text:p>0.09075</text:p>
          </table:table-cell>
          <table:table-cell office:value-type="float" office:value="67001500000" calcext:value-type="float">
            <text:p>6.70E+10</text:p>
          </table:table-cell>
          <table:table-cell/>
          <table:table-cell office:value-type="float" office:value="498480" calcext:value-type="float">
            <text:p>498480</text:p>
          </table:table-cell>
          <table:table-cell office:value-type="float" office:value="19.5627" calcext:value-type="float">
            <text:p>19.5627</text:p>
          </table:table-cell>
          <table:table-cell office:value-type="float" office:value="34.625" calcext:value-type="float">
            <text:p>34.625</text:p>
          </table:table-cell>
          <table:table-cell office:value-type="float" office:value="464.465" calcext:value-type="float">
            <text:p>464.465</text:p>
          </table:table-cell>
          <table:table-cell office:value-type="float" office:value="492.466" calcext:value-type="float">
            <text:p>492.466</text:p>
          </table:table-cell>
          <table:table-cell office:value-type="float" office:value="-6965.86" calcext:value-type="float">
            <text:p>-6965.86</text:p>
          </table:table-cell>
          <table:table-cell office:value-type="float" office:value="-9712.34" calcext:value-type="float">
            <text:p>-9712.34</text:p>
          </table:table-cell>
          <table:table-cell office:value-type="float" office:value="14.1021" calcext:value-type="float">
            <text:p>14.1021</text:p>
          </table:table-cell>
          <table:table-cell/>
          <table:table-cell office:value-type="float" office:value="-26.9693" calcext:value-type="float">
            <text:p>-26.9693</text:p>
          </table:table-cell>
          <table:table-cell office:value-type="float" office:value="-18.8073" calcext:value-type="float">
            <text:p>-18.8073</text:p>
          </table:table-cell>
        </table:table-row>
        <table:table-row table:style-name="ro1">
          <table:table-cell/>
          <table:table-cell office:value-type="float" office:value="-8463.27" calcext:value-type="float">
            <text:p>-8463.27</text:p>
          </table:table-cell>
          <table:table-cell office:value-type="float" office:value="0.09075" calcext:value-type="float">
            <text:p>0.09075</text:p>
          </table:table-cell>
          <table:table-cell office:value-type="float" office:value="63401900000" calcext:value-type="float">
            <text:p>6.34E+10</text:p>
          </table:table-cell>
          <table:table-cell/>
          <table:table-cell office:value-type="float" office:value="479280" calcext:value-type="float">
            <text:p>479280</text:p>
          </table:table-cell>
          <table:table-cell office:value-type="float" office:value="24.0583" calcext:value-type="float">
            <text:p>24.0583</text:p>
          </table:table-cell>
          <table:table-cell office:value-type="float" office:value="34.4645" calcext:value-type="float">
            <text:p>34.4645</text:p>
          </table:table-cell>
          <table:table-cell office:value-type="float" office:value="608.036" calcext:value-type="float">
            <text:p>608.036</text:p>
          </table:table-cell>
          <table:table-cell office:value-type="float" office:value="473.426" calcext:value-type="float">
            <text:p>473.426</text:p>
          </table:table-cell>
          <table:table-cell office:value-type="float" office:value="-7745.87" calcext:value-type="float">
            <text:p>-7745.87</text:p>
          </table:table-cell>
          <table:table-cell office:value-type="float" office:value="-7636.44" calcext:value-type="float">
            <text:p>-7636.44</text:p>
          </table:table-cell>
          <table:table-cell office:value-type="float" office:value="14.4946" calcext:value-type="float">
            <text:p>14.4946</text:p>
          </table:table-cell>
          <table:table-cell/>
          <table:table-cell office:value-type="float" office:value="-26.258" calcext:value-type="float">
            <text:p>-26.258</text:p>
          </table:table-cell>
          <table:table-cell office:value-type="float" office:value="-12.3742" calcext:value-type="float">
            <text:p>-12.3742</text:p>
          </table:table-cell>
        </table:table-row>
        <table:table-row table:style-name="ro1">
          <table:table-cell/>
          <table:table-cell office:value-type="float" office:value="-8956.81" calcext:value-type="float">
            <text:p>-8956.81</text:p>
          </table:table-cell>
          <table:table-cell office:value-type="float" office:value="0.0893575" calcext:value-type="float">
            <text:p>0.0893575</text:p>
          </table:table-cell>
          <table:table-cell office:value-type="float" office:value="42663100000" calcext:value-type="float">
            <text:p>4.27E+10</text:p>
          </table:table-cell>
          <table:table-cell/>
          <table:table-cell office:value-type="float" office:value="431907" calcext:value-type="float">
            <text:p>431907</text:p>
          </table:table-cell>
          <table:table-cell office:value-type="float" office:value="23.3802" calcext:value-type="float">
            <text:p>23.3802</text:p>
          </table:table-cell>
          <table:table-cell office:value-type="float" office:value="37.1508" calcext:value-type="float">
            <text:p>37.1508</text:p>
          </table:table-cell>
          <table:table-cell office:value-type="float" office:value="605.869" calcext:value-type="float">
            <text:p>605.869</text:p>
          </table:table-cell>
          <table:table-cell office:value-type="float" office:value="486.893" calcext:value-type="float">
            <text:p>486.893</text:p>
          </table:table-cell>
          <table:table-cell office:value-type="float" office:value="-6378.37" calcext:value-type="float">
            <text:p>-6378.37</text:p>
          </table:table-cell>
          <table:table-cell office:value-type="float" office:value="-7262.28" calcext:value-type="float">
            <text:p>-7262.28</text:p>
          </table:table-cell>
          <table:table-cell office:value-type="float" office:value="13.9651" calcext:value-type="float">
            <text:p>13.9651</text:p>
          </table:table-cell>
          <table:table-cell/>
          <table:table-cell office:value-type="float" office:value="-27.4611" calcext:value-type="float">
            <text:p>-27.4611</text:p>
          </table:table-cell>
          <table:table-cell office:value-type="float" office:value="-12.3742" calcext:value-type="float">
            <text:p>-12.3742</text:p>
          </table:table-cell>
        </table:table-row>
        <table:table-row table:style-name="ro1">
          <table:table-cell/>
          <table:table-cell office:value-type="float" office:value="-8443.14" calcext:value-type="float">
            <text:p>-8443.14</text:p>
          </table:table-cell>
          <table:table-cell office:value-type="float" office:value="0.09075" calcext:value-type="float">
            <text:p>0.09075</text:p>
          </table:table-cell>
          <table:table-cell office:value-type="float" office:value="46261800000" calcext:value-type="float">
            <text:p>4.63E+10</text:p>
          </table:table-cell>
          <table:table-cell/>
          <table:table-cell office:value-type="float" office:value="660240" calcext:value-type="float">
            <text:p>660240</text:p>
          </table:table-cell>
          <table:table-cell office:value-type="float" office:value="23.5017" calcext:value-type="float">
            <text:p>23.5017</text:p>
          </table:table-cell>
          <table:table-cell office:value-type="float" office:value="36.0516" calcext:value-type="float">
            <text:p>36.0516</text:p>
          </table:table-cell>
          <table:table-cell office:value-type="float" office:value="503.756" calcext:value-type="float">
            <text:p>503.756</text:p>
          </table:table-cell>
          <table:table-cell office:value-type="float" office:value="478.32" calcext:value-type="float">
            <text:p>478.32</text:p>
          </table:table-cell>
          <table:table-cell office:value-type="float" office:value="-1278.35" calcext:value-type="float">
            <text:p>-1278.35</text:p>
          </table:table-cell>
          <table:table-cell office:value-type="float" office:value="-4455.43" calcext:value-type="float">
            <text:p>-4455.43</text:p>
          </table:table-cell>
          <table:table-cell office:value-type="float" office:value="13.9693" calcext:value-type="float">
            <text:p>13.9693</text:p>
          </table:table-cell>
          <table:table-cell/>
          <table:table-cell office:value-type="float" office:value="-27.2419" calcext:value-type="float">
            <text:p>-27.2419</text:p>
          </table:table-cell>
          <table:table-cell office:value-type="float" office:value="-17.1526" calcext:value-type="float">
            <text:p>-17.1526</text:p>
          </table:table-cell>
        </table:table-row>
        <table:table-row table:style-name="ro1">
          <table:table-cell/>
          <table:table-cell office:value-type="float" office:value="-6843.66" calcext:value-type="float">
            <text:p>-6843.66</text:p>
          </table:table-cell>
          <table:table-cell office:value-type="float" office:value="0.0894151" calcext:value-type="float">
            <text:p>0.0894151</text:p>
          </table:table-cell>
          <table:table-cell office:value-type="float" office:value="74301500000" calcext:value-type="float">
            <text:p>7.43E+10</text:p>
          </table:table-cell>
          <table:table-cell/>
          <table:table-cell office:value-type="float" office:value="481320" calcext:value-type="float">
            <text:p>481320</text:p>
          </table:table-cell>
          <table:table-cell office:value-type="float" office:value="23.2531" calcext:value-type="float">
            <text:p>23.2531</text:p>
          </table:table-cell>
          <table:table-cell office:value-type="float" office:value="29.9386" calcext:value-type="float">
            <text:p>29.9386</text:p>
          </table:table-cell>
          <table:table-cell office:value-type="float" office:value="478.08" calcext:value-type="float">
            <text:p>478.08</text:p>
          </table:table-cell>
          <table:table-cell office:value-type="float" office:value="499.71" calcext:value-type="float">
            <text:p>499.71</text:p>
          </table:table-cell>
          <table:table-cell office:value-type="float" office:value="-4075.12" calcext:value-type="float">
            <text:p>-4075.12</text:p>
          </table:table-cell>
          <table:table-cell office:value-type="float" office:value="-5839.02" calcext:value-type="float">
            <text:p>-5839.02</text:p>
          </table:table-cell>
          <table:table-cell office:value-type="float" office:value="14.2467" calcext:value-type="float">
            <text:p>14.2467</text:p>
          </table:table-cell>
          <table:table-cell/>
          <table:table-cell office:value-type="float" office:value="-27.0834" calcext:value-type="float">
            <text:p>-27.0834</text:p>
          </table:table-cell>
          <table:table-cell office:value-type="float" office:value="-9.98237" calcext:value-type="float">
            <text:p>-9.98237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75:.B104])" office:value-type="float" office:value="-7721.183" calcext:value-type="float">
            <text:p>-7721.183</text:p>
          </table:table-cell>
          <table:table-cell table:formula="of:=AVERAGE([.C75:.C104])" office:value-type="float" office:value="0.0885336" calcext:value-type="float">
            <text:p>0.0885336</text:p>
          </table:table-cell>
          <table:table-cell table:formula="of:=AVERAGE([.D75:.D104])" office:value-type="float" office:value="57382753333.3333" calcext:value-type="float">
            <text:p>5.74E+10</text:p>
          </table:table-cell>
          <table:table-cell table:style-name="ce1" table:formula="of:=AVERAGE([.F75:.F104])" office:value-type="float" office:value="494851.666666667" calcext:value-type="float">
            <text:p>4.95E+05</text:p>
          </table:table-cell>
          <table:table-cell table:style-name="ce1" table:formula="of:=AVERAGE([.G75:.G104])" office:value-type="float" office:value="23.18577" calcext:value-type="float">
            <text:p>2.32E+01</text:p>
          </table:table-cell>
          <table:table-cell table:style-name="ce1" table:formula="of:=AVERAGE([.H75:.H104])" office:value-type="float" office:value="34.3110866666667" calcext:value-type="float">
            <text:p>3.43E+01</text:p>
          </table:table-cell>
          <table:table-cell table:style-name="ce1" table:formula="of:=AVERAGE([.I75:.I104])" office:value-type="float" office:value="484.9992" calcext:value-type="float">
            <text:p>4.85E+02</text:p>
          </table:table-cell>
          <table:table-cell table:style-name="ce1" table:formula="of:=AVERAGE([.J75:.J104])" office:value-type="float" office:value="494.669966666667" calcext:value-type="float">
            <text:p>4.95E+02</text:p>
          </table:table-cell>
          <table:table-cell table:style-name="ce1" table:formula="of:=AVERAGE([.K75:.K104])" office:value-type="float" office:value="-2085.727788" calcext:value-type="float">
            <text:p>-2.09E+03</text:p>
          </table:table-cell>
          <table:table-cell table:style-name="ce1" table:formula="of:=AVERAGE([.L75:.L104])" office:value-type="float" office:value="-5497.78166666667" calcext:value-type="float">
            <text:p>-5.50E+03</text:p>
          </table:table-cell>
          <table:table-cell table:style-name="ce1" table:formula="of:=AVERAGE([.L75:.L104])" office:value-type="float" office:value="-5497.78166666667" calcext:value-type="float">
            <text:p>-5.50E+03</text:p>
          </table:table-cell>
          <table:table-cell table:style-name="ce1" table:formula="of:=AVERAGE([.M75:.M104])" office:value-type="float" office:value="14.1388433333333" calcext:value-type="float">
            <text:p>1.41E+01</text:p>
          </table:table-cell>
          <table:table-cell table:style-name="ce1" table:formula="of:=AVERAGE([.O75:.O104])" office:value-type="float" office:value="-26.90312" calcext:value-type="float">
            <text:p>-2.69E+01</text:p>
          </table:table-cell>
          <table:table-cell table:style-name="ce1" table:formula="of:=AVERAGE([.O75:.O104])" office:value-type="float" office:value="-26.90312" calcext:value-type="float">
            <text:p>-2.69E+01</text:p>
          </table:table-cell>
          <table:table-cell table:style-name="ce1" table:formula="of:=AVERAGE([.P75:.P104])" office:value-type="float" office:value="-16.1693346666667" calcext:value-type="float">
            <text:p>-1.62E+01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75:.B104])" office:value-type="float" office:value="-7544.865" calcext:value-type="float">
            <text:p>-7544.865</text:p>
          </table:table-cell>
          <table:table-cell table:formula="of:=MEDIAN([.C75:.C104])" office:value-type="float" office:value="0.0902559" calcext:value-type="float">
            <text:p>0.0902559</text:p>
          </table:table-cell>
          <table:table-cell table:style-name="Default" table:formula="of:=MEDIAN([.D75:.D104])" office:value-type="float" office:value="58031700000" calcext:value-type="float">
            <text:p>58031700000</text:p>
          </table:table-cell>
          <table:table-cell table:formula="of:=MEDIAN([.F75:.F104])" office:value-type="float" office:value="502797" calcext:value-type="float">
            <text:p>502797</text:p>
          </table:table-cell>
          <table:table-cell table:formula="of:=MEDIAN([.G75:.G104])" office:value-type="float" office:value="23.08" calcext:value-type="float">
            <text:p>23.08</text:p>
          </table:table-cell>
          <table:table-cell table:formula="of:=MEDIAN([.H75:.H104])" office:value-type="float" office:value="33.6996" calcext:value-type="float">
            <text:p>33.6996</text:p>
          </table:table-cell>
          <table:table-cell table:formula="of:=MEDIAN([.I75:.I104])" office:value-type="float" office:value="475.496" calcext:value-type="float">
            <text:p>475.496</text:p>
          </table:table-cell>
          <table:table-cell table:formula="of:=MEDIAN([.J75:.J104])" office:value-type="float" office:value="495.7165" calcext:value-type="float">
            <text:p>495.7165</text:p>
          </table:table-cell>
          <table:table-cell table:formula="of:=MEDIAN([.K75:.K104])" office:value-type="float" office:value="-1197.75" calcext:value-type="float">
            <text:p>-1197.75</text:p>
          </table:table-cell>
          <table:table-cell table:formula="of:=MEDIAN([.L75:.L104])" office:value-type="float" office:value="-6582.26" calcext:value-type="float">
            <text:p>-6582.26</text:p>
          </table:table-cell>
          <table:table-cell table:formula="of:=MEDIAN([.L75:.L104])" office:value-type="float" office:value="-6582.26" calcext:value-type="float">
            <text:p>-6582.26</text:p>
          </table:table-cell>
          <table:table-cell table:formula="of:=MEDIAN([.M75:.M104])" office:value-type="float" office:value="14.0771" calcext:value-type="float">
            <text:p>14.0771</text:p>
          </table:table-cell>
          <table:table-cell table:formula="of:=MEDIAN([.O75:.O104])" office:value-type="float" office:value="-27.0858" calcext:value-type="float">
            <text:p>-27.0858</text:p>
          </table:table-cell>
          <table:table-cell table:formula="of:=MEDIAN([.O75:.O104])" office:value-type="float" office:value="-27.0858" calcext:value-type="float">
            <text:p>-27.0858</text:p>
          </table:table-cell>
          <table:table-cell table:formula="of:=MEDIAN([.P75:.P104])" office:value-type="float" office:value="-18.039" calcext:value-type="float">
            <text:p>-18.039</text:p>
          </table:table-cell>
        </table:table-row>
        <table:table-row table:style-name="ro1">
          <table:table-cell office:value-type="string" calcext:value-type="string">
            <text:p>std deviation</text:p>
          </table:table-cell>
          <table:table-cell table:formula="of:=STDEV([.B75:.B104])" office:value-type="float" office:value="879.654776568038" calcext:value-type="float">
            <text:p>879.654776568</text:p>
          </table:table-cell>
          <table:table-cell table:formula="of:=STDEV([.C75:.C104])" office:value-type="float" office:value="0.00434439804790269" calcext:value-type="float">
            <text:p>0.004344398</text:p>
          </table:table-cell>
          <table:table-cell table:style-name="Default" table:formula="of:=STDEV([.D75:.D104])" office:value-type="float" office:value="13715570303.9744" calcext:value-type="float">
            <text:p>13715570303.9744</text:p>
          </table:table-cell>
          <table:table-cell table:formula="of:=STDEV([.F75:.F104])" office:value-type="float" office:value="70598.3086040107" calcext:value-type="float">
            <text:p>70598.3086040107</text:p>
          </table:table-cell>
          <table:table-cell table:formula="of:=STDEV([.G75:.G104])" office:value-type="float" office:value="1.56105230802152" calcext:value-type="float">
            <text:p>1.561052308</text:p>
          </table:table-cell>
          <table:table-cell table:formula="of:=STDEV([.H75:.H104])" office:value-type="float" office:value="3.70731139960068" calcext:value-type="float">
            <text:p>3.7073113996</text:p>
          </table:table-cell>
          <table:table-cell table:formula="of:=STDEV([.I75:.I104])" office:value-type="float" office:value="61.9062241299499" calcext:value-type="float">
            <text:p>61.9062241299</text:p>
          </table:table-cell>
          <table:table-cell table:formula="of:=STDEV([.J75:.J104])" office:value-type="float" office:value="6.48219079868641" calcext:value-type="float">
            <text:p>6.4821907987</text:p>
          </table:table-cell>
          <table:table-cell table:formula="of:=STDEV([.K75:.K104])" office:value-type="float" office:value="2517.82538157317" calcext:value-type="float">
            <text:p>2517.8253815732</text:p>
          </table:table-cell>
          <table:table-cell table:formula="of:=STDEV([.L75:.L104])" office:value-type="float" office:value="3015.90144093676" calcext:value-type="float">
            <text:p>3015.9014409368</text:p>
          </table:table-cell>
          <table:table-cell table:formula="of:=STDEV([.L75:.L104])" office:value-type="float" office:value="3015.90144093676" calcext:value-type="float">
            <text:p>3015.9014409368</text:p>
          </table:table-cell>
          <table:table-cell table:formula="of:=STDEV([.M75:.M104])" office:value-type="float" office:value="0.284252540319626" calcext:value-type="float">
            <text:p>0.2842525403</text:p>
          </table:table-cell>
          <table:table-cell table:formula="of:=STDEV([.O75:.O104])" office:value-type="float" office:value="1.00055214563656" calcext:value-type="float">
            <text:p>1.0005521456</text:p>
          </table:table-cell>
          <table:table-cell table:formula="of:=STDEV([.O75:.O104])" office:value-type="float" office:value="1.00055214563656" calcext:value-type="float">
            <text:p>1.0005521456</text:p>
          </table:table-cell>
          <table:table-cell table:formula="of:=STDEV([.P75:.P104])" office:value-type="float" office:value="3.60318732189723" calcext:value-type="float">
            <text:p>3.6031873219</text:p>
          </table:table-cell>
        </table:table-row>
      </table:table>
      <table:table table:name="Times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287961959838867" calcext:value-type="float">
            <text:p>0.0028796196</text:p>
          </table:table-cell>
          <table:table-cell office:value-type="float" office:value="0.00272560119628906" calcext:value-type="float">
            <text:p>0.0027256012</text:p>
          </table:table-cell>
          <table:table-cell office:value-type="float" office:value="0.00421667098999023" calcext:value-type="float">
            <text:p>0.0042166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373077392578125" calcext:value-type="float">
            <text:p>0.0037307739</text:p>
          </table:table-cell>
          <table:table-cell office:value-type="float" office:value="0.00270962715148926" calcext:value-type="float">
            <text:p>0.0027096272</text:p>
          </table:table-cell>
          <table:table-cell office:value-type="float" office:value="0.00423288345336914" calcext:value-type="float">
            <text:p>0.00423288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278234481811523" calcext:value-type="float">
            <text:p>0.0027823448</text:p>
          </table:table-cell>
          <table:table-cell office:value-type="float" office:value="0.00350737571716309" calcext:value-type="float">
            <text:p>0.0035073757</text:p>
          </table:table-cell>
          <table:table-cell office:value-type="float" office:value="0.00377750396728516" calcext:value-type="float">
            <text:p>0.0037775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413632392883301" calcext:value-type="float">
            <text:p>0.0041363239</text:p>
          </table:table-cell>
          <table:table-cell office:value-type="float" office:value="0.00414609909057617" calcext:value-type="float">
            <text:p>0.0041460991</text:p>
          </table:table-cell>
          <table:table-cell office:value-type="float" office:value="0.00263810157775879" calcext:value-type="float">
            <text:p>0.00263810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372886657714844" calcext:value-type="float">
            <text:p>0.0037288666</text:p>
          </table:table-cell>
          <table:table-cell office:value-type="float" office:value="0.00303077697753906" calcext:value-type="float">
            <text:p>0.003030777</text:p>
          </table:table-cell>
          <table:table-cell office:value-type="float" office:value="0.00264143943786621" calcext:value-type="float">
            <text:p>0.00264143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77273559570313" calcext:value-type="float">
            <text:p>0.0037727356</text:p>
          </table:table-cell>
          <table:table-cell office:value-type="float" office:value="0.00284934043884277" calcext:value-type="float">
            <text:p>0.0028493404</text:p>
          </table:table-cell>
          <table:table-cell office:value-type="float" office:value="0.00263214111328125" calcext:value-type="float">
            <text:p>0.00263214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358963012695313" calcext:value-type="float">
            <text:p>0.0035896301</text:p>
          </table:table-cell>
          <table:table-cell office:value-type="float" office:value="0.00277519226074219" calcext:value-type="float">
            <text:p>0.0027751923</text:p>
          </table:table-cell>
          <table:table-cell office:value-type="float" office:value="0.00373125076293945" calcext:value-type="float">
            <text:p>0.00373125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356078147888184" calcext:value-type="float">
            <text:p>0.0035607815</text:p>
          </table:table-cell>
          <table:table-cell office:value-type="float" office:value="0.00288152694702148" calcext:value-type="float">
            <text:p>0.0028815269</text:p>
          </table:table-cell>
          <table:table-cell office:value-type="float" office:value="0.00377130508422852" calcext:value-type="float">
            <text:p>0.00377130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446224212646484" calcext:value-type="float">
            <text:p>0.0044622421</text:p>
          </table:table-cell>
          <table:table-cell office:value-type="float" office:value="0.00266027450561523" calcext:value-type="float">
            <text:p>0.0026602745</text:p>
          </table:table-cell>
          <table:table-cell office:value-type="float" office:value="0.00275087356567383" calcext:value-type="float">
            <text:p>0.00275087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40593147277832" calcext:value-type="float">
            <text:p>0.0040593147</text:p>
          </table:table-cell>
          <table:table-cell office:value-type="float" office:value="0.00273227691650391" calcext:value-type="float">
            <text:p>0.0027322769</text:p>
          </table:table-cell>
          <table:table-cell office:value-type="float" office:value="0.0027010440826416" calcext:value-type="float">
            <text:p>0.00270104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305795669555664" calcext:value-type="float">
            <text:p>0.0030579567</text:p>
          </table:table-cell>
          <table:table-cell office:value-type="float" office:value="0.00263285636901855" calcext:value-type="float">
            <text:p>0.0026328564</text:p>
          </table:table-cell>
          <table:table-cell office:value-type="float" office:value="0.00261378288269043" calcext:value-type="float">
            <text:p>0.00261378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296664237976074" calcext:value-type="float">
            <text:p>0.0029666424</text:p>
          </table:table-cell>
          <table:table-cell office:value-type="float" office:value="0.00269722938537598" calcext:value-type="float">
            <text:p>0.0026972294</text:p>
          </table:table-cell>
          <table:table-cell office:value-type="float" office:value="0.00269746780395508" calcext:value-type="float">
            <text:p>0.00269746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279450416564941" calcext:value-type="float">
            <text:p>0.0027945042</text:p>
          </table:table-cell>
          <table:table-cell office:value-type="float" office:value="0.00325465202331543" calcext:value-type="float">
            <text:p>0.003254652</text:p>
          </table:table-cell>
          <table:table-cell office:value-type="float" office:value="0.00259613990783691" calcext:value-type="float">
            <text:p>0.00259613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281620025634766" calcext:value-type="float">
            <text:p>0.0028162003</text:p>
          </table:table-cell>
          <table:table-cell office:value-type="float" office:value="0.00430893898010254" calcext:value-type="float">
            <text:p>0.004308939</text:p>
          </table:table-cell>
          <table:table-cell office:value-type="float" office:value="0.00260424613952637" calcext:value-type="float">
            <text:p>0.00260424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27165412902832" calcext:value-type="float">
            <text:p>0.0027165413</text:p>
          </table:table-cell>
          <table:table-cell office:value-type="float" office:value="0.00285100936889648" calcext:value-type="float">
            <text:p>0.0028510094</text:p>
          </table:table-cell>
          <table:table-cell office:value-type="float" office:value="0.00249409675598145" calcext:value-type="float">
            <text:p>0.002494096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ocal search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71490335464478" calcext:value-type="float">
            <text:p>0.2714903355</text:p>
          </table:table-cell>
          <table:table-cell office:value-type="float" office:value="0.366278171539307" calcext:value-type="float">
            <text:p>0.3662781715</text:p>
          </table:table-cell>
          <table:table-cell office:value-type="float" office:value="0.803789615631104" calcext:value-type="float">
            <text:p>0.803789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22189521789551" calcext:value-type="float">
            <text:p>0.0122189522</text:p>
          </table:table-cell>
          <table:table-cell office:value-type="float" office:value="0.106199026107788" calcext:value-type="float">
            <text:p>0.1061990261</text:p>
          </table:table-cell>
          <table:table-cell office:value-type="float" office:value="0.031179666519165" calcext:value-type="float">
            <text:p>0.03117966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60417366027832" calcext:value-type="float">
            <text:p>0.0036041737</text:p>
          </table:table-cell>
          <table:table-cell office:value-type="float" office:value="0.00347542762756348" calcext:value-type="float">
            <text:p>0.0034754276</text:p>
          </table:table-cell>
          <table:table-cell office:value-type="float" office:value="0.00396585464477539" calcext:value-type="float">
            <text:p>0.00396585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459861755371094" calcext:value-type="float">
            <text:p>0.0045986176</text:p>
          </table:table-cell>
          <table:table-cell office:value-type="float" office:value="0.00379586219787598" calcext:value-type="float">
            <text:p>0.0037958622</text:p>
          </table:table-cell>
          <table:table-cell office:value-type="float" office:value="0.00576519966125488" calcext:value-type="float">
            <text:p>0.00576519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0468730926514" calcext:value-type="float">
            <text:p>3.5046873093</text:p>
          </table:table-cell>
          <table:table-cell office:value-type="float" office:value="107.377765893936" calcext:value-type="float">
            <text:p>107.3777658939</text:p>
          </table:table-cell>
          <table:table-cell office:value-type="float" office:value="237.351552963257" calcext:value-type="float">
            <text:p>237.35155296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536465644836426" calcext:value-type="float">
            <text:p>0.0053646564</text:p>
          </table:table-cell>
          <table:table-cell office:value-type="float" office:value="0.00714993476867676" calcext:value-type="float">
            <text:p>0.0071499348</text:p>
          </table:table-cell>
          <table:table-cell office:value-type="float" office:value="0.00781631469726563" calcext:value-type="float">
            <text:p>0.00781631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9302711486816" calcext:value-type="float">
            <text:p>0.1593027115</text:p>
          </table:table-cell>
          <table:table-cell office:value-type="float" office:value="0.193489074707031" calcext:value-type="float">
            <text:p>0.1934890747</text:p>
          </table:table-cell>
          <table:table-cell office:value-type="float" office:value="36.0658888816833" calcext:value-type="float">
            <text:p>36.06588888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24971866607666" calcext:value-type="float">
            <text:p>0.0124971867</text:p>
          </table:table-cell>
          <table:table-cell office:value-type="float" office:value="0.160658836364746" calcext:value-type="float">
            <text:p>0.1606588364</text:p>
          </table:table-cell>
          <table:table-cell office:value-type="float" office:value="0.0684037208557129" calcext:value-type="float">
            <text:p>0.06840372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492691993713379" calcext:value-type="float">
            <text:p>0.0049269199</text:p>
          </table:table-cell>
          <table:table-cell office:value-type="float" office:value="0.00492310523986816" calcext:value-type="float">
            <text:p>0.0049231052</text:p>
          </table:table-cell>
          <table:table-cell office:value-type="float" office:value="0.00697231292724609" calcext:value-type="float">
            <text:p>0.00697231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563406944274902" calcext:value-type="float">
            <text:p>0.0056340694</text:p>
          </table:table-cell>
          <table:table-cell office:value-type="float" office:value="0.0120668411254883" calcext:value-type="float">
            <text:p>0.0120668411</text:p>
          </table:table-cell>
          <table:table-cell office:value-type="float" office:value="0.00465679168701172" calcext:value-type="float">
            <text:p>0.00465679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491166114807129" calcext:value-type="float">
            <text:p>0.0049116611</text:p>
          </table:table-cell>
          <table:table-cell office:value-type="float" office:value="0.178136110305786" calcext:value-type="float">
            <text:p>0.1781361103</text:p>
          </table:table-cell>
          <table:table-cell office:value-type="float" office:value="3.46414613723755" calcext:value-type="float">
            <text:p>3.46414613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350141525268555" calcext:value-type="float">
            <text:p>0.0035014153</text:p>
          </table:table-cell>
          <table:table-cell office:value-type="float" office:value="0.00314092636108398" calcext:value-type="float">
            <text:p>0.0031409264</text:p>
          </table:table-cell>
          <table:table-cell office:value-type="float" office:value="0.00715208053588867" calcext:value-type="float">
            <text:p>0.00715208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228786468505859" calcext:value-type="float">
            <text:p>0.0022878647</text:p>
          </table:table-cell>
          <table:table-cell office:value-type="float" office:value="0.00317478179931641" calcext:value-type="float">
            <text:p>0.0031747818</text:p>
          </table:table-cell>
          <table:table-cell office:value-type="float" office:value="0.00848746299743652" calcext:value-type="float">
            <text:p>0.0084874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66265964508057" calcext:value-type="float">
            <text:p>0.0166265965</text:p>
          </table:table-cell>
          <table:table-cell office:value-type="float" office:value="0.14190936088562" calcext:value-type="float">
            <text:p>0.1419093609</text:p>
          </table:table-cell>
          <table:table-cell office:value-type="float" office:value="0.286780595779419" calcext:value-type="float">
            <text:p>0.28678059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709223747253418" calcext:value-type="float">
            <text:p>0.0709223747</text:p>
          </table:table-cell>
          <table:table-cell office:value-type="float" office:value="0.0597565174102783" calcext:value-type="float">
            <text:p>0.0597565174</text:p>
          </table:table-cell>
          <table:table-cell office:value-type="float" office:value="0.103349924087524" calcext:value-type="float">
            <text:p>0.103349924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t search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35558724403381" calcext:value-type="float">
            <text:p>5.355587244</text:p>
          </table:table-cell>
          <table:table-cell office:value-type="float" office:value="21.5247523784637" calcext:value-type="float">
            <text:p>21.5247523785</text:p>
          </table:table-cell>
          <table:table-cell office:value-type="float" office:value="47.5882720947266" calcext:value-type="float">
            <text:p>47.58827209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99925136566162" calcext:value-type="float">
            <text:p>0.4999251366</text:p>
          </table:table-cell>
          <table:table-cell office:value-type="float" office:value="1.1511447429657" calcext:value-type="float">
            <text:p>1.151144743</text:p>
          </table:table-cell>
          <table:table-cell office:value-type="float" office:value="2.46491456031799" calcext:value-type="float">
            <text:p>2.46491456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426077842712402" calcext:value-type="float">
            <text:p>0.0042607784</text:p>
          </table:table-cell>
          <table:table-cell office:value-type="float" office:value="0.0112228393554688" calcext:value-type="float">
            <text:p>0.0112228394</text:p>
          </table:table-cell>
          <table:table-cell office:value-type="float" office:value="0.0144929885864258" calcext:value-type="float">
            <text:p>0.01449298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589513778686523" calcext:value-type="float">
            <text:p>0.0058951378</text:p>
          </table:table-cell>
          <table:table-cell office:value-type="float" office:value="0.01145339012146" calcext:value-type="float">
            <text:p>0.0114533901</text:p>
          </table:table-cell>
          <table:table-cell office:value-type="float" office:value="0.0161828994750977" calcext:value-type="float">
            <text:p>0.01618289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.105957269669" calcext:value-type="float">
            <text:p>150.1059572697</text:p>
          </table:table-cell>
          <table:table-cell office:value-type="float" office:value="2928.39616155624" calcext:value-type="float">
            <text:p>2928.396161556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01454257965088" calcext:value-type="float">
            <text:p>0.0101454258</text:p>
          </table:table-cell>
          <table:table-cell office:value-type="float" office:value="0.0255510807037354" calcext:value-type="float">
            <text:p>0.0255510807</text:p>
          </table:table-cell>
          <table:table-cell office:value-type="float" office:value="0.022230863571167" calcext:value-type="float">
            <text:p>0.02223086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.4964332580566" calcext:value-type="float">
            <text:p>32.4964332581</text:p>
          </table:table-cell>
          <table:table-cell office:value-type="float" office:value="41.5021996498108" calcext:value-type="float">
            <text:p>41.5021996498</text:p>
          </table:table-cell>
          <table:table-cell office:value-type="float" office:value="168.80562376976" calcext:value-type="float">
            <text:p>168.80562376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2681875228882" calcext:value-type="float">
            <text:p>0.3526818752</text:p>
          </table:table-cell>
          <table:table-cell office:value-type="float" office:value="1.67703700065613" calcext:value-type="float">
            <text:p>1.6770370007</text:p>
          </table:table-cell>
          <table:table-cell office:value-type="float" office:value="3.88260316848755" calcext:value-type="float">
            <text:p>3.88260316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10986232757568" calcext:value-type="float">
            <text:p>0.0110986233</text:p>
          </table:table-cell>
          <table:table-cell office:value-type="float" office:value="0.012521505355835" calcext:value-type="float">
            <text:p>0.0125215054</text:p>
          </table:table-cell>
          <table:table-cell office:value-type="float" office:value="0.022907018661499" calcext:value-type="float">
            <text:p>0.02290701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99729728698731" calcext:value-type="float">
            <text:p>0.0899729729</text:p>
          </table:table-cell>
          <table:table-cell office:value-type="float" office:value="0.264471530914307" calcext:value-type="float">
            <text:p>0.2644715309</text:p>
          </table:table-cell>
          <table:table-cell office:value-type="float" office:value="0.734204292297363" calcext:value-type="float">
            <text:p>0.73420429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.0936298370361" calcext:value-type="float">
            <text:p>30.093629837</text:p>
          </table:table-cell>
          <table:table-cell office:value-type="float" office:value="165.020887613297" calcext:value-type="float">
            <text:p>165.0208876133</text:p>
          </table:table-cell>
          <table:table-cell office:value-type="float" office:value="384.677296638489" calcext:value-type="float">
            <text:p>384.67729663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7.458874464035" calcext:value-type="float">
            <text:p>297.458874464</text:p>
          </table:table-cell>
          <table:table-cell office:value-type="float" office:value="25.3617525100708" calcext:value-type="float">
            <text:p>25.3617525101</text:p>
          </table:table-cell>
          <table:table-cell office:value-type="float" office:value="21.2174470424652" calcext:value-type="float">
            <text:p>21.21744704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97796821594238" calcext:value-type="float">
            <text:p>0.0197796822</text:p>
          </table:table-cell>
          <table:table-cell office:value-type="float" office:value="0.0436241626739502" calcext:value-type="float">
            <text:p>0.0436241627</text:p>
          </table:table-cell>
          <table:table-cell office:value-type="float" office:value="0.0463643074035645" calcext:value-type="float">
            <text:p>0.04636430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57268333435059" calcext:value-type="float">
            <text:p>1.5726833344</text:p>
          </table:table-cell>
          <table:table-cell office:value-type="float" office:value="7.76160073280335" calcext:value-type="float">
            <text:p>7.7616007328</text:p>
          </table:table-cell>
          <table:table-cell office:value-type="float" office:value="9.78540658950806" calcext:value-type="float">
            <text:p>9.78540658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64861631393433" calcext:value-type="float">
            <text:p>6.6486163139</text:p>
          </table:table-cell>
          <table:table-cell office:value-type="float" office:value="23.9164574146271" calcext:value-type="float">
            <text:p>23.9164574146</text:p>
          </table:table-cell>
          <table:table-cell office:value-type="float" office:value="32.7224471569061" calcext:value-type="float">
            <text:p>32.72244715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14:20:13.233123350</meta:creation-date>
    <dc:date>2016-10-24T13:47:20.408983756</dc:date>
    <meta:editing-duration>PT28M6S</meta:editing-duration>
    <meta:editing-cycles>1</meta:editing-cycles>
    <meta:document-statistic meta:table-count="4" meta:cell-count="4698" meta:object-count="0"/>
    <meta:generator>LibreOffice/5.1.4.2$Linux_X86_64 LibreOffice_project/10m0$Build-2</meta:generator>
  </office:meta>
</office:document-meta>
</file>